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8516in"/>
    </style:style>
    <style:style style:name="co6" style:family="table-column">
      <style:table-column-properties fo:break-before="auto" style:column-width="2.4756in"/>
    </style:style>
    <style:style style:name="co7" style:family="table-column">
      <style:table-column-properties fo:break-before="auto" style:column-width="1.38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_data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ccess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30_s2000</text:p>
          </table:table-cell>
          <table:table-cell office:value-type="string" calcext:value-type="string">
            <text:p>k25_s2000</text:p>
          </table:table-cell>
          <table:table-cell office:value-type="string" calcext:value-type="string">
            <text:p>k21_s2000</text:p>
          </table:table-cell>
          <table:table-cell office:value-type="string" calcext:value-type="string">
            <text:p>k20_s2000</text:p>
          </table:table-cell>
          <table:table-cell office:value-type="string" calcext:value-type="string">
            <text:p>k19_s2000</text:p>
          </table:table-cell>
          <table:table-cell office:value-type="string" calcext:value-type="string">
            <text:p>k10_s2000</text:p>
          </table:table-cell>
          <table:table-cell office:value-type="string" calcext:value-type="string">
            <text:p>k21_s4000</text:p>
          </table:table-cell>
          <table:table-cell office:value-type="string" calcext:value-type="string">
            <text:p>k21_s1000</text:p>
          </table:table-cell>
          <table:table-cell office:value-type="string" calcext:value-type="string">
            <text:p>k19_s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149735.1</text:p>
          </table:table-cell>
          <table:table-cell office:value-type="float" office:value="67486818" calcext:value-type="float">
            <text:p>67486818</text:p>
          </table:table-cell>
          <table:table-cell office:value-type="float" office:value="21276" calcext:value-type="float">
            <text:p>21276</text:p>
          </table:table-cell>
          <table:table-cell office:value-type="float" office:value="21034" calcext:value-type="float">
            <text:p>21034</text:p>
          </table:table-cell>
          <table:table-cell office:value-type="float" office:value="20569" calcext:value-type="float">
            <text:p>20569</text:p>
          </table:table-cell>
          <table:table-cell office:value-type="float" office:value="20649" calcext:value-type="float">
            <text:p>20649</text:p>
          </table:table-cell>
          <table:table-cell office:value-type="float" office:value="20684" calcext:value-type="float">
            <text:p>20684</text:p>
          </table:table-cell>
          <table:table-cell office:value-type="float" office:value="246" calcext:value-type="float">
            <text:p>246</text:p>
          </table:table-cell>
          <table:table-cell office:value-type="float" office:value="10332" calcext:value-type="float">
            <text:p>10332</text:p>
          </table:table-cell>
          <table:table-cell office:value-type="float" office:value="41476" calcext:value-type="float">
            <text:p>41476</text:p>
          </table:table-cell>
          <table:table-cell office:value-type="float" office:value="83230" calcext:value-type="float">
            <text:p>83230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string" calcext:value-type="string">
            <text:p>GCA_000318465.2</text:p>
          </table:table-cell>
          <table:table-cell office:value-type="float" office:value="61013929" calcext:value-type="float">
            <text:p>61013929</text:p>
          </table:table-cell>
          <table:table-cell office:value-type="float" office:value="29260" calcext:value-type="float">
            <text:p>29260</text:p>
          </table:table-cell>
          <table:table-cell office:value-type="float" office:value="29110" calcext:value-type="float">
            <text:p>29110</text:p>
          </table:table-cell>
          <table:table-cell office:value-type="float" office:value="29069" calcext:value-type="float">
            <text:p>29069</text:p>
          </table:table-cell>
          <table:table-cell office:value-type="float" office:value="28601" calcext:value-type="float">
            <text:p>28601</text:p>
          </table:table-cell>
          <table:table-cell office:value-type="float" office:value="28974" calcext:value-type="float">
            <text:p>28974</text:p>
          </table:table-cell>
          <table:table-cell office:value-type="float" office:value="245" calcext:value-type="float">
            <text:p>245</text:p>
          </table:table-cell>
          <table:table-cell office:value-type="float" office:value="14564" calcext:value-type="float">
            <text:p>14564</text:p>
          </table:table-cell>
          <table:table-cell office:value-type="float" office:value="57821" calcext:value-type="float">
            <text:p>57821</text:p>
          </table:table-cell>
          <table:table-cell office:value-type="float" office:value="115683" calcext:value-type="float">
            <text:p>1156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333055.2</text:p>
          </table:table-cell>
          <table:table-cell office:value-type="float" office:value="46655703" calcext:value-type="float">
            <text:p>46655703</text:p>
          </table:table-cell>
          <table:table-cell office:value-type="float" office:value="22030" calcext:value-type="float">
            <text:p>22030</text:p>
          </table:table-cell>
          <table:table-cell office:value-type="float" office:value="21661" calcext:value-type="float">
            <text:p>21661</text:p>
          </table:table-cell>
          <table:table-cell office:value-type="float" office:value="21612" calcext:value-type="float">
            <text:p>21612</text:p>
          </table:table-cell>
          <table:table-cell office:value-type="float" office:value="21107" calcext:value-type="float">
            <text:p>21107</text:p>
          </table:table-cell>
          <table:table-cell office:value-type="float" office:value="21593" calcext:value-type="float">
            <text:p>21593</text:p>
          </table:table-cell>
          <table:table-cell office:value-type="float" office:value="245" calcext:value-type="float">
            <text:p>245</text:p>
          </table:table-cell>
          <table:table-cell office:value-type="float" office:value="10844" calcext:value-type="float">
            <text:p>10844</text:p>
          </table:table-cell>
          <table:table-cell office:value-type="float" office:value="42916" calcext:value-type="float">
            <text:p>42916</text:p>
          </table:table-cell>
          <table:table-cell office:value-type="float" office:value="86044" calcext:value-type="float">
            <text:p>860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333075.3</text:p>
          </table:table-cell>
          <table:table-cell office:value-type="float" office:value="43050979" calcext:value-type="float">
            <text:p>43050979</text:p>
          </table:table-cell>
          <table:table-cell office:value-type="float" office:value="20883" calcext:value-type="float">
            <text:p>20883</text:p>
          </table:table-cell>
          <table:table-cell office:value-type="float" office:value="20987" calcext:value-type="float">
            <text:p>20987</text:p>
          </table:table-cell>
          <table:table-cell office:value-type="float" office:value="20447" calcext:value-type="float">
            <text:p>20447</text:p>
          </table:table-cell>
          <table:table-cell office:value-type="float" office:value="20500" calcext:value-type="float">
            <text:p>20500</text:p>
          </table:table-cell>
          <table:table-cell office:value-type="float" office:value="20612" calcext:value-type="float">
            <text:p>20612</text:p>
          </table:table-cell>
          <table:table-cell office:value-type="float" office:value="245" calcext:value-type="float">
            <text:p>245</text:p>
          </table:table-cell>
          <table:table-cell office:value-type="float" office:value="10324" calcext:value-type="float">
            <text:p>10324</text:p>
          </table:table-cell>
          <table:table-cell office:value-type="float" office:value="41045" calcext:value-type="float">
            <text:p>41045</text:p>
          </table:table-cell>
          <table:table-cell office:value-type="float" office:value="82353" calcext:value-type="float">
            <text:p>823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333095.2</text:p>
          </table:table-cell>
          <table:table-cell office:value-type="float" office:value="43528076" calcext:value-type="float">
            <text:p>43528076</text:p>
          </table:table-cell>
          <table:table-cell office:value-type="float" office:value="21099" calcext:value-type="float">
            <text:p>21099</text:p>
          </table:table-cell>
          <table:table-cell office:value-type="float" office:value="21237" calcext:value-type="float">
            <text:p>21237</text:p>
          </table:table-cell>
          <table:table-cell office:value-type="float" office:value="20704" calcext:value-type="float">
            <text:p>20704</text:p>
          </table:table-cell>
          <table:table-cell office:value-type="float" office:value="20712" calcext:value-type="float">
            <text:p>20712</text:p>
          </table:table-cell>
          <table:table-cell office:value-type="float" office:value="20773" calcext:value-type="float">
            <text:p>20773</text:p>
          </table:table-cell>
          <table:table-cell office:value-type="float" office:value="246" calcext:value-type="float">
            <text:p>246</text:p>
          </table:table-cell>
          <table:table-cell office:value-type="float" office:value="10451" calcext:value-type="float">
            <text:p>10451</text:p>
          </table:table-cell>
          <table:table-cell office:value-type="float" office:value="41499" calcext:value-type="float">
            <text:p>41499</text:p>
          </table:table-cell>
          <table:table-cell office:value-type="float" office:value="83246" calcext:value-type="float">
            <text:p>832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333115.2</text:p>
          </table:table-cell>
          <table:table-cell office:value-type="float" office:value="43469012" calcext:value-type="float">
            <text:p>43469012</text:p>
          </table:table-cell>
          <table:table-cell office:value-type="float" office:value="21078" calcext:value-type="float">
            <text:p>21078</text:p>
          </table:table-cell>
          <table:table-cell office:value-type="float" office:value="21184" calcext:value-type="float">
            <text:p>21184</text:p>
          </table:table-cell>
          <table:table-cell office:value-type="float" office:value="20653" calcext:value-type="float">
            <text:p>20653</text:p>
          </table:table-cell>
          <table:table-cell office:value-type="float" office:value="20705" calcext:value-type="float">
            <text:p>20705</text:p>
          </table:table-cell>
          <table:table-cell office:value-type="float" office:value="20759" calcext:value-type="float">
            <text:p>20759</text:p>
          </table:table-cell>
          <table:table-cell office:value-type="float" office:value="245" calcext:value-type="float">
            <text:p>245</text:p>
          </table:table-cell>
          <table:table-cell office:value-type="float" office:value="10414" calcext:value-type="float">
            <text:p>10414</text:p>
          </table:table-cell>
          <table:table-cell office:value-type="float" office:value="41435" calcext:value-type="float">
            <text:p>41435</text:p>
          </table:table-cell>
          <table:table-cell office:value-type="float" office:value="83096" calcext:value-type="float">
            <text:p>830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336535.2</text:p>
          </table:table-cell>
          <table:table-cell office:value-type="float" office:value="48308320" calcext:value-type="float">
            <text:p>48308320</text:p>
          </table:table-cell>
          <table:table-cell office:value-type="float" office:value="23138" calcext:value-type="float">
            <text:p>23138</text:p>
          </table:table-cell>
          <table:table-cell office:value-type="float" office:value="22809" calcext:value-type="float">
            <text:p>22809</text:p>
          </table:table-cell>
          <table:table-cell office:value-type="float" office:value="22676" calcext:value-type="float">
            <text:p>22676</text:p>
          </table:table-cell>
          <table:table-cell office:value-type="float" office:value="22744" calcext:value-type="float">
            <text:p>22744</text:p>
          </table:table-cell>
          <table:table-cell office:value-type="float" office:value="22712" calcext:value-type="float">
            <text:p>22712</text:p>
          </table:table-cell>
          <table:table-cell office:value-type="float" office:value="245" calcext:value-type="float">
            <text:p>245</text:p>
          </table:table-cell>
          <table:table-cell office:value-type="float" office:value="11364" calcext:value-type="float">
            <text:p>11364</text:p>
          </table:table-cell>
          <table:table-cell office:value-type="float" office:value="45545" calcext:value-type="float">
            <text:p>45545</text:p>
          </table:table-cell>
          <table:table-cell office:value-type="float" office:value="91089" calcext:value-type="float">
            <text:p>910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338795.2</text:p>
          </table:table-cell>
          <table:table-cell office:value-type="float" office:value="49640949" calcext:value-type="float">
            <text:p>49640949</text:p>
          </table:table-cell>
          <table:table-cell office:value-type="float" office:value="23337" calcext:value-type="float">
            <text:p>23337</text:p>
          </table:table-cell>
          <table:table-cell office:value-type="float" office:value="22969" calcext:value-type="float">
            <text:p>22969</text:p>
          </table:table-cell>
          <table:table-cell office:value-type="float" office:value="22875" calcext:value-type="float">
            <text:p>22875</text:p>
          </table:table-cell>
          <table:table-cell office:value-type="float" office:value="22332" calcext:value-type="float">
            <text:p>22332</text:p>
          </table:table-cell>
          <table:table-cell office:value-type="float" office:value="22748" calcext:value-type="float">
            <text:p>22748</text:p>
          </table:table-cell>
          <table:table-cell office:value-type="float" office:value="245" calcext:value-type="float">
            <text:p>245</text:p>
          </table:table-cell>
          <table:table-cell office:value-type="float" office:value="11482" calcext:value-type="float">
            <text:p>11482</text:p>
          </table:table-cell>
          <table:table-cell office:value-type="float" office:value="45384" calcext:value-type="float">
            <text:p>45384</text:p>
          </table:table-cell>
          <table:table-cell office:value-type="float" office:value="90995" calcext:value-type="float">
            <text:p>909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338815.2</text:p>
          </table:table-cell>
          <table:table-cell office:value-type="float" office:value="47555355" calcext:value-type="float">
            <text:p>47555355</text:p>
          </table:table-cell>
          <table:table-cell office:value-type="float" office:value="22558" calcext:value-type="float">
            <text:p>22558</text:p>
          </table:table-cell>
          <table:table-cell office:value-type="float" office:value="22236" calcext:value-type="float">
            <text:p>22236</text:p>
          </table:table-cell>
          <table:table-cell office:value-type="float" office:value="22155" calcext:value-type="float">
            <text:p>22155</text:p>
          </table:table-cell>
          <table:table-cell office:value-type="float" office:value="21760" calcext:value-type="float">
            <text:p>21760</text:p>
          </table:table-cell>
          <table:table-cell office:value-type="float" office:value="22207" calcext:value-type="float">
            <text:p>22207</text:p>
          </table:table-cell>
          <table:table-cell office:value-type="float" office:value="246" calcext:value-type="float">
            <text:p>246</text:p>
          </table:table-cell>
          <table:table-cell office:value-type="float" office:value="11117" calcext:value-type="float">
            <text:p>11117</text:p>
          </table:table-cell>
          <table:table-cell office:value-type="float" office:value="44065" calcext:value-type="float">
            <text:p>44065</text:p>
          </table:table-cell>
          <table:table-cell office:value-type="float" office:value="88300" calcext:value-type="float">
            <text:p>883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340395.2</text:p>
          </table:table-cell>
          <table:table-cell office:value-type="float" office:value="39354211" calcext:value-type="float">
            <text:p>39354211</text:p>
          </table:table-cell>
          <table:table-cell office:value-type="float" office:value="18986" calcext:value-type="float">
            <text:p>18986</text:p>
          </table:table-cell>
          <table:table-cell office:value-type="float" office:value="18876" calcext:value-type="float">
            <text:p>18876</text:p>
          </table:table-cell>
          <table:table-cell office:value-type="float" office:value="18731" calcext:value-type="float">
            <text:p>18731</text:p>
          </table:table-cell>
          <table:table-cell office:value-type="float" office:value="19048" calcext:value-type="float">
            <text:p>19048</text:p>
          </table:table-cell>
          <table:table-cell office:value-type="float" office:value="18813" calcext:value-type="float">
            <text:p>18813</text:p>
          </table:table-cell>
          <table:table-cell office:value-type="float" office:value="245" calcext:value-type="float">
            <text:p>245</text:p>
          </table:table-cell>
          <table:table-cell office:value-type="float" office:value="9382" calcext:value-type="float">
            <text:p>9382</text:p>
          </table:table-cell>
          <table:table-cell office:value-type="float" office:value="37654" calcext:value-type="float">
            <text:p>37654</text:p>
          </table:table-cell>
          <table:table-cell office:value-type="float" office:value="75503" calcext:value-type="float">
            <text:p>755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439335.1</text:p>
          </table:table-cell>
          <table:table-cell office:value-type="float" office:value="239008219" calcext:value-type="float">
            <text:p>239008219</text:p>
          </table:table-cell>
          <table:table-cell office:value-type="float" office:value="76079" calcext:value-type="float">
            <text:p>76079</text:p>
          </table:table-cell>
          <table:table-cell office:value-type="float" office:value="71047" calcext:value-type="float">
            <text:p>71047</text:p>
          </table:table-cell>
          <table:table-cell office:value-type="float" office:value="66726" calcext:value-type="float">
            <text:p>66726</text:p>
          </table:table-cell>
          <table:table-cell office:value-type="float" office:value="66059" calcext:value-type="float">
            <text:p>66059</text:p>
          </table:table-cell>
          <table:table-cell office:value-type="float" office:value="64302" calcext:value-type="float">
            <text:p>64302</text:p>
          </table:table-cell>
          <table:table-cell office:value-type="float" office:value="460" calcext:value-type="float">
            <text:p>460</text:p>
          </table:table-cell>
          <table:table-cell office:value-type="float" office:value="33504" calcext:value-type="float">
            <text:p>33504</text:p>
          </table:table-cell>
          <table:table-cell office:value-type="float" office:value="133197" calcext:value-type="float">
            <text:p>133197</text:p>
          </table:table-cell>
          <table:table-cell office:value-type="float" office:value="267732" calcext:value-type="float">
            <text:p>2677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443045.1</text:p>
          </table:table-cell>
          <table:table-cell office:value-type="float" office:value="233534499" calcext:value-type="float">
            <text:p>233534499</text:p>
          </table:table-cell>
          <table:table-cell office:value-type="float" office:value="57258" calcext:value-type="float">
            <text:p>57258</text:p>
          </table:table-cell>
          <table:table-cell office:value-type="float" office:value="54009" calcext:value-type="float">
            <text:p>54009</text:p>
          </table:table-cell>
          <table:table-cell office:value-type="float" office:value="51204" calcext:value-type="float">
            <text:p>51204</text:p>
          </table:table-cell>
          <table:table-cell office:value-type="float" office:value="50319" calcext:value-type="float">
            <text:p>50319</text:p>
          </table:table-cell>
          <table:table-cell office:value-type="float" office:value="49646" calcext:value-type="float">
            <text:p>49646</text:p>
          </table:table-cell>
          <table:table-cell office:value-type="float" office:value="472" calcext:value-type="float">
            <text:p>472</text:p>
          </table:table-cell>
          <table:table-cell office:value-type="float" office:value="25735" calcext:value-type="float">
            <text:p>25735</text:p>
          </table:table-cell>
          <table:table-cell office:value-type="float" office:value="102193" calcext:value-type="float">
            <text:p>102193</text:p>
          </table:table-cell>
          <table:table-cell office:value-type="float" office:value="204972" calcext:value-type="float">
            <text:p>2049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448265.2</text:p>
          </table:table-cell>
          <table:table-cell office:value-type="float" office:value="39977157" calcext:value-type="float">
            <text:p>39977157</text:p>
          </table:table-cell>
          <table:table-cell office:value-type="float" office:value="18151" calcext:value-type="float">
            <text:p>18151</text:p>
          </table:table-cell>
          <table:table-cell office:value-type="float" office:value="18277" calcext:value-type="float">
            <text:p>18277</text:p>
          </table:table-cell>
          <table:table-cell office:value-type="float" office:value="17701" calcext:value-type="float">
            <text:p>17701</text:p>
          </table:table-cell>
          <table:table-cell office:value-type="float" office:value="17859" calcext:value-type="float">
            <text:p>17859</text:p>
          </table:table-cell>
          <table:table-cell office:value-type="float" office:value="17897" calcext:value-type="float">
            <text:p>17897</text:p>
          </table:table-cell>
          <table:table-cell office:value-type="float" office:value="247" calcext:value-type="float">
            <text:p>247</text:p>
          </table:table-cell>
          <table:table-cell office:value-type="float" office:value="8911" calcext:value-type="float">
            <text:p>8911</text:p>
          </table:table-cell>
          <table:table-cell office:value-type="float" office:value="35550" calcext:value-type="float">
            <text:p>35550</text:p>
          </table:table-cell>
          <table:table-cell office:value-type="float" office:value="71550" calcext:value-type="float">
            <text:p>715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468175.2</text:p>
          </table:table-cell>
          <table:table-cell office:value-type="float" office:value="64646683" calcext:value-type="float">
            <text:p>64646683</text:p>
          </table:table-cell>
          <table:table-cell office:value-type="float" office:value="24615" calcext:value-type="float">
            <text:p>24615</text:p>
          </table:table-cell>
          <table:table-cell office:value-type="float" office:value="24107" calcext:value-type="float">
            <text:p>24107</text:p>
          </table:table-cell>
          <table:table-cell office:value-type="float" office:value="24017" calcext:value-type="float">
            <text:p>24017</text:p>
          </table:table-cell>
          <table:table-cell office:value-type="float" office:value="23739" calcext:value-type="float">
            <text:p>23739</text:p>
          </table:table-cell>
          <table:table-cell office:value-type="float" office:value="23610" calcext:value-type="float">
            <text:p>23610</text:p>
          </table:table-cell>
          <table:table-cell office:value-type="float" office:value="272" calcext:value-type="float">
            <text:p>272</text:p>
          </table:table-cell>
          <table:table-cell office:value-type="float" office:value="12041" calcext:value-type="float">
            <text:p>12041</text:p>
          </table:table-cell>
          <table:table-cell office:value-type="float" office:value="47702" calcext:value-type="float">
            <text:p>47702</text:p>
          </table:table-cell>
          <table:table-cell office:value-type="float" office:value="95465" calcext:value-type="float">
            <text:p>954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500205.2</text:p>
          </table:table-cell>
          <table:table-cell office:value-type="float" office:value="53108570" calcext:value-type="float">
            <text:p>53108570</text:p>
          </table:table-cell>
          <table:table-cell office:value-type="float" office:value="23755" calcext:value-type="float">
            <text:p>23755</text:p>
          </table:table-cell>
          <table:table-cell office:value-type="float" office:value="23241" calcext:value-type="float">
            <text:p>23241</text:p>
          </table:table-cell>
          <table:table-cell office:value-type="float" office:value="23039" calcext:value-type="float">
            <text:p>23039</text:p>
          </table:table-cell>
          <table:table-cell office:value-type="float" office:value="22482" calcext:value-type="float">
            <text:p>22482</text:p>
          </table:table-cell>
          <table:table-cell office:value-type="float" office:value="22879" calcext:value-type="float">
            <text:p>22879</text:p>
          </table:table-cell>
          <table:table-cell office:value-type="float" office:value="248" calcext:value-type="float">
            <text:p>248</text:p>
          </table:table-cell>
          <table:table-cell office:value-type="float" office:value="11575" calcext:value-type="float">
            <text:p>11575</text:p>
          </table:table-cell>
          <table:table-cell office:value-type="float" office:value="45782" calcext:value-type="float">
            <text:p>45782</text:p>
          </table:table-cell>
          <table:table-cell office:value-type="float" office:value="91749" calcext:value-type="float">
            <text:p>917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500225.2</text:p>
          </table:table-cell>
          <table:table-cell office:value-type="float" office:value="95817914" calcext:value-type="float">
            <text:p>95817914</text:p>
          </table:table-cell>
          <table:table-cell office:value-type="float" office:value="31237" calcext:value-type="float">
            <text:p>31237</text:p>
          </table:table-cell>
          <table:table-cell office:value-type="float" office:value="29909" calcext:value-type="float">
            <text:p>29909</text:p>
          </table:table-cell>
          <table:table-cell office:value-type="float" office:value="28968" calcext:value-type="float">
            <text:p>28968</text:p>
          </table:table-cell>
          <table:table-cell office:value-type="float" office:value="28711" calcext:value-type="float">
            <text:p>28711</text:p>
          </table:table-cell>
          <table:table-cell office:value-type="float" office:value="28168" calcext:value-type="float">
            <text:p>28168</text:p>
          </table:table-cell>
          <table:table-cell office:value-type="float" office:value="306" calcext:value-type="float">
            <text:p>306</text:p>
          </table:table-cell>
          <table:table-cell office:value-type="float" office:value="14526" calcext:value-type="float">
            <text:p>14526</text:p>
          </table:table-cell>
          <table:table-cell office:value-type="float" office:value="57779" calcext:value-type="float">
            <text:p>57779</text:p>
          </table:table-cell>
          <table:table-cell office:value-type="float" office:value="115408" calcext:value-type="float">
            <text:p>1154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509465.1</text:p>
          </table:table-cell>
          <table:table-cell office:value-type="float" office:value="48679260" calcext:value-type="float">
            <text:p>48679260</text:p>
          </table:table-cell>
          <table:table-cell office:value-type="float" office:value="23032" calcext:value-type="float">
            <text:p>23032</text:p>
          </table:table-cell>
          <table:table-cell office:value-type="float" office:value="23126" calcext:value-type="float">
            <text:p>23126</text:p>
          </table:table-cell>
          <table:table-cell office:value-type="float" office:value="22989" calcext:value-type="float">
            <text:p>22989</text:p>
          </table:table-cell>
          <table:table-cell office:value-type="float" office:value="22900" calcext:value-type="float">
            <text:p>22900</text:p>
          </table:table-cell>
          <table:table-cell office:value-type="float" office:value="22886" calcext:value-type="float">
            <text:p>22886</text:p>
          </table:table-cell>
          <table:table-cell office:value-type="float" office:value="245" calcext:value-type="float">
            <text:p>245</text:p>
          </table:table-cell>
          <table:table-cell office:value-type="float" office:value="11434" calcext:value-type="float">
            <text:p>11434</text:p>
          </table:table-cell>
          <table:table-cell office:value-type="float" office:value="46182" calcext:value-type="float">
            <text:p>46182</text:p>
          </table:table-cell>
          <table:table-cell office:value-type="float" office:value="92025" calcext:value-type="float">
            <text:p>920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509485.1</text:p>
          </table:table-cell>
          <table:table-cell office:value-type="float" office:value="48045558" calcext:value-type="float">
            <text:p>48045558</text:p>
          </table:table-cell>
          <table:table-cell office:value-type="float" office:value="22808" calcext:value-type="float">
            <text:p>22808</text:p>
          </table:table-cell>
          <table:table-cell office:value-type="float" office:value="22874" calcext:value-type="float">
            <text:p>22874</text:p>
          </table:table-cell>
          <table:table-cell office:value-type="float" office:value="22673" calcext:value-type="float">
            <text:p>22673</text:p>
          </table:table-cell>
          <table:table-cell office:value-type="float" office:value="22656" calcext:value-type="float">
            <text:p>22656</text:p>
          </table:table-cell>
          <table:table-cell office:value-type="float" office:value="22632" calcext:value-type="float">
            <text:p>22632</text:p>
          </table:table-cell>
          <table:table-cell office:value-type="float" office:value="245" calcext:value-type="float">
            <text:p>245</text:p>
          </table:table-cell>
          <table:table-cell office:value-type="float" office:value="11272" calcext:value-type="float">
            <text:p>11272</text:p>
          </table:table-cell>
          <table:table-cell office:value-type="float" office:value="45586" calcext:value-type="float">
            <text:p>45586</text:p>
          </table:table-cell>
          <table:table-cell office:value-type="float" office:value="90943" calcext:value-type="float">
            <text:p>909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509505.1</text:p>
          </table:table-cell>
          <table:table-cell office:value-type="float" office:value="48410320" calcext:value-type="float">
            <text:p>48410320</text:p>
          </table:table-cell>
          <table:table-cell office:value-type="float" office:value="22986" calcext:value-type="float">
            <text:p>22986</text:p>
          </table:table-cell>
          <table:table-cell office:value-type="float" office:value="23208" calcext:value-type="float">
            <text:p>23208</text:p>
          </table:table-cell>
          <table:table-cell office:value-type="float" office:value="22775" calcext:value-type="float">
            <text:p>22775</text:p>
          </table:table-cell>
          <table:table-cell office:value-type="float" office:value="22691" calcext:value-type="float">
            <text:p>22691</text:p>
          </table:table-cell>
          <table:table-cell office:value-type="float" office:value="22834" calcext:value-type="float">
            <text:p>22834</text:p>
          </table:table-cell>
          <table:table-cell office:value-type="float" office:value="245" calcext:value-type="float">
            <text:p>245</text:p>
          </table:table-cell>
          <table:table-cell office:value-type="float" office:value="11379" calcext:value-type="float">
            <text:p>11379</text:p>
          </table:table-cell>
          <table:table-cell office:value-type="float" office:value="45701" calcext:value-type="float">
            <text:p>45701</text:p>
          </table:table-cell>
          <table:table-cell office:value-type="float" office:value="91308" calcext:value-type="float">
            <text:p>913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509525.1</text:p>
          </table:table-cell>
          <table:table-cell office:value-type="float" office:value="48316528" calcext:value-type="float">
            <text:p>48316528</text:p>
          </table:table-cell>
          <table:table-cell office:value-type="float" office:value="23080" calcext:value-type="float">
            <text:p>23080</text:p>
          </table:table-cell>
          <table:table-cell office:value-type="float" office:value="22966" calcext:value-type="float">
            <text:p>22966</text:p>
          </table:table-cell>
          <table:table-cell office:value-type="float" office:value="22730" calcext:value-type="float">
            <text:p>22730</text:p>
          </table:table-cell>
          <table:table-cell office:value-type="float" office:value="22757" calcext:value-type="float">
            <text:p>22757</text:p>
          </table:table-cell>
          <table:table-cell office:value-type="float" office:value="22772" calcext:value-type="float">
            <text:p>22772</text:p>
          </table:table-cell>
          <table:table-cell office:value-type="float" office:value="245" calcext:value-type="float">
            <text:p>245</text:p>
          </table:table-cell>
          <table:table-cell office:value-type="float" office:value="11310" calcext:value-type="float">
            <text:p>11310</text:p>
          </table:table-cell>
          <table:table-cell office:value-type="float" office:value="45633" calcext:value-type="float">
            <text:p>45633</text:p>
          </table:table-cell>
          <table:table-cell office:value-type="float" office:value="91282" calcext:value-type="float">
            <text:p>912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686205.4</text:p>
          </table:table-cell>
          <table:table-cell office:value-type="float" office:value="76932016" calcext:value-type="float">
            <text:p>76932016</text:p>
          </table:table-cell>
          <table:table-cell office:value-type="float" office:value="31925" calcext:value-type="float">
            <text:p>31925</text:p>
          </table:table-cell>
          <table:table-cell office:value-type="float" office:value="31276" calcext:value-type="float">
            <text:p>31276</text:p>
          </table:table-cell>
          <table:table-cell office:value-type="float" office:value="30466" calcext:value-type="float">
            <text:p>30466</text:p>
          </table:table-cell>
          <table:table-cell office:value-type="float" office:value="30370" calcext:value-type="float">
            <text:p>30370</text:p>
          </table:table-cell>
          <table:table-cell office:value-type="float" office:value="30130" calcext:value-type="float">
            <text:p>30130</text:p>
          </table:table-cell>
          <table:table-cell office:value-type="float" office:value="245" calcext:value-type="float">
            <text:p>245</text:p>
          </table:table-cell>
          <table:table-cell office:value-type="float" office:value="15237" calcext:value-type="float">
            <text:p>15237</text:p>
          </table:table-cell>
          <table:table-cell office:value-type="float" office:value="60764" calcext:value-type="float">
            <text:p>60764</text:p>
          </table:table-cell>
          <table:table-cell office:value-type="float" office:value="121898" calcext:value-type="float">
            <text:p>1218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687305.2</text:p>
          </table:table-cell>
          <table:table-cell office:value-type="float" office:value="79961817" calcext:value-type="float">
            <text:p>79961817</text:p>
          </table:table-cell>
          <table:table-cell office:value-type="float" office:value="31259" calcext:value-type="float">
            <text:p>31259</text:p>
          </table:table-cell>
          <table:table-cell office:value-type="float" office:value="30551" calcext:value-type="float">
            <text:p>30551</text:p>
          </table:table-cell>
          <table:table-cell office:value-type="float" office:value="30211" calcext:value-type="float">
            <text:p>30211</text:p>
          </table:table-cell>
          <table:table-cell office:value-type="float" office:value="29647" calcext:value-type="float">
            <text:p>29647</text:p>
          </table:table-cell>
          <table:table-cell office:value-type="float" office:value="29337" calcext:value-type="float">
            <text:p>29337</text:p>
          </table:table-cell>
          <table:table-cell office:value-type="float" office:value="245" calcext:value-type="float">
            <text:p>245</text:p>
          </table:table-cell>
          <table:table-cell office:value-type="float" office:value="15115" calcext:value-type="float">
            <text:p>15115</text:p>
          </table:table-cell>
          <table:table-cell office:value-type="float" office:value="59935" calcext:value-type="float">
            <text:p>59935</text:p>
          </table:table-cell>
          <table:table-cell office:value-type="float" office:value="120338" calcext:value-type="float">
            <text:p>1203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751395.2</text:p>
          </table:table-cell>
          <table:table-cell office:value-type="float" office:value="59596164" calcext:value-type="float">
            <text:p>59596164</text:p>
          </table:table-cell>
          <table:table-cell office:value-type="float" office:value="27569" calcext:value-type="float">
            <text:p>27569</text:p>
          </table:table-cell>
          <table:table-cell office:value-type="float" office:value="26896" calcext:value-type="float">
            <text:p>26896</text:p>
          </table:table-cell>
          <table:table-cell office:value-type="float" office:value="27096" calcext:value-type="float">
            <text:p>27096</text:p>
          </table:table-cell>
          <table:table-cell office:value-type="float" office:value="26549" calcext:value-type="float">
            <text:p>26549</text:p>
          </table:table-cell>
          <table:table-cell office:value-type="float" office:value="26688" calcext:value-type="float">
            <text:p>26688</text:p>
          </table:table-cell>
          <table:table-cell office:value-type="float" office:value="245" calcext:value-type="float">
            <text:p>245</text:p>
          </table:table-cell>
          <table:table-cell office:value-type="float" office:value="13518" calcext:value-type="float">
            <text:p>13518</text:p>
          </table:table-cell>
          <table:table-cell office:value-type="float" office:value="54144" calcext:value-type="float">
            <text:p>54144</text:p>
          </table:table-cell>
          <table:table-cell office:value-type="float" office:value="107946" calcext:value-type="float">
            <text:p>1079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785725.3</text:p>
          </table:table-cell>
          <table:table-cell office:value-type="float" office:value="37171947" calcext:value-type="float">
            <text:p>37171947</text:p>
          </table:table-cell>
          <table:table-cell office:value-type="float" office:value="17842" calcext:value-type="float">
            <text:p>17842</text:p>
          </table:table-cell>
          <table:table-cell office:value-type="float" office:value="18016" calcext:value-type="float">
            <text:p>18016</text:p>
          </table:table-cell>
          <table:table-cell office:value-type="float" office:value="17481" calcext:value-type="float">
            <text:p>17481</text:p>
          </table:table-cell>
          <table:table-cell office:value-type="float" office:value="17609" calcext:value-type="float">
            <text:p>17609</text:p>
          </table:table-cell>
          <table:table-cell office:value-type="float" office:value="17654" calcext:value-type="float">
            <text:p>17654</text:p>
          </table:table-cell>
          <table:table-cell office:value-type="float" office:value="245" calcext:value-type="float">
            <text:p>245</text:p>
          </table:table-cell>
          <table:table-cell office:value-type="float" office:value="8797" calcext:value-type="float">
            <text:p>8797</text:p>
          </table:table-cell>
          <table:table-cell office:value-type="float" office:value="35087" calcext:value-type="float">
            <text:p>35087</text:p>
          </table:table-cell>
          <table:table-cell office:value-type="float" office:value="70618" calcext:value-type="float">
            <text:p>706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785735.3</text:p>
          </table:table-cell>
          <table:table-cell office:value-type="float" office:value="37049235" calcext:value-type="float">
            <text:p>37049235</text:p>
          </table:table-cell>
          <table:table-cell office:value-type="float" office:value="17797" calcext:value-type="float">
            <text:p>17797</text:p>
          </table:table-cell>
          <table:table-cell office:value-type="float" office:value="17961" calcext:value-type="float">
            <text:p>17961</text:p>
          </table:table-cell>
          <table:table-cell office:value-type="float" office:value="17397" calcext:value-type="float">
            <text:p>17397</text:p>
          </table:table-cell>
          <table:table-cell office:value-type="float" office:value="17569" calcext:value-type="float">
            <text:p>17569</text:p>
          </table:table-cell>
          <table:table-cell office:value-type="float" office:value="17631" calcext:value-type="float">
            <text:p>17631</text:p>
          </table:table-cell>
          <table:table-cell office:value-type="float" office:value="245" calcext:value-type="float">
            <text:p>245</text:p>
          </table:table-cell>
          <table:table-cell office:value-type="float" office:value="8761" calcext:value-type="float">
            <text:p>8761</text:p>
          </table:table-cell>
          <table:table-cell office:value-type="float" office:value="34936" calcext:value-type="float">
            <text:p>34936</text:p>
          </table:table-cell>
          <table:table-cell office:value-type="float" office:value="70351" calcext:value-type="float">
            <text:p>703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278135.1</text:p>
          </table:table-cell>
          <table:table-cell office:value-type="float" office:value="42499830" calcext:value-type="float">
            <text:p>42499830</text:p>
          </table:table-cell>
          <table:table-cell office:value-type="float" office:value="20001" calcext:value-type="float">
            <text:p>20001</text:p>
          </table:table-cell>
          <table:table-cell office:value-type="float" office:value="19815" calcext:value-type="float">
            <text:p>19815</text:p>
          </table:table-cell>
          <table:table-cell office:value-type="float" office:value="19666" calcext:value-type="float">
            <text:p>19666</text:p>
          </table:table-cell>
          <table:table-cell office:value-type="float" office:value="19731" calcext:value-type="float">
            <text:p>19731</text:p>
          </table:table-cell>
          <table:table-cell office:value-type="float" office:value="19628" calcext:value-type="float">
            <text:p>19628</text:p>
          </table:table-cell>
          <table:table-cell office:value-type="float" office:value="245" calcext:value-type="float">
            <text:p>245</text:p>
          </table:table-cell>
          <table:table-cell office:value-type="float" office:value="9817" calcext:value-type="float">
            <text:p>9817</text:p>
          </table:table-cell>
          <table:table-cell office:value-type="float" office:value="39537" calcext:value-type="float">
            <text:p>39537</text:p>
          </table:table-cell>
          <table:table-cell office:value-type="float" office:value="79192" calcext:value-type="float">
            <text:p>79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278145.1</text:p>
          </table:table-cell>
          <table:table-cell office:value-type="float" office:value="42277159" calcext:value-type="float">
            <text:p>42277159</text:p>
          </table:table-cell>
          <table:table-cell office:value-type="float" office:value="19955" calcext:value-type="float">
            <text:p>19955</text:p>
          </table:table-cell>
          <table:table-cell office:value-type="float" office:value="19755" calcext:value-type="float">
            <text:p>19755</text:p>
          </table:table-cell>
          <table:table-cell office:value-type="float" office:value="19549" calcext:value-type="float">
            <text:p>19549</text:p>
          </table:table-cell>
          <table:table-cell office:value-type="float" office:value="19756" calcext:value-type="float">
            <text:p>19756</text:p>
          </table:table-cell>
          <table:table-cell office:value-type="float" office:value="19655" calcext:value-type="float">
            <text:p>19655</text:p>
          </table:table-cell>
          <table:table-cell office:value-type="float" office:value="245" calcext:value-type="float">
            <text:p>245</text:p>
          </table:table-cell>
          <table:table-cell office:value-type="float" office:value="9768" calcext:value-type="float">
            <text:p>9768</text:p>
          </table:table-cell>
          <table:table-cell office:value-type="float" office:value="39343" calcext:value-type="float">
            <text:p>39343</text:p>
          </table:table-cell>
          <table:table-cell office:value-type="float" office:value="78971" calcext:value-type="float">
            <text:p>789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278155.1</text:p>
          </table:table-cell>
          <table:table-cell office:value-type="float" office:value="42259081" calcext:value-type="float">
            <text:p>42259081</text:p>
          </table:table-cell>
          <table:table-cell office:value-type="float" office:value="19953" calcext:value-type="float">
            <text:p>19953</text:p>
          </table:table-cell>
          <table:table-cell office:value-type="float" office:value="19749" calcext:value-type="float">
            <text:p>19749</text:p>
          </table:table-cell>
          <table:table-cell office:value-type="float" office:value="19632" calcext:value-type="float">
            <text:p>19632</text:p>
          </table:table-cell>
          <table:table-cell office:value-type="float" office:value="19700" calcext:value-type="float">
            <text:p>19700</text:p>
          </table:table-cell>
          <table:table-cell office:value-type="float" office:value="19656" calcext:value-type="float">
            <text:p>19656</text:p>
          </table:table-cell>
          <table:table-cell office:value-type="float" office:value="245" calcext:value-type="float">
            <text:p>245</text:p>
          </table:table-cell>
          <table:table-cell office:value-type="float" office:value="9808" calcext:value-type="float">
            <text:p>9808</text:p>
          </table:table-cell>
          <table:table-cell office:value-type="float" office:value="39373" calcext:value-type="float">
            <text:p>39373</text:p>
          </table:table-cell>
          <table:table-cell office:value-type="float" office:value="78981" calcext:value-type="float">
            <text:p>789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278165.1</text:p>
          </table:table-cell>
          <table:table-cell office:value-type="float" office:value="41867278" calcext:value-type="float">
            <text:p>41867278</text:p>
          </table:table-cell>
          <table:table-cell office:value-type="float" office:value="19987" calcext:value-type="float">
            <text:p>19987</text:p>
          </table:table-cell>
          <table:table-cell office:value-type="float" office:value="19771" calcext:value-type="float">
            <text:p>19771</text:p>
          </table:table-cell>
          <table:table-cell office:value-type="float" office:value="19670" calcext:value-type="float">
            <text:p>19670</text:p>
          </table:table-cell>
          <table:table-cell office:value-type="float" office:value="19782" calcext:value-type="float">
            <text:p>19782</text:p>
          </table:table-cell>
          <table:table-cell office:value-type="float" office:value="19723" calcext:value-type="float">
            <text:p>19723</text:p>
          </table:table-cell>
          <table:table-cell office:value-type="float" office:value="245" calcext:value-type="float">
            <text:p>245</text:p>
          </table:table-cell>
          <table:table-cell office:value-type="float" office:value="9816" calcext:value-type="float">
            <text:p>9816</text:p>
          </table:table-cell>
          <table:table-cell office:value-type="float" office:value="39464" calcext:value-type="float">
            <text:p>39464</text:p>
          </table:table-cell>
          <table:table-cell office:value-type="float" office:value="79116" calcext:value-type="float">
            <text:p>791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278215.1</text:p>
          </table:table-cell>
          <table:table-cell office:value-type="float" office:value="42346485" calcext:value-type="float">
            <text:p>42346485</text:p>
          </table:table-cell>
          <table:table-cell office:value-type="float" office:value="20087" calcext:value-type="float">
            <text:p>20087</text:p>
          </table:table-cell>
          <table:table-cell office:value-type="float" office:value="19887" calcext:value-type="float">
            <text:p>19887</text:p>
          </table:table-cell>
          <table:table-cell office:value-type="float" office:value="19731" calcext:value-type="float">
            <text:p>19731</text:p>
          </table:table-cell>
          <table:table-cell office:value-type="float" office:value="19909" calcext:value-type="float">
            <text:p>19909</text:p>
          </table:table-cell>
          <table:table-cell office:value-type="float" office:value="19824" calcext:value-type="float">
            <text:p>19824</text:p>
          </table:table-cell>
          <table:table-cell office:value-type="float" office:value="245" calcext:value-type="float">
            <text:p>245</text:p>
          </table:table-cell>
          <table:table-cell office:value-type="float" office:value="9842" calcext:value-type="float">
            <text:p>9842</text:p>
          </table:table-cell>
          <table:table-cell office:value-type="float" office:value="39699" calcext:value-type="float">
            <text:p>39699</text:p>
          </table:table-cell>
          <table:table-cell office:value-type="float" office:value="79560" calcext:value-type="float">
            <text:p>795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278225.1</text:p>
          </table:table-cell>
          <table:table-cell office:value-type="float" office:value="42368190" calcext:value-type="float">
            <text:p>42368190</text:p>
          </table:table-cell>
          <table:table-cell office:value-type="float" office:value="19951" calcext:value-type="float">
            <text:p>19951</text:p>
          </table:table-cell>
          <table:table-cell office:value-type="float" office:value="19762" calcext:value-type="float">
            <text:p>19762</text:p>
          </table:table-cell>
          <table:table-cell office:value-type="float" office:value="19611" calcext:value-type="float">
            <text:p>19611</text:p>
          </table:table-cell>
          <table:table-cell office:value-type="float" office:value="19692" calcext:value-type="float">
            <text:p>19692</text:p>
          </table:table-cell>
          <table:table-cell office:value-type="float" office:value="19667" calcext:value-type="float">
            <text:p>19667</text:p>
          </table:table-cell>
          <table:table-cell office:value-type="float" office:value="245" calcext:value-type="float">
            <text:p>245</text:p>
          </table:table-cell>
          <table:table-cell office:value-type="float" office:value="9790" calcext:value-type="float">
            <text:p>9790</text:p>
          </table:table-cell>
          <table:table-cell office:value-type="float" office:value="39384" calcext:value-type="float">
            <text:p>39384</text:p>
          </table:table-cell>
          <table:table-cell office:value-type="float" office:value="78964" calcext:value-type="float">
            <text:p>789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278235.1</text:p>
          </table:table-cell>
          <table:table-cell office:value-type="float" office:value="42491462" calcext:value-type="float">
            <text:p>42491462</text:p>
          </table:table-cell>
          <table:table-cell office:value-type="float" office:value="20043" calcext:value-type="float">
            <text:p>20043</text:p>
          </table:table-cell>
          <table:table-cell office:value-type="float" office:value="19787" calcext:value-type="float">
            <text:p>19787</text:p>
          </table:table-cell>
          <table:table-cell office:value-type="float" office:value="19651" calcext:value-type="float">
            <text:p>19651</text:p>
          </table:table-cell>
          <table:table-cell office:value-type="float" office:value="19801" calcext:value-type="float">
            <text:p>19801</text:p>
          </table:table-cell>
          <table:table-cell office:value-type="float" office:value="19713" calcext:value-type="float">
            <text:p>19713</text:p>
          </table:table-cell>
          <table:table-cell office:value-type="float" office:value="245" calcext:value-type="float">
            <text:p>245</text:p>
          </table:table-cell>
          <table:table-cell office:value-type="float" office:value="9836" calcext:value-type="float">
            <text:p>9836</text:p>
          </table:table-cell>
          <table:table-cell office:value-type="float" office:value="39466" calcext:value-type="float">
            <text:p>39466</text:p>
          </table:table-cell>
          <table:table-cell office:value-type="float" office:value="79159" calcext:value-type="float">
            <text:p>791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314345.1</text:p>
          </table:table-cell>
          <table:table-cell office:value-type="float" office:value="40564390" calcext:value-type="float">
            <text:p>40564390</text:p>
          </table:table-cell>
          <table:table-cell office:value-type="float" office:value="19354" calcext:value-type="float">
            <text:p>19354</text:p>
          </table:table-cell>
          <table:table-cell office:value-type="float" office:value="19604" calcext:value-type="float">
            <text:p>19604</text:p>
          </table:table-cell>
          <table:table-cell office:value-type="float" office:value="19266" calcext:value-type="float">
            <text:p>19266</text:p>
          </table:table-cell>
          <table:table-cell office:value-type="float" office:value="19310" calcext:value-type="float">
            <text:p>19310</text:p>
          </table:table-cell>
          <table:table-cell office:value-type="float" office:value="19355" calcext:value-type="float">
            <text:p>19355</text:p>
          </table:table-cell>
          <table:table-cell office:value-type="float" office:value="245" calcext:value-type="float">
            <text:p>245</text:p>
          </table:table-cell>
          <table:table-cell office:value-type="float" office:value="9568" calcext:value-type="float">
            <text:p>9568</text:p>
          </table:table-cell>
          <table:table-cell office:value-type="float" office:value="38536" calcext:value-type="float">
            <text:p>38536</text:p>
          </table:table-cell>
          <table:table-cell office:value-type="float" office:value="77328" calcext:value-type="float">
            <text:p>773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314355.1</text:p>
          </table:table-cell>
          <table:table-cell office:value-type="float" office:value="40835483" calcext:value-type="float">
            <text:p>40835483</text:p>
          </table:table-cell>
          <table:table-cell office:value-type="float" office:value="19508" calcext:value-type="float">
            <text:p>19508</text:p>
          </table:table-cell>
          <table:table-cell office:value-type="float" office:value="19689" calcext:value-type="float">
            <text:p>19689</text:p>
          </table:table-cell>
          <table:table-cell office:value-type="float" office:value="19356" calcext:value-type="float">
            <text:p>19356</text:p>
          </table:table-cell>
          <table:table-cell office:value-type="float" office:value="19363" calcext:value-type="float">
            <text:p>19363</text:p>
          </table:table-cell>
          <table:table-cell office:value-type="float" office:value="19488" calcext:value-type="float">
            <text:p>19488</text:p>
          </table:table-cell>
          <table:table-cell office:value-type="float" office:value="245" calcext:value-type="float">
            <text:p>245</text:p>
          </table:table-cell>
          <table:table-cell office:value-type="float" office:value="9624" calcext:value-type="float">
            <text:p>9624</text:p>
          </table:table-cell>
          <table:table-cell office:value-type="float" office:value="38694" calcext:value-type="float">
            <text:p>38694</text:p>
          </table:table-cell>
          <table:table-cell office:value-type="float" office:value="77649" calcext:value-type="float">
            <text:p>776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314365.1</text:p>
          </table:table-cell>
          <table:table-cell office:value-type="float" office:value="54365410" calcext:value-type="float">
            <text:p>54365410</text:p>
          </table:table-cell>
          <table:table-cell office:value-type="float" office:value="26181" calcext:value-type="float">
            <text:p>26181</text:p>
          </table:table-cell>
          <table:table-cell office:value-type="float" office:value="26256" calcext:value-type="float">
            <text:p>26256</text:p>
          </table:table-cell>
          <table:table-cell office:value-type="float" office:value="26004" calcext:value-type="float">
            <text:p>26004</text:p>
          </table:table-cell>
          <table:table-cell office:value-type="float" office:value="26090" calcext:value-type="float">
            <text:p>26090</text:p>
          </table:table-cell>
          <table:table-cell office:value-type="float" office:value="25861" calcext:value-type="float">
            <text:p>25861</text:p>
          </table:table-cell>
          <table:table-cell office:value-type="float" office:value="245" calcext:value-type="float">
            <text:p>245</text:p>
          </table:table-cell>
          <table:table-cell office:value-type="float" office:value="13047" calcext:value-type="float">
            <text:p>13047</text:p>
          </table:table-cell>
          <table:table-cell office:value-type="float" office:value="51769" calcext:value-type="float">
            <text:p>51769</text:p>
          </table:table-cell>
          <table:table-cell office:value-type="float" office:value="103298" calcext:value-type="float">
            <text:p>103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314375.1</text:p>
          </table:table-cell>
          <table:table-cell office:value-type="float" office:value="56277789" calcext:value-type="float">
            <text:p>56277789</text:p>
          </table:table-cell>
          <table:table-cell office:value-type="float" office:value="26612" calcext:value-type="float">
            <text:p>26612</text:p>
          </table:table-cell>
          <table:table-cell office:value-type="float" office:value="26665" calcext:value-type="float">
            <text:p>26665</text:p>
          </table:table-cell>
          <table:table-cell office:value-type="float" office:value="25999" calcext:value-type="float">
            <text:p>25999</text:p>
          </table:table-cell>
          <table:table-cell office:value-type="float" office:value="25866" calcext:value-type="float">
            <text:p>25866</text:p>
          </table:table-cell>
          <table:table-cell office:value-type="float" office:value="26080" calcext:value-type="float">
            <text:p>26080</text:p>
          </table:table-cell>
          <table:table-cell office:value-type="float" office:value="246" calcext:value-type="float">
            <text:p>246</text:p>
          </table:table-cell>
          <table:table-cell office:value-type="float" office:value="13123" calcext:value-type="float">
            <text:p>13123</text:p>
          </table:table-cell>
          <table:table-cell office:value-type="float" office:value="52345" calcext:value-type="float">
            <text:p>52345</text:p>
          </table:table-cell>
          <table:table-cell office:value-type="float" office:value="104629" calcext:value-type="float">
            <text:p>1046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314425.1</text:p>
          </table:table-cell>
          <table:table-cell office:value-type="float" office:value="54293385" calcext:value-type="float">
            <text:p>54293385</text:p>
          </table:table-cell>
          <table:table-cell office:value-type="float" office:value="25399" calcext:value-type="float">
            <text:p>25399</text:p>
          </table:table-cell>
          <table:table-cell office:value-type="float" office:value="25279" calcext:value-type="float">
            <text:p>25279</text:p>
          </table:table-cell>
          <table:table-cell office:value-type="float" office:value="24874" calcext:value-type="float">
            <text:p>24874</text:p>
          </table:table-cell>
          <table:table-cell office:value-type="float" office:value="24869" calcext:value-type="float">
            <text:p>24869</text:p>
          </table:table-cell>
          <table:table-cell office:value-type="float" office:value="24958" calcext:value-type="float">
            <text:p>24958</text:p>
          </table:table-cell>
          <table:table-cell office:value-type="float" office:value="245" calcext:value-type="float">
            <text:p>245</text:p>
          </table:table-cell>
          <table:table-cell office:value-type="float" office:value="12326" calcext:value-type="float">
            <text:p>12326</text:p>
          </table:table-cell>
          <table:table-cell office:value-type="float" office:value="49878" calcext:value-type="float">
            <text:p>49878</text:p>
          </table:table-cell>
          <table:table-cell office:value-type="float" office:value="99770" calcext:value-type="float">
            <text:p>997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314435.1</text:p>
          </table:table-cell>
          <table:table-cell office:value-type="float" office:value="37809042" calcext:value-type="float">
            <text:p>37809042</text:p>
          </table:table-cell>
          <table:table-cell office:value-type="float" office:value="17804" calcext:value-type="float">
            <text:p>17804</text:p>
          </table:table-cell>
          <table:table-cell office:value-type="float" office:value="17907" calcext:value-type="float">
            <text:p>17907</text:p>
          </table:table-cell>
          <table:table-cell office:value-type="float" office:value="17745" calcext:value-type="float">
            <text:p>17745</text:p>
          </table:table-cell>
          <table:table-cell office:value-type="float" office:value="17829" calcext:value-type="float">
            <text:p>17829</text:p>
          </table:table-cell>
          <table:table-cell office:value-type="float" office:value="17727" calcext:value-type="float">
            <text:p>17727</text:p>
          </table:table-cell>
          <table:table-cell office:value-type="float" office:value="245" calcext:value-type="float">
            <text:p>245</text:p>
          </table:table-cell>
          <table:table-cell office:value-type="float" office:value="8963" calcext:value-type="float">
            <text:p>8963</text:p>
          </table:table-cell>
          <table:table-cell office:value-type="float" office:value="35527" calcext:value-type="float">
            <text:p>35527</text:p>
          </table:table-cell>
          <table:table-cell office:value-type="float" office:value="71326" calcext:value-type="float">
            <text:p>713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314445.1</text:p>
          </table:table-cell>
          <table:table-cell office:value-type="float" office:value="37705797" calcext:value-type="float">
            <text:p>37705797</text:p>
          </table:table-cell>
          <table:table-cell office:value-type="float" office:value="17784" calcext:value-type="float">
            <text:p>17784</text:p>
          </table:table-cell>
          <table:table-cell office:value-type="float" office:value="17860" calcext:value-type="float">
            <text:p>17860</text:p>
          </table:table-cell>
          <table:table-cell office:value-type="float" office:value="17724" calcext:value-type="float">
            <text:p>17724</text:p>
          </table:table-cell>
          <table:table-cell office:value-type="float" office:value="17816" calcext:value-type="float">
            <text:p>17816</text:p>
          </table:table-cell>
          <table:table-cell office:value-type="float" office:value="17710" calcext:value-type="float">
            <text:p>17710</text:p>
          </table:table-cell>
          <table:table-cell office:value-type="float" office:value="245" calcext:value-type="float">
            <text:p>245</text:p>
          </table:table-cell>
          <table:table-cell office:value-type="float" office:value="8954" calcext:value-type="float">
            <text:p>8954</text:p>
          </table:table-cell>
          <table:table-cell office:value-type="float" office:value="35475" calcext:value-type="float">
            <text:p>35475</text:p>
          </table:table-cell>
          <table:table-cell office:value-type="float" office:value="71206" calcext:value-type="float">
            <text:p>712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314455.1</text:p>
          </table:table-cell>
          <table:table-cell office:value-type="float" office:value="53396777" calcext:value-type="float">
            <text:p>53396777</text:p>
          </table:table-cell>
          <table:table-cell office:value-type="float" office:value="25091" calcext:value-type="float">
            <text:p>25091</text:p>
          </table:table-cell>
          <table:table-cell office:value-type="float" office:value="25017" calcext:value-type="float">
            <text:p>25017</text:p>
          </table:table-cell>
          <table:table-cell office:value-type="float" office:value="24582" calcext:value-type="float">
            <text:p>24582</text:p>
          </table:table-cell>
          <table:table-cell office:value-type="float" office:value="24576" calcext:value-type="float">
            <text:p>24576</text:p>
          </table:table-cell>
          <table:table-cell office:value-type="float" office:value="24715" calcext:value-type="float">
            <text:p>24715</text:p>
          </table:table-cell>
          <table:table-cell office:value-type="float" office:value="246" calcext:value-type="float">
            <text:p>246</text:p>
          </table:table-cell>
          <table:table-cell office:value-type="float" office:value="12182" calcext:value-type="float">
            <text:p>12182</text:p>
          </table:table-cell>
          <table:table-cell office:value-type="float" office:value="49279" calcext:value-type="float">
            <text:p>49279</text:p>
          </table:table-cell>
          <table:table-cell office:value-type="float" office:value="98581" calcext:value-type="float">
            <text:p>985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314505.1</text:p>
          </table:table-cell>
          <table:table-cell office:value-type="float" office:value="54647042" calcext:value-type="float">
            <text:p>54647042</text:p>
          </table:table-cell>
          <table:table-cell office:value-type="float" office:value="26043" calcext:value-type="float">
            <text:p>26043</text:p>
          </table:table-cell>
          <table:table-cell office:value-type="float" office:value="25954" calcext:value-type="float">
            <text:p>25954</text:p>
          </table:table-cell>
          <table:table-cell office:value-type="float" office:value="25949" calcext:value-type="float">
            <text:p>25949</text:p>
          </table:table-cell>
          <table:table-cell office:value-type="float" office:value="25880" calcext:value-type="float">
            <text:p>25880</text:p>
          </table:table-cell>
          <table:table-cell office:value-type="float" office:value="25712" calcext:value-type="float">
            <text:p>25712</text:p>
          </table:table-cell>
          <table:table-cell office:value-type="float" office:value="245" calcext:value-type="float">
            <text:p>245</text:p>
          </table:table-cell>
          <table:table-cell office:value-type="float" office:value="13000" calcext:value-type="float">
            <text:p>13000</text:p>
          </table:table-cell>
          <table:table-cell office:value-type="float" office:value="51783" calcext:value-type="float">
            <text:p>51783</text:p>
          </table:table-cell>
          <table:table-cell office:value-type="float" office:value="103187" calcext:value-type="float">
            <text:p>1031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314925.1</text:p>
          </table:table-cell>
          <table:table-cell office:value-type="float" office:value="55592035" calcext:value-type="float">
            <text:p>55592035</text:p>
          </table:table-cell>
          <table:table-cell office:value-type="float" office:value="26181" calcext:value-type="float">
            <text:p>26181</text:p>
          </table:table-cell>
          <table:table-cell office:value-type="float" office:value="26320" calcext:value-type="float">
            <text:p>26320</text:p>
          </table:table-cell>
          <table:table-cell office:value-type="float" office:value="25739" calcext:value-type="float">
            <text:p>25739</text:p>
          </table:table-cell>
          <table:table-cell office:value-type="float" office:value="25575" calcext:value-type="float">
            <text:p>25575</text:p>
          </table:table-cell>
          <table:table-cell office:value-type="float" office:value="25766" calcext:value-type="float">
            <text:p>25766</text:p>
          </table:table-cell>
          <table:table-cell office:value-type="float" office:value="245" calcext:value-type="float">
            <text:p>245</text:p>
          </table:table-cell>
          <table:table-cell office:value-type="float" office:value="13023" calcext:value-type="float">
            <text:p>13023</text:p>
          </table:table-cell>
          <table:table-cell office:value-type="float" office:value="51749" calcext:value-type="float">
            <text:p>51749</text:p>
          </table:table-cell>
          <table:table-cell office:value-type="float" office:value="103389" calcext:value-type="float">
            <text:p>103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482985.1</text:p>
          </table:table-cell>
          <table:table-cell office:value-type="float" office:value="72309311" calcext:value-type="float">
            <text:p>72309311</text:p>
          </table:table-cell>
          <table:table-cell office:value-type="float" office:value="26372" calcext:value-type="float">
            <text:p>26372</text:p>
          </table:table-cell>
          <table:table-cell office:value-type="float" office:value="25838" calcext:value-type="float">
            <text:p>25838</text:p>
          </table:table-cell>
          <table:table-cell office:value-type="float" office:value="25413" calcext:value-type="float">
            <text:p>25413</text:p>
          </table:table-cell>
          <table:table-cell office:value-type="float" office:value="25189" calcext:value-type="float">
            <text:p>25189</text:p>
          </table:table-cell>
          <table:table-cell office:value-type="float" office:value="25237" calcext:value-type="float">
            <text:p>25237</text:p>
          </table:table-cell>
          <table:table-cell office:value-type="float" office:value="245" calcext:value-type="float">
            <text:p>245</text:p>
          </table:table-cell>
          <table:table-cell office:value-type="float" office:value="12666" calcext:value-type="float">
            <text:p>12666</text:p>
          </table:table-cell>
          <table:table-cell office:value-type="float" office:value="50842" calcext:value-type="float">
            <text:p>50842</text:p>
          </table:table-cell>
          <table:table-cell office:value-type="float" office:value="101513" calcext:value-type="float">
            <text:p>1015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483015.1</text:p>
          </table:table-cell>
          <table:table-cell office:value-type="float" office:value="82633274" calcext:value-type="float">
            <text:p>82633274</text:p>
          </table:table-cell>
          <table:table-cell office:value-type="float" office:value="25065" calcext:value-type="float">
            <text:p>25065</text:p>
          </table:table-cell>
          <table:table-cell office:value-type="float" office:value="24802" calcext:value-type="float">
            <text:p>24802</text:p>
          </table:table-cell>
          <table:table-cell office:value-type="float" office:value="24580" calcext:value-type="float">
            <text:p>24580</text:p>
          </table:table-cell>
          <table:table-cell office:value-type="float" office:value="24342" calcext:value-type="float">
            <text:p>24342</text:p>
          </table:table-cell>
          <table:table-cell office:value-type="float" office:value="24513" calcext:value-type="float">
            <text:p>24513</text:p>
          </table:table-cell>
          <table:table-cell office:value-type="float" office:value="271" calcext:value-type="float">
            <text:p>271</text:p>
          </table:table-cell>
          <table:table-cell office:value-type="float" office:value="12206" calcext:value-type="float">
            <text:p>12206</text:p>
          </table:table-cell>
          <table:table-cell office:value-type="float" office:value="49216" calcext:value-type="float">
            <text:p>49216</text:p>
          </table:table-cell>
          <table:table-cell office:value-type="float" office:value="98176" calcext:value-type="float">
            <text:p>981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707905.2</text:p>
          </table:table-cell>
          <table:table-cell office:value-type="float" office:value="38682503" calcext:value-type="float">
            <text:p>38682503</text:p>
          </table:table-cell>
          <table:table-cell office:value-type="float" office:value="18028" calcext:value-type="float">
            <text:p>18028</text:p>
          </table:table-cell>
          <table:table-cell office:value-type="float" office:value="18182" calcext:value-type="float">
            <text:p>18182</text:p>
          </table:table-cell>
          <table:table-cell office:value-type="float" office:value="17556" calcext:value-type="float">
            <text:p>17556</text:p>
          </table:table-cell>
          <table:table-cell office:value-type="float" office:value="17779" calcext:value-type="float">
            <text:p>17779</text:p>
          </table:table-cell>
          <table:table-cell office:value-type="float" office:value="17763" calcext:value-type="float">
            <text:p>17763</text:p>
          </table:table-cell>
          <table:table-cell office:value-type="float" office:value="245" calcext:value-type="float">
            <text:p>245</text:p>
          </table:table-cell>
          <table:table-cell office:value-type="float" office:value="8830" calcext:value-type="float">
            <text:p>8830</text:p>
          </table:table-cell>
          <table:table-cell office:value-type="float" office:value="35323" calcext:value-type="float">
            <text:p>35323</text:p>
          </table:table-cell>
          <table:table-cell office:value-type="float" office:value="71132" calcext:value-type="float">
            <text:p>711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712645.2</text:p>
          </table:table-cell>
          <table:table-cell office:value-type="float" office:value="37466154" calcext:value-type="float">
            <text:p>37466154</text:p>
          </table:table-cell>
          <table:table-cell office:value-type="float" office:value="17667" calcext:value-type="float">
            <text:p>17667</text:p>
          </table:table-cell>
          <table:table-cell office:value-type="float" office:value="17569" calcext:value-type="float">
            <text:p>17569</text:p>
          </table:table-cell>
          <table:table-cell office:value-type="float" office:value="17459" calcext:value-type="float">
            <text:p>17459</text:p>
          </table:table-cell>
          <table:table-cell office:value-type="float" office:value="17343" calcext:value-type="float">
            <text:p>17343</text:p>
          </table:table-cell>
          <table:table-cell office:value-type="float" office:value="17265" calcext:value-type="float">
            <text:p>17265</text:p>
          </table:table-cell>
          <table:table-cell office:value-type="float" office:value="245" calcext:value-type="float">
            <text:p>245</text:p>
          </table:table-cell>
          <table:table-cell office:value-type="float" office:value="8738" calcext:value-type="float">
            <text:p>8738</text:p>
          </table:table-cell>
          <table:table-cell office:value-type="float" office:value="34766" calcext:value-type="float">
            <text:p>34766</text:p>
          </table:table-cell>
          <table:table-cell office:value-type="float" office:value="69592" calcext:value-type="float">
            <text:p>695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712655.1</text:p>
          </table:table-cell>
          <table:table-cell office:value-type="float" office:value="38588741" calcext:value-type="float">
            <text:p>38588741</text:p>
          </table:table-cell>
          <table:table-cell office:value-type="float" office:value="18013" calcext:value-type="float">
            <text:p>18013</text:p>
          </table:table-cell>
          <table:table-cell office:value-type="float" office:value="18179" calcext:value-type="float">
            <text:p>18179</text:p>
          </table:table-cell>
          <table:table-cell office:value-type="float" office:value="17559" calcext:value-type="float">
            <text:p>17559</text:p>
          </table:table-cell>
          <table:table-cell office:value-type="float" office:value="17770" calcext:value-type="float">
            <text:p>17770</text:p>
          </table:table-cell>
          <table:table-cell office:value-type="float" office:value="17757" calcext:value-type="float">
            <text:p>17757</text:p>
          </table:table-cell>
          <table:table-cell office:value-type="float" office:value="245" calcext:value-type="float">
            <text:p>245</text:p>
          </table:table-cell>
          <table:table-cell office:value-type="float" office:value="8835" calcext:value-type="float">
            <text:p>8835</text:p>
          </table:table-cell>
          <table:table-cell office:value-type="float" office:value="35313" calcext:value-type="float">
            <text:p>35313</text:p>
          </table:table-cell>
          <table:table-cell office:value-type="float" office:value="71102" calcext:value-type="float">
            <text:p>711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712705.2</text:p>
          </table:table-cell>
          <table:table-cell office:value-type="float" office:value="37149886" calcext:value-type="float">
            <text:p>37149886</text:p>
          </table:table-cell>
          <table:table-cell office:value-type="float" office:value="17704" calcext:value-type="float">
            <text:p>17704</text:p>
          </table:table-cell>
          <table:table-cell office:value-type="float" office:value="17651" calcext:value-type="float">
            <text:p>17651</text:p>
          </table:table-cell>
          <table:table-cell office:value-type="float" office:value="17527" calcext:value-type="float">
            <text:p>17527</text:p>
          </table:table-cell>
          <table:table-cell office:value-type="float" office:value="17408" calcext:value-type="float">
            <text:p>17408</text:p>
          </table:table-cell>
          <table:table-cell office:value-type="float" office:value="17293" calcext:value-type="float">
            <text:p>17293</text:p>
          </table:table-cell>
          <table:table-cell office:value-type="float" office:value="245" calcext:value-type="float">
            <text:p>245</text:p>
          </table:table-cell>
          <table:table-cell office:value-type="float" office:value="8765" calcext:value-type="float">
            <text:p>8765</text:p>
          </table:table-cell>
          <table:table-cell office:value-type="float" office:value="34876" calcext:value-type="float">
            <text:p>34876</text:p>
          </table:table-cell>
          <table:table-cell office:value-type="float" office:value="69799" calcext:value-type="float">
            <text:p>697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712715.2</text:p>
          </table:table-cell>
          <table:table-cell office:value-type="float" office:value="37835829" calcext:value-type="float">
            <text:p>37835829</text:p>
          </table:table-cell>
          <table:table-cell office:value-type="float" office:value="17959" calcext:value-type="float">
            <text:p>17959</text:p>
          </table:table-cell>
          <table:table-cell office:value-type="float" office:value="18119" calcext:value-type="float">
            <text:p>18119</text:p>
          </table:table-cell>
          <table:table-cell office:value-type="float" office:value="17528" calcext:value-type="float">
            <text:p>17528</text:p>
          </table:table-cell>
          <table:table-cell office:value-type="float" office:value="17736" calcext:value-type="float">
            <text:p>17736</text:p>
          </table:table-cell>
          <table:table-cell office:value-type="float" office:value="17703" calcext:value-type="float">
            <text:p>17703</text:p>
          </table:table-cell>
          <table:table-cell office:value-type="float" office:value="245" calcext:value-type="float">
            <text:p>245</text:p>
          </table:table-cell>
          <table:table-cell office:value-type="float" office:value="8822" calcext:value-type="float">
            <text:p>8822</text:p>
          </table:table-cell>
          <table:table-cell office:value-type="float" office:value="35255" calcext:value-type="float">
            <text:p>35255</text:p>
          </table:table-cell>
          <table:table-cell office:value-type="float" office:value="70944" calcext:value-type="float">
            <text:p>709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933315.1</text:p>
          </table:table-cell>
          <table:table-cell office:value-type="float" office:value="39529821" calcext:value-type="float">
            <text:p>39529821</text:p>
          </table:table-cell>
          <table:table-cell office:value-type="float" office:value="19192" calcext:value-type="float">
            <text:p>19192</text:p>
          </table:table-cell>
          <table:table-cell office:value-type="float" office:value="19008" calcext:value-type="float">
            <text:p>19008</text:p>
          </table:table-cell>
          <table:table-cell office:value-type="float" office:value="18851" calcext:value-type="float">
            <text:p>18851</text:p>
          </table:table-cell>
          <table:table-cell office:value-type="float" office:value="19088" calcext:value-type="float">
            <text:p>19088</text:p>
          </table:table-cell>
          <table:table-cell office:value-type="float" office:value="18943" calcext:value-type="float">
            <text:p>18943</text:p>
          </table:table-cell>
          <table:table-cell office:value-type="float" office:value="245" calcext:value-type="float">
            <text:p>245</text:p>
          </table:table-cell>
          <table:table-cell office:value-type="float" office:value="9429" calcext:value-type="float">
            <text:p>9429</text:p>
          </table:table-cell>
          <table:table-cell office:value-type="float" office:value="37871" calcext:value-type="float">
            <text:p>37871</text:p>
          </table:table-cell>
          <table:table-cell office:value-type="float" office:value="75957" calcext:value-type="float">
            <text:p>759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933325.1</text:p>
          </table:table-cell>
          <table:table-cell office:value-type="float" office:value="39480448" calcext:value-type="float">
            <text:p>39480448</text:p>
          </table:table-cell>
          <table:table-cell office:value-type="float" office:value="19102" calcext:value-type="float">
            <text:p>19102</text:p>
          </table:table-cell>
          <table:table-cell office:value-type="float" office:value="19005" calcext:value-type="float">
            <text:p>19005</text:p>
          </table:table-cell>
          <table:table-cell office:value-type="float" office:value="18931" calcext:value-type="float">
            <text:p>18931</text:p>
          </table:table-cell>
          <table:table-cell office:value-type="float" office:value="19039" calcext:value-type="float">
            <text:p>19039</text:p>
          </table:table-cell>
          <table:table-cell office:value-type="float" office:value="18970" calcext:value-type="float">
            <text:p>18970</text:p>
          </table:table-cell>
          <table:table-cell office:value-type="float" office:value="245" calcext:value-type="float">
            <text:p>245</text:p>
          </table:table-cell>
          <table:table-cell office:value-type="float" office:value="9484" calcext:value-type="float">
            <text:p>9484</text:p>
          </table:table-cell>
          <table:table-cell office:value-type="float" office:value="37925" calcext:value-type="float">
            <text:p>37925</text:p>
          </table:table-cell>
          <table:table-cell office:value-type="float" office:value="75924" calcext:value-type="float">
            <text:p>759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933335.1</text:p>
          </table:table-cell>
          <table:table-cell office:value-type="float" office:value="39360819" calcext:value-type="float">
            <text:p>39360819</text:p>
          </table:table-cell>
          <table:table-cell office:value-type="float" office:value="19247" calcext:value-type="float">
            <text:p>19247</text:p>
          </table:table-cell>
          <table:table-cell office:value-type="float" office:value="19050" calcext:value-type="float">
            <text:p>19050</text:p>
          </table:table-cell>
          <table:table-cell office:value-type="float" office:value="18900" calcext:value-type="float">
            <text:p>18900</text:p>
          </table:table-cell>
          <table:table-cell office:value-type="float" office:value="19031" calcext:value-type="float">
            <text:p>19031</text:p>
          </table:table-cell>
          <table:table-cell office:value-type="float" office:value="19012" calcext:value-type="float">
            <text:p>19012</text:p>
          </table:table-cell>
          <table:table-cell office:value-type="float" office:value="245" calcext:value-type="float">
            <text:p>245</text:p>
          </table:table-cell>
          <table:table-cell office:value-type="float" office:value="9470" calcext:value-type="float">
            <text:p>9470</text:p>
          </table:table-cell>
          <table:table-cell office:value-type="float" office:value="37986" calcext:value-type="float">
            <text:p>37986</text:p>
          </table:table-cell>
          <table:table-cell office:value-type="float" office:value="76118" calcext:value-type="float">
            <text:p>761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933345.1</text:p>
          </table:table-cell>
          <table:table-cell office:value-type="float" office:value="39635022" calcext:value-type="float">
            <text:p>39635022</text:p>
          </table:table-cell>
          <table:table-cell office:value-type="float" office:value="19228" calcext:value-type="float">
            <text:p>19228</text:p>
          </table:table-cell>
          <table:table-cell office:value-type="float" office:value="19090" calcext:value-type="float">
            <text:p>19090</text:p>
          </table:table-cell>
          <table:table-cell office:value-type="float" office:value="18917" calcext:value-type="float">
            <text:p>18917</text:p>
          </table:table-cell>
          <table:table-cell office:value-type="float" office:value="19156" calcext:value-type="float">
            <text:p>19156</text:p>
          </table:table-cell>
          <table:table-cell office:value-type="float" office:value="19001" calcext:value-type="float">
            <text:p>19001</text:p>
          </table:table-cell>
          <table:table-cell office:value-type="float" office:value="245" calcext:value-type="float">
            <text:p>245</text:p>
          </table:table-cell>
          <table:table-cell office:value-type="float" office:value="9499" calcext:value-type="float">
            <text:p>9499</text:p>
          </table:table-cell>
          <table:table-cell office:value-type="float" office:value="38122" calcext:value-type="float">
            <text:p>38122</text:p>
          </table:table-cell>
          <table:table-cell office:value-type="float" office:value="76283" calcext:value-type="float">
            <text:p>762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933395.1</text:p>
          </table:table-cell>
          <table:table-cell office:value-type="float" office:value="39758578" calcext:value-type="float">
            <text:p>39758578</text:p>
          </table:table-cell>
          <table:table-cell office:value-type="float" office:value="19195" calcext:value-type="float">
            <text:p>19195</text:p>
          </table:table-cell>
          <table:table-cell office:value-type="float" office:value="19121" calcext:value-type="float">
            <text:p>19121</text:p>
          </table:table-cell>
          <table:table-cell office:value-type="float" office:value="19005" calcext:value-type="float">
            <text:p>19005</text:p>
          </table:table-cell>
          <table:table-cell office:value-type="float" office:value="19251" calcext:value-type="float">
            <text:p>19251</text:p>
          </table:table-cell>
          <table:table-cell office:value-type="float" office:value="19051" calcext:value-type="float">
            <text:p>19051</text:p>
          </table:table-cell>
          <table:table-cell office:value-type="float" office:value="245" calcext:value-type="float">
            <text:p>245</text:p>
          </table:table-cell>
          <table:table-cell office:value-type="float" office:value="9516" calcext:value-type="float">
            <text:p>9516</text:p>
          </table:table-cell>
          <table:table-cell office:value-type="float" office:value="38105" calcext:value-type="float">
            <text:p>38105</text:p>
          </table:table-cell>
          <table:table-cell office:value-type="float" office:value="76369" calcext:value-type="float">
            <text:p>76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933405.1</text:p>
          </table:table-cell>
          <table:table-cell office:value-type="float" office:value="39676326" calcext:value-type="float">
            <text:p>39676326</text:p>
          </table:table-cell>
          <table:table-cell office:value-type="float" office:value="19285" calcext:value-type="float">
            <text:p>19285</text:p>
          </table:table-cell>
          <table:table-cell office:value-type="float" office:value="19098" calcext:value-type="float">
            <text:p>19098</text:p>
          </table:table-cell>
          <table:table-cell office:value-type="float" office:value="19021" calcext:value-type="float">
            <text:p>19021</text:p>
          </table:table-cell>
          <table:table-cell office:value-type="float" office:value="19204" calcext:value-type="float">
            <text:p>19204</text:p>
          </table:table-cell>
          <table:table-cell office:value-type="float" office:value="19109" calcext:value-type="float">
            <text:p>19109</text:p>
          </table:table-cell>
          <table:table-cell office:value-type="float" office:value="245" calcext:value-type="float">
            <text:p>245</text:p>
          </table:table-cell>
          <table:table-cell office:value-type="float" office:value="9528" calcext:value-type="float">
            <text:p>9528</text:p>
          </table:table-cell>
          <table:table-cell office:value-type="float" office:value="38094" calcext:value-type="float">
            <text:p>38094</text:p>
          </table:table-cell>
          <table:table-cell office:value-type="float" office:value="76441" calcext:value-type="float">
            <text:p>764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933415.1</text:p>
          </table:table-cell>
          <table:table-cell office:value-type="float" office:value="39681263" calcext:value-type="float">
            <text:p>39681263</text:p>
          </table:table-cell>
          <table:table-cell office:value-type="float" office:value="19205" calcext:value-type="float">
            <text:p>19205</text:p>
          </table:table-cell>
          <table:table-cell office:value-type="float" office:value="19068" calcext:value-type="float">
            <text:p>19068</text:p>
          </table:table-cell>
          <table:table-cell office:value-type="float" office:value="18993" calcext:value-type="float">
            <text:p>18993</text:p>
          </table:table-cell>
          <table:table-cell office:value-type="float" office:value="19120" calcext:value-type="float">
            <text:p>19120</text:p>
          </table:table-cell>
          <table:table-cell office:value-type="float" office:value="18995" calcext:value-type="float">
            <text:p>18995</text:p>
          </table:table-cell>
          <table:table-cell office:value-type="float" office:value="245" calcext:value-type="float">
            <text:p>245</text:p>
          </table:table-cell>
          <table:table-cell office:value-type="float" office:value="9524" calcext:value-type="float">
            <text:p>9524</text:p>
          </table:table-cell>
          <table:table-cell office:value-type="float" office:value="38087" calcext:value-type="float">
            <text:p>38087</text:p>
          </table:table-cell>
          <table:table-cell office:value-type="float" office:value="76256" calcext:value-type="float">
            <text:p>762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933455.1</text:p>
          </table:table-cell>
          <table:table-cell office:value-type="float" office:value="39791088" calcext:value-type="float">
            <text:p>39791088</text:p>
          </table:table-cell>
          <table:table-cell office:value-type="float" office:value="19158" calcext:value-type="float">
            <text:p>19158</text:p>
          </table:table-cell>
          <table:table-cell office:value-type="float" office:value="19160" calcext:value-type="float">
            <text:p>19160</text:p>
          </table:table-cell>
          <table:table-cell office:value-type="float" office:value="19069" calcext:value-type="float">
            <text:p>19069</text:p>
          </table:table-cell>
          <table:table-cell office:value-type="float" office:value="19214" calcext:value-type="float">
            <text:p>19214</text:p>
          </table:table-cell>
          <table:table-cell office:value-type="float" office:value="18982" calcext:value-type="float">
            <text:p>18982</text:p>
          </table:table-cell>
          <table:table-cell office:value-type="float" office:value="245" calcext:value-type="float">
            <text:p>245</text:p>
          </table:table-cell>
          <table:table-cell office:value-type="float" office:value="9529" calcext:value-type="float">
            <text:p>9529</text:p>
          </table:table-cell>
          <table:table-cell office:value-type="float" office:value="38256" calcext:value-type="float">
            <text:p>38256</text:p>
          </table:table-cell>
          <table:table-cell office:value-type="float" office:value="76578" calcext:value-type="float">
            <text:p>765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933465.1</text:p>
          </table:table-cell>
          <table:table-cell office:value-type="float" office:value="40936478" calcext:value-type="float">
            <text:p>40936478</text:p>
          </table:table-cell>
          <table:table-cell office:value-type="float" office:value="19699" calcext:value-type="float">
            <text:p>19699</text:p>
          </table:table-cell>
          <table:table-cell office:value-type="float" office:value="19708" calcext:value-type="float">
            <text:p>19708</text:p>
          </table:table-cell>
          <table:table-cell office:value-type="float" office:value="19568" calcext:value-type="float">
            <text:p>19568</text:p>
          </table:table-cell>
          <table:table-cell office:value-type="float" office:value="19720" calcext:value-type="float">
            <text:p>19720</text:p>
          </table:table-cell>
          <table:table-cell office:value-type="float" office:value="19623" calcext:value-type="float">
            <text:p>19623</text:p>
          </table:table-cell>
          <table:table-cell office:value-type="float" office:value="245" calcext:value-type="float">
            <text:p>245</text:p>
          </table:table-cell>
          <table:table-cell office:value-type="float" office:value="9772" calcext:value-type="float">
            <text:p>9772</text:p>
          </table:table-cell>
          <table:table-cell office:value-type="float" office:value="39259" calcext:value-type="float">
            <text:p>39259</text:p>
          </table:table-cell>
          <table:table-cell office:value-type="float" office:value="78750" calcext:value-type="float">
            <text:p>787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933485.1</text:p>
          </table:table-cell>
          <table:table-cell office:value-type="float" office:value="39706000" calcext:value-type="float">
            <text:p>39706000</text:p>
          </table:table-cell>
          <table:table-cell office:value-type="float" office:value="19184" calcext:value-type="float">
            <text:p>19184</text:p>
          </table:table-cell>
          <table:table-cell office:value-type="float" office:value="19053" calcext:value-type="float">
            <text:p>19053</text:p>
          </table:table-cell>
          <table:table-cell office:value-type="float" office:value="18988" calcext:value-type="float">
            <text:p>18988</text:p>
          </table:table-cell>
          <table:table-cell office:value-type="float" office:value="19154" calcext:value-type="float">
            <text:p>19154</text:p>
          </table:table-cell>
          <table:table-cell office:value-type="float" office:value="19005" calcext:value-type="float">
            <text:p>19005</text:p>
          </table:table-cell>
          <table:table-cell office:value-type="float" office:value="245" calcext:value-type="float">
            <text:p>245</text:p>
          </table:table-cell>
          <table:table-cell office:value-type="float" office:value="9535" calcext:value-type="float">
            <text:p>9535</text:p>
          </table:table-cell>
          <table:table-cell office:value-type="float" office:value="38150" calcext:value-type="float">
            <text:p>38150</text:p>
          </table:table-cell>
          <table:table-cell office:value-type="float" office:value="76421" calcext:value-type="float">
            <text:p>764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955675.1</text:p>
          </table:table-cell>
          <table:table-cell office:value-type="float" office:value="41279297" calcext:value-type="float">
            <text:p>41279297</text:p>
          </table:table-cell>
          <table:table-cell office:value-type="float" office:value="20002" calcext:value-type="float">
            <text:p>20002</text:p>
          </table:table-cell>
          <table:table-cell office:value-type="float" office:value="19824" calcext:value-type="float">
            <text:p>19824</text:p>
          </table:table-cell>
          <table:table-cell office:value-type="float" office:value="19656" calcext:value-type="float">
            <text:p>19656</text:p>
          </table:table-cell>
          <table:table-cell office:value-type="float" office:value="19880" calcext:value-type="float">
            <text:p>19880</text:p>
          </table:table-cell>
          <table:table-cell office:value-type="float" office:value="19783" calcext:value-type="float">
            <text:p>19783</text:p>
          </table:table-cell>
          <table:table-cell office:value-type="float" office:value="246" calcext:value-type="float">
            <text:p>246</text:p>
          </table:table-cell>
          <table:table-cell office:value-type="float" office:value="9834" calcext:value-type="float">
            <text:p>9834</text:p>
          </table:table-cell>
          <table:table-cell office:value-type="float" office:value="39459" calcext:value-type="float">
            <text:p>39459</text:p>
          </table:table-cell>
          <table:table-cell office:value-type="float" office:value="79134" calcext:value-type="float">
            <text:p>791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2025845.1</text:p>
          </table:table-cell>
          <table:table-cell office:value-type="float" office:value="77935995" calcext:value-type="float">
            <text:p>77935995</text:p>
          </table:table-cell>
          <table:table-cell office:value-type="float" office:value="33353" calcext:value-type="float">
            <text:p>33353</text:p>
          </table:table-cell>
          <table:table-cell office:value-type="float" office:value="32551" calcext:value-type="float">
            <text:p>32551</text:p>
          </table:table-cell>
          <table:table-cell office:value-type="float" office:value="31526" calcext:value-type="float">
            <text:p>31526</text:p>
          </table:table-cell>
          <table:table-cell office:value-type="float" office:value="31446" calcext:value-type="float">
            <text:p>31446</text:p>
          </table:table-cell>
          <table:table-cell office:value-type="float" office:value="31182" calcext:value-type="float">
            <text:p>31182</text:p>
          </table:table-cell>
          <table:table-cell office:value-type="float" office:value="245" calcext:value-type="float">
            <text:p>245</text:p>
          </table:table-cell>
          <table:table-cell office:value-type="float" office:value="15767" calcext:value-type="float">
            <text:p>15767</text:p>
          </table:table-cell>
          <table:table-cell office:value-type="float" office:value="62883" calcext:value-type="float">
            <text:p>62883</text:p>
          </table:table-cell>
          <table:table-cell office:value-type="float" office:value="126325" calcext:value-type="float">
            <text:p>1263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2025925.1</text:p>
          </table:table-cell>
          <table:table-cell office:value-type="float" office:value="75804006" calcext:value-type="float">
            <text:p>75804006</text:p>
          </table:table-cell>
          <table:table-cell office:value-type="float" office:value="32734" calcext:value-type="float">
            <text:p>32734</text:p>
          </table:table-cell>
          <table:table-cell office:value-type="float" office:value="31891" calcext:value-type="float">
            <text:p>31891</text:p>
          </table:table-cell>
          <table:table-cell office:value-type="float" office:value="31345" calcext:value-type="float">
            <text:p>31345</text:p>
          </table:table-cell>
          <table:table-cell office:value-type="float" office:value="30680" calcext:value-type="float">
            <text:p>30680</text:p>
          </table:table-cell>
          <table:table-cell office:value-type="float" office:value="30340" calcext:value-type="float">
            <text:p>30340</text:p>
          </table:table-cell>
          <table:table-cell office:value-type="float" office:value="246" calcext:value-type="float">
            <text:p>246</text:p>
          </table:table-cell>
          <table:table-cell office:value-type="float" office:value="15702" calcext:value-type="float">
            <text:p>15702</text:p>
          </table:table-cell>
          <table:table-cell office:value-type="float" office:value="62179" calcext:value-type="float">
            <text:p>62179</text:p>
          </table:table-cell>
          <table:table-cell office:value-type="float" office:value="124730" calcext:value-type="float">
            <text:p>1247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2215365.1</text:p>
          </table:table-cell>
          <table:table-cell office:value-type="float" office:value="102785059" calcext:value-type="float">
            <text:p>102785059</text:p>
          </table:table-cell>
          <table:table-cell office:value-type="float" office:value="44056" calcext:value-type="float">
            <text:p>44056</text:p>
          </table:table-cell>
          <table:table-cell office:value-type="float" office:value="42698" calcext:value-type="float">
            <text:p>42698</text:p>
          </table:table-cell>
          <table:table-cell office:value-type="float" office:value="41165" calcext:value-type="float">
            <text:p>41165</text:p>
          </table:table-cell>
          <table:table-cell office:value-type="float" office:value="40736" calcext:value-type="float">
            <text:p>40736</text:p>
          </table:table-cell>
          <table:table-cell office:value-type="float" office:value="40228" calcext:value-type="float">
            <text:p>40228</text:p>
          </table:table-cell>
          <table:table-cell office:value-type="float" office:value="245" calcext:value-type="float">
            <text:p>245</text:p>
          </table:table-cell>
          <table:table-cell office:value-type="float" office:value="20811" calcext:value-type="float">
            <text:p>20811</text:p>
          </table:table-cell>
          <table:table-cell office:value-type="float" office:value="82962" calcext:value-type="float">
            <text:p>82962</text:p>
          </table:table-cell>
          <table:table-cell office:value-type="float" office:value="165272" calcext:value-type="float">
            <text:p>1652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2247145.1</text:p>
          </table:table-cell>
          <table:table-cell office:value-type="float" office:value="40947641" calcext:value-type="float">
            <text:p>40947641</text:p>
          </table:table-cell>
          <table:table-cell office:value-type="float" office:value="19564" calcext:value-type="float">
            <text:p>19564</text:p>
          </table:table-cell>
          <table:table-cell office:value-type="float" office:value="19577" calcext:value-type="float">
            <text:p>19577</text:p>
          </table:table-cell>
          <table:table-cell office:value-type="float" office:value="19679" calcext:value-type="float">
            <text:p>19679</text:p>
          </table:table-cell>
          <table:table-cell office:value-type="float" office:value="19480" calcext:value-type="float">
            <text:p>19480</text:p>
          </table:table-cell>
          <table:table-cell office:value-type="float" office:value="19439" calcext:value-type="float">
            <text:p>19439</text:p>
          </table:table-cell>
          <table:table-cell office:value-type="float" office:value="245" calcext:value-type="float">
            <text:p>245</text:p>
          </table:table-cell>
          <table:table-cell office:value-type="float" office:value="9843" calcext:value-type="float">
            <text:p>9843</text:p>
          </table:table-cell>
          <table:table-cell office:value-type="float" office:value="38958" calcext:value-type="float">
            <text:p>38958</text:p>
          </table:table-cell>
          <table:table-cell office:value-type="float" office:value="77789" calcext:value-type="float">
            <text:p>777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2288995.1</text:p>
          </table:table-cell>
          <table:table-cell office:value-type="float" office:value="57309778" calcext:value-type="float">
            <text:p>57309778</text:p>
          </table:table-cell>
          <table:table-cell office:value-type="float" office:value="22343" calcext:value-type="float">
            <text:p>22343</text:p>
          </table:table-cell>
          <table:table-cell office:value-type="float" office:value="22065" calcext:value-type="float">
            <text:p>22065</text:p>
          </table:table-cell>
          <table:table-cell office:value-type="float" office:value="21931" calcext:value-type="float">
            <text:p>21931</text:p>
          </table:table-cell>
          <table:table-cell office:value-type="float" office:value="21900" calcext:value-type="float">
            <text:p>21900</text:p>
          </table:table-cell>
          <table:table-cell office:value-type="float" office:value="21520" calcext:value-type="float">
            <text:p>21520</text:p>
          </table:table-cell>
          <table:table-cell office:value-type="float" office:value="245" calcext:value-type="float">
            <text:p>245</text:p>
          </table:table-cell>
          <table:table-cell office:value-type="float" office:value="11011" calcext:value-type="float">
            <text:p>11011</text:p>
          </table:table-cell>
          <table:table-cell office:value-type="float" office:value="43865" calcext:value-type="float">
            <text:p>43865</text:p>
          </table:table-cell>
          <table:table-cell office:value-type="float" office:value="87768" calcext:value-type="float">
            <text:p>877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2734105.1</text:p>
          </table:table-cell>
          <table:table-cell office:value-type="float" office:value="63589482" calcext:value-type="float">
            <text:p>63589482</text:p>
          </table:table-cell>
          <table:table-cell office:value-type="float" office:value="30242" calcext:value-type="float">
            <text:p>30242</text:p>
          </table:table-cell>
          <table:table-cell office:value-type="float" office:value="30023" calcext:value-type="float">
            <text:p>30023</text:p>
          </table:table-cell>
          <table:table-cell office:value-type="float" office:value="29827" calcext:value-type="float">
            <text:p>29827</text:p>
          </table:table-cell>
          <table:table-cell office:value-type="float" office:value="29667" calcext:value-type="float">
            <text:p>29667</text:p>
          </table:table-cell>
          <table:table-cell office:value-type="float" office:value="29572" calcext:value-type="float">
            <text:p>29572</text:p>
          </table:table-cell>
          <table:table-cell office:value-type="float" office:value="245" calcext:value-type="float">
            <text:p>245</text:p>
          </table:table-cell>
          <table:table-cell office:value-type="float" office:value="14956" calcext:value-type="float">
            <text:p>14956</text:p>
          </table:table-cell>
          <table:table-cell office:value-type="float" office:value="59389" calcext:value-type="float">
            <text:p>59389</text:p>
          </table:table-cell>
          <table:table-cell office:value-type="float" office:value="118487" calcext:value-type="float">
            <text:p>1184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2734125.1</text:p>
          </table:table-cell>
          <table:table-cell office:value-type="float" office:value="68920635" calcext:value-type="float">
            <text:p>68920635</text:p>
          </table:table-cell>
          <table:table-cell office:value-type="float" office:value="32757" calcext:value-type="float">
            <text:p>32757</text:p>
          </table:table-cell>
          <table:table-cell office:value-type="float" office:value="32864" calcext:value-type="float">
            <text:p>32864</text:p>
          </table:table-cell>
          <table:table-cell office:value-type="float" office:value="32436" calcext:value-type="float">
            <text:p>32436</text:p>
          </table:table-cell>
          <table:table-cell office:value-type="float" office:value="32434" calcext:value-type="float">
            <text:p>32434</text:p>
          </table:table-cell>
          <table:table-cell office:value-type="float" office:value="32219" calcext:value-type="float">
            <text:p>32219</text:p>
          </table:table-cell>
          <table:table-cell office:value-type="float" office:value="245" calcext:value-type="float">
            <text:p>245</text:p>
          </table:table-cell>
          <table:table-cell office:value-type="float" office:value="16317" calcext:value-type="float">
            <text:p>16317</text:p>
          </table:table-cell>
          <table:table-cell office:value-type="float" office:value="64664" calcext:value-type="float">
            <text:p>64664</text:p>
          </table:table-cell>
          <table:table-cell office:value-type="float" office:value="128944" calcext:value-type="float">
            <text:p>1289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2812785.1</text:p>
          </table:table-cell>
          <table:table-cell office:value-type="float" office:value="38679692" calcext:value-type="float">
            <text:p>38679692</text:p>
          </table:table-cell>
          <table:table-cell office:value-type="float" office:value="18931" calcext:value-type="float">
            <text:p>18931</text:p>
          </table:table-cell>
          <table:table-cell office:value-type="float" office:value="18889" calcext:value-type="float">
            <text:p>18889</text:p>
          </table:table-cell>
          <table:table-cell office:value-type="float" office:value="18662" calcext:value-type="float">
            <text:p>18662</text:p>
          </table:table-cell>
          <table:table-cell office:value-type="float" office:value="18573" calcext:value-type="float">
            <text:p>18573</text:p>
          </table:table-cell>
          <table:table-cell office:value-type="float" office:value="18790" calcext:value-type="float">
            <text:p>18790</text:p>
          </table:table-cell>
          <table:table-cell office:value-type="float" office:value="245" calcext:value-type="float">
            <text:p>245</text:p>
          </table:table-cell>
          <table:table-cell office:value-type="float" office:value="9231" calcext:value-type="float">
            <text:p>9231</text:p>
          </table:table-cell>
          <table:table-cell office:value-type="float" office:value="37137" calcext:value-type="float">
            <text:p>37137</text:p>
          </table:table-cell>
          <table:table-cell office:value-type="float" office:value="74618" calcext:value-type="float">
            <text:p>746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2911725.1</text:p>
          </table:table-cell>
          <table:table-cell office:value-type="float" office:value="109132272" calcext:value-type="float">
            <text:p>109132272</text:p>
          </table:table-cell>
          <table:table-cell office:value-type="float" office:value="38459" calcext:value-type="float">
            <text:p>38459</text:p>
          </table:table-cell>
          <table:table-cell office:value-type="float" office:value="36978" calcext:value-type="float">
            <text:p>36978</text:p>
          </table:table-cell>
          <table:table-cell office:value-type="float" office:value="34989" calcext:value-type="float">
            <text:p>34989</text:p>
          </table:table-cell>
          <table:table-cell office:value-type="float" office:value="34419" calcext:value-type="float">
            <text:p>34419</text:p>
          </table:table-cell>
          <table:table-cell office:value-type="float" office:value="34121" calcext:value-type="float">
            <text:p>34121</text:p>
          </table:table-cell>
          <table:table-cell office:value-type="float" office:value="245" calcext:value-type="float">
            <text:p>245</text:p>
          </table:table-cell>
          <table:table-cell office:value-type="float" office:value="17569" calcext:value-type="float">
            <text:p>17569</text:p>
          </table:table-cell>
          <table:table-cell office:value-type="float" office:value="70183" calcext:value-type="float">
            <text:p>70183</text:p>
          </table:table-cell>
          <table:table-cell office:value-type="float" office:value="139869" calcext:value-type="float">
            <text:p>1398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2968915.1</text:p>
          </table:table-cell>
          <table:table-cell office:value-type="float" office:value="61003228" calcext:value-type="float">
            <text:p>61003228</text:p>
          </table:table-cell>
          <table:table-cell office:value-type="float" office:value="21202" calcext:value-type="float">
            <text:p>21202</text:p>
          </table:table-cell>
          <table:table-cell office:value-type="float" office:value="20893" calcext:value-type="float">
            <text:p>20893</text:p>
          </table:table-cell>
          <table:table-cell office:value-type="float" office:value="20509" calcext:value-type="float">
            <text:p>20509</text:p>
          </table:table-cell>
          <table:table-cell office:value-type="float" office:value="20491" calcext:value-type="float">
            <text:p>20491</text:p>
          </table:table-cell>
          <table:table-cell office:value-type="float" office:value="20516" calcext:value-type="float">
            <text:p>20516</text:p>
          </table:table-cell>
          <table:table-cell office:value-type="float" office:value="245" calcext:value-type="float">
            <text:p>245</text:p>
          </table:table-cell>
          <table:table-cell office:value-type="float" office:value="10307" calcext:value-type="float">
            <text:p>10307</text:p>
          </table:table-cell>
          <table:table-cell office:value-type="float" office:value="41089" calcext:value-type="float">
            <text:p>41089</text:p>
          </table:table-cell>
          <table:table-cell office:value-type="float" office:value="82556" calcext:value-type="float">
            <text:p>825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3287315.1</text:p>
          </table:table-cell>
          <table:table-cell office:value-type="float" office:value="59993950" calcext:value-type="float">
            <text:p>59993950</text:p>
          </table:table-cell>
          <table:table-cell office:value-type="float" office:value="25935" calcext:value-type="float">
            <text:p>25935</text:p>
          </table:table-cell>
          <table:table-cell office:value-type="float" office:value="26271" calcext:value-type="float">
            <text:p>26271</text:p>
          </table:table-cell>
          <table:table-cell office:value-type="float" office:value="25596" calcext:value-type="float">
            <text:p>25596</text:p>
          </table:table-cell>
          <table:table-cell office:value-type="float" office:value="25494" calcext:value-type="float">
            <text:p>25494</text:p>
          </table:table-cell>
          <table:table-cell office:value-type="float" office:value="25754" calcext:value-type="float">
            <text:p>25754</text:p>
          </table:table-cell>
          <table:table-cell office:value-type="float" office:value="256" calcext:value-type="float">
            <text:p>256</text:p>
          </table:table-cell>
          <table:table-cell office:value-type="float" office:value="12707" calcext:value-type="float">
            <text:p>12707</text:p>
          </table:table-cell>
          <table:table-cell office:value-type="float" office:value="51394" calcext:value-type="float">
            <text:p>51394</text:p>
          </table:table-cell>
          <table:table-cell office:value-type="float" office:value="102715" calcext:value-type="float">
            <text:p>1027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3328465.1</text:p>
          </table:table-cell>
          <table:table-cell office:value-type="float" office:value="59784026" calcext:value-type="float">
            <text:p>59784026</text:p>
          </table:table-cell>
          <table:table-cell office:value-type="float" office:value="26073" calcext:value-type="float">
            <text:p>26073</text:p>
          </table:table-cell>
          <table:table-cell office:value-type="float" office:value="25914" calcext:value-type="float">
            <text:p>25914</text:p>
          </table:table-cell>
          <table:table-cell office:value-type="float" office:value="25484" calcext:value-type="float">
            <text:p>25484</text:p>
          </table:table-cell>
          <table:table-cell office:value-type="float" office:value="25233" calcext:value-type="float">
            <text:p>25233</text:p>
          </table:table-cell>
          <table:table-cell office:value-type="float" office:value="25461" calcext:value-type="float">
            <text:p>25461</text:p>
          </table:table-cell>
          <table:table-cell office:value-type="float" office:value="245" calcext:value-type="float">
            <text:p>245</text:p>
          </table:table-cell>
          <table:table-cell office:value-type="float" office:value="12703" calcext:value-type="float">
            <text:p>12703</text:p>
          </table:table-cell>
          <table:table-cell office:value-type="float" office:value="51085" calcext:value-type="float">
            <text:p>51085</text:p>
          </table:table-cell>
          <table:table-cell office:value-type="float" office:value="101953" calcext:value-type="float">
            <text:p>1019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3956735.1</text:p>
          </table:table-cell>
          <table:table-cell office:value-type="float" office:value="70999146" calcext:value-type="float">
            <text:p>70999146</text:p>
          </table:table-cell>
          <table:table-cell office:value-type="float" office:value="22227" calcext:value-type="float">
            <text:p>22227</text:p>
          </table:table-cell>
          <table:table-cell office:value-type="float" office:value="21850" calcext:value-type="float">
            <text:p>21850</text:p>
          </table:table-cell>
          <table:table-cell office:value-type="float" office:value="21437" calcext:value-type="float">
            <text:p>21437</text:p>
          </table:table-cell>
          <table:table-cell office:value-type="float" office:value="21452" calcext:value-type="float">
            <text:p>21452</text:p>
          </table:table-cell>
          <table:table-cell office:value-type="float" office:value="21411" calcext:value-type="float">
            <text:p>21411</text:p>
          </table:table-cell>
          <table:table-cell office:value-type="float" office:value="245" calcext:value-type="float">
            <text:p>245</text:p>
          </table:table-cell>
          <table:table-cell office:value-type="float" office:value="10733" calcext:value-type="float">
            <text:p>10733</text:p>
          </table:table-cell>
          <table:table-cell office:value-type="float" office:value="43200" calcext:value-type="float">
            <text:p>43200</text:p>
          </table:table-cell>
          <table:table-cell office:value-type="float" office:value="86630" calcext:value-type="float">
            <text:p>866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4137865.1</text:p>
          </table:table-cell>
          <table:table-cell office:value-type="float" office:value="54102658" calcext:value-type="float">
            <text:p>54102658</text:p>
          </table:table-cell>
          <table:table-cell office:value-type="float" office:value="24596" calcext:value-type="float">
            <text:p>24596</text:p>
          </table:table-cell>
          <table:table-cell office:value-type="float" office:value="24113" calcext:value-type="float">
            <text:p>24113</text:p>
          </table:table-cell>
          <table:table-cell office:value-type="float" office:value="24030" calcext:value-type="float">
            <text:p>24030</text:p>
          </table:table-cell>
          <table:table-cell office:value-type="float" office:value="23617" calcext:value-type="float">
            <text:p>23617</text:p>
          </table:table-cell>
          <table:table-cell office:value-type="float" office:value="23607" calcext:value-type="float">
            <text:p>23607</text:p>
          </table:table-cell>
          <table:table-cell office:value-type="float" office:value="245" calcext:value-type="float">
            <text:p>245</text:p>
          </table:table-cell>
          <table:table-cell office:value-type="float" office:value="12011" calcext:value-type="float">
            <text:p>12011</text:p>
          </table:table-cell>
          <table:table-cell office:value-type="float" office:value="47820" calcext:value-type="float">
            <text:p>47820</text:p>
          </table:table-cell>
          <table:table-cell office:value-type="float" office:value="95618" calcext:value-type="float">
            <text:p>956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4137885.1</text:p>
          </table:table-cell>
          <table:table-cell office:value-type="float" office:value="57620413" calcext:value-type="float">
            <text:p>57620413</text:p>
          </table:table-cell>
          <table:table-cell office:value-type="float" office:value="25791" calcext:value-type="float">
            <text:p>25791</text:p>
          </table:table-cell>
          <table:table-cell office:value-type="float" office:value="25179" calcext:value-type="float">
            <text:p>25179</text:p>
          </table:table-cell>
          <table:table-cell office:value-type="float" office:value="24896" calcext:value-type="float">
            <text:p>24896</text:p>
          </table:table-cell>
          <table:table-cell office:value-type="float" office:value="24393" calcext:value-type="float">
            <text:p>24393</text:p>
          </table:table-cell>
          <table:table-cell office:value-type="float" office:value="24597" calcext:value-type="float">
            <text:p>24597</text:p>
          </table:table-cell>
          <table:table-cell office:value-type="float" office:value="245" calcext:value-type="float">
            <text:p>245</text:p>
          </table:table-cell>
          <table:table-cell office:value-type="float" office:value="12424" calcext:value-type="float">
            <text:p>12424</text:p>
          </table:table-cell>
          <table:table-cell office:value-type="float" office:value="49590" calcext:value-type="float">
            <text:p>49590</text:p>
          </table:table-cell>
          <table:table-cell office:value-type="float" office:value="99152" calcext:value-type="float">
            <text:p>991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4137955.1</text:p>
          </table:table-cell>
          <table:table-cell office:value-type="float" office:value="59024647" calcext:value-type="float">
            <text:p>59024647</text:p>
          </table:table-cell>
          <table:table-cell office:value-type="float" office:value="26072" calcext:value-type="float">
            <text:p>26072</text:p>
          </table:table-cell>
          <table:table-cell office:value-type="float" office:value="25353" calcext:value-type="float">
            <text:p>25353</text:p>
          </table:table-cell>
          <table:table-cell office:value-type="float" office:value="24917" calcext:value-type="float">
            <text:p>24917</text:p>
          </table:table-cell>
          <table:table-cell office:value-type="float" office:value="24671" calcext:value-type="float">
            <text:p>24671</text:p>
          </table:table-cell>
          <table:table-cell office:value-type="float" office:value="24817" calcext:value-type="float">
            <text:p>24817</text:p>
          </table:table-cell>
          <table:table-cell office:value-type="float" office:value="245" calcext:value-type="float">
            <text:p>245</text:p>
          </table:table-cell>
          <table:table-cell office:value-type="float" office:value="12422" calcext:value-type="float">
            <text:p>12422</text:p>
          </table:table-cell>
          <table:table-cell office:value-type="float" office:value="49824" calcext:value-type="float">
            <text:p>49824</text:p>
          </table:table-cell>
          <table:table-cell office:value-type="float" office:value="99714" calcext:value-type="float">
            <text:p>997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4137965.1</text:p>
          </table:table-cell>
          <table:table-cell office:value-type="float" office:value="41286511" calcext:value-type="float">
            <text:p>41286511</text:p>
          </table:table-cell>
          <table:table-cell office:value-type="float" office:value="19797" calcext:value-type="float">
            <text:p>19797</text:p>
          </table:table-cell>
          <table:table-cell office:value-type="float" office:value="19448" calcext:value-type="float">
            <text:p>19448</text:p>
          </table:table-cell>
          <table:table-cell office:value-type="float" office:value="19624" calcext:value-type="float">
            <text:p>19624</text:p>
          </table:table-cell>
          <table:table-cell office:value-type="float" office:value="19224" calcext:value-type="float">
            <text:p>19224</text:p>
          </table:table-cell>
          <table:table-cell office:value-type="float" office:value="19312" calcext:value-type="float">
            <text:p>19312</text:p>
          </table:table-cell>
          <table:table-cell office:value-type="float" office:value="245" calcext:value-type="float">
            <text:p>245</text:p>
          </table:table-cell>
          <table:table-cell office:value-type="float" office:value="9783" calcext:value-type="float">
            <text:p>9783</text:p>
          </table:table-cell>
          <table:table-cell office:value-type="float" office:value="39044" calcext:value-type="float">
            <text:p>39044</text:p>
          </table:table-cell>
          <table:table-cell office:value-type="float" office:value="77916" calcext:value-type="float">
            <text:p>77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4137975.1</text:p>
          </table:table-cell>
          <table:table-cell office:value-type="float" office:value="52856519" calcext:value-type="float">
            <text:p>52856519</text:p>
          </table:table-cell>
          <table:table-cell office:value-type="float" office:value="24167" calcext:value-type="float">
            <text:p>24167</text:p>
          </table:table-cell>
          <table:table-cell office:value-type="float" office:value="23780" calcext:value-type="float">
            <text:p>23780</text:p>
          </table:table-cell>
          <table:table-cell office:value-type="float" office:value="23601" calcext:value-type="float">
            <text:p>23601</text:p>
          </table:table-cell>
          <table:table-cell office:value-type="float" office:value="23370" calcext:value-type="float">
            <text:p>23370</text:p>
          </table:table-cell>
          <table:table-cell office:value-type="float" office:value="23247" calcext:value-type="float">
            <text:p>23247</text:p>
          </table:table-cell>
          <table:table-cell office:value-type="float" office:value="245" calcext:value-type="float">
            <text:p>245</text:p>
          </table:table-cell>
          <table:table-cell office:value-type="float" office:value="11742" calcext:value-type="float">
            <text:p>11742</text:p>
          </table:table-cell>
          <table:table-cell office:value-type="float" office:value="47063" calcext:value-type="float">
            <text:p>47063</text:p>
          </table:table-cell>
          <table:table-cell office:value-type="float" office:value="94232" calcext:value-type="float">
            <text:p>942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4138045.1</text:p>
          </table:table-cell>
          <table:table-cell office:value-type="float" office:value="59625234" calcext:value-type="float">
            <text:p>59625234</text:p>
          </table:table-cell>
          <table:table-cell office:value-type="float" office:value="26061" calcext:value-type="float">
            <text:p>26061</text:p>
          </table:table-cell>
          <table:table-cell office:value-type="float" office:value="25629" calcext:value-type="float">
            <text:p>25629</text:p>
          </table:table-cell>
          <table:table-cell office:value-type="float" office:value="25238" calcext:value-type="float">
            <text:p>25238</text:p>
          </table:table-cell>
          <table:table-cell office:value-type="float" office:value="24966" calcext:value-type="float">
            <text:p>24966</text:p>
          </table:table-cell>
          <table:table-cell office:value-type="float" office:value="24986" calcext:value-type="float">
            <text:p>24986</text:p>
          </table:table-cell>
          <table:table-cell office:value-type="float" office:value="245" calcext:value-type="float">
            <text:p>245</text:p>
          </table:table-cell>
          <table:table-cell office:value-type="float" office:value="12654" calcext:value-type="float">
            <text:p>12654</text:p>
          </table:table-cell>
          <table:table-cell office:value-type="float" office:value="50177" calcext:value-type="float">
            <text:p>50177</text:p>
          </table:table-cell>
          <table:table-cell office:value-type="float" office:value="100516" calcext:value-type="float">
            <text:p>1005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9732905.1</text:p>
          </table:table-cell>
          <table:table-cell office:value-type="float" office:value="78767658" calcext:value-type="float">
            <text:p>78767658</text:p>
          </table:table-cell>
          <table:table-cell office:value-type="float" office:value="33299" calcext:value-type="float">
            <text:p>33299</text:p>
          </table:table-cell>
          <table:table-cell office:value-type="float" office:value="32393" calcext:value-type="float">
            <text:p>32393</text:p>
          </table:table-cell>
          <table:table-cell office:value-type="float" office:value="31740" calcext:value-type="float">
            <text:p>31740</text:p>
          </table:table-cell>
          <table:table-cell office:value-type="float" office:value="31040" calcext:value-type="float">
            <text:p>31040</text:p>
          </table:table-cell>
          <table:table-cell office:value-type="float" office:value="30758" calcext:value-type="float">
            <text:p>30758</text:p>
          </table:table-cell>
          <table:table-cell office:value-type="float" office:value="245" calcext:value-type="float">
            <text:p>245</text:p>
          </table:table-cell>
          <table:table-cell office:value-type="float" office:value="15841" calcext:value-type="float">
            <text:p>15841</text:p>
          </table:table-cell>
          <table:table-cell office:value-type="float" office:value="62953" calcext:value-type="float">
            <text:p>62953</text:p>
          </table:table-cell>
          <table:table-cell office:value-type="float" office:value="126460" calcext:value-type="float">
            <text:p>1264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9732925.1</text:p>
          </table:table-cell>
          <table:table-cell office:value-type="float" office:value="78823164" calcext:value-type="float">
            <text:p>78823164</text:p>
          </table:table-cell>
          <table:table-cell office:value-type="float" office:value="33502" calcext:value-type="float">
            <text:p>33502</text:p>
          </table:table-cell>
          <table:table-cell office:value-type="float" office:value="32797" calcext:value-type="float">
            <text:p>32797</text:p>
          </table:table-cell>
          <table:table-cell office:value-type="float" office:value="31772" calcext:value-type="float">
            <text:p>31772</text:p>
          </table:table-cell>
          <table:table-cell office:value-type="float" office:value="31608" calcext:value-type="float">
            <text:p>31608</text:p>
          </table:table-cell>
          <table:table-cell office:value-type="float" office:value="31319" calcext:value-type="float">
            <text:p>31319</text:p>
          </table:table-cell>
          <table:table-cell office:value-type="float" office:value="245" calcext:value-type="float">
            <text:p>245</text:p>
          </table:table-cell>
          <table:table-cell office:value-type="float" office:value="15911" calcext:value-type="float">
            <text:p>15911</text:p>
          </table:table-cell>
          <table:table-cell office:value-type="float" office:value="63386" calcext:value-type="float">
            <text:p>63386</text:p>
          </table:table-cell>
          <table:table-cell office:value-type="float" office:value="127214" calcext:value-type="float">
            <text:p>1272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9732945.1</text:p>
          </table:table-cell>
          <table:table-cell office:value-type="float" office:value="78890942" calcext:value-type="float">
            <text:p>78890942</text:p>
          </table:table-cell>
          <table:table-cell office:value-type="float" office:value="33337" calcext:value-type="float">
            <text:p>33337</text:p>
          </table:table-cell>
          <table:table-cell office:value-type="float" office:value="32429" calcext:value-type="float">
            <text:p>32429</text:p>
          </table:table-cell>
          <table:table-cell office:value-type="float" office:value="31854" calcext:value-type="float">
            <text:p>31854</text:p>
          </table:table-cell>
          <table:table-cell office:value-type="float" office:value="31150" calcext:value-type="float">
            <text:p>31150</text:p>
          </table:table-cell>
          <table:table-cell office:value-type="float" office:value="30827" calcext:value-type="float">
            <text:p>30827</text:p>
          </table:table-cell>
          <table:table-cell office:value-type="float" office:value="245" calcext:value-type="float">
            <text:p>245</text:p>
          </table:table-cell>
          <table:table-cell office:value-type="float" office:value="15909" calcext:value-type="float">
            <text:p>15909</text:p>
          </table:table-cell>
          <table:table-cell office:value-type="float" office:value="63158" calcext:value-type="float">
            <text:p>63158</text:p>
          </table:table-cell>
          <table:table-cell office:value-type="float" office:value="126721" calcext:value-type="float">
            <text:p>1267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9732985.1</text:p>
          </table:table-cell>
          <table:table-cell office:value-type="float" office:value="79739945" calcext:value-type="float">
            <text:p>79739945</text:p>
          </table:table-cell>
          <table:table-cell office:value-type="float" office:value="33763" calcext:value-type="float">
            <text:p>33763</text:p>
          </table:table-cell>
          <table:table-cell office:value-type="float" office:value="32983" calcext:value-type="float">
            <text:p>32983</text:p>
          </table:table-cell>
          <table:table-cell office:value-type="float" office:value="31909" calcext:value-type="float">
            <text:p>31909</text:p>
          </table:table-cell>
          <table:table-cell office:value-type="float" office:value="31784" calcext:value-type="float">
            <text:p>31784</text:p>
          </table:table-cell>
          <table:table-cell office:value-type="float" office:value="31477" calcext:value-type="float">
            <text:p>31477</text:p>
          </table:table-cell>
          <table:table-cell office:value-type="float" office:value="245" calcext:value-type="float">
            <text:p>245</text:p>
          </table:table-cell>
          <table:table-cell office:value-type="float" office:value="15982" calcext:value-type="float">
            <text:p>15982</text:p>
          </table:table-cell>
          <table:table-cell office:value-type="float" office:value="63607" calcext:value-type="float">
            <text:p>63607</text:p>
          </table:table-cell>
          <table:table-cell office:value-type="float" office:value="127795" calcext:value-type="float">
            <text:p>1277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9733005.1</text:p>
          </table:table-cell>
          <table:table-cell office:value-type="float" office:value="80058972" calcext:value-type="float">
            <text:p>80058972</text:p>
          </table:table-cell>
          <table:table-cell office:value-type="float" office:value="33731" calcext:value-type="float">
            <text:p>33731</text:p>
          </table:table-cell>
          <table:table-cell office:value-type="float" office:value="32991" calcext:value-type="float">
            <text:p>32991</text:p>
          </table:table-cell>
          <table:table-cell office:value-type="float" office:value="31927" calcext:value-type="float">
            <text:p>31927</text:p>
          </table:table-cell>
          <table:table-cell office:value-type="float" office:value="31832" calcext:value-type="float">
            <text:p>31832</text:p>
          </table:table-cell>
          <table:table-cell office:value-type="float" office:value="31533" calcext:value-type="float">
            <text:p>31533</text:p>
          </table:table-cell>
          <table:table-cell office:value-type="float" office:value="245" calcext:value-type="float">
            <text:p>245</text:p>
          </table:table-cell>
          <table:table-cell office:value-type="float" office:value="15988" calcext:value-type="float">
            <text:p>15988</text:p>
          </table:table-cell>
          <table:table-cell office:value-type="float" office:value="63655" calcext:value-type="float">
            <text:p>63655</text:p>
          </table:table-cell>
          <table:table-cell office:value-type="float" office:value="127720" calcext:value-type="float">
            <text:p>1277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9733025.1</text:p>
          </table:table-cell>
          <table:table-cell office:value-type="float" office:value="79986607" calcext:value-type="float">
            <text:p>79986607</text:p>
          </table:table-cell>
          <table:table-cell office:value-type="float" office:value="33742" calcext:value-type="float">
            <text:p>33742</text:p>
          </table:table-cell>
          <table:table-cell office:value-type="float" office:value="33039" calcext:value-type="float">
            <text:p>33039</text:p>
          </table:table-cell>
          <table:table-cell office:value-type="float" office:value="31926" calcext:value-type="float">
            <text:p>31926</text:p>
          </table:table-cell>
          <table:table-cell office:value-type="float" office:value="31798" calcext:value-type="float">
            <text:p>31798</text:p>
          </table:table-cell>
          <table:table-cell office:value-type="float" office:value="31466" calcext:value-type="float">
            <text:p>31466</text:p>
          </table:table-cell>
          <table:table-cell office:value-type="float" office:value="245" calcext:value-type="float">
            <text:p>245</text:p>
          </table:table-cell>
          <table:table-cell office:value-type="float" office:value="16003" calcext:value-type="float">
            <text:p>16003</text:p>
          </table:table-cell>
          <table:table-cell office:value-type="float" office:value="63624" calcext:value-type="float">
            <text:p>63624</text:p>
          </table:table-cell>
          <table:table-cell office:value-type="float" office:value="127748" calcext:value-type="float">
            <text:p>1277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9733045.1</text:p>
          </table:table-cell>
          <table:table-cell office:value-type="float" office:value="79240560" calcext:value-type="float">
            <text:p>79240560</text:p>
          </table:table-cell>
          <table:table-cell office:value-type="float" office:value="33613" calcext:value-type="float">
            <text:p>33613</text:p>
          </table:table-cell>
          <table:table-cell office:value-type="float" office:value="32862" calcext:value-type="float">
            <text:p>32862</text:p>
          </table:table-cell>
          <table:table-cell office:value-type="float" office:value="31836" calcext:value-type="float">
            <text:p>31836</text:p>
          </table:table-cell>
          <table:table-cell office:value-type="float" office:value="31669" calcext:value-type="float">
            <text:p>31669</text:p>
          </table:table-cell>
          <table:table-cell office:value-type="float" office:value="31397" calcext:value-type="float">
            <text:p>31397</text:p>
          </table:table-cell>
          <table:table-cell office:value-type="float" office:value="245" calcext:value-type="float">
            <text:p>245</text:p>
          </table:table-cell>
          <table:table-cell office:value-type="float" office:value="15930" calcext:value-type="float">
            <text:p>15930</text:p>
          </table:table-cell>
          <table:table-cell office:value-type="float" office:value="63439" calcext:value-type="float">
            <text:p>63439</text:p>
          </table:table-cell>
          <table:table-cell office:value-type="float" office:value="127284" calcext:value-type="float">
            <text:p>1272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9733065.1</text:p>
          </table:table-cell>
          <table:table-cell office:value-type="float" office:value="79356741" calcext:value-type="float">
            <text:p>79356741</text:p>
          </table:table-cell>
          <table:table-cell office:value-type="float" office:value="33660" calcext:value-type="float">
            <text:p>33660</text:p>
          </table:table-cell>
          <table:table-cell office:value-type="float" office:value="32971" calcext:value-type="float">
            <text:p>32971</text:p>
          </table:table-cell>
          <table:table-cell office:value-type="float" office:value="31843" calcext:value-type="float">
            <text:p>31843</text:p>
          </table:table-cell>
          <table:table-cell office:value-type="float" office:value="31694" calcext:value-type="float">
            <text:p>31694</text:p>
          </table:table-cell>
          <table:table-cell office:value-type="float" office:value="31400" calcext:value-type="float">
            <text:p>31400</text:p>
          </table:table-cell>
          <table:table-cell office:value-type="float" office:value="245" calcext:value-type="float">
            <text:p>245</text:p>
          </table:table-cell>
          <table:table-cell office:value-type="float" office:value="15959" calcext:value-type="float">
            <text:p>15959</text:p>
          </table:table-cell>
          <table:table-cell office:value-type="float" office:value="63514" calcext:value-type="float">
            <text:p>63514</text:p>
          </table:table-cell>
          <table:table-cell office:value-type="float" office:value="127527" calcext:value-type="float">
            <text:p>1275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9733085.1</text:p>
          </table:table-cell>
          <table:table-cell office:value-type="float" office:value="80092187" calcext:value-type="float">
            <text:p>80092187</text:p>
          </table:table-cell>
          <table:table-cell office:value-type="float" office:value="33810" calcext:value-type="float">
            <text:p>33810</text:p>
          </table:table-cell>
          <table:table-cell office:value-type="float" office:value="33062" calcext:value-type="float">
            <text:p>33062</text:p>
          </table:table-cell>
          <table:table-cell office:value-type="float" office:value="31965" calcext:value-type="float">
            <text:p>31965</text:p>
          </table:table-cell>
          <table:table-cell office:value-type="float" office:value="31828" calcext:value-type="float">
            <text:p>31828</text:p>
          </table:table-cell>
          <table:table-cell office:value-type="float" office:value="31505" calcext:value-type="float">
            <text:p>31505</text:p>
          </table:table-cell>
          <table:table-cell office:value-type="float" office:value="245" calcext:value-type="float">
            <text:p>245</text:p>
          </table:table-cell>
          <table:table-cell office:value-type="float" office:value="16005" calcext:value-type="float">
            <text:p>16005</text:p>
          </table:table-cell>
          <table:table-cell office:value-type="float" office:value="63706" calcext:value-type="float">
            <text:p>63706</text:p>
          </table:table-cell>
          <table:table-cell office:value-type="float" office:value="127976" calcext:value-type="float">
            <text:p>1279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9733105.1</text:p>
          </table:table-cell>
          <table:table-cell office:value-type="float" office:value="80074095" calcext:value-type="float">
            <text:p>80074095</text:p>
          </table:table-cell>
          <table:table-cell office:value-type="float" office:value="33786" calcext:value-type="float">
            <text:p>33786</text:p>
          </table:table-cell>
          <table:table-cell office:value-type="float" office:value="33041" calcext:value-type="float">
            <text:p>33041</text:p>
          </table:table-cell>
          <table:table-cell office:value-type="float" office:value="31951" calcext:value-type="float">
            <text:p>31951</text:p>
          </table:table-cell>
          <table:table-cell office:value-type="float" office:value="31834" calcext:value-type="float">
            <text:p>31834</text:p>
          </table:table-cell>
          <table:table-cell office:value-type="float" office:value="31502" calcext:value-type="float">
            <text:p>31502</text:p>
          </table:table-cell>
          <table:table-cell office:value-type="float" office:value="245" calcext:value-type="float">
            <text:p>245</text:p>
          </table:table-cell>
          <table:table-cell office:value-type="float" office:value="16010" calcext:value-type="float">
            <text:p>16010</text:p>
          </table:table-cell>
          <table:table-cell office:value-type="float" office:value="63672" calcext:value-type="float">
            <text:p>63672</text:p>
          </table:table-cell>
          <table:table-cell office:value-type="float" office:value="127820" calcext:value-type="float">
            <text:p>1278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9733125.1</text:p>
          </table:table-cell>
          <table:table-cell office:value-type="float" office:value="79795872" calcext:value-type="float">
            <text:p>79795872</text:p>
          </table:table-cell>
          <table:table-cell office:value-type="float" office:value="33811" calcext:value-type="float">
            <text:p>33811</text:p>
          </table:table-cell>
          <table:table-cell office:value-type="float" office:value="32928" calcext:value-type="float">
            <text:p>32928</text:p>
          </table:table-cell>
          <table:table-cell office:value-type="float" office:value="31962" calcext:value-type="float">
            <text:p>31962</text:p>
          </table:table-cell>
          <table:table-cell office:value-type="float" office:value="31715" calcext:value-type="float">
            <text:p>31715</text:p>
          </table:table-cell>
          <table:table-cell office:value-type="float" office:value="31442" calcext:value-type="float">
            <text:p>31442</text:p>
          </table:table-cell>
          <table:table-cell office:value-type="float" office:value="245" calcext:value-type="float">
            <text:p>245</text:p>
          </table:table-cell>
          <table:table-cell office:value-type="float" office:value="15975" calcext:value-type="float">
            <text:p>15975</text:p>
          </table:table-cell>
          <table:table-cell office:value-type="float" office:value="63696" calcext:value-type="float">
            <text:p>63696</text:p>
          </table:table-cell>
          <table:table-cell office:value-type="float" office:value="127768" calcext:value-type="float">
            <text:p>1277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9733145.1</text:p>
          </table:table-cell>
          <table:table-cell office:value-type="float" office:value="78796482" calcext:value-type="float">
            <text:p>78796482</text:p>
          </table:table-cell>
          <table:table-cell office:value-type="float" office:value="33367" calcext:value-type="float">
            <text:p>33367</text:p>
          </table:table-cell>
          <table:table-cell office:value-type="float" office:value="32463" calcext:value-type="float">
            <text:p>32463</text:p>
          </table:table-cell>
          <table:table-cell office:value-type="float" office:value="31851" calcext:value-type="float">
            <text:p>31851</text:p>
          </table:table-cell>
          <table:table-cell office:value-type="float" office:value="31086" calcext:value-type="float">
            <text:p>31086</text:p>
          </table:table-cell>
          <table:table-cell office:value-type="float" office:value="30808" calcext:value-type="float">
            <text:p>30808</text:p>
          </table:table-cell>
          <table:table-cell office:value-type="float" office:value="245" calcext:value-type="float">
            <text:p>245</text:p>
          </table:table-cell>
          <table:table-cell office:value-type="float" office:value="15942" calcext:value-type="float">
            <text:p>15942</text:p>
          </table:table-cell>
          <table:table-cell office:value-type="float" office:value="63104" calcext:value-type="float">
            <text:p>63104</text:p>
          </table:table-cell>
          <table:table-cell office:value-type="float" office:value="126658" calcext:value-type="float">
            <text:p>1266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2295415.1</text:p>
          </table:table-cell>
          <table:table-cell office:value-type="float" office:value="45871644" calcext:value-type="float">
            <text:p>45871644</text:p>
          </table:table-cell>
          <table:table-cell office:value-type="float" office:value="22009" calcext:value-type="float">
            <text:p>22009</text:p>
          </table:table-cell>
          <table:table-cell office:value-type="float" office:value="21682" calcext:value-type="float">
            <text:p>21682</text:p>
          </table:table-cell>
          <table:table-cell office:value-type="float" office:value="21610" calcext:value-type="float">
            <text:p>21610</text:p>
          </table:table-cell>
          <table:table-cell office:value-type="float" office:value="21560" calcext:value-type="float">
            <text:p>21560</text:p>
          </table:table-cell>
          <table:table-cell office:value-type="float" office:value="21491" calcext:value-type="float">
            <text:p>21491</text:p>
          </table:table-cell>
          <table:table-cell office:value-type="float" office:value="245" calcext:value-type="float">
            <text:p>245</text:p>
          </table:table-cell>
          <table:table-cell office:value-type="float" office:value="10756" calcext:value-type="float">
            <text:p>10756</text:p>
          </table:table-cell>
          <table:table-cell office:value-type="float" office:value="43217" calcext:value-type="float">
            <text:p>43217</text:p>
          </table:table-cell>
          <table:table-cell office:value-type="float" office:value="86679" calcext:value-type="float">
            <text:p>866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2295425.1</text:p>
          </table:table-cell>
          <table:table-cell office:value-type="float" office:value="48522115" calcext:value-type="float">
            <text:p>48522115</text:p>
          </table:table-cell>
          <table:table-cell office:value-type="float" office:value="22893" calcext:value-type="float">
            <text:p>22893</text:p>
          </table:table-cell>
          <table:table-cell office:value-type="float" office:value="22631" calcext:value-type="float">
            <text:p>22631</text:p>
          </table:table-cell>
          <table:table-cell office:value-type="float" office:value="22621" calcext:value-type="float">
            <text:p>22621</text:p>
          </table:table-cell>
          <table:table-cell office:value-type="float" office:value="22549" calcext:value-type="float">
            <text:p>22549</text:p>
          </table:table-cell>
          <table:table-cell office:value-type="float" office:value="22548" calcext:value-type="float">
            <text:p>22548</text:p>
          </table:table-cell>
          <table:table-cell office:value-type="float" office:value="245" calcext:value-type="float">
            <text:p>245</text:p>
          </table:table-cell>
          <table:table-cell office:value-type="float" office:value="11208" calcext:value-type="float">
            <text:p>11208</text:p>
          </table:table-cell>
          <table:table-cell office:value-type="float" office:value="45093" calcext:value-type="float">
            <text:p>45093</text:p>
          </table:table-cell>
          <table:table-cell office:value-type="float" office:value="89853" calcext:value-type="float">
            <text:p>898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2295475.1</text:p>
          </table:table-cell>
          <table:table-cell office:value-type="float" office:value="61904570" calcext:value-type="float">
            <text:p>61904570</text:p>
          </table:table-cell>
          <table:table-cell office:value-type="float" office:value="27919" calcext:value-type="float">
            <text:p>27919</text:p>
          </table:table-cell>
          <table:table-cell office:value-type="float" office:value="27852" calcext:value-type="float">
            <text:p>27852</text:p>
          </table:table-cell>
          <table:table-cell office:value-type="float" office:value="26664" calcext:value-type="float">
            <text:p>26664</text:p>
          </table:table-cell>
          <table:table-cell office:value-type="float" office:value="27192" calcext:value-type="float">
            <text:p>27192</text:p>
          </table:table-cell>
          <table:table-cell office:value-type="float" office:value="26786" calcext:value-type="float">
            <text:p>26786</text:p>
          </table:table-cell>
          <table:table-cell office:value-type="float" office:value="245" calcext:value-type="float">
            <text:p>245</text:p>
          </table:table-cell>
          <table:table-cell office:value-type="float" office:value="13127" calcext:value-type="float">
            <text:p>13127</text:p>
          </table:table-cell>
          <table:table-cell office:value-type="float" office:value="54046" calcext:value-type="float">
            <text:p>54046</text:p>
          </table:table-cell>
          <table:table-cell office:value-type="float" office:value="108566" calcext:value-type="float">
            <text:p>1085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2552325.1</text:p>
          </table:table-cell>
          <table:table-cell office:value-type="float" office:value="233833953" calcext:value-type="float">
            <text:p>233833953</text:p>
          </table:table-cell>
          <table:table-cell office:value-type="float" office:value="48675" calcext:value-type="float">
            <text:p>48675</text:p>
          </table:table-cell>
          <table:table-cell office:value-type="float" office:value="45543" calcext:value-type="float">
            <text:p>45543</text:p>
          </table:table-cell>
          <table:table-cell office:value-type="float" office:value="43178" calcext:value-type="float">
            <text:p>43178</text:p>
          </table:table-cell>
          <table:table-cell office:value-type="float" office:value="42410" calcext:value-type="float">
            <text:p>42410</text:p>
          </table:table-cell>
          <table:table-cell office:value-type="float" office:value="41439" calcext:value-type="float">
            <text:p>41439</text:p>
          </table:table-cell>
          <table:table-cell office:value-type="float" office:value="245" calcext:value-type="float">
            <text:p>245</text:p>
          </table:table-cell>
          <table:table-cell office:value-type="float" office:value="21375" calcext:value-type="float">
            <text:p>21375</text:p>
          </table:table-cell>
          <table:table-cell office:value-type="float" office:value="86483" calcext:value-type="float">
            <text:p>86483</text:p>
          </table:table-cell>
          <table:table-cell office:value-type="float" office:value="172813" calcext:value-type="float">
            <text:p>1728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2656105.1</text:p>
          </table:table-cell>
          <table:table-cell office:value-type="float" office:value="75871586" calcext:value-type="float">
            <text:p>75871586</text:p>
          </table:table-cell>
          <table:table-cell office:value-type="float" office:value="29193" calcext:value-type="float">
            <text:p>29193</text:p>
          </table:table-cell>
          <table:table-cell office:value-type="float" office:value="28634" calcext:value-type="float">
            <text:p>28634</text:p>
          </table:table-cell>
          <table:table-cell office:value-type="float" office:value="27728" calcext:value-type="float">
            <text:p>27728</text:p>
          </table:table-cell>
          <table:table-cell office:value-type="float" office:value="27798" calcext:value-type="float">
            <text:p>27798</text:p>
          </table:table-cell>
          <table:table-cell office:value-type="float" office:value="27785" calcext:value-type="float">
            <text:p>27785</text:p>
          </table:table-cell>
          <table:table-cell office:value-type="float" office:value="245" calcext:value-type="float">
            <text:p>245</text:p>
          </table:table-cell>
          <table:table-cell office:value-type="float" office:value="13817" calcext:value-type="float">
            <text:p>13817</text:p>
          </table:table-cell>
          <table:table-cell office:value-type="float" office:value="55611" calcext:value-type="float">
            <text:p>55611</text:p>
          </table:table-cell>
          <table:table-cell office:value-type="float" office:value="111713" calcext:value-type="float">
            <text:p>1117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2932265.1</text:p>
          </table:table-cell>
          <table:table-cell office:value-type="float" office:value="57062630" calcext:value-type="float">
            <text:p>57062630</text:p>
          </table:table-cell>
          <table:table-cell office:value-type="float" office:value="26485" calcext:value-type="float">
            <text:p>26485</text:p>
          </table:table-cell>
          <table:table-cell office:value-type="float" office:value="26306" calcext:value-type="float">
            <text:p>26306</text:p>
          </table:table-cell>
          <table:table-cell office:value-type="float" office:value="25831" calcext:value-type="float">
            <text:p>25831</text:p>
          </table:table-cell>
          <table:table-cell office:value-type="float" office:value="25567" calcext:value-type="float">
            <text:p>25567</text:p>
          </table:table-cell>
          <table:table-cell office:value-type="float" office:value="25493" calcext:value-type="float">
            <text:p>25493</text:p>
          </table:table-cell>
          <table:table-cell office:value-type="float" office:value="245" calcext:value-type="float">
            <text:p>245</text:p>
          </table:table-cell>
          <table:table-cell office:value-type="float" office:value="12847" calcext:value-type="float">
            <text:p>12847</text:p>
          </table:table-cell>
          <table:table-cell office:value-type="float" office:value="51565" calcext:value-type="float">
            <text:p>51565</text:p>
          </table:table-cell>
          <table:table-cell office:value-type="float" office:value="102718" calcext:value-type="float">
            <text:p>1027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6618375.1</text:p>
          </table:table-cell>
          <table:table-cell office:value-type="float" office:value="95353620" calcext:value-type="float">
            <text:p>95353620</text:p>
          </table:table-cell>
          <table:table-cell office:value-type="float" office:value="27853" calcext:value-type="float">
            <text:p>27853</text:p>
          </table:table-cell>
          <table:table-cell office:value-type="float" office:value="26615" calcext:value-type="float">
            <text:p>26615</text:p>
          </table:table-cell>
          <table:table-cell office:value-type="float" office:value="26149" calcext:value-type="float">
            <text:p>26149</text:p>
          </table:table-cell>
          <table:table-cell office:value-type="float" office:value="25516" calcext:value-type="float">
            <text:p>25516</text:p>
          </table:table-cell>
          <table:table-cell office:value-type="float" office:value="25402" calcext:value-type="float">
            <text:p>25402</text:p>
          </table:table-cell>
          <table:table-cell office:value-type="float" office:value="245" calcext:value-type="float">
            <text:p>245</text:p>
          </table:table-cell>
          <table:table-cell office:value-type="float" office:value="13085" calcext:value-type="float">
            <text:p>13085</text:p>
          </table:table-cell>
          <table:table-cell office:value-type="float" office:value="51714" calcext:value-type="float">
            <text:p>51714</text:p>
          </table:table-cell>
          <table:table-cell office:value-type="float" office:value="103367" calcext:value-type="float">
            <text:p>103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6864635.1</text:p>
          </table:table-cell>
          <table:table-cell office:value-type="float" office:value="60638888" calcext:value-type="float">
            <text:p>60638888</text:p>
          </table:table-cell>
          <table:table-cell office:value-type="float" office:value="27221" calcext:value-type="float">
            <text:p>27221</text:p>
          </table:table-cell>
          <table:table-cell office:value-type="float" office:value="27412" calcext:value-type="float">
            <text:p>27412</text:p>
          </table:table-cell>
          <table:table-cell office:value-type="float" office:value="26592" calcext:value-type="float">
            <text:p>26592</text:p>
          </table:table-cell>
          <table:table-cell office:value-type="float" office:value="26509" calcext:value-type="float">
            <text:p>26509</text:p>
          </table:table-cell>
          <table:table-cell office:value-type="float" office:value="26638" calcext:value-type="float">
            <text:p>26638</text:p>
          </table:table-cell>
          <table:table-cell office:value-type="float" office:value="245" calcext:value-type="float">
            <text:p>245</text:p>
          </table:table-cell>
          <table:table-cell office:value-type="float" office:value="13195" calcext:value-type="float">
            <text:p>13195</text:p>
          </table:table-cell>
          <table:table-cell office:value-type="float" office:value="53373" calcext:value-type="float">
            <text:p>53373</text:p>
          </table:table-cell>
          <table:table-cell office:value-type="float" office:value="106740" calcext:value-type="float">
            <text:p>1067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6864665.1</text:p>
          </table:table-cell>
          <table:table-cell office:value-type="float" office:value="61464937" calcext:value-type="float">
            <text:p>61464937</text:p>
          </table:table-cell>
          <table:table-cell office:value-type="float" office:value="27351" calcext:value-type="float">
            <text:p>27351</text:p>
          </table:table-cell>
          <table:table-cell office:value-type="float" office:value="27487" calcext:value-type="float">
            <text:p>27487</text:p>
          </table:table-cell>
          <table:table-cell office:value-type="float" office:value="26639" calcext:value-type="float">
            <text:p>26639</text:p>
          </table:table-cell>
          <table:table-cell office:value-type="float" office:value="26574" calcext:value-type="float">
            <text:p>26574</text:p>
          </table:table-cell>
          <table:table-cell office:value-type="float" office:value="26712" calcext:value-type="float">
            <text:p>26712</text:p>
          </table:table-cell>
          <table:table-cell office:value-type="float" office:value="245" calcext:value-type="float">
            <text:p>245</text:p>
          </table:table-cell>
          <table:table-cell office:value-type="float" office:value="13220" calcext:value-type="float">
            <text:p>13220</text:p>
          </table:table-cell>
          <table:table-cell office:value-type="float" office:value="53457" calcext:value-type="float">
            <text:p>53457</text:p>
          </table:table-cell>
          <table:table-cell office:value-type="float" office:value="106901" calcext:value-type="float">
            <text:p>1069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6864695.1</text:p>
          </table:table-cell>
          <table:table-cell office:value-type="float" office:value="61559140" calcext:value-type="float">
            <text:p>61559140</text:p>
          </table:table-cell>
          <table:table-cell office:value-type="float" office:value="27306" calcext:value-type="float">
            <text:p>27306</text:p>
          </table:table-cell>
          <table:table-cell office:value-type="float" office:value="27469" calcext:value-type="float">
            <text:p>27469</text:p>
          </table:table-cell>
          <table:table-cell office:value-type="float" office:value="26622" calcext:value-type="float">
            <text:p>26622</text:p>
          </table:table-cell>
          <table:table-cell office:value-type="float" office:value="26571" calcext:value-type="float">
            <text:p>26571</text:p>
          </table:table-cell>
          <table:table-cell office:value-type="float" office:value="26712" calcext:value-type="float">
            <text:p>26712</text:p>
          </table:table-cell>
          <table:table-cell office:value-type="float" office:value="245" calcext:value-type="float">
            <text:p>245</text:p>
          </table:table-cell>
          <table:table-cell office:value-type="float" office:value="13220" calcext:value-type="float">
            <text:p>13220</text:p>
          </table:table-cell>
          <table:table-cell office:value-type="float" office:value="53427" calcext:value-type="float">
            <text:p>53427</text:p>
          </table:table-cell>
          <table:table-cell office:value-type="float" office:value="106860" calcext:value-type="float">
            <text:p>1068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6864715.1</text:p>
          </table:table-cell>
          <table:table-cell office:value-type="float" office:value="61417994" calcext:value-type="float">
            <text:p>61417994</text:p>
          </table:table-cell>
          <table:table-cell office:value-type="float" office:value="27397" calcext:value-type="float">
            <text:p>27397</text:p>
          </table:table-cell>
          <table:table-cell office:value-type="float" office:value="27554" calcext:value-type="float">
            <text:p>27554</text:p>
          </table:table-cell>
          <table:table-cell office:value-type="float" office:value="26740" calcext:value-type="float">
            <text:p>26740</text:p>
          </table:table-cell>
          <table:table-cell office:value-type="float" office:value="26657" calcext:value-type="float">
            <text:p>26657</text:p>
          </table:table-cell>
          <table:table-cell office:value-type="float" office:value="26856" calcext:value-type="float">
            <text:p>26856</text:p>
          </table:table-cell>
          <table:table-cell office:value-type="float" office:value="245" calcext:value-type="float">
            <text:p>245</text:p>
          </table:table-cell>
          <table:table-cell office:value-type="float" office:value="13265" calcext:value-type="float">
            <text:p>13265</text:p>
          </table:table-cell>
          <table:table-cell office:value-type="float" office:value="53662" calcext:value-type="float">
            <text:p>53662</text:p>
          </table:table-cell>
          <table:table-cell office:value-type="float" office:value="107327" calcext:value-type="float">
            <text:p>1073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6864735.1</text:p>
          </table:table-cell>
          <table:table-cell office:value-type="float" office:value="62334549" calcext:value-type="float">
            <text:p>62334549</text:p>
          </table:table-cell>
          <table:table-cell office:value-type="float" office:value="27837" calcext:value-type="float">
            <text:p>27837</text:p>
          </table:table-cell>
          <table:table-cell office:value-type="float" office:value="27980" calcext:value-type="float">
            <text:p>27980</text:p>
          </table:table-cell>
          <table:table-cell office:value-type="float" office:value="27158" calcext:value-type="float">
            <text:p>27158</text:p>
          </table:table-cell>
          <table:table-cell office:value-type="float" office:value="27003" calcext:value-type="float">
            <text:p>27003</text:p>
          </table:table-cell>
          <table:table-cell office:value-type="float" office:value="27179" calcext:value-type="float">
            <text:p>27179</text:p>
          </table:table-cell>
          <table:table-cell office:value-type="float" office:value="245" calcext:value-type="float">
            <text:p>245</text:p>
          </table:table-cell>
          <table:table-cell office:value-type="float" office:value="13494" calcext:value-type="float">
            <text:p>13494</text:p>
          </table:table-cell>
          <table:table-cell office:value-type="float" office:value="54494" calcext:value-type="float">
            <text:p>54494</text:p>
          </table:table-cell>
          <table:table-cell office:value-type="float" office:value="108889" calcext:value-type="float">
            <text:p>1088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6864755.1</text:p>
          </table:table-cell>
          <table:table-cell office:value-type="float" office:value="61557802" calcext:value-type="float">
            <text:p>61557802</text:p>
          </table:table-cell>
          <table:table-cell office:value-type="float" office:value="27399" calcext:value-type="float">
            <text:p>27399</text:p>
          </table:table-cell>
          <table:table-cell office:value-type="float" office:value="27510" calcext:value-type="float">
            <text:p>27510</text:p>
          </table:table-cell>
          <table:table-cell office:value-type="float" office:value="26702" calcext:value-type="float">
            <text:p>26702</text:p>
          </table:table-cell>
          <table:table-cell office:value-type="float" office:value="26627" calcext:value-type="float">
            <text:p>26627</text:p>
          </table:table-cell>
          <table:table-cell office:value-type="float" office:value="26744" calcext:value-type="float">
            <text:p>26744</text:p>
          </table:table-cell>
          <table:table-cell office:value-type="float" office:value="245" calcext:value-type="float">
            <text:p>245</text:p>
          </table:table-cell>
          <table:table-cell office:value-type="float" office:value="13261" calcext:value-type="float">
            <text:p>13261</text:p>
          </table:table-cell>
          <table:table-cell office:value-type="float" office:value="53551" calcext:value-type="float">
            <text:p>53551</text:p>
          </table:table-cell>
          <table:table-cell office:value-type="float" office:value="107076" calcext:value-type="float">
            <text:p>107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6864775.1</text:p>
          </table:table-cell>
          <table:table-cell office:value-type="float" office:value="61468384" calcext:value-type="float">
            <text:p>61468384</text:p>
          </table:table-cell>
          <table:table-cell office:value-type="float" office:value="27491" calcext:value-type="float">
            <text:p>27491</text:p>
          </table:table-cell>
          <table:table-cell office:value-type="float" office:value="27675" calcext:value-type="float">
            <text:p>27675</text:p>
          </table:table-cell>
          <table:table-cell office:value-type="float" office:value="26777" calcext:value-type="float">
            <text:p>26777</text:p>
          </table:table-cell>
          <table:table-cell office:value-type="float" office:value="26757" calcext:value-type="float">
            <text:p>26757</text:p>
          </table:table-cell>
          <table:table-cell office:value-type="float" office:value="26894" calcext:value-type="float">
            <text:p>26894</text:p>
          </table:table-cell>
          <table:table-cell office:value-type="float" office:value="245" calcext:value-type="float">
            <text:p>245</text:p>
          </table:table-cell>
          <table:table-cell office:value-type="float" office:value="13297" calcext:value-type="float">
            <text:p>13297</text:p>
          </table:table-cell>
          <table:table-cell office:value-type="float" office:value="53761" calcext:value-type="float">
            <text:p>53761</text:p>
          </table:table-cell>
          <table:table-cell office:value-type="float" office:value="107591" calcext:value-type="float">
            <text:p>1075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6864795.1</text:p>
          </table:table-cell>
          <table:table-cell office:value-type="float" office:value="62034011" calcext:value-type="float">
            <text:p>62034011</text:p>
          </table:table-cell>
          <table:table-cell office:value-type="float" office:value="27730" calcext:value-type="float">
            <text:p>27730</text:p>
          </table:table-cell>
          <table:table-cell office:value-type="float" office:value="27908" calcext:value-type="float">
            <text:p>27908</text:p>
          </table:table-cell>
          <table:table-cell office:value-type="float" office:value="27038" calcext:value-type="float">
            <text:p>27038</text:p>
          </table:table-cell>
          <table:table-cell office:value-type="float" office:value="26963" calcext:value-type="float">
            <text:p>26963</text:p>
          </table:table-cell>
          <table:table-cell office:value-type="float" office:value="27123" calcext:value-type="float">
            <text:p>27123</text:p>
          </table:table-cell>
          <table:table-cell office:value-type="float" office:value="245" calcext:value-type="float">
            <text:p>245</text:p>
          </table:table-cell>
          <table:table-cell office:value-type="float" office:value="13422" calcext:value-type="float">
            <text:p>13422</text:p>
          </table:table-cell>
          <table:table-cell office:value-type="float" office:value="54295" calcext:value-type="float">
            <text:p>54295</text:p>
          </table:table-cell>
          <table:table-cell office:value-type="float" office:value="108647" calcext:value-type="float">
            <text:p>1086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6864815.1</text:p>
          </table:table-cell>
          <table:table-cell office:value-type="float" office:value="61438509" calcext:value-type="float">
            <text:p>61438509</text:p>
          </table:table-cell>
          <table:table-cell office:value-type="float" office:value="27298" calcext:value-type="float">
            <text:p>27298</text:p>
          </table:table-cell>
          <table:table-cell office:value-type="float" office:value="27458" calcext:value-type="float">
            <text:p>27458</text:p>
          </table:table-cell>
          <table:table-cell office:value-type="float" office:value="26615" calcext:value-type="float">
            <text:p>26615</text:p>
          </table:table-cell>
          <table:table-cell office:value-type="float" office:value="26542" calcext:value-type="float">
            <text:p>26542</text:p>
          </table:table-cell>
          <table:table-cell office:value-type="float" office:value="26679" calcext:value-type="float">
            <text:p>26679</text:p>
          </table:table-cell>
          <table:table-cell office:value-type="float" office:value="245" calcext:value-type="float">
            <text:p>245</text:p>
          </table:table-cell>
          <table:table-cell office:value-type="float" office:value="13210" calcext:value-type="float">
            <text:p>13210</text:p>
          </table:table-cell>
          <table:table-cell office:value-type="float" office:value="53418" calcext:value-type="float">
            <text:p>53418</text:p>
          </table:table-cell>
          <table:table-cell office:value-type="float" office:value="106828" calcext:value-type="float">
            <text:p>1068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6864835.1</text:p>
          </table:table-cell>
          <table:table-cell office:value-type="float" office:value="61235250" calcext:value-type="float">
            <text:p>61235250</text:p>
          </table:table-cell>
          <table:table-cell office:value-type="float" office:value="27286" calcext:value-type="float">
            <text:p>27286</text:p>
          </table:table-cell>
          <table:table-cell office:value-type="float" office:value="27470" calcext:value-type="float">
            <text:p>27470</text:p>
          </table:table-cell>
          <table:table-cell office:value-type="float" office:value="26637" calcext:value-type="float">
            <text:p>26637</text:p>
          </table:table-cell>
          <table:table-cell office:value-type="float" office:value="26549" calcext:value-type="float">
            <text:p>26549</text:p>
          </table:table-cell>
          <table:table-cell office:value-type="float" office:value="26710" calcext:value-type="float">
            <text:p>26710</text:p>
          </table:table-cell>
          <table:table-cell office:value-type="float" office:value="245" calcext:value-type="float">
            <text:p>245</text:p>
          </table:table-cell>
          <table:table-cell office:value-type="float" office:value="13218" calcext:value-type="float">
            <text:p>13218</text:p>
          </table:table-cell>
          <table:table-cell office:value-type="float" office:value="53454" calcext:value-type="float">
            <text:p>53454</text:p>
          </table:table-cell>
          <table:table-cell office:value-type="float" office:value="106885" calcext:value-type="float">
            <text:p>1068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6864855.1</text:p>
          </table:table-cell>
          <table:table-cell office:value-type="float" office:value="61895332" calcext:value-type="float">
            <text:p>61895332</text:p>
          </table:table-cell>
          <table:table-cell office:value-type="float" office:value="27675" calcext:value-type="float">
            <text:p>27675</text:p>
          </table:table-cell>
          <table:table-cell office:value-type="float" office:value="27814" calcext:value-type="float">
            <text:p>27814</text:p>
          </table:table-cell>
          <table:table-cell office:value-type="float" office:value="26996" calcext:value-type="float">
            <text:p>26996</text:p>
          </table:table-cell>
          <table:table-cell office:value-type="float" office:value="26838" calcext:value-type="float">
            <text:p>26838</text:p>
          </table:table-cell>
          <table:table-cell office:value-type="float" office:value="27042" calcext:value-type="float">
            <text:p>27042</text:p>
          </table:table-cell>
          <table:table-cell office:value-type="float" office:value="245" calcext:value-type="float">
            <text:p>245</text:p>
          </table:table-cell>
          <table:table-cell office:value-type="float" office:value="13402" calcext:value-type="float">
            <text:p>13402</text:p>
          </table:table-cell>
          <table:table-cell office:value-type="float" office:value="54132" calcext:value-type="float">
            <text:p>54132</text:p>
          </table:table-cell>
          <table:table-cell office:value-type="float" office:value="108212" calcext:value-type="float">
            <text:p>1082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6865055.1</text:p>
          </table:table-cell>
          <table:table-cell office:value-type="float" office:value="60704655" calcext:value-type="float">
            <text:p>60704655</text:p>
          </table:table-cell>
          <table:table-cell office:value-type="float" office:value="27467" calcext:value-type="float">
            <text:p>27467</text:p>
          </table:table-cell>
          <table:table-cell office:value-type="float" office:value="27603" calcext:value-type="float">
            <text:p>27603</text:p>
          </table:table-cell>
          <table:table-cell office:value-type="float" office:value="26856" calcext:value-type="float">
            <text:p>26856</text:p>
          </table:table-cell>
          <table:table-cell office:value-type="float" office:value="26777" calcext:value-type="float">
            <text:p>26777</text:p>
          </table:table-cell>
          <table:table-cell office:value-type="float" office:value="26913" calcext:value-type="float">
            <text:p>26913</text:p>
          </table:table-cell>
          <table:table-cell office:value-type="float" office:value="245" calcext:value-type="float">
            <text:p>245</text:p>
          </table:table-cell>
          <table:table-cell office:value-type="float" office:value="13330" calcext:value-type="float">
            <text:p>13330</text:p>
          </table:table-cell>
          <table:table-cell office:value-type="float" office:value="53902" calcext:value-type="float">
            <text:p>53902</text:p>
          </table:table-cell>
          <table:table-cell office:value-type="float" office:value="107747" calcext:value-type="float">
            <text:p>1077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6865075.1</text:p>
          </table:table-cell>
          <table:table-cell office:value-type="float" office:value="60473180" calcext:value-type="float">
            <text:p>60473180</text:p>
          </table:table-cell>
          <table:table-cell office:value-type="float" office:value="27298" calcext:value-type="float">
            <text:p>27298</text:p>
          </table:table-cell>
          <table:table-cell office:value-type="float" office:value="27425" calcext:value-type="float">
            <text:p>27425</text:p>
          </table:table-cell>
          <table:table-cell office:value-type="float" office:value="26595" calcext:value-type="float">
            <text:p>26595</text:p>
          </table:table-cell>
          <table:table-cell office:value-type="float" office:value="26528" calcext:value-type="float">
            <text:p>26528</text:p>
          </table:table-cell>
          <table:table-cell office:value-type="float" office:value="26703" calcext:value-type="float">
            <text:p>26703</text:p>
          </table:table-cell>
          <table:table-cell office:value-type="float" office:value="245" calcext:value-type="float">
            <text:p>245</text:p>
          </table:table-cell>
          <table:table-cell office:value-type="float" office:value="13189" calcext:value-type="float">
            <text:p>13189</text:p>
          </table:table-cell>
          <table:table-cell office:value-type="float" office:value="53403" calcext:value-type="float">
            <text:p>53403</text:p>
          </table:table-cell>
          <table:table-cell office:value-type="float" office:value="106794" calcext:value-type="float">
            <text:p>1067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6865085.1</text:p>
          </table:table-cell>
          <table:table-cell office:value-type="float" office:value="60508630" calcext:value-type="float">
            <text:p>60508630</text:p>
          </table:table-cell>
          <table:table-cell office:value-type="float" office:value="27389" calcext:value-type="float">
            <text:p>27389</text:p>
          </table:table-cell>
          <table:table-cell office:value-type="float" office:value="27530" calcext:value-type="float">
            <text:p>27530</text:p>
          </table:table-cell>
          <table:table-cell office:value-type="float" office:value="26670" calcext:value-type="float">
            <text:p>26670</text:p>
          </table:table-cell>
          <table:table-cell office:value-type="float" office:value="26550" calcext:value-type="float">
            <text:p>26550</text:p>
          </table:table-cell>
          <table:table-cell office:value-type="float" office:value="26757" calcext:value-type="float">
            <text:p>26757</text:p>
          </table:table-cell>
          <table:table-cell office:value-type="float" office:value="245" calcext:value-type="float">
            <text:p>245</text:p>
          </table:table-cell>
          <table:table-cell office:value-type="float" office:value="13235" calcext:value-type="float">
            <text:p>13235</text:p>
          </table:table-cell>
          <table:table-cell office:value-type="float" office:value="53376" calcext:value-type="float">
            <text:p>53376</text:p>
          </table:table-cell>
          <table:table-cell office:value-type="float" office:value="106818" calcext:value-type="float">
            <text:p>1068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6865095.1</text:p>
          </table:table-cell>
          <table:table-cell office:value-type="float" office:value="61341915" calcext:value-type="float">
            <text:p>61341915</text:p>
          </table:table-cell>
          <table:table-cell office:value-type="float" office:value="27223" calcext:value-type="float">
            <text:p>27223</text:p>
          </table:table-cell>
          <table:table-cell office:value-type="float" office:value="27143" calcext:value-type="float">
            <text:p>27143</text:p>
          </table:table-cell>
          <table:table-cell office:value-type="float" office:value="26452" calcext:value-type="float">
            <text:p>26452</text:p>
          </table:table-cell>
          <table:table-cell office:value-type="float" office:value="26433" calcext:value-type="float">
            <text:p>26433</text:p>
          </table:table-cell>
          <table:table-cell office:value-type="float" office:value="26386" calcext:value-type="float">
            <text:p>26386</text:p>
          </table:table-cell>
          <table:table-cell office:value-type="float" office:value="245" calcext:value-type="float">
            <text:p>245</text:p>
          </table:table-cell>
          <table:table-cell office:value-type="float" office:value="13125" calcext:value-type="float">
            <text:p>13125</text:p>
          </table:table-cell>
          <table:table-cell office:value-type="float" office:value="53063" calcext:value-type="float">
            <text:p>53063</text:p>
          </table:table-cell>
          <table:table-cell office:value-type="float" office:value="106113" calcext:value-type="float">
            <text:p>1061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6880175.1</text:p>
          </table:table-cell>
          <table:table-cell office:value-type="float" office:value="61369471" calcext:value-type="float">
            <text:p>61369471</text:p>
          </table:table-cell>
          <table:table-cell office:value-type="float" office:value="27238" calcext:value-type="float">
            <text:p>27238</text:p>
          </table:table-cell>
          <table:table-cell office:value-type="float" office:value="27105" calcext:value-type="float">
            <text:p>27105</text:p>
          </table:table-cell>
          <table:table-cell office:value-type="float" office:value="26502" calcext:value-type="float">
            <text:p>26502</text:p>
          </table:table-cell>
          <table:table-cell office:value-type="float" office:value="26452" calcext:value-type="float">
            <text:p>26452</text:p>
          </table:table-cell>
          <table:table-cell office:value-type="float" office:value="26388" calcext:value-type="float">
            <text:p>26388</text:p>
          </table:table-cell>
          <table:table-cell office:value-type="float" office:value="245" calcext:value-type="float">
            <text:p>245</text:p>
          </table:table-cell>
          <table:table-cell office:value-type="float" office:value="13142" calcext:value-type="float">
            <text:p>13142</text:p>
          </table:table-cell>
          <table:table-cell office:value-type="float" office:value="53109" calcext:value-type="float">
            <text:p>53109</text:p>
          </table:table-cell>
          <table:table-cell office:value-type="float" office:value="106200" calcext:value-type="float">
            <text:p>106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6880985.1</text:p>
          </table:table-cell>
          <table:table-cell office:value-type="float" office:value="61228142" calcext:value-type="float">
            <text:p>61228142</text:p>
          </table:table-cell>
          <table:table-cell office:value-type="float" office:value="27204" calcext:value-type="float">
            <text:p>27204</text:p>
          </table:table-cell>
          <table:table-cell office:value-type="float" office:value="27120" calcext:value-type="float">
            <text:p>27120</text:p>
          </table:table-cell>
          <table:table-cell office:value-type="float" office:value="26420" calcext:value-type="float">
            <text:p>26420</text:p>
          </table:table-cell>
          <table:table-cell office:value-type="float" office:value="26402" calcext:value-type="float">
            <text:p>26402</text:p>
          </table:table-cell>
          <table:table-cell office:value-type="float" office:value="26342" calcext:value-type="float">
            <text:p>26342</text:p>
          </table:table-cell>
          <table:table-cell office:value-type="float" office:value="245" calcext:value-type="float">
            <text:p>245</text:p>
          </table:table-cell>
          <table:table-cell office:value-type="float" office:value="13112" calcext:value-type="float">
            <text:p>13112</text:p>
          </table:table-cell>
          <table:table-cell office:value-type="float" office:value="52994" calcext:value-type="float">
            <text:p>52994</text:p>
          </table:table-cell>
          <table:table-cell office:value-type="float" office:value="105995" calcext:value-type="float">
            <text:p>1059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6906365.1</text:p>
          </table:table-cell>
          <table:table-cell office:value-type="float" office:value="62116567" calcext:value-type="float">
            <text:p>62116567</text:p>
          </table:table-cell>
          <table:table-cell office:value-type="float" office:value="27573" calcext:value-type="float">
            <text:p>27573</text:p>
          </table:table-cell>
          <table:table-cell office:value-type="float" office:value="27884" calcext:value-type="float">
            <text:p>27884</text:p>
          </table:table-cell>
          <table:table-cell office:value-type="float" office:value="26899" calcext:value-type="float">
            <text:p>26899</text:p>
          </table:table-cell>
          <table:table-cell office:value-type="float" office:value="26958" calcext:value-type="float">
            <text:p>26958</text:p>
          </table:table-cell>
          <table:table-cell office:value-type="float" office:value="27035" calcext:value-type="float">
            <text:p>27035</text:p>
          </table:table-cell>
          <table:table-cell office:value-type="float" office:value="245" calcext:value-type="float">
            <text:p>245</text:p>
          </table:table-cell>
          <table:table-cell office:value-type="float" office:value="13372" calcext:value-type="float">
            <text:p>13372</text:p>
          </table:table-cell>
          <table:table-cell office:value-type="float" office:value="53992" calcext:value-type="float">
            <text:p>53992</text:p>
          </table:table-cell>
          <table:table-cell office:value-type="float" office:value="108149" calcext:value-type="float">
            <text:p>108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7309695.1</text:p>
          </table:table-cell>
          <table:table-cell office:value-type="float" office:value="76455456" calcext:value-type="float">
            <text:p>76455456</text:p>
          </table:table-cell>
          <table:table-cell office:value-type="float" office:value="34363" calcext:value-type="float">
            <text:p>34363</text:p>
          </table:table-cell>
          <table:table-cell office:value-type="float" office:value="34484" calcext:value-type="float">
            <text:p>34484</text:p>
          </table:table-cell>
          <table:table-cell office:value-type="float" office:value="33843" calcext:value-type="float">
            <text:p>33843</text:p>
          </table:table-cell>
          <table:table-cell office:value-type="float" office:value="33587" calcext:value-type="float">
            <text:p>33587</text:p>
          </table:table-cell>
          <table:table-cell office:value-type="float" office:value="33862" calcext:value-type="float">
            <text:p>33862</text:p>
          </table:table-cell>
          <table:table-cell office:value-type="float" office:value="245" calcext:value-type="float">
            <text:p>245</text:p>
          </table:table-cell>
          <table:table-cell office:value-type="float" office:value="16819" calcext:value-type="float">
            <text:p>16819</text:p>
          </table:table-cell>
          <table:table-cell office:value-type="float" office:value="67680" calcext:value-type="float">
            <text:p>67680</text:p>
          </table:table-cell>
          <table:table-cell office:value-type="float" office:value="135593" calcext:value-type="float">
            <text:p>1355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8292885.1</text:p>
          </table:table-cell>
          <table:table-cell office:value-type="float" office:value="77800034" calcext:value-type="float">
            <text:p>77800034</text:p>
          </table:table-cell>
          <table:table-cell office:value-type="float" office:value="26315" calcext:value-type="float">
            <text:p>26315</text:p>
          </table:table-cell>
          <table:table-cell office:value-type="float" office:value="25428" calcext:value-type="float">
            <text:p>25428</text:p>
          </table:table-cell>
          <table:table-cell office:value-type="float" office:value="25009" calcext:value-type="float">
            <text:p>25009</text:p>
          </table:table-cell>
          <table:table-cell office:value-type="float" office:value="24712" calcext:value-type="float">
            <text:p>24712</text:p>
          </table:table-cell>
          <table:table-cell office:value-type="float" office:value="24888" calcext:value-type="float">
            <text:p>24888</text:p>
          </table:table-cell>
          <table:table-cell office:value-type="float" office:value="245" calcext:value-type="float">
            <text:p>245</text:p>
          </table:table-cell>
          <table:table-cell office:value-type="float" office:value="12432" calcext:value-type="float">
            <text:p>12432</text:p>
          </table:table-cell>
          <table:table-cell office:value-type="float" office:value="49879" calcext:value-type="float">
            <text:p>49879</text:p>
          </table:table-cell>
          <table:table-cell office:value-type="float" office:value="100211" calcext:value-type="float">
            <text:p>1002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8292895.1</text:p>
          </table:table-cell>
          <table:table-cell office:value-type="float" office:value="77582640" calcext:value-type="float">
            <text:p>77582640</text:p>
          </table:table-cell>
          <table:table-cell office:value-type="float" office:value="26368" calcext:value-type="float">
            <text:p>26368</text:p>
          </table:table-cell>
          <table:table-cell office:value-type="float" office:value="25564" calcext:value-type="float">
            <text:p>25564</text:p>
          </table:table-cell>
          <table:table-cell office:value-type="float" office:value="25365" calcext:value-type="float">
            <text:p>25365</text:p>
          </table:table-cell>
          <table:table-cell office:value-type="float" office:value="24947" calcext:value-type="float">
            <text:p>24947</text:p>
          </table:table-cell>
          <table:table-cell office:value-type="float" office:value="24890" calcext:value-type="float">
            <text:p>24890</text:p>
          </table:table-cell>
          <table:table-cell office:value-type="float" office:value="245" calcext:value-type="float">
            <text:p>245</text:p>
          </table:table-cell>
          <table:table-cell office:value-type="float" office:value="12726" calcext:value-type="float">
            <text:p>12726</text:p>
          </table:table-cell>
          <table:table-cell office:value-type="float" office:value="50254" calcext:value-type="float">
            <text:p>50254</text:p>
          </table:table-cell>
          <table:table-cell office:value-type="float" office:value="100653" calcext:value-type="float">
            <text:p>1006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8292905.1</text:p>
          </table:table-cell>
          <table:table-cell office:value-type="float" office:value="75767690" calcext:value-type="float">
            <text:p>75767690</text:p>
          </table:table-cell>
          <table:table-cell office:value-type="float" office:value="25952" calcext:value-type="float">
            <text:p>25952</text:p>
          </table:table-cell>
          <table:table-cell office:value-type="float" office:value="25278" calcext:value-type="float">
            <text:p>25278</text:p>
          </table:table-cell>
          <table:table-cell office:value-type="float" office:value="25081" calcext:value-type="float">
            <text:p>25081</text:p>
          </table:table-cell>
          <table:table-cell office:value-type="float" office:value="24744" calcext:value-type="float">
            <text:p>24744</text:p>
          </table:table-cell>
          <table:table-cell office:value-type="float" office:value="24856" calcext:value-type="float">
            <text:p>24856</text:p>
          </table:table-cell>
          <table:table-cell office:value-type="float" office:value="245" calcext:value-type="float">
            <text:p>245</text:p>
          </table:table-cell>
          <table:table-cell office:value-type="float" office:value="12510" calcext:value-type="float">
            <text:p>12510</text:p>
          </table:table-cell>
          <table:table-cell office:value-type="float" office:value="49729" calcext:value-type="float">
            <text:p>49729</text:p>
          </table:table-cell>
          <table:table-cell office:value-type="float" office:value="99409" calcext:value-type="float">
            <text:p>994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8691715.1</text:p>
          </table:table-cell>
          <table:table-cell office:value-type="float" office:value="111073614" calcext:value-type="float">
            <text:p>111073614</text:p>
          </table:table-cell>
          <table:table-cell office:value-type="float" office:value="34416" calcext:value-type="float">
            <text:p>34416</text:p>
          </table:table-cell>
          <table:table-cell office:value-type="float" office:value="33278" calcext:value-type="float">
            <text:p>33278</text:p>
          </table:table-cell>
          <table:table-cell office:value-type="float" office:value="32222" calcext:value-type="float">
            <text:p>32222</text:p>
          </table:table-cell>
          <table:table-cell office:value-type="float" office:value="31778" calcext:value-type="float">
            <text:p>31778</text:p>
          </table:table-cell>
          <table:table-cell office:value-type="float" office:value="31364" calcext:value-type="float">
            <text:p>31364</text:p>
          </table:table-cell>
          <table:table-cell office:value-type="float" office:value="245" calcext:value-type="float">
            <text:p>245</text:p>
          </table:table-cell>
          <table:table-cell office:value-type="float" office:value="16222" calcext:value-type="float">
            <text:p>16222</text:p>
          </table:table-cell>
          <table:table-cell office:value-type="float" office:value="64174" calcext:value-type="float">
            <text:p>64174</text:p>
          </table:table-cell>
          <table:table-cell office:value-type="float" office:value="128391" calcext:value-type="float">
            <text:p>1283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8873745.1</text:p>
          </table:table-cell>
          <table:table-cell office:value-type="float" office:value="51221495" calcext:value-type="float">
            <text:p>51221495</text:p>
          </table:table-cell>
          <table:table-cell office:value-type="float" office:value="24544" calcext:value-type="float">
            <text:p>24544</text:p>
          </table:table-cell>
          <table:table-cell office:value-type="float" office:value="24753" calcext:value-type="float">
            <text:p>24753</text:p>
          </table:table-cell>
          <table:table-cell office:value-type="float" office:value="24366" calcext:value-type="float">
            <text:p>24366</text:p>
          </table:table-cell>
          <table:table-cell office:value-type="float" office:value="24118" calcext:value-type="float">
            <text:p>24118</text:p>
          </table:table-cell>
          <table:table-cell office:value-type="float" office:value="24449" calcext:value-type="float">
            <text:p>24449</text:p>
          </table:table-cell>
          <table:table-cell office:value-type="float" office:value="245" calcext:value-type="float">
            <text:p>245</text:p>
          </table:table-cell>
          <table:table-cell office:value-type="float" office:value="12108" calcext:value-type="float">
            <text:p>12108</text:p>
          </table:table-cell>
          <table:table-cell office:value-type="float" office:value="48690" calcext:value-type="float">
            <text:p>48690</text:p>
          </table:table-cell>
          <table:table-cell office:value-type="float" office:value="97454" calcext:value-type="float">
            <text:p>974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8873755.1</text:p>
          </table:table-cell>
          <table:table-cell office:value-type="float" office:value="52269642" calcext:value-type="float">
            <text:p>52269642</text:p>
          </table:table-cell>
          <table:table-cell office:value-type="float" office:value="24895" calcext:value-type="float">
            <text:p>24895</text:p>
          </table:table-cell>
          <table:table-cell office:value-type="float" office:value="25363" calcext:value-type="float">
            <text:p>25363</text:p>
          </table:table-cell>
          <table:table-cell office:value-type="float" office:value="24686" calcext:value-type="float">
            <text:p>24686</text:p>
          </table:table-cell>
          <table:table-cell office:value-type="float" office:value="24655" calcext:value-type="float">
            <text:p>24655</text:p>
          </table:table-cell>
          <table:table-cell office:value-type="float" office:value="24831" calcext:value-type="float">
            <text:p>24831</text:p>
          </table:table-cell>
          <table:table-cell office:value-type="float" office:value="245" calcext:value-type="float">
            <text:p>245</text:p>
          </table:table-cell>
          <table:table-cell office:value-type="float" office:value="12275" calcext:value-type="float">
            <text:p>12275</text:p>
          </table:table-cell>
          <table:table-cell office:value-type="float" office:value="49551" calcext:value-type="float">
            <text:p>49551</text:p>
          </table:table-cell>
          <table:table-cell office:value-type="float" office:value="99299" calcext:value-type="float">
            <text:p>992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9155685.1</text:p>
          </table:table-cell>
          <table:table-cell office:value-type="float" office:value="40466701" calcext:value-type="float">
            <text:p>40466701</text:p>
          </table:table-cell>
          <table:table-cell office:value-type="float" office:value="18916" calcext:value-type="float">
            <text:p>18916</text:p>
          </table:table-cell>
          <table:table-cell office:value-type="float" office:value="18802" calcext:value-type="float">
            <text:p>18802</text:p>
          </table:table-cell>
          <table:table-cell office:value-type="float" office:value="18789" calcext:value-type="float">
            <text:p>18789</text:p>
          </table:table-cell>
          <table:table-cell office:value-type="float" office:value="18831" calcext:value-type="float">
            <text:p>18831</text:p>
          </table:table-cell>
          <table:table-cell office:value-type="float" office:value="18835" calcext:value-type="float">
            <text:p>18835</text:p>
          </table:table-cell>
          <table:table-cell office:value-type="float" office:value="245" calcext:value-type="float">
            <text:p>245</text:p>
          </table:table-cell>
          <table:table-cell office:value-type="float" office:value="9368" calcext:value-type="float">
            <text:p>9368</text:p>
          </table:table-cell>
          <table:table-cell office:value-type="float" office:value="37395" calcext:value-type="float">
            <text:p>37395</text:p>
          </table:table-cell>
          <table:table-cell office:value-type="float" office:value="75222" calcext:value-type="float">
            <text:p>75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9155715.1</text:p>
          </table:table-cell>
          <table:table-cell office:value-type="float" office:value="49557427" calcext:value-type="float">
            <text:p>49557427</text:p>
          </table:table-cell>
          <table:table-cell office:value-type="float" office:value="22760" calcext:value-type="float">
            <text:p>22760</text:p>
          </table:table-cell>
          <table:table-cell office:value-type="float" office:value="22483" calcext:value-type="float">
            <text:p>22483</text:p>
          </table:table-cell>
          <table:table-cell office:value-type="float" office:value="22448" calcext:value-type="float">
            <text:p>22448</text:p>
          </table:table-cell>
          <table:table-cell office:value-type="float" office:value="22338" calcext:value-type="float">
            <text:p>22338</text:p>
          </table:table-cell>
          <table:table-cell office:value-type="float" office:value="22231" calcext:value-type="float">
            <text:p>22231</text:p>
          </table:table-cell>
          <table:table-cell office:value-type="float" office:value="245" calcext:value-type="float">
            <text:p>245</text:p>
          </table:table-cell>
          <table:table-cell office:value-type="float" office:value="11122" calcext:value-type="float">
            <text:p>11122</text:p>
          </table:table-cell>
          <table:table-cell office:value-type="float" office:value="44740" calcext:value-type="float">
            <text:p>44740</text:p>
          </table:table-cell>
          <table:table-cell office:value-type="float" office:value="89079" calcext:value-type="float">
            <text:p>890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F_000142945.1</text:p>
          </table:table-cell>
          <table:table-cell office:value-type="float" office:value="231402766" calcext:value-type="float">
            <text:p>231402766</text:p>
          </table:table-cell>
          <table:table-cell office:value-type="float" office:value="50612" calcext:value-type="float">
            <text:p>50612</text:p>
          </table:table-cell>
          <table:table-cell office:value-type="float" office:value="47439" calcext:value-type="float">
            <text:p>47439</text:p>
          </table:table-cell>
          <table:table-cell office:value-type="float" office:value="44899" calcext:value-type="float">
            <text:p>44899</text:p>
          </table:table-cell>
          <table:table-cell office:value-type="float" office:value="44225" calcext:value-type="float">
            <text:p>44225</text:p>
          </table:table-cell>
          <table:table-cell office:value-type="float" office:value="43250" calcext:value-type="float">
            <text:p>43250</text:p>
          </table:table-cell>
          <table:table-cell office:value-type="float" office:value="246" calcext:value-type="float">
            <text:p>246</text:p>
          </table:table-cell>
          <table:table-cell office:value-type="float" office:value="22170" calcext:value-type="float">
            <text:p>22170</text:p>
          </table:table-cell>
          <table:table-cell office:value-type="float" office:value="89807" calcext:value-type="float">
            <text:p>89807</text:p>
          </table:table-cell>
          <table:table-cell office:value-type="float" office:value="179832" calcext:value-type="float">
            <text:p>1798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F_000149755.1</text:p>
          </table:table-cell>
          <table:table-cell office:value-type="float" office:value="83630151" calcext:value-type="float">
            <text:p>83630151</text:p>
          </table:table-cell>
          <table:table-cell office:value-type="float" office:value="29722" calcext:value-type="float">
            <text:p>29722</text:p>
          </table:table-cell>
          <table:table-cell office:value-type="float" office:value="28845" calcext:value-type="float">
            <text:p>28845</text:p>
          </table:table-cell>
          <table:table-cell office:value-type="float" office:value="28948" calcext:value-type="float">
            <text:p>28948</text:p>
          </table:table-cell>
          <table:table-cell office:value-type="float" office:value="28276" calcext:value-type="float">
            <text:p>28276</text:p>
          </table:table-cell>
          <table:table-cell office:value-type="float" office:value="28208" calcext:value-type="float">
            <text:p>28208</text:p>
          </table:table-cell>
          <table:table-cell office:value-type="float" office:value="245" calcext:value-type="float">
            <text:p>245</text:p>
          </table:table-cell>
          <table:table-cell office:value-type="float" office:value="14316" calcext:value-type="float">
            <text:p>14316</text:p>
          </table:table-cell>
          <table:table-cell office:value-type="float" office:value="57793" calcext:value-type="float">
            <text:p>57793</text:p>
          </table:table-cell>
          <table:table-cell office:value-type="float" office:value="114568" calcext:value-type="float">
            <text:p>1145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F_000247585.1</text:p>
          </table:table-cell>
          <table:table-cell office:value-type="float" office:value="83419396" calcext:value-type="float">
            <text:p>83419396</text:p>
          </table:table-cell>
          <table:table-cell office:value-type="float" office:value="24966" calcext:value-type="float">
            <text:p>24966</text:p>
          </table:table-cell>
          <table:table-cell office:value-type="float" office:value="24865" calcext:value-type="float">
            <text:p>24865</text:p>
          </table:table-cell>
          <table:table-cell office:value-type="float" office:value="24604" calcext:value-type="float">
            <text:p>24604</text:p>
          </table:table-cell>
          <table:table-cell office:value-type="float" office:value="24525" calcext:value-type="float">
            <text:p>24525</text:p>
          </table:table-cell>
          <table:table-cell office:value-type="float" office:value="24594" calcext:value-type="float">
            <text:p>24594</text:p>
          </table:table-cell>
          <table:table-cell office:value-type="float" office:value="247" calcext:value-type="float">
            <text:p>247</text:p>
          </table:table-cell>
          <table:table-cell office:value-type="float" office:value="12264" calcext:value-type="float">
            <text:p>12264</text:p>
          </table:table-cell>
          <table:table-cell office:value-type="float" office:value="49299" calcext:value-type="float">
            <text:p>49299</text:p>
          </table:table-cell>
          <table:table-cell office:value-type="float" office:value="98744" calcext:value-type="float">
            <text:p>98744</text:p>
          </table:table-cell>
          <table:table-cell table:number-columns-repeated="7"/>
        </table:table-row>
      </table:table>
      <table:table table:name="sketch_percentage" table:style-name="ta1">
        <table:table-column table:style-name="co4" table:number-columns-repeated="9" table:default-cell-style-name="ce1"/>
        <table:table-row table:style-name="ro1">
          <table:table-cell table:style-name="Default" office:value-type="string" calcext:value-type="string">
            <text:p>k30_s2000</text:p>
          </table:table-cell>
          <table:table-cell table:style-name="Default" office:value-type="string" calcext:value-type="string">
            <text:p>k25_s2000</text:p>
          </table:table-cell>
          <table:table-cell table:style-name="Default" office:value-type="string" calcext:value-type="string">
            <text:p>k21_s2000</text:p>
          </table:table-cell>
          <table:table-cell table:style-name="Default" office:value-type="string" calcext:value-type="string">
            <text:p>k20_s2000</text:p>
          </table:table-cell>
          <table:table-cell table:style-name="Default" office:value-type="string" calcext:value-type="string">
            <text:p>k19_s2000</text:p>
          </table:table-cell>
          <table:table-cell table:style-name="Default" office:value-type="string" calcext:value-type="string">
            <text:p>k10_s2000</text:p>
          </table:table-cell>
          <table:table-cell table:style-name="Default" office:value-type="string" calcext:value-type="string">
            <text:p>k21_s4000</text:p>
          </table:table-cell>
          <table:table-cell table:style-name="Default" office:value-type="string" calcext:value-type="string">
            <text:p>k21_s1000</text:p>
          </table:table-cell>
          <table:table-cell table:style-name="Default" office:value-type="string" calcext:value-type="string">
            <text:p>k19_s500</text:p>
          </table:table-cell>
        </table:table-row>
        <table:table-row table:style-name="ro1">
          <table:table-cell table:formula="of:=[raw_data.C2]/[raw_data.$B2]" office:value-type="percentage" office:value="0.000315261567081145" calcext:value-type="percentage">
            <text:p>0.03%</text:p>
          </table:table-cell>
          <table:table-cell table:formula="of:=[raw_data.D2]/[raw_data.$B2]" office:value-type="percentage" office:value="0.000311675681612371" calcext:value-type="percentage">
            <text:p>0.03%</text:p>
          </table:table-cell>
          <table:table-cell table:formula="of:=[raw_data.E2]/[raw_data.$B2]" office:value-type="percentage" office:value="0.000304785447137247" calcext:value-type="percentage">
            <text:p>0.03%</text:p>
          </table:table-cell>
          <table:table-cell table:formula="of:=[raw_data.F2]/[raw_data.$B2]" office:value-type="percentage" office:value="0.000305970863821139" calcext:value-type="percentage">
            <text:p>0.03%</text:p>
          </table:table-cell>
          <table:table-cell table:formula="of:=[raw_data.G2]/[raw_data.$B2]" office:value-type="percentage" office:value="0.000306489483620342" calcext:value-type="percentage">
            <text:p>0.03%</text:p>
          </table:table-cell>
          <table:table-cell table:formula="of:=[raw_data.H2]/[raw_data.$B2]" office:value-type="percentage" office:value="0.00000364515630296868" calcext:value-type="percentage">
            <text:p>0.00%</text:p>
          </table:table-cell>
          <table:table-cell table:formula="of:=[raw_data.I2]/[raw_data.$B2]" office:value-type="percentage" office:value="0.000153096564724684" calcext:value-type="percentage">
            <text:p>0.02%</text:p>
          </table:table-cell>
          <table:table-cell table:formula="of:=[raw_data.J2]/[raw_data.$B2]" office:value-type="percentage" office:value="0.000614579279763938" calcext:value-type="percentage">
            <text:p>0.06%</text:p>
          </table:table-cell>
          <table:table-cell table:formula="of:=[raw_data.K2]/[raw_data.$B2]" office:value-type="percentage" office:value="0.0012332778825044" calcext:value-type="percentage">
            <text:p>0.12%</text:p>
          </table:table-cell>
        </table:table-row>
        <table:table-row table:style-name="ro1">
          <table:table-cell table:formula="of:=[raw_data.C3]/[raw_data.$B3]" office:value-type="percentage" office:value="0.000479562625773534" calcext:value-type="percentage">
            <text:p>0.05%</text:p>
          </table:table-cell>
          <table:table-cell table:formula="of:=[raw_data.D3]/[raw_data.$B3]" office:value-type="percentage" office:value="0.00047710417075419" calcext:value-type="percentage">
            <text:p>0.05%</text:p>
          </table:table-cell>
          <table:table-cell table:formula="of:=[raw_data.E3]/[raw_data.$B3]" office:value-type="percentage" office:value="0.000476432193048902" calcext:value-type="percentage">
            <text:p>0.05%</text:p>
          </table:table-cell>
          <table:table-cell table:formula="of:=[raw_data.F3]/[raw_data.$B3]" office:value-type="percentage" office:value="0.000468761813388546" calcext:value-type="percentage">
            <text:p>0.05%</text:p>
          </table:table-cell>
          <table:table-cell table:formula="of:=[raw_data.G3]/[raw_data.$B3]" office:value-type="percentage" office:value="0.00047487517153665" calcext:value-type="percentage">
            <text:p>0.05%</text:p>
          </table:table-cell>
          <table:table-cell table:formula="of:=[raw_data.H3]/[raw_data.$B3]" office:value-type="percentage" office:value="0.00000401547653159658" calcext:value-type="percentage">
            <text:p>0.00%</text:p>
          </table:table-cell>
          <table:table-cell table:formula="of:=[raw_data.I3]/[raw_data.$B3]" office:value-type="percentage" office:value="0.000238699592678255" calcext:value-type="percentage">
            <text:p>0.02%</text:p>
          </table:table-cell>
          <table:table-cell table:formula="of:=[raw_data.J3]/[raw_data.$B3]" office:value-type="percentage" office:value="0.000947668851156922" calcext:value-type="percentage">
            <text:p>0.09%</text:p>
          </table:table-cell>
          <table:table-cell table:formula="of:=[raw_data.K3]/[raw_data.$B3]" office:value-type="percentage" office:value="0.00189600968001913" calcext:value-type="percentage">
            <text:p>0.19%</text:p>
          </table:table-cell>
        </table:table-row>
        <table:table-row table:style-name="ro1">
          <table:table-cell table:formula="of:=[raw_data.C4]/[raw_data.$B4]" office:value-type="percentage" office:value="0.0004721823610717" calcext:value-type="percentage">
            <text:p>0.05%</text:p>
          </table:table-cell>
          <table:table-cell table:formula="of:=[raw_data.D4]/[raw_data.$B4]" office:value-type="percentage" office:value="0.000464273360107767" calcext:value-type="percentage">
            <text:p>0.05%</text:p>
          </table:table-cell>
          <table:table-cell table:formula="of:=[raw_data.E4]/[raw_data.$B4]" office:value-type="percentage" office:value="0.000463223113367298" calcext:value-type="percentage">
            <text:p>0.05%</text:p>
          </table:table-cell>
          <table:table-cell table:formula="of:=[raw_data.F4]/[raw_data.$B4]" office:value-type="percentage" office:value="0.000452399141858392" calcext:value-type="percentage">
            <text:p>0.05%</text:p>
          </table:table-cell>
          <table:table-cell table:formula="of:=[raw_data.G4]/[raw_data.$B4]" office:value-type="percentage" office:value="0.00046281587483528" calcext:value-type="percentage">
            <text:p>0.05%</text:p>
          </table:table-cell>
          <table:table-cell table:formula="of:=[raw_data.H4]/[raw_data.$B4]" office:value-type="percentage" office:value="0.00000525123370234074" calcext:value-type="percentage">
            <text:p>0.00%</text:p>
          </table:table-cell>
          <table:table-cell table:formula="of:=[raw_data.I4]/[raw_data.$B4]" office:value-type="percentage" office:value="0.000232426033747686" calcext:value-type="percentage">
            <text:p>0.02%</text:p>
          </table:table-cell>
          <table:table-cell table:formula="of:=[raw_data.J4]/[raw_data.$B4]" office:value-type="percentage" office:value="0.000919844675794511" calcext:value-type="percentage">
            <text:p>0.09%</text:p>
          </table:table-cell>
          <table:table-cell table:formula="of:=[raw_data.K4]/[raw_data.$B4]" office:value-type="percentage" office:value="0.00184423327626207" calcext:value-type="percentage">
            <text:p>0.18%</text:p>
          </table:table-cell>
        </table:table-row>
        <table:table-row table:style-name="ro1">
          <table:table-cell table:formula="of:=[raw_data.C5]/[raw_data.$B5]" office:value-type="percentage" office:value="0.000485076076899436" calcext:value-type="percentage">
            <text:p>0.05%</text:p>
          </table:table-cell>
          <table:table-cell table:formula="of:=[raw_data.D5]/[raw_data.$B5]" office:value-type="percentage" office:value="0.000487491817549608" calcext:value-type="percentage">
            <text:p>0.05%</text:p>
          </table:table-cell>
          <table:table-cell table:formula="of:=[raw_data.E5]/[raw_data.$B5]" office:value-type="percentage" office:value="0.0004749485487891" calcext:value-type="percentage">
            <text:p>0.05%</text:p>
          </table:table-cell>
          <table:table-cell table:formula="of:=[raw_data.F5]/[raw_data.$B5]" office:value-type="percentage" office:value="0.000476179647389668" calcext:value-type="percentage">
            <text:p>0.05%</text:p>
          </table:table-cell>
          <table:table-cell table:formula="of:=[raw_data.G5]/[raw_data.$B5]" office:value-type="percentage" office:value="0.000478781214243699" calcext:value-type="percentage">
            <text:p>0.05%</text:p>
          </table:table-cell>
          <table:table-cell table:formula="of:=[raw_data.H5]/[raw_data.$B5]" office:value-type="percentage" office:value="0.00000569092749319359" calcext:value-type="percentage">
            <text:p>0.00%</text:p>
          </table:table-cell>
          <table:table-cell table:formula="of:=[raw_data.I5]/[raw_data.$B5]" office:value-type="percentage" office:value="0.000239808716080533" calcext:value-type="percentage">
            <text:p>0.02%</text:p>
          </table:table-cell>
          <table:table-cell table:formula="of:=[raw_data.J5]/[raw_data.$B5]" office:value-type="percentage" office:value="0.000953404567176045" calcext:value-type="percentage">
            <text:p>0.10%</text:p>
          </table:table-cell>
          <table:table-cell table:formula="of:=[raw_data.K5]/[raw_data.$B5]" office:value-type="percentage" office:value="0.00191291817080397" calcext:value-type="percentage">
            <text:p>0.19%</text:p>
          </table:table-cell>
        </table:table-row>
        <table:table-row table:style-name="ro1">
          <table:table-cell table:formula="of:=[raw_data.C6]/[raw_data.$B6]" office:value-type="percentage" office:value="0.000484721631160541" calcext:value-type="percentage">
            <text:p>0.05%</text:p>
          </table:table-cell>
          <table:table-cell table:formula="of:=[raw_data.D6]/[raw_data.$B6]" office:value-type="percentage" office:value="0.000487891998718253" calcext:value-type="percentage">
            <text:p>0.05%</text:p>
          </table:table-cell>
          <table:table-cell table:formula="of:=[raw_data.E6]/[raw_data.$B6]" office:value-type="percentage" office:value="0.000475647028368541" calcext:value-type="percentage">
            <text:p>0.05%</text:p>
          </table:table-cell>
          <table:table-cell table:formula="of:=[raw_data.F6]/[raw_data.$B6]" office:value-type="percentage" office:value="0.000475830817792176" calcext:value-type="percentage">
            <text:p>0.05%</text:p>
          </table:table-cell>
          <table:table-cell table:formula="of:=[raw_data.G6]/[raw_data.$B6]" office:value-type="percentage" office:value="0.000477232212147397" calcext:value-type="percentage">
            <text:p>0.05%</text:p>
          </table:table-cell>
          <table:table-cell table:formula="of:=[raw_data.H6]/[raw_data.$B6]" office:value-type="percentage" office:value="0.00000565152477679004" calcext:value-type="percentage">
            <text:p>0.00%</text:p>
          </table:table-cell>
          <table:table-cell table:formula="of:=[raw_data.I6]/[raw_data.$B6]" office:value-type="percentage" office:value="0.000240097908301759" calcext:value-type="percentage">
            <text:p>0.02%</text:p>
          </table:table-cell>
          <table:table-cell table:formula="of:=[raw_data.J6]/[raw_data.$B6]" office:value-type="percentage" office:value="0.000953384661430935" calcext:value-type="percentage">
            <text:p>0.10%</text:p>
          </table:table-cell>
          <table:table-cell table:formula="of:=[raw_data.K6]/[raw_data.$B6]" office:value-type="percentage" office:value="0.00191246679499457" calcext:value-type="percentage">
            <text:p>0.19%</text:p>
          </table:table-cell>
        </table:table-row>
        <table:table-row table:style-name="ro1">
          <table:table-cell table:formula="of:=[raw_data.C7]/[raw_data.$B7]" office:value-type="percentage" office:value="0.000484897149261179" calcext:value-type="percentage">
            <text:p>0.05%</text:p>
          </table:table-cell>
          <table:table-cell table:formula="of:=[raw_data.D7]/[raw_data.$B7]" office:value-type="percentage" office:value="0.000487335667992638" calcext:value-type="percentage">
            <text:p>0.05%</text:p>
          </table:table-cell>
          <table:table-cell table:formula="of:=[raw_data.E7]/[raw_data.$B7]" office:value-type="percentage" office:value="0.000475120069441652" calcext:value-type="percentage">
            <text:p>0.05%</text:p>
          </table:table-cell>
          <table:table-cell table:formula="of:=[raw_data.F7]/[raw_data.$B7]" office:value-type="percentage" office:value="0.000476316323913688" calcext:value-type="percentage">
            <text:p>0.05%</text:p>
          </table:table-cell>
          <table:table-cell table:formula="of:=[raw_data.G7]/[raw_data.$B7]" office:value-type="percentage" office:value="0.000477558588173111" calcext:value-type="percentage">
            <text:p>0.05%</text:p>
          </table:table-cell>
          <table:table-cell table:formula="of:=[raw_data.H7]/[raw_data.$B7]" office:value-type="percentage" office:value="0.00000563619895478646" calcext:value-type="percentage">
            <text:p>0.00%</text:p>
          </table:table-cell>
          <table:table-cell table:formula="of:=[raw_data.I7]/[raw_data.$B7]" office:value-type="percentage" office:value="0.000239572962918964" calcext:value-type="percentage">
            <text:p>0.02%</text:p>
          </table:table-cell>
          <table:table-cell table:formula="of:=[raw_data.J7]/[raw_data.$B7]" office:value-type="percentage" office:value="0.000953207770169702" calcext:value-type="percentage">
            <text:p>0.10%</text:p>
          </table:table-cell>
          <table:table-cell table:formula="of:=[raw_data.K7]/[raw_data.$B7]" office:value-type="percentage" office:value="0.00191161464631402" calcext:value-type="percentage">
            <text:p>0.19%</text:p>
          </table:table-cell>
        </table:table-row>
        <table:table-row table:style-name="ro1">
          <table:table-cell table:formula="of:=[raw_data.C8]/[raw_data.$B8]" office:value-type="percentage" office:value="0.000478965114083868" calcext:value-type="percentage">
            <text:p>0.05%</text:p>
          </table:table-cell>
          <table:table-cell table:formula="of:=[raw_data.D8]/[raw_data.$B8]" office:value-type="percentage" office:value="0.000472154693021823" calcext:value-type="percentage">
            <text:p>0.05%</text:p>
          </table:table-cell>
          <table:table-cell table:formula="of:=[raw_data.E8]/[raw_data.$B8]" office:value-type="percentage" office:value="0.000469401544081848" calcext:value-type="percentage">
            <text:p>0.05%</text:p>
          </table:table-cell>
          <table:table-cell table:formula="of:=[raw_data.F8]/[raw_data.$B8]" office:value-type="percentage" office:value="0.00047080916910379" calcext:value-type="percentage">
            <text:p>0.05%</text:p>
          </table:table-cell>
          <table:table-cell table:formula="of:=[raw_data.G8]/[raw_data.$B8]" office:value-type="percentage" office:value="0.000470146757328758" calcext:value-type="percentage">
            <text:p>0.05%</text:p>
          </table:table-cell>
          <table:table-cell table:formula="of:=[raw_data.H8]/[raw_data.$B8]" office:value-type="percentage" office:value="0.00000507159015258655" calcext:value-type="percentage">
            <text:p>0.00%</text:p>
          </table:table-cell>
          <table:table-cell table:formula="of:=[raw_data.I8]/[raw_data.$B8]" office:value-type="percentage" office:value="0.000235238981608137" calcext:value-type="percentage">
            <text:p>0.02%</text:p>
          </table:table-cell>
          <table:table-cell table:formula="of:=[raw_data.J8]/[raw_data.$B8]" office:value-type="percentage" office:value="0.000942798259181855" calcext:value-type="percentage">
            <text:p>0.09%</text:p>
          </table:table-cell>
          <table:table-cell table:formula="of:=[raw_data.K8]/[raw_data.$B8]" office:value-type="percentage" office:value="0.00188557581799574" calcext:value-type="percentage">
            <text:p>0.19%</text:p>
          </table:table-cell>
        </table:table-row>
        <table:table-row table:style-name="ro1">
          <table:table-cell table:formula="of:=[raw_data.C9]/[raw_data.$B9]" office:value-type="percentage" office:value="0.000470115911764701" calcext:value-type="percentage">
            <text:p>0.05%</text:p>
          </table:table-cell>
          <table:table-cell table:formula="of:=[raw_data.D9]/[raw_data.$B9]" office:value-type="percentage" office:value="0.000462702677178875" calcext:value-type="percentage">
            <text:p>0.05%</text:p>
          </table:table-cell>
          <table:table-cell table:formula="of:=[raw_data.E9]/[raw_data.$B9]" office:value-type="percentage" office:value="0.000460809079214017" calcext:value-type="percentage">
            <text:p>0.05%</text:p>
          </table:table-cell>
          <table:table-cell table:formula="of:=[raw_data.F9]/[raw_data.$B9]" office:value-type="percentage" office:value="0.000449870529268085" calcext:value-type="percentage">
            <text:p>0.04%</text:p>
          </table:table-cell>
          <table:table-cell table:formula="of:=[raw_data.G9]/[raw_data.$B9]" office:value-type="percentage" office:value="0.00045825070749554" calcext:value-type="percentage">
            <text:p>0.05%</text:p>
          </table:table-cell>
          <table:table-cell table:formula="of:=[raw_data.H9]/[raw_data.$B9]" office:value-type="percentage" office:value="0.00000493544150415013" calcext:value-type="percentage">
            <text:p>0.00%</text:p>
          </table:table-cell>
          <table:table-cell table:formula="of:=[raw_data.I9]/[raw_data.$B9]" office:value-type="percentage" office:value="0.000231300976941436" calcext:value-type="percentage">
            <text:p>0.02%</text:p>
          </table:table-cell>
          <table:table-cell table:formula="of:=[raw_data.J9]/[raw_data.$B9]" office:value-type="percentage" office:value="0.000914245213160611" calcext:value-type="percentage">
            <text:p>0.09%</text:p>
          </table:table-cell>
          <table:table-cell table:formula="of:=[raw_data.K9]/[raw_data.$B9]" office:value-type="percentage" office:value="0.00183306326395976" calcext:value-type="percentage">
            <text:p>0.18%</text:p>
          </table:table-cell>
        </table:table-row>
        <table:table-row table:style-name="ro1">
          <table:table-cell table:formula="of:=[raw_data.C10]/[raw_data.$B10]" office:value-type="percentage" office:value="0.000474352467771505" calcext:value-type="percentage">
            <text:p>0.05%</text:p>
          </table:table-cell>
          <table:table-cell table:formula="of:=[raw_data.D10]/[raw_data.$B10]" office:value-type="percentage" office:value="0.000467581411178615" calcext:value-type="percentage">
            <text:p>0.05%</text:p>
          </table:table-cell>
          <table:table-cell table:formula="of:=[raw_data.E10]/[raw_data.$B10]" office:value-type="percentage" office:value="0.00046587813296736" calcext:value-type="percentage">
            <text:p>0.05%</text:p>
          </table:table-cell>
          <table:table-cell table:formula="of:=[raw_data.F10]/[raw_data.$B10]" office:value-type="percentage" office:value="0.000457572023171733" calcext:value-type="percentage">
            <text:p>0.05%</text:p>
          </table:table-cell>
          <table:table-cell table:formula="of:=[raw_data.G10]/[raw_data.$B10]" office:value-type="percentage" office:value="0.000466971595522733" calcext:value-type="percentage">
            <text:p>0.05%</text:p>
          </table:table-cell>
          <table:table-cell table:formula="of:=[raw_data.H10]/[raw_data.$B10]" office:value-type="percentage" office:value="0.00000517291901195985" calcext:value-type="percentage">
            <text:p>0.00%</text:p>
          </table:table-cell>
          <table:table-cell table:formula="of:=[raw_data.I10]/[raw_data.$B10]" office:value-type="percentage" office:value="0.000233769677463243" calcext:value-type="percentage">
            <text:p>0.02%</text:p>
          </table:table-cell>
          <table:table-cell table:formula="of:=[raw_data.J10]/[raw_data.$B10]" office:value-type="percentage" office:value="0.000926604375048825" calcext:value-type="percentage">
            <text:p>0.09%</text:p>
          </table:table-cell>
          <table:table-cell table:formula="of:=[raw_data.K10]/[raw_data.$B10]" office:value-type="percentage" office:value="0.00185678353152868" calcext:value-type="percentage">
            <text:p>0.19%</text:p>
          </table:table-cell>
        </table:table-row>
        <table:table-row table:style-name="ro1">
          <table:table-cell table:formula="of:=[raw_data.C11]/[raw_data.$B11]" office:value-type="percentage" office:value="0.000482438842440521" calcext:value-type="percentage">
            <text:p>0.05%</text:p>
          </table:table-cell>
          <table:table-cell table:formula="of:=[raw_data.D11]/[raw_data.$B11]" office:value-type="percentage" office:value="0.000479643715891039" calcext:value-type="percentage">
            <text:p>0.05%</text:p>
          </table:table-cell>
          <table:table-cell table:formula="of:=[raw_data.E11]/[raw_data.$B11]" office:value-type="percentage" office:value="0.000475959230893995" calcext:value-type="percentage">
            <text:p>0.05%</text:p>
          </table:table-cell>
          <table:table-cell table:formula="of:=[raw_data.F11]/[raw_data.$B11]" office:value-type="percentage" office:value="0.000484014277404774" calcext:value-type="percentage">
            <text:p>0.05%</text:p>
          </table:table-cell>
          <table:table-cell table:formula="of:=[raw_data.G11]/[raw_data.$B11]" office:value-type="percentage" office:value="0.000478042870685427" calcext:value-type="percentage">
            <text:p>0.05%</text:p>
          </table:table-cell>
          <table:table-cell table:formula="of:=[raw_data.H11]/[raw_data.$B11]" office:value-type="percentage" office:value="0.00000622550913293624" calcext:value-type="percentage">
            <text:p>0.00%</text:p>
          </table:table-cell>
          <table:table-cell table:formula="of:=[raw_data.I11]/[raw_data.$B11]" office:value-type="percentage" office:value="0.00023839888442942" calcext:value-type="percentage">
            <text:p>0.02%</text:p>
          </table:table-cell>
          <table:table-cell table:formula="of:=[raw_data.J11]/[raw_data.$B11]" office:value-type="percentage" office:value="0.000956797228128903" calcext:value-type="percentage">
            <text:p>0.10%</text:p>
          </table:table-cell>
          <table:table-cell table:formula="of:=[raw_data.K11]/[raw_data.$B11]" office:value-type="percentage" office:value="0.0019185494533228" calcext:value-type="percentage">
            <text:p>0.19%</text:p>
          </table:table-cell>
        </table:table-row>
        <table:table-row table:style-name="ro1">
          <table:table-cell table:formula="of:=[raw_data.C12]/[raw_data.$B12]" office:value-type="percentage" office:value="0.00031831122928873" calcext:value-type="percentage">
            <text:p>0.03%</text:p>
          </table:table-cell>
          <table:table-cell table:formula="of:=[raw_data.D12]/[raw_data.$B12]" office:value-type="percentage" office:value="0.000297257560000479" calcext:value-type="percentage">
            <text:p>0.03%</text:p>
          </table:table-cell>
          <table:table-cell table:formula="of:=[raw_data.E12]/[raw_data.$B12]" office:value-type="percentage" office:value="0.000279178683809196" calcext:value-type="percentage">
            <text:p>0.03%</text:p>
          </table:table-cell>
          <table:table-cell table:formula="of:=[raw_data.F12]/[raw_data.$B12]" office:value-type="percentage" office:value="0.000276387984799803" calcext:value-type="percentage">
            <text:p>0.03%</text:p>
          </table:table-cell>
          <table:table-cell table:formula="of:=[raw_data.G12]/[raw_data.$B12]" office:value-type="percentage" office:value="0.000269036773166365" calcext:value-type="percentage">
            <text:p>0.03%</text:p>
          </table:table-cell>
          <table:table-cell table:formula="of:=[raw_data.H12]/[raw_data.$B12]" office:value-type="percentage" office:value="0.00000192462000647769" calcext:value-type="percentage">
            <text:p>0.00%</text:p>
          </table:table-cell>
          <table:table-cell table:formula="of:=[raw_data.I12]/[raw_data.$B12]" office:value-type="percentage" office:value="0.000140179279776149" calcext:value-type="percentage">
            <text:p>0.01%</text:p>
          </table:table-cell>
          <table:table-cell table:formula="of:=[raw_data.J12]/[raw_data.$B12]" office:value-type="percentage" office:value="0.000557290458701757" calcext:value-type="percentage">
            <text:p>0.06%</text:p>
          </table:table-cell>
          <table:table-cell table:formula="of:=[raw_data.K12]/[raw_data.$B12]" office:value-type="percentage" office:value="0.00112017905124844" calcext:value-type="percentage">
            <text:p>0.11%</text:p>
          </table:table-cell>
        </table:table-row>
        <table:table-row table:style-name="ro1">
          <table:table-cell table:formula="of:=[raw_data.C13]/[raw_data.$B13]" office:value-type="percentage" office:value="0.000245180049393901" calcext:value-type="percentage">
            <text:p>0.02%</text:p>
          </table:table-cell>
          <table:table-cell table:formula="of:=[raw_data.D13]/[raw_data.$B13]" office:value-type="percentage" office:value="0.000231267758002641" calcext:value-type="percentage">
            <text:p>0.02%</text:p>
          </table:table-cell>
          <table:table-cell table:formula="of:=[raw_data.E13]/[raw_data.$B13]" office:value-type="percentage" office:value="0.000219256684640842" calcext:value-type="percentage">
            <text:p>0.02%</text:p>
          </table:table-cell>
          <table:table-cell table:formula="of:=[raw_data.F13]/[raw_data.$B13]" office:value-type="percentage" office:value="0.000215467094649686" calcext:value-type="percentage">
            <text:p>0.02%</text:p>
          </table:table-cell>
          <table:table-cell table:formula="of:=[raw_data.G13]/[raw_data.$B13]" office:value-type="percentage" office:value="0.000212585293447372" calcext:value-type="percentage">
            <text:p>0.02%</text:p>
          </table:table-cell>
          <table:table-cell table:formula="of:=[raw_data.H13]/[raw_data.$B13]" office:value-type="percentage" office:value="0.0000020211146619498" calcext:value-type="percentage">
            <text:p>0.00%</text:p>
          </table:table-cell>
          <table:table-cell table:formula="of:=[raw_data.I13]/[raw_data.$B13]" office:value-type="percentage" office:value="0.000110197851324742" calcext:value-type="percentage">
            <text:p>0.01%</text:p>
          </table:table-cell>
          <table:table-cell table:formula="of:=[raw_data.J13]/[raw_data.$B13]" office:value-type="percentage" office:value="0.000437592734425075" calcext:value-type="percentage">
            <text:p>0.04%</text:p>
          </table:table-cell>
          <table:table-cell table:formula="of:=[raw_data.K13]/[raw_data.$B13]" office:value-type="percentage" office:value="0.000877694734087232" calcext:value-type="percentage">
            <text:p>0.09%</text:p>
          </table:table-cell>
        </table:table-row>
        <table:table-row table:style-name="ro1">
          <table:table-cell table:formula="of:=[raw_data.C14]/[raw_data.$B14]" office:value-type="percentage" office:value="0.000454034287630809" calcext:value-type="percentage">
            <text:p>0.05%</text:p>
          </table:table-cell>
          <table:table-cell table:formula="of:=[raw_data.D14]/[raw_data.$B14]" office:value-type="percentage" office:value="0.000457186087544945" calcext:value-type="percentage">
            <text:p>0.05%</text:p>
          </table:table-cell>
          <table:table-cell table:formula="of:=[raw_data.E14]/[raw_data.$B14]" office:value-type="percentage" office:value="0.000442777859366037" calcext:value-type="percentage">
            <text:p>0.04%</text:p>
          </table:table-cell>
          <table:table-cell table:formula="of:=[raw_data.F14]/[raw_data.$B14]" office:value-type="percentage" office:value="0.000446730116401224" calcext:value-type="percentage">
            <text:p>0.04%</text:p>
          </table:table-cell>
          <table:table-cell table:formula="of:=[raw_data.G14]/[raw_data.$B14]" office:value-type="percentage" office:value="0.000447680659232471" calcext:value-type="percentage">
            <text:p>0.04%</text:p>
          </table:table-cell>
          <table:table-cell table:formula="of:=[raw_data.H14]/[raw_data.$B14]" office:value-type="percentage" office:value="0.0000061785284031078" calcext:value-type="percentage">
            <text:p>0.00%</text:p>
          </table:table-cell>
          <table:table-cell table:formula="of:=[raw_data.I14]/[raw_data.$B14]" office:value-type="percentage" office:value="0.000222902293927505" calcext:value-type="percentage">
            <text:p>0.02%</text:p>
          </table:table-cell>
          <table:table-cell table:formula="of:=[raw_data.J14]/[raw_data.$B14]" office:value-type="percentage" office:value="0.000889257832916933" calcext:value-type="percentage">
            <text:p>0.09%</text:p>
          </table:table-cell>
          <table:table-cell table:formula="of:=[raw_data.K14]/[raw_data.$B14]" office:value-type="percentage" office:value="0.00178977209409864" calcext:value-type="percentage">
            <text:p>0.18%</text:p>
          </table:table-cell>
        </table:table-row>
        <table:table-row table:style-name="ro1">
          <table:table-cell table:formula="of:=[raw_data.C15]/[raw_data.$B15]" office:value-type="percentage" office:value="0.000380761995166867" calcext:value-type="percentage">
            <text:p>0.04%</text:p>
          </table:table-cell>
          <table:table-cell table:formula="of:=[raw_data.D15]/[raw_data.$B15]" office:value-type="percentage" office:value="0.000372903896708823" calcext:value-type="percentage">
            <text:p>0.04%</text:p>
          </table:table-cell>
          <table:table-cell table:formula="of:=[raw_data.E15]/[raw_data.$B15]" office:value-type="percentage" office:value="0.000371511713911138" calcext:value-type="percentage">
            <text:p>0.04%</text:p>
          </table:table-cell>
          <table:table-cell table:formula="of:=[raw_data.F15]/[raw_data.$B15]" office:value-type="percentage" office:value="0.000367211415936066" calcext:value-type="percentage">
            <text:p>0.04%</text:p>
          </table:table-cell>
          <table:table-cell table:formula="of:=[raw_data.G15]/[raw_data.$B15]" office:value-type="percentage" office:value="0.000365215953926051" calcext:value-type="percentage">
            <text:p>0.04%</text:p>
          </table:table-cell>
          <table:table-cell table:formula="of:=[raw_data.H15]/[raw_data.$B15]" office:value-type="percentage" office:value="0.00000420748578855933" calcext:value-type="percentage">
            <text:p>0.00%</text:p>
          </table:table-cell>
          <table:table-cell table:formula="of:=[raw_data.I15]/[raw_data.$B15]" office:value-type="percentage" office:value="0.000186258589632511" calcext:value-type="percentage">
            <text:p>0.02%</text:p>
          </table:table-cell>
          <table:table-cell table:formula="of:=[raw_data.J15]/[raw_data.$B15]" office:value-type="percentage" office:value="0.000737887820168592" calcext:value-type="percentage">
            <text:p>0.07%</text:p>
          </table:table-cell>
          <table:table-cell table:formula="of:=[raw_data.K15]/[raw_data.$B15]" office:value-type="percentage" office:value="0.00147671923090006" calcext:value-type="percentage">
            <text:p>0.15%</text:p>
          </table:table-cell>
        </table:table-row>
        <table:table-row table:style-name="ro1">
          <table:table-cell table:formula="of:=[raw_data.C16]/[raw_data.$B16]" office:value-type="percentage" office:value="0.000447291275212268" calcext:value-type="percentage">
            <text:p>0.04%</text:p>
          </table:table-cell>
          <table:table-cell table:formula="of:=[raw_data.D16]/[raw_data.$B16]" office:value-type="percentage" office:value="0.000437612987885006" calcext:value-type="percentage">
            <text:p>0.04%</text:p>
          </table:table-cell>
          <table:table-cell table:formula="of:=[raw_data.E16]/[raw_data.$B16]" office:value-type="percentage" office:value="0.000433809458624098" calcext:value-type="percentage">
            <text:p>0.04%</text:p>
          </table:table-cell>
          <table:table-cell table:formula="of:=[raw_data.F16]/[raw_data.$B16]" office:value-type="percentage" office:value="0.000423321509127435" calcext:value-type="percentage">
            <text:p>0.04%</text:p>
          </table:table-cell>
          <table:table-cell table:formula="of:=[raw_data.G16]/[raw_data.$B16]" office:value-type="percentage" office:value="0.000430796762179814" calcext:value-type="percentage">
            <text:p>0.04%</text:p>
          </table:table-cell>
          <table:table-cell table:formula="of:=[raw_data.H16]/[raw_data.$B16]" office:value-type="percentage" office:value="0.00000466967948863997" calcext:value-type="percentage">
            <text:p>0.00%</text:p>
          </table:table-cell>
          <table:table-cell table:formula="of:=[raw_data.I16]/[raw_data.$B16]" office:value-type="percentage" office:value="0.00021794975839116" calcext:value-type="percentage">
            <text:p>0.02%</text:p>
          </table:table-cell>
          <table:table-cell table:formula="of:=[raw_data.J16]/[raw_data.$B16]" office:value-type="percentage" office:value="0.00086204542882627" calcext:value-type="percentage">
            <text:p>0.09%</text:p>
          </table:table-cell>
          <table:table-cell table:formula="of:=[raw_data.K16]/[raw_data.$B16]" office:value-type="percentage" office:value="0.00172757428791624" calcext:value-type="percentage">
            <text:p>0.17%</text:p>
          </table:table-cell>
        </table:table-row>
        <table:table-row table:style-name="ro1">
          <table:table-cell table:formula="of:=[raw_data.C17]/[raw_data.$B17]" office:value-type="percentage" office:value="0.000326003757501964" calcext:value-type="percentage">
            <text:p>0.03%</text:p>
          </table:table-cell>
          <table:table-cell table:formula="of:=[raw_data.D17]/[raw_data.$B17]" office:value-type="percentage" office:value="0.000312144136220707" calcext:value-type="percentage">
            <text:p>0.03%</text:p>
          </table:table-cell>
          <table:table-cell table:formula="of:=[raw_data.E17]/[raw_data.$B17]" office:value-type="percentage" office:value="0.000302323425659214" calcext:value-type="percentage">
            <text:p>0.03%</text:p>
          </table:table-cell>
          <table:table-cell table:formula="of:=[raw_data.F17]/[raw_data.$B17]" office:value-type="percentage" office:value="0.000299641254974513" calcext:value-type="percentage">
            <text:p>0.03%</text:p>
          </table:table-cell>
          <table:table-cell table:formula="of:=[raw_data.G17]/[raw_data.$B17]" office:value-type="percentage" office:value="0.000293974256212674" calcext:value-type="percentage">
            <text:p>0.03%</text:p>
          </table:table-cell>
          <table:table-cell table:formula="of:=[raw_data.H17]/[raw_data.$B17]" office:value-type="percentage" office:value="0.00000319355731330156" calcext:value-type="percentage">
            <text:p>0.00%</text:p>
          </table:table-cell>
          <table:table-cell table:formula="of:=[raw_data.I17]/[raw_data.$B17]" office:value-type="percentage" office:value="0.000151600044225551" calcext:value-type="percentage">
            <text:p>0.02%</text:p>
          </table:table-cell>
          <table:table-cell table:formula="of:=[raw_data.J17]/[raw_data.$B17]" office:value-type="percentage" office:value="0.000603008326814545" calcext:value-type="percentage">
            <text:p>0.06%</text:p>
          </table:table-cell>
          <table:table-cell table:formula="of:=[raw_data.K17]/[raw_data.$B17]" office:value-type="percentage" office:value="0.00120445118435786" calcext:value-type="percentage">
            <text:p>0.12%</text:p>
          </table:table-cell>
        </table:table-row>
        <table:table-row table:style-name="ro1">
          <table:table-cell table:formula="of:=[raw_data.C18]/[raw_data.$B18]" office:value-type="percentage" office:value="0.000473137841454451" calcext:value-type="percentage">
            <text:p>0.05%</text:p>
          </table:table-cell>
          <table:table-cell table:formula="of:=[raw_data.D18]/[raw_data.$B18]" office:value-type="percentage" office:value="0.000475068848622596" calcext:value-type="percentage">
            <text:p>0.05%</text:p>
          </table:table-cell>
          <table:table-cell table:formula="of:=[raw_data.E18]/[raw_data.$B18]" office:value-type="percentage" office:value="0.000472254508388172" calcext:value-type="percentage">
            <text:p>0.05%</text:p>
          </table:table-cell>
          <table:table-cell table:formula="of:=[raw_data.F18]/[raw_data.$B18]" office:value-type="percentage" office:value="0.000470426214367269" calcext:value-type="percentage">
            <text:p>0.05%</text:p>
          </table:table-cell>
          <table:table-cell table:formula="of:=[raw_data.G18]/[raw_data.$B18]" office:value-type="percentage" office:value="0.000470138617554992" calcext:value-type="percentage">
            <text:p>0.05%</text:p>
          </table:table-cell>
          <table:table-cell table:formula="of:=[raw_data.H18]/[raw_data.$B18]" office:value-type="percentage" office:value="0.00000503294421484632" calcext:value-type="percentage">
            <text:p>0.00%</text:p>
          </table:table-cell>
          <table:table-cell table:formula="of:=[raw_data.I18]/[raw_data.$B18]" office:value-type="percentage" office:value="0.000234884425112461" calcext:value-type="percentage">
            <text:p>0.02%</text:p>
          </table:table-cell>
          <table:table-cell table:formula="of:=[raw_data.J18]/[raw_data.$B18]" office:value-type="percentage" office:value="0.000948699713183808" calcext:value-type="percentage">
            <text:p>0.09%</text:p>
          </table:table-cell>
          <table:table-cell table:formula="of:=[raw_data.K18]/[raw_data.$B18]" office:value-type="percentage" office:value="0.00189043547498462" calcext:value-type="percentage">
            <text:p>0.19%</text:p>
          </table:table-cell>
        </table:table-row>
        <table:table-row table:style-name="ro1">
          <table:table-cell table:formula="of:=[raw_data.C19]/[raw_data.$B19]" office:value-type="percentage" office:value="0.000474716101746596" calcext:value-type="percentage">
            <text:p>0.05%</text:p>
          </table:table-cell>
          <table:table-cell table:formula="of:=[raw_data.D19]/[raw_data.$B19]" office:value-type="percentage" office:value="0.0004760897979372" calcext:value-type="percentage">
            <text:p>0.05%</text:p>
          </table:table-cell>
          <table:table-cell table:formula="of:=[raw_data.E19]/[raw_data.$B19]" office:value-type="percentage" office:value="0.000471906268629454" calcext:value-type="percentage">
            <text:p>0.05%</text:p>
          </table:table-cell>
          <table:table-cell table:formula="of:=[raw_data.F19]/[raw_data.$B19]" office:value-type="percentage" office:value="0.00047155243779248" calcext:value-type="percentage">
            <text:p>0.05%</text:p>
          </table:table-cell>
          <table:table-cell table:formula="of:=[raw_data.G19]/[raw_data.$B19]" office:value-type="percentage" office:value="0.000471052911904988" calcext:value-type="percentage">
            <text:p>0.05%</text:p>
          </table:table-cell>
          <table:table-cell table:formula="of:=[raw_data.H19]/[raw_data.$B19]" office:value-type="percentage" office:value="0.00000509932676814785" calcext:value-type="percentage">
            <text:p>0.00%</text:p>
          </table:table-cell>
          <table:table-cell table:formula="of:=[raw_data.I19]/[raw_data.$B19]" office:value-type="percentage" office:value="0.000234610658492092" calcext:value-type="percentage">
            <text:p>0.02%</text:p>
          </table:table-cell>
          <table:table-cell table:formula="of:=[raw_data.J19]/[raw_data.$B19]" office:value-type="percentage" office:value="0.000948807796133828" calcext:value-type="percentage">
            <text:p>0.09%</text:p>
          </table:table-cell>
          <table:table-cell table:formula="of:=[raw_data.K19]/[raw_data.$B19]" office:value-type="percentage" office:value="0.00189284928275784" calcext:value-type="percentage">
            <text:p>0.19%</text:p>
          </table:table-cell>
        </table:table-row>
        <table:table-row table:style-name="ro1">
          <table:table-cell table:formula="of:=[raw_data.C20]/[raw_data.$B20]" office:value-type="percentage" office:value="0.000474816113589003" calcext:value-type="percentage">
            <text:p>0.05%</text:p>
          </table:table-cell>
          <table:table-cell table:formula="of:=[raw_data.D20]/[raw_data.$B20]" office:value-type="percentage" office:value="0.00047940191265003" calcext:value-type="percentage">
            <text:p>0.05%</text:p>
          </table:table-cell>
          <table:table-cell table:formula="of:=[raw_data.E20]/[raw_data.$B20]" office:value-type="percentage" office:value="0.000470457538805775" calcext:value-type="percentage">
            <text:p>0.05%</text:p>
          </table:table-cell>
          <table:table-cell table:formula="of:=[raw_data.F20]/[raw_data.$B20]" office:value-type="percentage" office:value="0.000468722371593495" calcext:value-type="percentage">
            <text:p>0.05%</text:p>
          </table:table-cell>
          <table:table-cell table:formula="of:=[raw_data.G20]/[raw_data.$B20]" office:value-type="percentage" office:value="0.000471676287204877" calcext:value-type="percentage">
            <text:p>0.05%</text:p>
          </table:table-cell>
          <table:table-cell table:formula="of:=[raw_data.H20]/[raw_data.$B20]" office:value-type="percentage" office:value="0.00000506090436915104" calcext:value-type="percentage">
            <text:p>0.00%</text:p>
          </table:table-cell>
          <table:table-cell table:formula="of:=[raw_data.I20]/[raw_data.$B20]" office:value-type="percentage" office:value="0.000235053187006407" calcext:value-type="percentage">
            <text:p>0.02%</text:p>
          </table:table-cell>
          <table:table-cell table:formula="of:=[raw_data.J20]/[raw_data.$B20]" office:value-type="percentage" office:value="0.00094403424724315" calcext:value-type="percentage">
            <text:p>0.09%</text:p>
          </table:table-cell>
          <table:table-cell table:formula="of:=[raw_data.K20]/[raw_data.$B20]" office:value-type="percentage" office:value="0.00188612675974875" calcext:value-type="percentage">
            <text:p>0.19%</text:p>
          </table:table-cell>
        </table:table-row>
        <table:table-row table:style-name="ro1">
          <table:table-cell table:formula="of:=[raw_data.C21]/[raw_data.$B21]" office:value-type="percentage" office:value="0.000477683330226046" calcext:value-type="percentage">
            <text:p>0.05%</text:p>
          </table:table-cell>
          <table:table-cell table:formula="of:=[raw_data.D21]/[raw_data.$B21]" office:value-type="percentage" office:value="0.000475323889166871" calcext:value-type="percentage">
            <text:p>0.05%</text:p>
          </table:table-cell>
          <table:table-cell table:formula="of:=[raw_data.E21]/[raw_data.$B21]" office:value-type="percentage" office:value="0.00047043943223735" calcext:value-type="percentage">
            <text:p>0.05%</text:p>
          </table:table-cell>
          <table:table-cell table:formula="of:=[raw_data.F21]/[raw_data.$B21]" office:value-type="percentage" office:value="0.000470998247225049" calcext:value-type="percentage">
            <text:p>0.05%</text:p>
          </table:table-cell>
          <table:table-cell table:formula="of:=[raw_data.G21]/[raw_data.$B21]" office:value-type="percentage" office:value="0.000471308699995993" calcext:value-type="percentage">
            <text:p>0.05%</text:p>
          </table:table-cell>
          <table:table-cell table:formula="of:=[raw_data.H21]/[raw_data.$B21]" office:value-type="percentage" office:value="0.00000507072859208758" calcext:value-type="percentage">
            <text:p>0.00%</text:p>
          </table:table-cell>
          <table:table-cell table:formula="of:=[raw_data.I21]/[raw_data.$B21]" office:value-type="percentage" office:value="0.00023408138929188" calcext:value-type="percentage">
            <text:p>0.02%</text:p>
          </table:table-cell>
          <table:table-cell table:formula="of:=[raw_data.J21]/[raw_data.$B21]" office:value-type="percentage" office:value="0.000944459419766255" calcext:value-type="percentage">
            <text:p>0.09%</text:p>
          </table:table-cell>
          <table:table-cell table:formula="of:=[raw_data.K21]/[raw_data.$B21]" office:value-type="percentage" office:value="0.00188924998915485" calcext:value-type="percentage">
            <text:p>0.19%</text:p>
          </table:table-cell>
        </table:table-row>
        <table:table-row table:style-name="ro1">
          <table:table-cell table:formula="of:=[raw_data.C22]/[raw_data.$B22]" office:value-type="percentage" office:value="0.000414976776378771" calcext:value-type="percentage">
            <text:p>0.04%</text:p>
          </table:table-cell>
          <table:table-cell table:formula="of:=[raw_data.D22]/[raw_data.$B22]" office:value-type="percentage" office:value="0.000406540756711744" calcext:value-type="percentage">
            <text:p>0.04%</text:p>
          </table:table-cell>
          <table:table-cell table:formula="of:=[raw_data.E22]/[raw_data.$B22]" office:value-type="percentage" office:value="0.0003960119802398" calcext:value-type="percentage">
            <text:p>0.04%</text:p>
          </table:table-cell>
          <table:table-cell table:formula="of:=[raw_data.F22]/[raw_data.$B22]" office:value-type="percentage" office:value="0.000394764125250533" calcext:value-type="percentage">
            <text:p>0.04%</text:p>
          </table:table-cell>
          <table:table-cell table:formula="of:=[raw_data.G22]/[raw_data.$B22]" office:value-type="percentage" office:value="0.000391644487777364" calcext:value-type="percentage">
            <text:p>0.04%</text:p>
          </table:table-cell>
          <table:table-cell table:formula="of:=[raw_data.H22]/[raw_data.$B22]" office:value-type="percentage" office:value="0.0000031846299205262" calcext:value-type="percentage">
            <text:p>0.00%</text:p>
          </table:table-cell>
          <table:table-cell table:formula="of:=[raw_data.I22]/[raw_data.$B22]" office:value-type="percentage" office:value="0.000198057984077786" calcext:value-type="percentage">
            <text:p>0.02%</text:p>
          </table:table-cell>
          <table:table-cell table:formula="of:=[raw_data.J22]/[raw_data.$B22]" office:value-type="percentage" office:value="0.000789840214248383" calcext:value-type="percentage">
            <text:p>0.08%</text:p>
          </table:table-cell>
          <table:table-cell table:formula="of:=[raw_data.K22]/[raw_data.$B22]" office:value-type="percentage" office:value="0.00158448986960123" calcext:value-type="percentage">
            <text:p>0.16%</text:p>
          </table:table-cell>
        </table:table-row>
        <table:table-row table:style-name="ro1">
          <table:table-cell table:formula="of:=[raw_data.C23]/[raw_data.$B23]" office:value-type="percentage" office:value="0.00039092408317835" calcext:value-type="percentage">
            <text:p>0.04%</text:p>
          </table:table-cell>
          <table:table-cell table:formula="of:=[raw_data.D23]/[raw_data.$B23]" office:value-type="percentage" office:value="0.000382069857166953" calcext:value-type="percentage">
            <text:p>0.04%</text:p>
          </table:table-cell>
          <table:table-cell table:formula="of:=[raw_data.E23]/[raw_data.$B23]" office:value-type="percentage" office:value="0.000377817827726451" calcext:value-type="percentage">
            <text:p>0.04%</text:p>
          </table:table-cell>
          <table:table-cell table:formula="of:=[raw_data.F23]/[raw_data.$B23]" office:value-type="percentage" office:value="0.000370764461242795" calcext:value-type="percentage">
            <text:p>0.04%</text:p>
          </table:table-cell>
          <table:table-cell table:formula="of:=[raw_data.G23]/[raw_data.$B23]" office:value-type="percentage" office:value="0.000366887610870573" calcext:value-type="percentage">
            <text:p>0.04%</text:p>
          </table:table-cell>
          <table:table-cell table:formula="of:=[raw_data.H23]/[raw_data.$B23]" office:value-type="percentage" office:value="0.00000306396239094967" calcext:value-type="percentage">
            <text:p>0.00%</text:p>
          </table:table-cell>
          <table:table-cell table:formula="of:=[raw_data.I23]/[raw_data.$B23]" office:value-type="percentage" office:value="0.000189027720568181" calcext:value-type="percentage">
            <text:p>0.02%</text:p>
          </table:table-cell>
          <table:table-cell table:formula="of:=[raw_data.J23]/[raw_data.$B23]" office:value-type="percentage" office:value="0.000749545248577831" calcext:value-type="percentage">
            <text:p>0.07%</text:p>
          </table:table-cell>
          <table:table-cell table:formula="of:=[raw_data.K23]/[raw_data.$B23]" office:value-type="percentage" office:value="0.00150494329062082" calcext:value-type="percentage">
            <text:p>0.15%</text:p>
          </table:table-cell>
        </table:table-row>
        <table:table-row table:style-name="ro1">
          <table:table-cell table:formula="of:=[raw_data.C24]/[raw_data.$B24]" office:value-type="percentage" office:value="0.000462596887947352" calcext:value-type="percentage">
            <text:p>0.05%</text:p>
          </table:table-cell>
          <table:table-cell table:formula="of:=[raw_data.D24]/[raw_data.$B24]" office:value-type="percentage" office:value="0.0004513042148149" calcext:value-type="percentage">
            <text:p>0.05%</text:p>
          </table:table-cell>
          <table:table-cell table:formula="of:=[raw_data.E24]/[raw_data.$B24]" office:value-type="percentage" office:value="0.000454660135508051" calcext:value-type="percentage">
            <text:p>0.05%</text:p>
          </table:table-cell>
          <table:table-cell table:formula="of:=[raw_data.F24]/[raw_data.$B24]" office:value-type="percentage" office:value="0.000445481692412283" calcext:value-type="percentage">
            <text:p>0.04%</text:p>
          </table:table-cell>
          <table:table-cell table:formula="of:=[raw_data.G24]/[raw_data.$B24]" office:value-type="percentage" office:value="0.000447814057294023" calcext:value-type="percentage">
            <text:p>0.04%</text:p>
          </table:table-cell>
          <table:table-cell table:formula="of:=[raw_data.H24]/[raw_data.$B24]" office:value-type="percentage" office:value="0.00000411100284910955" calcext:value-type="percentage">
            <text:p>0.00%</text:p>
          </table:table-cell>
          <table:table-cell table:formula="of:=[raw_data.I24]/[raw_data.$B24]" office:value-type="percentage" office:value="0.000226826679650053" calcext:value-type="percentage">
            <text:p>0.02%</text:p>
          </table:table-cell>
          <table:table-cell table:formula="of:=[raw_data.J24]/[raw_data.$B24]" office:value-type="percentage" office:value="0.000908514850049745" calcext:value-type="percentage">
            <text:p>0.09%</text:p>
          </table:table-cell>
          <table:table-cell table:formula="of:=[raw_data.K24]/[raw_data.$B24]" office:value-type="percentage" office:value="0.0018112910757142" calcext:value-type="percentage">
            <text:p>0.18%</text:p>
          </table:table-cell>
        </table:table-row>
        <table:table-row table:style-name="ro1">
          <table:table-cell table:formula="of:=[raw_data.C25]/[raw_data.$B25]" office:value-type="percentage" office:value="0.000479985619262827" calcext:value-type="percentage">
            <text:p>0.05%</text:p>
          </table:table-cell>
          <table:table-cell table:formula="of:=[raw_data.D25]/[raw_data.$B25]" office:value-type="percentage" office:value="0.000484666568581947" calcext:value-type="percentage">
            <text:p>0.05%</text:p>
          </table:table-cell>
          <table:table-cell table:formula="of:=[raw_data.E25]/[raw_data.$B25]" office:value-type="percentage" office:value="0.000470273994526033" calcext:value-type="percentage">
            <text:p>0.05%</text:p>
          </table:table-cell>
          <table:table-cell table:formula="of:=[raw_data.F25]/[raw_data.$B25]" office:value-type="percentage" office:value="0.00047371745149642" calcext:value-type="percentage">
            <text:p>0.05%</text:p>
          </table:table-cell>
          <table:table-cell table:formula="of:=[raw_data.G25]/[raw_data.$B25]" office:value-type="percentage" office:value="0.000474928041837572" calcext:value-type="percentage">
            <text:p>0.05%</text:p>
          </table:table-cell>
          <table:table-cell table:formula="of:=[raw_data.H25]/[raw_data.$B25]" office:value-type="percentage" office:value="0.00000659099185738105" calcext:value-type="percentage">
            <text:p>0.00%</text:p>
          </table:table-cell>
          <table:table-cell table:formula="of:=[raw_data.I25]/[raw_data.$B25]" office:value-type="percentage" office:value="0.000236656960691351" calcext:value-type="percentage">
            <text:p>0.02%</text:p>
          </table:table-cell>
          <table:table-cell table:formula="of:=[raw_data.J25]/[raw_data.$B25]" office:value-type="percentage" office:value="0.00094391073999971" calcext:value-type="percentage">
            <text:p>0.09%</text:p>
          </table:table-cell>
          <table:table-cell table:formula="of:=[raw_data.K25]/[raw_data.$B25]" office:value-type="percentage" office:value="0.00189976597136545" calcext:value-type="percentage">
            <text:p>0.19%</text:p>
          </table:table-cell>
        </table:table-row>
        <table:table-row table:style-name="ro1">
          <table:table-cell table:formula="of:=[raw_data.C26]/[raw_data.$B26]" office:value-type="percentage" office:value="0.000480360795573782" calcext:value-type="percentage">
            <text:p>0.05%</text:p>
          </table:table-cell>
          <table:table-cell table:formula="of:=[raw_data.D26]/[raw_data.$B26]" office:value-type="percentage" office:value="0.000484787337714261" calcext:value-type="percentage">
            <text:p>0.05%</text:p>
          </table:table-cell>
          <table:table-cell table:formula="of:=[raw_data.E26]/[raw_data.$B26]" office:value-type="percentage" office:value="0.000469564351328712" calcext:value-type="percentage">
            <text:p>0.05%</text:p>
          </table:table-cell>
          <table:table-cell table:formula="of:=[raw_data.F26]/[raw_data.$B26]" office:value-type="percentage" office:value="0.000474206822354092" calcext:value-type="percentage">
            <text:p>0.05%</text:p>
          </table:table-cell>
          <table:table-cell table:formula="of:=[raw_data.G26]/[raw_data.$B26]" office:value-type="percentage" office:value="0.000475880271212078" calcext:value-type="percentage">
            <text:p>0.05%</text:p>
          </table:table-cell>
          <table:table-cell table:formula="of:=[raw_data.H26]/[raw_data.$B26]" office:value-type="percentage" office:value="0.00000661282210010544" calcext:value-type="percentage">
            <text:p>0.00%</text:p>
          </table:table-cell>
          <table:table-cell table:formula="of:=[raw_data.I26]/[raw_data.$B26]" office:value-type="percentage" office:value="0.000236469120077648" calcext:value-type="percentage">
            <text:p>0.02%</text:p>
          </table:table-cell>
          <table:table-cell table:formula="of:=[raw_data.J26]/[raw_data.$B26]" office:value-type="percentage" office:value="0.000942961440364423" calcext:value-type="percentage">
            <text:p>0.09%</text:p>
          </table:table-cell>
          <table:table-cell table:formula="of:=[raw_data.K26]/[raw_data.$B26]" office:value-type="percentage" office:value="0.00189885162271232" calcext:value-type="percentage">
            <text:p>0.19%</text:p>
          </table:table-cell>
        </table:table-row>
        <table:table-row table:style-name="ro1">
          <table:table-cell table:formula="of:=[raw_data.C27]/[raw_data.$B27]" office:value-type="percentage" office:value="0.000470613647160471" calcext:value-type="percentage">
            <text:p>0.05%</text:p>
          </table:table-cell>
          <table:table-cell table:formula="of:=[raw_data.D27]/[raw_data.$B27]" office:value-type="percentage" office:value="0.000466237159066283" calcext:value-type="percentage">
            <text:p>0.05%</text:p>
          </table:table-cell>
          <table:table-cell table:formula="of:=[raw_data.E27]/[raw_data.$B27]" office:value-type="percentage" office:value="0.000462731262689757" calcext:value-type="percentage">
            <text:p>0.05%</text:p>
          </table:table-cell>
          <table:table-cell table:formula="of:=[raw_data.F27]/[raw_data.$B27]" office:value-type="percentage" office:value="0.000464260680572134" calcext:value-type="percentage">
            <text:p>0.05%</text:p>
          </table:table-cell>
          <table:table-cell table:formula="of:=[raw_data.G27]/[raw_data.$B27]" office:value-type="percentage" office:value="0.000461837141466213" calcext:value-type="percentage">
            <text:p>0.05%</text:p>
          </table:table-cell>
          <table:table-cell table:formula="of:=[raw_data.H27]/[raw_data.$B27]" office:value-type="percentage" office:value="0.00000576472894126871" calcext:value-type="percentage">
            <text:p>0.00%</text:p>
          </table:table-cell>
          <table:table-cell table:formula="of:=[raw_data.I27]/[raw_data.$B27]" office:value-type="percentage" office:value="0.000230989159250755" calcext:value-type="percentage">
            <text:p>0.02%</text:p>
          </table:table-cell>
          <table:table-cell table:formula="of:=[raw_data.J27]/[raw_data.$B27]" office:value-type="percentage" office:value="0.000930286074085473" calcext:value-type="percentage">
            <text:p>0.09%</text:p>
          </table:table-cell>
          <table:table-cell table:formula="of:=[raw_data.K27]/[raw_data.$B27]" office:value-type="percentage" office:value="0.00186334862986511" calcext:value-type="percentage">
            <text:p>0.19%</text:p>
          </table:table-cell>
        </table:table-row>
        <table:table-row table:style-name="ro1">
          <table:table-cell table:formula="of:=[raw_data.C28]/[raw_data.$B28]" office:value-type="percentage" office:value="0.000472004280136232" calcext:value-type="percentage">
            <text:p>0.05%</text:p>
          </table:table-cell>
          <table:table-cell table:formula="of:=[raw_data.D28]/[raw_data.$B28]" office:value-type="percentage" office:value="0.000467273593289464" calcext:value-type="percentage">
            <text:p>0.05%</text:p>
          </table:table-cell>
          <table:table-cell table:formula="of:=[raw_data.E28]/[raw_data.$B28]" office:value-type="percentage" office:value="0.000462400985837293" calcext:value-type="percentage">
            <text:p>0.05%</text:p>
          </table:table-cell>
          <table:table-cell table:formula="of:=[raw_data.F28]/[raw_data.$B28]" office:value-type="percentage" office:value="0.000467297246723698" calcext:value-type="percentage">
            <text:p>0.05%</text:p>
          </table:table-cell>
          <table:table-cell table:formula="of:=[raw_data.G28]/[raw_data.$B28]" office:value-type="percentage" office:value="0.00046490824986608" calcext:value-type="percentage">
            <text:p>0.05%</text:p>
          </table:table-cell>
          <table:table-cell table:formula="of:=[raw_data.H28]/[raw_data.$B28]" office:value-type="percentage" office:value="0.00000579509138729024" calcext:value-type="percentage">
            <text:p>0.00%</text:p>
          </table:table-cell>
          <table:table-cell table:formula="of:=[raw_data.I28]/[raw_data.$B28]" office:value-type="percentage" office:value="0.000231046745596127" calcext:value-type="percentage">
            <text:p>0.02%</text:p>
          </table:table-cell>
          <table:table-cell table:formula="of:=[raw_data.J28]/[raw_data.$B28]" office:value-type="percentage" office:value="0.000930597063061877" calcext:value-type="percentage">
            <text:p>0.09%</text:p>
          </table:table-cell>
          <table:table-cell table:formula="of:=[raw_data.K28]/[raw_data.$B28]" office:value-type="percentage" office:value="0.0018679353548804" calcext:value-type="percentage">
            <text:p>0.19%</text:p>
          </table:table-cell>
        </table:table-row>
        <table:table-row table:style-name="ro1">
          <table:table-cell table:formula="of:=[raw_data.C29]/[raw_data.$B29]" office:value-type="percentage" office:value="0.000472158871604425" calcext:value-type="percentage">
            <text:p>0.05%</text:p>
          </table:table-cell>
          <table:table-cell table:formula="of:=[raw_data.D29]/[raw_data.$B29]" office:value-type="percentage" office:value="0.000467331506806786" calcext:value-type="percentage">
            <text:p>0.05%</text:p>
          </table:table-cell>
          <table:table-cell table:formula="of:=[raw_data.E29]/[raw_data.$B29]" office:value-type="percentage" office:value="0.000464562871114022" calcext:value-type="percentage">
            <text:p>0.05%</text:p>
          </table:table-cell>
          <table:table-cell table:formula="of:=[raw_data.F29]/[raw_data.$B29]" office:value-type="percentage" office:value="0.000466171992713235" calcext:value-type="percentage">
            <text:p>0.05%</text:p>
          </table:table-cell>
          <table:table-cell table:formula="of:=[raw_data.G29]/[raw_data.$B29]" office:value-type="percentage" office:value="0.000465130796384332" calcext:value-type="percentage">
            <text:p>0.05%</text:p>
          </table:table-cell>
          <table:table-cell table:formula="of:=[raw_data.H29]/[raw_data.$B29]" office:value-type="percentage" office:value="0.00000579757046775343" calcext:value-type="percentage">
            <text:p>0.00%</text:p>
          </table:table-cell>
          <table:table-cell table:formula="of:=[raw_data.I29]/[raw_data.$B29]" office:value-type="percentage" office:value="0.000232092127133574" calcext:value-type="percentage">
            <text:p>0.02%</text:p>
          </table:table-cell>
          <table:table-cell table:formula="of:=[raw_data.J29]/[raw_data.$B29]" office:value-type="percentage" office:value="0.00093170506949737" calcext:value-type="percentage">
            <text:p>0.09%</text:p>
          </table:table-cell>
          <table:table-cell table:formula="of:=[raw_data.K29]/[raw_data.$B29]" office:value-type="percentage" office:value="0.0018689710739332" calcext:value-type="percentage">
            <text:p>0.19%</text:p>
          </table:table-cell>
        </table:table-row>
        <table:table-row table:style-name="ro1">
          <table:table-cell table:formula="of:=[raw_data.C30]/[raw_data.$B30]" office:value-type="percentage" office:value="0.000477389526015998" calcext:value-type="percentage">
            <text:p>0.05%</text:p>
          </table:table-cell>
          <table:table-cell table:formula="of:=[raw_data.D30]/[raw_data.$B30]" office:value-type="percentage" office:value="0.000472230365680807" calcext:value-type="percentage">
            <text:p>0.05%</text:p>
          </table:table-cell>
          <table:table-cell table:formula="of:=[raw_data.E30]/[raw_data.$B30]" office:value-type="percentage" office:value="0.000469817980524074" calcext:value-type="percentage">
            <text:p>0.05%</text:p>
          </table:table-cell>
          <table:table-cell table:formula="of:=[raw_data.F30]/[raw_data.$B30]" office:value-type="percentage" office:value="0.000472493100697877" calcext:value-type="percentage">
            <text:p>0.05%</text:p>
          </table:table-cell>
          <table:table-cell table:formula="of:=[raw_data.G30]/[raw_data.$B30]" office:value-type="percentage" office:value="0.00047108388560632" calcext:value-type="percentage">
            <text:p>0.05%</text:p>
          </table:table-cell>
          <table:table-cell table:formula="of:=[raw_data.H30]/[raw_data.$B30]" office:value-type="percentage" office:value="0.0000058518253801931" calcext:value-type="percentage">
            <text:p>0.00%</text:p>
          </table:table-cell>
          <table:table-cell table:formula="of:=[raw_data.I30]/[raw_data.$B30]" office:value-type="percentage" office:value="0.000234455175232553" calcext:value-type="percentage">
            <text:p>0.02%</text:p>
          </table:table-cell>
          <table:table-cell table:formula="of:=[raw_data.J30]/[raw_data.$B30]" office:value-type="percentage" office:value="0.000942597701240573" calcext:value-type="percentage">
            <text:p>0.09%</text:p>
          </table:table-cell>
          <table:table-cell table:formula="of:=[raw_data.K30]/[raw_data.$B30]" office:value-type="percentage" office:value="0.00188968578277289" calcext:value-type="percentage">
            <text:p>0.19%</text:p>
          </table:table-cell>
        </table:table-row>
        <table:table-row table:style-name="ro1">
          <table:table-cell table:formula="of:=[raw_data.C31]/[raw_data.$B31]" office:value-type="percentage" office:value="0.000474348697418452" calcext:value-type="percentage">
            <text:p>0.05%</text:p>
          </table:table-cell>
          <table:table-cell table:formula="of:=[raw_data.D31]/[raw_data.$B31]" office:value-type="percentage" office:value="0.000469625755242731" calcext:value-type="percentage">
            <text:p>0.05%</text:p>
          </table:table-cell>
          <table:table-cell table:formula="of:=[raw_data.E31]/[raw_data.$B31]" office:value-type="percentage" office:value="0.00046594186034567" calcext:value-type="percentage">
            <text:p>0.05%</text:p>
          </table:table-cell>
          <table:table-cell table:formula="of:=[raw_data.F31]/[raw_data.$B31]" office:value-type="percentage" office:value="0.000470145278882061" calcext:value-type="percentage">
            <text:p>0.05%</text:p>
          </table:table-cell>
          <table:table-cell table:formula="of:=[raw_data.G31]/[raw_data.$B31]" office:value-type="percentage" office:value="0.00046813802845738" calcext:value-type="percentage">
            <text:p>0.05%</text:p>
          </table:table-cell>
          <table:table-cell table:formula="of:=[raw_data.H31]/[raw_data.$B31]" office:value-type="percentage" office:value="0.00000578560416525716" calcext:value-type="percentage">
            <text:p>0.00%</text:p>
          </table:table-cell>
          <table:table-cell table:formula="of:=[raw_data.I31]/[raw_data.$B31]" office:value-type="percentage" office:value="0.000232415984467188" calcext:value-type="percentage">
            <text:p>0.02%</text:p>
          </table:table-cell>
          <table:table-cell table:formula="of:=[raw_data.J31]/[raw_data.$B31]" office:value-type="percentage" office:value="0.000937480407169568" calcext:value-type="percentage">
            <text:p>0.09%</text:p>
          </table:table-cell>
          <table:table-cell table:formula="of:=[raw_data.K31]/[raw_data.$B31]" office:value-type="percentage" office:value="0.00187878639750147" calcext:value-type="percentage">
            <text:p>0.19%</text:p>
          </table:table-cell>
        </table:table-row>
        <table:table-row table:style-name="ro1">
          <table:table-cell table:formula="of:=[raw_data.C32]/[raw_data.$B32]" office:value-type="percentage" office:value="0.000470895735692273" calcext:value-type="percentage">
            <text:p>0.05%</text:p>
          </table:table-cell>
          <table:table-cell table:formula="of:=[raw_data.D32]/[raw_data.$B32]" office:value-type="percentage" office:value="0.000466434841799945" calcext:value-type="percentage">
            <text:p>0.05%</text:p>
          </table:table-cell>
          <table:table-cell table:formula="of:=[raw_data.E32]/[raw_data.$B32]" office:value-type="percentage" office:value="0.00046287084720872" calcext:value-type="percentage">
            <text:p>0.05%</text:p>
          </table:table-cell>
          <table:table-cell table:formula="of:=[raw_data.F32]/[raw_data.$B32]" office:value-type="percentage" office:value="0.00046478265887686" calcext:value-type="percentage">
            <text:p>0.05%</text:p>
          </table:table-cell>
          <table:table-cell table:formula="of:=[raw_data.G32]/[raw_data.$B32]" office:value-type="percentage" office:value="0.000464192593547187" calcext:value-type="percentage">
            <text:p>0.05%</text:p>
          </table:table-cell>
          <table:table-cell table:formula="of:=[raw_data.H32]/[raw_data.$B32]" office:value-type="percentage" office:value="0.00000578264023079579" calcext:value-type="percentage">
            <text:p>0.00%</text:p>
          </table:table-cell>
          <table:table-cell table:formula="of:=[raw_data.I32]/[raw_data.$B32]" office:value-type="percentage" office:value="0.000231069583099963" calcext:value-type="percentage">
            <text:p>0.02%</text:p>
          </table:table-cell>
          <table:table-cell table:formula="of:=[raw_data.J32]/[raw_data.$B32]" office:value-type="percentage" office:value="0.00092956531775372" calcext:value-type="percentage">
            <text:p>0.09%</text:p>
          </table:table-cell>
          <table:table-cell table:formula="of:=[raw_data.K32]/[raw_data.$B32]" office:value-type="percentage" office:value="0.00186375674769208" calcext:value-type="percentage">
            <text:p>0.19%</text:p>
          </table:table-cell>
        </table:table-row>
        <table:table-row table:style-name="ro1">
          <table:table-cell table:formula="of:=[raw_data.C33]/[raw_data.$B33]" office:value-type="percentage" office:value="0.00047169476070275" calcext:value-type="percentage">
            <text:p>0.05%</text:p>
          </table:table-cell>
          <table:table-cell table:formula="of:=[raw_data.D33]/[raw_data.$B33]" office:value-type="percentage" office:value="0.00046567002095621" calcext:value-type="percentage">
            <text:p>0.05%</text:p>
          </table:table-cell>
          <table:table-cell table:formula="of:=[raw_data.E33]/[raw_data.$B33]" office:value-type="percentage" office:value="0.000462469377965861" calcext:value-type="percentage">
            <text:p>0.05%</text:p>
          </table:table-cell>
          <table:table-cell table:formula="of:=[raw_data.F33]/[raw_data.$B33]" office:value-type="percentage" office:value="0.000465999498911099" calcext:value-type="percentage">
            <text:p>0.05%</text:p>
          </table:table-cell>
          <table:table-cell table:formula="of:=[raw_data.G33]/[raw_data.$B33]" office:value-type="percentage" office:value="0.000463928494623226" calcext:value-type="percentage">
            <text:p>0.05%</text:p>
          </table:table-cell>
          <table:table-cell table:formula="of:=[raw_data.H33]/[raw_data.$B33]" office:value-type="percentage" office:value="0.00000576586421055599" calcext:value-type="percentage">
            <text:p>0.00%</text:p>
          </table:table-cell>
          <table:table-cell table:formula="of:=[raw_data.I33]/[raw_data.$B33]" office:value-type="percentage" office:value="0.000231481797449097" calcext:value-type="percentage">
            <text:p>0.02%</text:p>
          </table:table-cell>
          <table:table-cell table:formula="of:=[raw_data.J33]/[raw_data.$B33]" office:value-type="percentage" office:value="0.000928798354831848" calcext:value-type="percentage">
            <text:p>0.09%</text:p>
          </table:table-cell>
          <table:table-cell table:formula="of:=[raw_data.K33]/[raw_data.$B33]" office:value-type="percentage" office:value="0.00186293895936082" calcext:value-type="percentage">
            <text:p>0.19%</text:p>
          </table:table-cell>
        </table:table-row>
        <table:table-row table:style-name="ro1">
          <table:table-cell table:formula="of:=[raw_data.C34]/[raw_data.$B34]" office:value-type="percentage" office:value="0.000477117984517948" calcext:value-type="percentage">
            <text:p>0.05%</text:p>
          </table:table-cell>
          <table:table-cell table:formula="of:=[raw_data.D34]/[raw_data.$B34]" office:value-type="percentage" office:value="0.000483281025549749" calcext:value-type="percentage">
            <text:p>0.05%</text:p>
          </table:table-cell>
          <table:table-cell table:formula="of:=[raw_data.E34]/[raw_data.$B34]" office:value-type="percentage" office:value="0.000474948594074754" calcext:value-type="percentage">
            <text:p>0.05%</text:p>
          </table:table-cell>
          <table:table-cell table:formula="of:=[raw_data.F34]/[raw_data.$B34]" office:value-type="percentage" office:value="0.000476033289296351" calcext:value-type="percentage">
            <text:p>0.05%</text:p>
          </table:table-cell>
          <table:table-cell table:formula="of:=[raw_data.G34]/[raw_data.$B34]" office:value-type="percentage" office:value="0.000477142636682075" calcext:value-type="percentage">
            <text:p>0.05%</text:p>
          </table:table-cell>
          <table:table-cell table:formula="of:=[raw_data.H34]/[raw_data.$B34]" office:value-type="percentage" office:value="0.00000603978021116551" calcext:value-type="percentage">
            <text:p>0.00%</text:p>
          </table:table-cell>
          <table:table-cell table:formula="of:=[raw_data.I34]/[raw_data.$B34]" office:value-type="percentage" office:value="0.000235871906369108" calcext:value-type="percentage">
            <text:p>0.02%</text:p>
          </table:table-cell>
          <table:table-cell table:formula="of:=[raw_data.J34]/[raw_data.$B34]" office:value-type="percentage" office:value="0.000949995796806016" calcext:value-type="percentage">
            <text:p>0.09%</text:p>
          </table:table-cell>
          <table:table-cell table:formula="of:=[raw_data.K34]/[raw_data.$B34]" office:value-type="percentage" office:value="0.0019063025476286" calcext:value-type="percentage">
            <text:p>0.19%</text:p>
          </table:table-cell>
        </table:table-row>
        <table:table-row table:style-name="ro1">
          <table:table-cell table:formula="of:=[raw_data.C35]/[raw_data.$B35]" office:value-type="percentage" office:value="0.000477721789160667" calcext:value-type="percentage">
            <text:p>0.05%</text:p>
          </table:table-cell>
          <table:table-cell table:formula="of:=[raw_data.D35]/[raw_data.$B35]" office:value-type="percentage" office:value="0.000482154208877608" calcext:value-type="percentage">
            <text:p>0.05%</text:p>
          </table:table-cell>
          <table:table-cell table:formula="of:=[raw_data.E35]/[raw_data.$B35]" office:value-type="percentage" office:value="0.000473999536138706" calcext:value-type="percentage">
            <text:p>0.05%</text:p>
          </table:table-cell>
          <table:table-cell table:formula="of:=[raw_data.F35]/[raw_data.$B35]" office:value-type="percentage" office:value="0.00047417095568577" calcext:value-type="percentage">
            <text:p>0.05%</text:p>
          </table:table-cell>
          <table:table-cell table:formula="of:=[raw_data.G35]/[raw_data.$B35]" office:value-type="percentage" office:value="0.000477232019026198" calcext:value-type="percentage">
            <text:p>0.05%</text:p>
          </table:table-cell>
          <table:table-cell table:formula="of:=[raw_data.H35]/[raw_data.$B35]" office:value-type="percentage" office:value="0.00000599968414724028" calcext:value-type="percentage">
            <text:p>0.00%</text:p>
          </table:table-cell>
          <table:table-cell table:formula="of:=[raw_data.I35]/[raw_data.$B35]" office:value-type="percentage" office:value="0.000235677388706288" calcext:value-type="percentage">
            <text:p>0.02%</text:p>
          </table:table-cell>
          <table:table-cell table:formula="of:=[raw_data.J35]/[raw_data.$B35]" office:value-type="percentage" office:value="0.00094755827915639" calcext:value-type="percentage">
            <text:p>0.09%</text:p>
          </table:table-cell>
          <table:table-cell table:formula="of:=[raw_data.K35]/[raw_data.$B35]" office:value-type="percentage" office:value="0.00190150805856759" calcext:value-type="percentage">
            <text:p>0.19%</text:p>
          </table:table-cell>
        </table:table-row>
        <table:table-row table:style-name="ro1">
          <table:table-cell table:formula="of:=[raw_data.C36]/[raw_data.$B36]" office:value-type="percentage" office:value="0.000481574589431037" calcext:value-type="percentage">
            <text:p>0.05%</text:p>
          </table:table-cell>
          <table:table-cell table:formula="of:=[raw_data.D36]/[raw_data.$B36]" office:value-type="percentage" office:value="0.00048295414308473" calcext:value-type="percentage">
            <text:p>0.05%</text:p>
          </table:table-cell>
          <table:table-cell table:formula="of:=[raw_data.E36]/[raw_data.$B36]" office:value-type="percentage" office:value="0.000478318842808322" calcext:value-type="percentage">
            <text:p>0.05%</text:p>
          </table:table-cell>
          <table:table-cell table:formula="of:=[raw_data.F36]/[raw_data.$B36]" office:value-type="percentage" office:value="0.00047990073099789" calcext:value-type="percentage">
            <text:p>0.05%</text:p>
          </table:table-cell>
          <table:table-cell table:formula="of:=[raw_data.G36]/[raw_data.$B36]" office:value-type="percentage" office:value="0.000475688493841948" calcext:value-type="percentage">
            <text:p>0.05%</text:p>
          </table:table-cell>
          <table:table-cell table:formula="of:=[raw_data.H36]/[raw_data.$B36]" office:value-type="percentage" office:value="0.00000450654193539605" calcext:value-type="percentage">
            <text:p>0.00%</text:p>
          </table:table-cell>
          <table:table-cell table:formula="of:=[raw_data.I36]/[raw_data.$B36]" office:value-type="percentage" office:value="0.000239987153596377" calcext:value-type="percentage">
            <text:p>0.02%</text:p>
          </table:table-cell>
          <table:table-cell table:formula="of:=[raw_data.J36]/[raw_data.$B36]" office:value-type="percentage" office:value="0.000952241507973544" calcext:value-type="percentage">
            <text:p>0.10%</text:p>
          </table:table-cell>
          <table:table-cell table:formula="of:=[raw_data.K36]/[raw_data.$B36]" office:value-type="percentage" office:value="0.00190006844425527" calcext:value-type="percentage">
            <text:p>0.19%</text:p>
          </table:table-cell>
        </table:table-row>
        <table:table-row table:style-name="ro1">
          <table:table-cell table:formula="of:=[raw_data.C37]/[raw_data.$B37]" office:value-type="percentage" office:value="0.000472868612517809" calcext:value-type="percentage">
            <text:p>0.05%</text:p>
          </table:table-cell>
          <table:table-cell table:formula="of:=[raw_data.D37]/[raw_data.$B37]" office:value-type="percentage" office:value="0.000473810369486975" calcext:value-type="percentage">
            <text:p>0.05%</text:p>
          </table:table-cell>
          <table:table-cell table:formula="of:=[raw_data.E37]/[raw_data.$B37]" office:value-type="percentage" office:value="0.000461976215874437" calcext:value-type="percentage">
            <text:p>0.05%</text:p>
          </table:table-cell>
          <table:table-cell table:formula="of:=[raw_data.F37]/[raw_data.$B37]" office:value-type="percentage" office:value="0.000459612938951813" calcext:value-type="percentage">
            <text:p>0.05%</text:p>
          </table:table-cell>
          <table:table-cell table:formula="of:=[raw_data.G37]/[raw_data.$B37]" office:value-type="percentage" office:value="0.000463415504827313" calcext:value-type="percentage">
            <text:p>0.05%</text:p>
          </table:table-cell>
          <table:table-cell table:formula="of:=[raw_data.H37]/[raw_data.$B37]" office:value-type="percentage" office:value="0.0000043711738568834" calcext:value-type="percentage">
            <text:p>0.00%</text:p>
          </table:table-cell>
          <table:table-cell table:formula="of:=[raw_data.I37]/[raw_data.$B37]" office:value-type="percentage" office:value="0.000233182579365369" calcext:value-type="percentage">
            <text:p>0.02%</text:p>
          </table:table-cell>
          <table:table-cell table:formula="of:=[raw_data.J37]/[raw_data.$B37]" office:value-type="percentage" office:value="0.000930118274546998" calcext:value-type="percentage">
            <text:p>0.09%</text:p>
          </table:table-cell>
          <table:table-cell table:formula="of:=[raw_data.K37]/[raw_data.$B37]" office:value-type="percentage" office:value="0.00185915264012948" calcext:value-type="percentage">
            <text:p>0.19%</text:p>
          </table:table-cell>
        </table:table-row>
        <table:table-row table:style-name="ro1">
          <table:table-cell table:formula="of:=[raw_data.C38]/[raw_data.$B38]" office:value-type="percentage" office:value="0.000467810212975301" calcext:value-type="percentage">
            <text:p>0.05%</text:p>
          </table:table-cell>
          <table:table-cell table:formula="of:=[raw_data.D38]/[raw_data.$B38]" office:value-type="percentage" office:value="0.000465599998968567" calcext:value-type="percentage">
            <text:p>0.05%</text:p>
          </table:table-cell>
          <table:table-cell table:formula="of:=[raw_data.E38]/[raw_data.$B38]" office:value-type="percentage" office:value="0.00045814052669584" calcext:value-type="percentage">
            <text:p>0.05%</text:p>
          </table:table-cell>
          <table:table-cell table:formula="of:=[raw_data.F38]/[raw_data.$B38]" office:value-type="percentage" office:value="0.000458048434445559" calcext:value-type="percentage">
            <text:p>0.05%</text:p>
          </table:table-cell>
          <table:table-cell table:formula="of:=[raw_data.G38]/[raw_data.$B38]" office:value-type="percentage" office:value="0.000459687676500553" calcext:value-type="percentage">
            <text:p>0.05%</text:p>
          </table:table-cell>
          <table:table-cell table:formula="of:=[raw_data.H38]/[raw_data.$B38]" office:value-type="percentage" office:value="0.00000451252026374852" calcext:value-type="percentage">
            <text:p>0.00%</text:p>
          </table:table-cell>
          <table:table-cell table:formula="of:=[raw_data.I38]/[raw_data.$B38]" office:value-type="percentage" office:value="0.000227025815391691" calcext:value-type="percentage">
            <text:p>0.02%</text:p>
          </table:table-cell>
          <table:table-cell table:formula="of:=[raw_data.J38]/[raw_data.$B38]" office:value-type="percentage" office:value="0.000918675451898974" calcext:value-type="percentage">
            <text:p>0.09%</text:p>
          </table:table-cell>
          <table:table-cell table:formula="of:=[raw_data.K38]/[raw_data.$B38]" office:value-type="percentage" office:value="0.00183760876209873" calcext:value-type="percentage">
            <text:p>0.18%</text:p>
          </table:table-cell>
        </table:table-row>
        <table:table-row table:style-name="ro1">
          <table:table-cell table:formula="of:=[raw_data.C39]/[raw_data.$B39]" office:value-type="percentage" office:value="0.000470892650493498" calcext:value-type="percentage">
            <text:p>0.05%</text:p>
          </table:table-cell>
          <table:table-cell table:formula="of:=[raw_data.D39]/[raw_data.$B39]" office:value-type="percentage" office:value="0.000473616866568584" calcext:value-type="percentage">
            <text:p>0.05%</text:p>
          </table:table-cell>
          <table:table-cell table:formula="of:=[raw_data.E39]/[raw_data.$B39]" office:value-type="percentage" office:value="0.00046933217720777" calcext:value-type="percentage">
            <text:p>0.05%</text:p>
          </table:table-cell>
          <table:table-cell table:formula="of:=[raw_data.F39]/[raw_data.$B39]" office:value-type="percentage" office:value="0.000471553867987451" calcext:value-type="percentage">
            <text:p>0.05%</text:p>
          </table:table-cell>
          <table:table-cell table:formula="of:=[raw_data.G39]/[raw_data.$B39]" office:value-type="percentage" office:value="0.000468856100612123" calcext:value-type="percentage">
            <text:p>0.05%</text:p>
          </table:table-cell>
          <table:table-cell table:formula="of:=[raw_data.H39]/[raw_data.$B39]" office:value-type="percentage" office:value="0.00000647993144073844" calcext:value-type="percentage">
            <text:p>0.00%</text:p>
          </table:table-cell>
          <table:table-cell table:formula="of:=[raw_data.I39]/[raw_data.$B39]" office:value-type="percentage" office:value="0.000237059695931994" calcext:value-type="percentage">
            <text:p>0.02%</text:p>
          </table:table-cell>
          <table:table-cell table:formula="of:=[raw_data.J39]/[raw_data.$B39]" office:value-type="percentage" office:value="0.000939642956306589" calcext:value-type="percentage">
            <text:p>0.09%</text:p>
          </table:table-cell>
          <table:table-cell table:formula="of:=[raw_data.K39]/[raw_data.$B39]" office:value-type="percentage" office:value="0.00188647995894739" calcext:value-type="percentage">
            <text:p>0.19%</text:p>
          </table:table-cell>
        </table:table-row>
        <table:table-row table:style-name="ro1">
          <table:table-cell table:formula="of:=[raw_data.C40]/[raw_data.$B40]" office:value-type="percentage" office:value="0.000471651613676274" calcext:value-type="percentage">
            <text:p>0.05%</text:p>
          </table:table-cell>
          <table:table-cell table:formula="of:=[raw_data.D40]/[raw_data.$B40]" office:value-type="percentage" office:value="0.000473667218862924" calcext:value-type="percentage">
            <text:p>0.05%</text:p>
          </table:table-cell>
          <table:table-cell table:formula="of:=[raw_data.E40]/[raw_data.$B40]" office:value-type="percentage" office:value="0.000470060346423655" calcext:value-type="percentage">
            <text:p>0.05%</text:p>
          </table:table-cell>
          <table:table-cell table:formula="of:=[raw_data.F40]/[raw_data.$B40]" office:value-type="percentage" office:value="0.000472500289544337" calcext:value-type="percentage">
            <text:p>0.05%</text:p>
          </table:table-cell>
          <table:table-cell table:formula="of:=[raw_data.G40]/[raw_data.$B40]" office:value-type="percentage" office:value="0.000469689050731377" calcext:value-type="percentage">
            <text:p>0.05%</text:p>
          </table:table-cell>
          <table:table-cell table:formula="of:=[raw_data.H40]/[raw_data.$B40]" office:value-type="percentage" office:value="0.00000649767461486095" calcext:value-type="percentage">
            <text:p>0.00%</text:p>
          </table:table-cell>
          <table:table-cell table:formula="of:=[raw_data.I40]/[raw_data.$B40]" office:value-type="percentage" office:value="0.00023747011633251" calcext:value-type="percentage">
            <text:p>0.02%</text:p>
          </table:table-cell>
          <table:table-cell table:formula="of:=[raw_data.J40]/[raw_data.$B40]" office:value-type="percentage" office:value="0.000940836763110988" calcext:value-type="percentage">
            <text:p>0.09%</text:p>
          </table:table-cell>
          <table:table-cell table:formula="of:=[raw_data.K40]/[raw_data.$B40]" office:value-type="percentage" office:value="0.00188846293316648" calcext:value-type="percentage">
            <text:p>0.19%</text:p>
          </table:table-cell>
        </table:table-row>
        <table:table-row table:style-name="ro1">
          <table:table-cell table:formula="of:=[raw_data.C41]/[raw_data.$B41]" office:value-type="percentage" office:value="0.000469897274886085" calcext:value-type="percentage">
            <text:p>0.05%</text:p>
          </table:table-cell>
          <table:table-cell table:formula="of:=[raw_data.D41]/[raw_data.$B41]" office:value-type="percentage" office:value="0.000468511423451644" calcext:value-type="percentage">
            <text:p>0.05%</text:p>
          </table:table-cell>
          <table:table-cell table:formula="of:=[raw_data.E41]/[raw_data.$B41]" office:value-type="percentage" office:value="0.000460364864343779" calcext:value-type="percentage">
            <text:p>0.05%</text:p>
          </table:table-cell>
          <table:table-cell table:formula="of:=[raw_data.F41]/[raw_data.$B41]" office:value-type="percentage" office:value="0.000460252498011256" calcext:value-type="percentage">
            <text:p>0.05%</text:p>
          </table:table-cell>
          <table:table-cell table:formula="of:=[raw_data.G41]/[raw_data.$B41]" office:value-type="percentage" office:value="0.000462855651381356" calcext:value-type="percentage">
            <text:p>0.05%</text:p>
          </table:table-cell>
          <table:table-cell table:formula="of:=[raw_data.H41]/[raw_data.$B41]" office:value-type="percentage" office:value="0.00000460701963341346" calcext:value-type="percentage">
            <text:p>0.00%</text:p>
          </table:table-cell>
          <table:table-cell table:formula="of:=[raw_data.I41]/[raw_data.$B41]" office:value-type="percentage" office:value="0.000228141110464401" calcext:value-type="percentage">
            <text:p>0.02%</text:p>
          </table:table-cell>
          <table:table-cell table:formula="of:=[raw_data.J41]/[raw_data.$B41]" office:value-type="percentage" office:value="0.000922883416727568" calcext:value-type="percentage">
            <text:p>0.09%</text:p>
          </table:table-cell>
          <table:table-cell table:formula="of:=[raw_data.K41]/[raw_data.$B41]" office:value-type="percentage" office:value="0.00184619757106314" calcext:value-type="percentage">
            <text:p>0.18%</text:p>
          </table:table-cell>
        </table:table-row>
        <table:table-row table:style-name="ro1">
          <table:table-cell table:formula="of:=[raw_data.C42]/[raw_data.$B42]" office:value-type="percentage" office:value="0.000476567423356602" calcext:value-type="percentage">
            <text:p>0.05%</text:p>
          </table:table-cell>
          <table:table-cell table:formula="of:=[raw_data.D42]/[raw_data.$B42]" office:value-type="percentage" office:value="0.00047493878991657" calcext:value-type="percentage">
            <text:p>0.05%</text:p>
          </table:table-cell>
          <table:table-cell table:formula="of:=[raw_data.E42]/[raw_data.$B42]" office:value-type="percentage" office:value="0.000474847293655895" calcext:value-type="percentage">
            <text:p>0.05%</text:p>
          </table:table-cell>
          <table:table-cell table:formula="of:=[raw_data.F42]/[raw_data.$B42]" office:value-type="percentage" office:value="0.000473584645258567" calcext:value-type="percentage">
            <text:p>0.05%</text:p>
          </table:table-cell>
          <table:table-cell table:formula="of:=[raw_data.G42]/[raw_data.$B42]" office:value-type="percentage" office:value="0.000470510370899856" calcext:value-type="percentage">
            <text:p>0.05%</text:p>
          </table:table-cell>
          <table:table-cell table:formula="of:=[raw_data.H42]/[raw_data.$B42]" office:value-type="percentage" office:value="0.00000448331677312013" calcext:value-type="percentage">
            <text:p>0.00%</text:p>
          </table:table-cell>
          <table:table-cell table:formula="of:=[raw_data.I42]/[raw_data.$B42]" office:value-type="percentage" office:value="0.000237890277757394" calcext:value-type="percentage">
            <text:p>0.02%</text:p>
          </table:table-cell>
          <table:table-cell table:formula="of:=[raw_data.J42]/[raw_data.$B42]" office:value-type="percentage" office:value="0.000947590173316243" calcext:value-type="percentage">
            <text:p>0.09%</text:p>
          </table:table-cell>
          <table:table-cell table:formula="of:=[raw_data.K42]/[raw_data.$B42]" office:value-type="percentage" office:value="0.00188824493007325" calcext:value-type="percentage">
            <text:p>0.19%</text:p>
          </table:table-cell>
        </table:table-row>
        <table:table-row table:style-name="ro1">
          <table:table-cell table:formula="of:=[raw_data.C43]/[raw_data.$B43]" office:value-type="percentage" office:value="0.00047094876091512" calcext:value-type="percentage">
            <text:p>0.05%</text:p>
          </table:table-cell>
          <table:table-cell table:formula="of:=[raw_data.D43]/[raw_data.$B43]" office:value-type="percentage" office:value="0.000473449119104922" calcext:value-type="percentage">
            <text:p>0.05%</text:p>
          </table:table-cell>
          <table:table-cell table:formula="of:=[raw_data.E43]/[raw_data.$B43]" office:value-type="percentage" office:value="0.000462997981635319" calcext:value-type="percentage">
            <text:p>0.05%</text:p>
          </table:table-cell>
          <table:table-cell table:formula="of:=[raw_data.F43]/[raw_data.$B43]" office:value-type="percentage" office:value="0.000460047918735121" calcext:value-type="percentage">
            <text:p>0.05%</text:p>
          </table:table-cell>
          <table:table-cell table:formula="of:=[raw_data.G43]/[raw_data.$B43]" office:value-type="percentage" office:value="0.000463483662722547" calcext:value-type="percentage">
            <text:p>0.05%</text:p>
          </table:table-cell>
          <table:table-cell table:formula="of:=[raw_data.H43]/[raw_data.$B43]" office:value-type="percentage" office:value="0.00000440710616188092" calcext:value-type="percentage">
            <text:p>0.00%</text:p>
          </table:table-cell>
          <table:table-cell table:formula="of:=[raw_data.I43]/[raw_data.$B43]" office:value-type="percentage" office:value="0.000234260177739491" calcext:value-type="percentage">
            <text:p>0.02%</text:p>
          </table:table-cell>
          <table:table-cell table:formula="of:=[raw_data.J43]/[raw_data.$B43]" office:value-type="percentage" office:value="0.00093087076233133" calcext:value-type="percentage">
            <text:p>0.09%</text:p>
          </table:table-cell>
          <table:table-cell table:formula="of:=[raw_data.K43]/[raw_data.$B43]" office:value-type="percentage" office:value="0.00185978081212533" calcext:value-type="percentage">
            <text:p>0.19%</text:p>
          </table:table-cell>
        </table:table-row>
        <table:table-row table:style-name="ro1">
          <table:table-cell table:formula="of:=[raw_data.C44]/[raw_data.$B44]" office:value-type="percentage" office:value="0.000364710984453994" calcext:value-type="percentage">
            <text:p>0.04%</text:p>
          </table:table-cell>
          <table:table-cell table:formula="of:=[raw_data.D44]/[raw_data.$B44]" office:value-type="percentage" office:value="0.000357326043391563" calcext:value-type="percentage">
            <text:p>0.04%</text:p>
          </table:table-cell>
          <table:table-cell table:formula="of:=[raw_data.E44]/[raw_data.$B44]" office:value-type="percentage" office:value="0.000351448515392437" calcext:value-type="percentage">
            <text:p>0.04%</text:p>
          </table:table-cell>
          <table:table-cell table:formula="of:=[raw_data.F44]/[raw_data.$B44]" office:value-type="percentage" office:value="0.000348350712399956" calcext:value-type="percentage">
            <text:p>0.03%</text:p>
          </table:table-cell>
          <table:table-cell table:formula="of:=[raw_data.G44]/[raw_data.$B44]" office:value-type="percentage" office:value="0.000349014527326916" calcext:value-type="percentage">
            <text:p>0.03%</text:p>
          </table:table-cell>
          <table:table-cell table:formula="of:=[raw_data.H44]/[raw_data.$B44]" office:value-type="percentage" office:value="0.0000033882220230255" calcext:value-type="percentage">
            <text:p>0.00%</text:p>
          </table:table-cell>
          <table:table-cell table:formula="of:=[raw_data.I44]/[raw_data.$B44]" office:value-type="percentage" office:value="0.000175164163851596" calcext:value-type="percentage">
            <text:p>0.02%</text:p>
          </table:table-cell>
          <table:table-cell table:formula="of:=[raw_data.J44]/[raw_data.$B44]" office:value-type="percentage" office:value="0.000703118302427194" calcext:value-type="percentage">
            <text:p>0.07%</text:p>
          </table:table-cell>
          <table:table-cell table:formula="of:=[raw_data.K44]/[raw_data.$B44]" office:value-type="percentage" office:value="0.00140387176417709" calcext:value-type="percentage">
            <text:p>0.14%</text:p>
          </table:table-cell>
        </table:table-row>
        <table:table-row table:style-name="ro1">
          <table:table-cell table:formula="of:=[raw_data.C45]/[raw_data.$B45]" office:value-type="percentage" office:value="0.000303328172619664" calcext:value-type="percentage">
            <text:p>0.03%</text:p>
          </table:table-cell>
          <table:table-cell table:formula="of:=[raw_data.D45]/[raw_data.$B45]" office:value-type="percentage" office:value="0.000300145435360579" calcext:value-type="percentage">
            <text:p>0.03%</text:p>
          </table:table-cell>
          <table:table-cell table:formula="of:=[raw_data.E45]/[raw_data.$B45]" office:value-type="percentage" office:value="0.000297458866267359" calcext:value-type="percentage">
            <text:p>0.03%</text:p>
          </table:table-cell>
          <table:table-cell table:formula="of:=[raw_data.F45]/[raw_data.$B45]" office:value-type="percentage" office:value="0.000294578670572825" calcext:value-type="percentage">
            <text:p>0.03%</text:p>
          </table:table-cell>
          <table:table-cell table:formula="of:=[raw_data.G45]/[raw_data.$B45]" office:value-type="percentage" office:value="0.00029664805487436" calcext:value-type="percentage">
            <text:p>0.03%</text:p>
          </table:table-cell>
          <table:table-cell table:formula="of:=[raw_data.H45]/[raw_data.$B45]" office:value-type="percentage" office:value="0.00000327955055974183" calcext:value-type="percentage">
            <text:p>0.00%</text:p>
          </table:table-cell>
          <table:table-cell table:formula="of:=[raw_data.I45]/[raw_data.$B45]" office:value-type="percentage" office:value="0.000147712893476785" calcext:value-type="percentage">
            <text:p>0.01%</text:p>
          </table:table-cell>
          <table:table-cell table:formula="of:=[raw_data.J45]/[raw_data.$B45]" office:value-type="percentage" office:value="0.000595595425639313" calcext:value-type="percentage">
            <text:p>0.06%</text:p>
          </table:table-cell>
          <table:table-cell table:formula="of:=[raw_data.K45]/[raw_data.$B45]" office:value-type="percentage" office:value="0.00118809282565762" calcext:value-type="percentage">
            <text:p>0.12%</text:p>
          </table:table-cell>
        </table:table-row>
        <table:table-row table:style-name="ro1">
          <table:table-cell table:formula="of:=[raw_data.C46]/[raw_data.$B46]" office:value-type="percentage" office:value="0.000466050503505422" calcext:value-type="percentage">
            <text:p>0.05%</text:p>
          </table:table-cell>
          <table:table-cell table:formula="of:=[raw_data.D46]/[raw_data.$B46]" office:value-type="percentage" office:value="0.000470031631613911" calcext:value-type="percentage">
            <text:p>0.05%</text:p>
          </table:table-cell>
          <table:table-cell table:formula="of:=[raw_data.E46]/[raw_data.$B46]" office:value-type="percentage" office:value="0.000453848604367716" calcext:value-type="percentage">
            <text:p>0.05%</text:p>
          </table:table-cell>
          <table:table-cell table:formula="of:=[raw_data.F46]/[raw_data.$B46]" office:value-type="percentage" office:value="0.000459613484680658" calcext:value-type="percentage">
            <text:p>0.05%</text:p>
          </table:table-cell>
          <table:table-cell table:formula="of:=[raw_data.G46]/[raw_data.$B46]" office:value-type="percentage" office:value="0.000459199860981075" calcext:value-type="percentage">
            <text:p>0.05%</text:p>
          </table:table-cell>
          <table:table-cell table:formula="of:=[raw_data.H46]/[raw_data.$B46]" office:value-type="percentage" office:value="0.00000633361289986845" calcext:value-type="percentage">
            <text:p>0.00%</text:p>
          </table:table-cell>
          <table:table-cell table:formula="of:=[raw_data.I46]/[raw_data.$B46]" office:value-type="percentage" office:value="0.000228268579207504" calcext:value-type="percentage">
            <text:p>0.02%</text:p>
          </table:table-cell>
          <table:table-cell table:formula="of:=[raw_data.J46]/[raw_data.$B46]" office:value-type="percentage" office:value="0.000913151871273687" calcext:value-type="percentage">
            <text:p>0.09%</text:p>
          </table:table-cell>
          <table:table-cell table:formula="of:=[raw_data.K46]/[raw_data.$B46]" office:value-type="percentage" office:value="0.00183886756242221" calcext:value-type="percentage">
            <text:p>0.18%</text:p>
          </table:table-cell>
        </table:table-row>
        <table:table-row table:style-name="ro1">
          <table:table-cell table:formula="of:=[raw_data.C47]/[raw_data.$B47]" office:value-type="percentage" office:value="0.000471545598195107" calcext:value-type="percentage">
            <text:p>0.05%</text:p>
          </table:table-cell>
          <table:table-cell table:formula="of:=[raw_data.D47]/[raw_data.$B47]" office:value-type="percentage" office:value="0.000468929904040858" calcext:value-type="percentage">
            <text:p>0.05%</text:p>
          </table:table-cell>
          <table:table-cell table:formula="of:=[raw_data.E47]/[raw_data.$B47]" office:value-type="percentage" office:value="0.000465993920806496" calcext:value-type="percentage">
            <text:p>0.05%</text:p>
          </table:table-cell>
          <table:table-cell table:formula="of:=[raw_data.F47]/[raw_data.$B47]" office:value-type="percentage" office:value="0.000462897793032079" calcext:value-type="percentage">
            <text:p>0.05%</text:p>
          </table:table-cell>
          <table:table-cell table:formula="of:=[raw_data.G47]/[raw_data.$B47]" office:value-type="percentage" office:value="0.00046081591401135" calcext:value-type="percentage">
            <text:p>0.05%</text:p>
          </table:table-cell>
          <table:table-cell table:formula="of:=[raw_data.H47]/[raw_data.$B47]" office:value-type="percentage" office:value="0.00000653923538562298" calcext:value-type="percentage">
            <text:p>0.00%</text:p>
          </table:table-cell>
          <table:table-cell table:formula="of:=[raw_data.I47]/[raw_data.$B47]" office:value-type="percentage" office:value="0.000233223831834994" calcext:value-type="percentage">
            <text:p>0.02%</text:p>
          </table:table-cell>
          <table:table-cell table:formula="of:=[raw_data.J47]/[raw_data.$B47]" office:value-type="percentage" office:value="0.000927930846598239" calcext:value-type="percentage">
            <text:p>0.09%</text:p>
          </table:table-cell>
          <table:table-cell table:formula="of:=[raw_data.K47]/[raw_data.$B47]" office:value-type="percentage" office:value="0.00185746313859704" calcext:value-type="percentage">
            <text:p>0.19%</text:p>
          </table:table-cell>
        </table:table-row>
        <table:table-row table:style-name="ro1">
          <table:table-cell table:formula="of:=[raw_data.C48]/[raw_data.$B48]" office:value-type="percentage" office:value="0.000466794187454833" calcext:value-type="percentage">
            <text:p>0.05%</text:p>
          </table:table-cell>
          <table:table-cell table:formula="of:=[raw_data.D48]/[raw_data.$B48]" office:value-type="percentage" office:value="0.000471095960347605" calcext:value-type="percentage">
            <text:p>0.05%</text:p>
          </table:table-cell>
          <table:table-cell table:formula="of:=[raw_data.E48]/[raw_data.$B48]" office:value-type="percentage" office:value="0.000455029097736047" calcext:value-type="percentage">
            <text:p>0.05%</text:p>
          </table:table-cell>
          <table:table-cell table:formula="of:=[raw_data.F48]/[raw_data.$B48]" office:value-type="percentage" office:value="0.000460497013882884" calcext:value-type="percentage">
            <text:p>0.05%</text:p>
          </table:table-cell>
          <table:table-cell table:formula="of:=[raw_data.G48]/[raw_data.$B48]" office:value-type="percentage" office:value="0.000460160128053932" calcext:value-type="percentage">
            <text:p>0.05%</text:p>
          </table:table-cell>
          <table:table-cell table:formula="of:=[raw_data.H48]/[raw_data.$B48]" office:value-type="percentage" office:value="0.00000634900216101894" calcext:value-type="percentage">
            <text:p>0.00%</text:p>
          </table:table-cell>
          <table:table-cell table:formula="of:=[raw_data.I48]/[raw_data.$B48]" office:value-type="percentage" office:value="0.000228952792214703" calcext:value-type="percentage">
            <text:p>0.02%</text:p>
          </table:table-cell>
          <table:table-cell table:formula="of:=[raw_data.J48]/[raw_data.$B48]" office:value-type="percentage" office:value="0.000915111482906374" calcext:value-type="percentage">
            <text:p>0.09%</text:p>
          </table:table-cell>
          <table:table-cell table:formula="of:=[raw_data.K48]/[raw_data.$B48]" office:value-type="percentage" office:value="0.0018425581700113" calcext:value-type="percentage">
            <text:p>0.18%</text:p>
          </table:table-cell>
        </table:table-row>
        <table:table-row table:style-name="ro1">
          <table:table-cell table:formula="of:=[raw_data.C49]/[raw_data.$B49]" office:value-type="percentage" office:value="0.000476555971127341" calcext:value-type="percentage">
            <text:p>0.05%</text:p>
          </table:table-cell>
          <table:table-cell table:formula="of:=[raw_data.D49]/[raw_data.$B49]" office:value-type="percentage" office:value="0.000475129318028055" calcext:value-type="percentage">
            <text:p>0.05%</text:p>
          </table:table-cell>
          <table:table-cell table:formula="of:=[raw_data.E49]/[raw_data.$B49]" office:value-type="percentage" office:value="0.000471791488135388" calcext:value-type="percentage">
            <text:p>0.05%</text:p>
          </table:table-cell>
          <table:table-cell table:formula="of:=[raw_data.F49]/[raw_data.$B49]" office:value-type="percentage" office:value="0.000468588248157747" calcext:value-type="percentage">
            <text:p>0.05%</text:p>
          </table:table-cell>
          <table:table-cell table:formula="of:=[raw_data.G49]/[raw_data.$B49]" office:value-type="percentage" office:value="0.000465492680112127" calcext:value-type="percentage">
            <text:p>0.05%</text:p>
          </table:table-cell>
          <table:table-cell table:formula="of:=[raw_data.H49]/[raw_data.$B49]" office:value-type="percentage" office:value="0.00000659490583631939" calcext:value-type="percentage">
            <text:p>0.00%</text:p>
          </table:table-cell>
          <table:table-cell table:formula="of:=[raw_data.I49]/[raw_data.$B49]" office:value-type="percentage" office:value="0.000235936121042202" calcext:value-type="percentage">
            <text:p>0.02%</text:p>
          </table:table-cell>
          <table:table-cell table:formula="of:=[raw_data.J49]/[raw_data.$B49]" office:value-type="percentage" office:value="0.000938791575295817" calcext:value-type="percentage">
            <text:p>0.09%</text:p>
          </table:table-cell>
          <table:table-cell table:formula="of:=[raw_data.K49]/[raw_data.$B49]" office:value-type="percentage" office:value="0.00187884829579289" calcext:value-type="percentage">
            <text:p>0.19%</text:p>
          </table:table-cell>
        </table:table-row>
        <table:table-row table:style-name="ro1">
          <table:table-cell table:formula="of:=[raw_data.C50]/[raw_data.$B50]" office:value-type="percentage" office:value="0.000474655914107234" calcext:value-type="percentage">
            <text:p>0.05%</text:p>
          </table:table-cell>
          <table:table-cell table:formula="of:=[raw_data.D50]/[raw_data.$B50]" office:value-type="percentage" office:value="0.000478884710045603" calcext:value-type="percentage">
            <text:p>0.05%</text:p>
          </table:table-cell>
          <table:table-cell table:formula="of:=[raw_data.E50]/[raw_data.$B50]" office:value-type="percentage" office:value="0.000463264595048254" calcext:value-type="percentage">
            <text:p>0.05%</text:p>
          </table:table-cell>
          <table:table-cell table:formula="of:=[raw_data.F50]/[raw_data.$B50]" office:value-type="percentage" office:value="0.000468762029768133" calcext:value-type="percentage">
            <text:p>0.05%</text:p>
          </table:table-cell>
          <table:table-cell table:formula="of:=[raw_data.G50]/[raw_data.$B50]" office:value-type="percentage" office:value="0.000467889840605845" calcext:value-type="percentage">
            <text:p>0.05%</text:p>
          </table:table-cell>
          <table:table-cell table:formula="of:=[raw_data.H50]/[raw_data.$B50]" office:value-type="percentage" office:value="0.00000647534378062656" calcext:value-type="percentage">
            <text:p>0.00%</text:p>
          </table:table-cell>
          <table:table-cell table:formula="of:=[raw_data.I50]/[raw_data.$B50]" office:value-type="percentage" office:value="0.000233165236051786" calcext:value-type="percentage">
            <text:p>0.02%</text:p>
          </table:table-cell>
          <table:table-cell table:formula="of:=[raw_data.J50]/[raw_data.$B50]" office:value-type="percentage" office:value="0.000931788755044855" calcext:value-type="percentage">
            <text:p>0.09%</text:p>
          </table:table-cell>
          <table:table-cell table:formula="of:=[raw_data.K50]/[raw_data.$B50]" office:value-type="percentage" office:value="0.00187504811907253" calcext:value-type="percentage">
            <text:p>0.19%</text:p>
          </table:table-cell>
        </table:table-row>
        <table:table-row table:style-name="ro1">
          <table:table-cell table:formula="of:=[raw_data.C51]/[raw_data.$B51]" office:value-type="percentage" office:value="0.000485506878465248" calcext:value-type="percentage">
            <text:p>0.05%</text:p>
          </table:table-cell>
          <table:table-cell table:formula="of:=[raw_data.D51]/[raw_data.$B51]" office:value-type="percentage" office:value="0.000480852164749241" calcext:value-type="percentage">
            <text:p>0.05%</text:p>
          </table:table-cell>
          <table:table-cell table:formula="of:=[raw_data.E51]/[raw_data.$B51]" office:value-type="percentage" office:value="0.000476880479676344" calcext:value-type="percentage">
            <text:p>0.05%</text:p>
          </table:table-cell>
          <table:table-cell table:formula="of:=[raw_data.F51]/[raw_data.$B51]" office:value-type="percentage" office:value="0.000482875953321418" calcext:value-type="percentage">
            <text:p>0.05%</text:p>
          </table:table-cell>
          <table:table-cell table:formula="of:=[raw_data.G51]/[raw_data.$B51]" office:value-type="percentage" office:value="0.000479207836534347" calcext:value-type="percentage">
            <text:p>0.05%</text:p>
          </table:table-cell>
          <table:table-cell table:formula="of:=[raw_data.H51]/[raw_data.$B51]" office:value-type="percentage" office:value="0.00000619785250229188" calcext:value-type="percentage">
            <text:p>0.00%</text:p>
          </table:table-cell>
          <table:table-cell table:formula="of:=[raw_data.I51]/[raw_data.$B51]" office:value-type="percentage" office:value="0.000238528780588205" calcext:value-type="percentage">
            <text:p>0.02%</text:p>
          </table:table-cell>
          <table:table-cell table:formula="of:=[raw_data.J51]/[raw_data.$B51]" office:value-type="percentage" office:value="0.000958036212711411" calcext:value-type="percentage">
            <text:p>0.10%</text:p>
          </table:table-cell>
          <table:table-cell table:formula="of:=[raw_data.K51]/[raw_data.$B51]" office:value-type="percentage" office:value="0.00192151135721055" calcext:value-type="percentage">
            <text:p>0.19%</text:p>
          </table:table-cell>
        </table:table-row>
        <table:table-row table:style-name="ro1">
          <table:table-cell table:formula="of:=[raw_data.C52]/[raw_data.$B52]" office:value-type="percentage" office:value="0.000483834428626544" calcext:value-type="percentage">
            <text:p>0.05%</text:p>
          </table:table-cell>
          <table:table-cell table:formula="of:=[raw_data.D52]/[raw_data.$B52]" office:value-type="percentage" office:value="0.000481377516283503" calcext:value-type="percentage">
            <text:p>0.05%</text:p>
          </table:table-cell>
          <table:table-cell table:formula="of:=[raw_data.E52]/[raw_data.$B52]" office:value-type="percentage" office:value="0.000479503170784688" calcext:value-type="percentage">
            <text:p>0.05%</text:p>
          </table:table-cell>
          <table:table-cell table:formula="of:=[raw_data.F52]/[raw_data.$B52]" office:value-type="percentage" office:value="0.000482238702053229" calcext:value-type="percentage">
            <text:p>0.05%</text:p>
          </table:table-cell>
          <table:table-cell table:formula="of:=[raw_data.G52]/[raw_data.$B52]" office:value-type="percentage" office:value="0.00048049100152055" calcext:value-type="percentage">
            <text:p>0.05%</text:p>
          </table:table-cell>
          <table:table-cell table:formula="of:=[raw_data.H52]/[raw_data.$B52]" office:value-type="percentage" office:value="0.00000620560334067131" calcext:value-type="percentage">
            <text:p>0.00%</text:p>
          </table:table-cell>
          <table:table-cell table:formula="of:=[raw_data.I52]/[raw_data.$B52]" office:value-type="percentage" office:value="0.000240220171767048" calcext:value-type="percentage">
            <text:p>0.02%</text:p>
          </table:table-cell>
          <table:table-cell table:formula="of:=[raw_data.J52]/[raw_data.$B52]" office:value-type="percentage" office:value="0.000960602068142692" calcext:value-type="percentage">
            <text:p>0.10%</text:p>
          </table:table-cell>
          <table:table-cell table:formula="of:=[raw_data.K52]/[raw_data.$B52]" office:value-type="percentage" office:value="0.0019230784817842" calcext:value-type="percentage">
            <text:p>0.19%</text:p>
          </table:table-cell>
        </table:table-row>
        <table:table-row table:style-name="ro1">
          <table:table-cell table:formula="of:=[raw_data.C53]/[raw_data.$B53]" office:value-type="percentage" office:value="0.000488988808896482" calcext:value-type="percentage">
            <text:p>0.05%</text:p>
          </table:table-cell>
          <table:table-cell table:formula="of:=[raw_data.D53]/[raw_data.$B53]" office:value-type="percentage" office:value="0.000483983831738867" calcext:value-type="percentage">
            <text:p>0.05%</text:p>
          </table:table-cell>
          <table:table-cell table:formula="of:=[raw_data.E53]/[raw_data.$B53]" office:value-type="percentage" office:value="0.000480172935425963" calcext:value-type="percentage">
            <text:p>0.05%</text:p>
          </table:table-cell>
          <table:table-cell table:formula="of:=[raw_data.F53]/[raw_data.$B53]" office:value-type="percentage" office:value="0.000483501118205899" calcext:value-type="percentage">
            <text:p>0.05%</text:p>
          </table:table-cell>
          <table:table-cell table:formula="of:=[raw_data.G53]/[raw_data.$B53]" office:value-type="percentage" office:value="0.000483018404672931" calcext:value-type="percentage">
            <text:p>0.05%</text:p>
          </table:table-cell>
          <table:table-cell table:formula="of:=[raw_data.H53]/[raw_data.$B53]" office:value-type="percentage" office:value="0.00000622446397774396" calcext:value-type="percentage">
            <text:p>0.00%</text:p>
          </table:table-cell>
          <table:table-cell table:formula="of:=[raw_data.I53]/[raw_data.$B53]" office:value-type="percentage" office:value="0.000240594587221369" calcext:value-type="percentage">
            <text:p>0.02%</text:p>
          </table:table-cell>
          <table:table-cell table:formula="of:=[raw_data.J53]/[raw_data.$B53]" office:value-type="percentage" office:value="0.000965071382279927" calcext:value-type="percentage">
            <text:p>0.10%</text:p>
          </table:table-cell>
          <table:table-cell table:formula="of:=[raw_data.K53]/[raw_data.$B53]" office:value-type="percentage" office:value="0.00193385203697108" calcext:value-type="percentage">
            <text:p>0.19%</text:p>
          </table:table-cell>
        </table:table-row>
        <table:table-row table:style-name="ro1">
          <table:table-cell table:formula="of:=[raw_data.C54]/[raw_data.$B54]" office:value-type="percentage" office:value="0.000485126512607966" calcext:value-type="percentage">
            <text:p>0.05%</text:p>
          </table:table-cell>
          <table:table-cell table:formula="of:=[raw_data.D54]/[raw_data.$B54]" office:value-type="percentage" office:value="0.000481644743378722" calcext:value-type="percentage">
            <text:p>0.05%</text:p>
          </table:table-cell>
          <table:table-cell table:formula="of:=[raw_data.E54]/[raw_data.$B54]" office:value-type="percentage" office:value="0.000477279916736264" calcext:value-type="percentage">
            <text:p>0.05%</text:p>
          </table:table-cell>
          <table:table-cell table:formula="of:=[raw_data.F54]/[raw_data.$B54]" office:value-type="percentage" office:value="0.000483309937357926" calcext:value-type="percentage">
            <text:p>0.05%</text:p>
          </table:table-cell>
          <table:table-cell table:formula="of:=[raw_data.G54]/[raw_data.$B54]" office:value-type="percentage" office:value="0.000479399254527978" calcext:value-type="percentage">
            <text:p>0.05%</text:p>
          </table:table-cell>
          <table:table-cell table:formula="of:=[raw_data.H54]/[raw_data.$B54]" office:value-type="percentage" office:value="0.000006181401892498" calcext:value-type="percentage">
            <text:p>0.00%</text:p>
          </table:table-cell>
          <table:table-cell table:formula="of:=[raw_data.I54]/[raw_data.$B54]" office:value-type="percentage" office:value="0.00023966178194628" calcext:value-type="percentage">
            <text:p>0.02%</text:p>
          </table:table-cell>
          <table:table-cell table:formula="of:=[raw_data.J54]/[raw_data.$B54]" office:value-type="percentage" office:value="0.000961826134472689" calcext:value-type="percentage">
            <text:p>0.10%</text:p>
          </table:table-cell>
          <table:table-cell table:formula="of:=[raw_data.K54]/[raw_data.$B54]" office:value-type="percentage" office:value="0.00192463624720582" calcext:value-type="percentage">
            <text:p>0.19%</text:p>
          </table:table-cell>
        </table:table-row>
        <table:table-row table:style-name="ro1">
          <table:table-cell table:formula="of:=[raw_data.C55]/[raw_data.$B55]" office:value-type="percentage" office:value="0.000482788896524418" calcext:value-type="percentage">
            <text:p>0.05%</text:p>
          </table:table-cell>
          <table:table-cell table:formula="of:=[raw_data.D55]/[raw_data.$B55]" office:value-type="percentage" office:value="0.000480927662956155" calcext:value-type="percentage">
            <text:p>0.05%</text:p>
          </table:table-cell>
          <table:table-cell table:formula="of:=[raw_data.E55]/[raw_data.$B55]" office:value-type="percentage" office:value="0.000478010053578878" calcext:value-type="percentage">
            <text:p>0.05%</text:p>
          </table:table-cell>
          <table:table-cell table:formula="of:=[raw_data.F55]/[raw_data.$B55]" office:value-type="percentage" office:value="0.000484197397603103" calcext:value-type="percentage">
            <text:p>0.05%</text:p>
          </table:table-cell>
          <table:table-cell table:formula="of:=[raw_data.G55]/[raw_data.$B55]" office:value-type="percentage" office:value="0.000479167036607798" calcext:value-type="percentage">
            <text:p>0.05%</text:p>
          </table:table-cell>
          <table:table-cell table:formula="of:=[raw_data.H55]/[raw_data.$B55]" office:value-type="percentage" office:value="0.00000616219221924889" calcext:value-type="percentage">
            <text:p>0.00%</text:p>
          </table:table-cell>
          <table:table-cell table:formula="of:=[raw_data.I55]/[raw_data.$B55]" office:value-type="percentage" office:value="0.000239344576156622" calcext:value-type="percentage">
            <text:p>0.02%</text:p>
          </table:table-cell>
          <table:table-cell table:formula="of:=[raw_data.J55]/[raw_data.$B55]" office:value-type="percentage" office:value="0.000958409528630526" calcext:value-type="percentage">
            <text:p>0.10%</text:p>
          </table:table-cell>
          <table:table-cell table:formula="of:=[raw_data.K55]/[raw_data.$B55]" office:value-type="percentage" office:value="0.00192081819425232" calcext:value-type="percentage">
            <text:p>0.19%</text:p>
          </table:table-cell>
        </table:table-row>
        <table:table-row table:style-name="ro1">
          <table:table-cell table:formula="of:=[raw_data.C56]/[raw_data.$B56]" office:value-type="percentage" office:value="0.000486058109311835" calcext:value-type="percentage">
            <text:p>0.05%</text:p>
          </table:table-cell>
          <table:table-cell table:formula="of:=[raw_data.D56]/[raw_data.$B56]" office:value-type="percentage" office:value="0.000481344971306063" calcext:value-type="percentage">
            <text:p>0.05%</text:p>
          </table:table-cell>
          <table:table-cell table:formula="of:=[raw_data.E56]/[raw_data.$B56]" office:value-type="percentage" office:value="0.000479404267421333" calcext:value-type="percentage">
            <text:p>0.05%</text:p>
          </table:table-cell>
          <table:table-cell table:formula="of:=[raw_data.F56]/[raw_data.$B56]" office:value-type="percentage" office:value="0.000484016589640886" calcext:value-type="percentage">
            <text:p>0.05%</text:p>
          </table:table-cell>
          <table:table-cell table:formula="of:=[raw_data.G56]/[raw_data.$B56]" office:value-type="percentage" office:value="0.000481622214718167" calcext:value-type="percentage">
            <text:p>0.05%</text:p>
          </table:table-cell>
          <table:table-cell table:formula="of:=[raw_data.H56]/[raw_data.$B56]" office:value-type="percentage" office:value="0.00000617496690595798" calcext:value-type="percentage">
            <text:p>0.00%</text:p>
          </table:table-cell>
          <table:table-cell table:formula="of:=[raw_data.I56]/[raw_data.$B56]" office:value-type="percentage" office:value="0.000240143202775378" calcext:value-type="percentage">
            <text:p>0.02%</text:p>
          </table:table-cell>
          <table:table-cell table:formula="of:=[raw_data.J56]/[raw_data.$B56]" office:value-type="percentage" office:value="0.000960119140063523" calcext:value-type="percentage">
            <text:p>0.10%</text:p>
          </table:table-cell>
          <table:table-cell table:formula="of:=[raw_data.K56]/[raw_data.$B56]" office:value-type="percentage" office:value="0.00192661487860544" calcext:value-type="percentage">
            <text:p>0.19%</text:p>
          </table:table-cell>
        </table:table-row>
        <table:table-row table:style-name="ro1">
          <table:table-cell table:formula="of:=[raw_data.C57]/[raw_data.$B57]" office:value-type="percentage" office:value="0.00048398157084869" calcext:value-type="percentage">
            <text:p>0.05%</text:p>
          </table:table-cell>
          <table:table-cell table:formula="of:=[raw_data.D57]/[raw_data.$B57]" office:value-type="percentage" office:value="0.000480529059773123" calcext:value-type="percentage">
            <text:p>0.05%</text:p>
          </table:table-cell>
          <table:table-cell table:formula="of:=[raw_data.E57]/[raw_data.$B57]" office:value-type="percentage" office:value="0.00047863899896533" calcext:value-type="percentage">
            <text:p>0.05%</text:p>
          </table:table-cell>
          <table:table-cell table:formula="of:=[raw_data.F57]/[raw_data.$B57]" office:value-type="percentage" office:value="0.000481839501933192" calcext:value-type="percentage">
            <text:p>0.05%</text:p>
          </table:table-cell>
          <table:table-cell table:formula="of:=[raw_data.G57]/[raw_data.$B57]" office:value-type="percentage" office:value="0.000478689400586871" calcext:value-type="percentage">
            <text:p>0.05%</text:p>
          </table:table-cell>
          <table:table-cell table:formula="of:=[raw_data.H57]/[raw_data.$B57]" office:value-type="percentage" office:value="0.00000617419863878829" calcext:value-type="percentage">
            <text:p>0.00%</text:p>
          </table:table-cell>
          <table:table-cell table:formula="of:=[raw_data.I57]/[raw_data.$B57]" office:value-type="percentage" office:value="0.000240012521778856" calcext:value-type="percentage">
            <text:p>0.02%</text:p>
          </table:table-cell>
          <table:table-cell table:formula="of:=[raw_data.J57]/[raw_data.$B57]" office:value-type="percentage" office:value="0.000959823279818488" calcext:value-type="percentage">
            <text:p>0.10%</text:p>
          </table:table-cell>
          <table:table-cell table:formula="of:=[raw_data.K57]/[raw_data.$B57]" office:value-type="percentage" office:value="0.00192171302612016" calcext:value-type="percentage">
            <text:p>0.19%</text:p>
          </table:table-cell>
        </table:table-row>
        <table:table-row table:style-name="ro1">
          <table:table-cell table:formula="of:=[raw_data.C58]/[raw_data.$B58]" office:value-type="percentage" office:value="0.000481464593277771" calcext:value-type="percentage">
            <text:p>0.05%</text:p>
          </table:table-cell>
          <table:table-cell table:formula="of:=[raw_data.D58]/[raw_data.$B58]" office:value-type="percentage" office:value="0.000481514855788814" calcext:value-type="percentage">
            <text:p>0.05%</text:p>
          </table:table-cell>
          <table:table-cell table:formula="of:=[raw_data.E58]/[raw_data.$B58]" office:value-type="percentage" office:value="0.000479227911536372" calcext:value-type="percentage">
            <text:p>0.05%</text:p>
          </table:table-cell>
          <table:table-cell table:formula="of:=[raw_data.F58]/[raw_data.$B58]" office:value-type="percentage" office:value="0.000482871943586966" calcext:value-type="percentage">
            <text:p>0.05%</text:p>
          </table:table-cell>
          <table:table-cell table:formula="of:=[raw_data.G58]/[raw_data.$B58]" office:value-type="percentage" office:value="0.000477041492306016" calcext:value-type="percentage">
            <text:p>0.05%</text:p>
          </table:table-cell>
          <table:table-cell table:formula="of:=[raw_data.H58]/[raw_data.$B58]" office:value-type="percentage" office:value="0.00000615715760272753" calcext:value-type="percentage">
            <text:p>0.00%</text:p>
          </table:table-cell>
          <table:table-cell table:formula="of:=[raw_data.I58]/[raw_data.$B58]" office:value-type="percentage" office:value="0.000239475733862819" calcext:value-type="percentage">
            <text:p>0.02%</text:p>
          </table:table-cell>
          <table:table-cell table:formula="of:=[raw_data.J58]/[raw_data.$B58]" office:value-type="percentage" office:value="0.000961421311224262" calcext:value-type="percentage">
            <text:p>0.10%</text:p>
          </table:table-cell>
          <table:table-cell table:formula="of:=[raw_data.K58]/[raw_data.$B58]" office:value-type="percentage" office:value="0.00192450128531293" calcext:value-type="percentage">
            <text:p>0.19%</text:p>
          </table:table-cell>
        </table:table-row>
        <table:table-row table:style-name="ro1">
          <table:table-cell table:formula="of:=[raw_data.C59]/[raw_data.$B59]" office:value-type="percentage" office:value="0.000481208959891469" calcext:value-type="percentage">
            <text:p>0.05%</text:p>
          </table:table-cell>
          <table:table-cell table:formula="of:=[raw_data.D59]/[raw_data.$B59]" office:value-type="percentage" office:value="0.000481428812708314" calcext:value-type="percentage">
            <text:p>0.05%</text:p>
          </table:table-cell>
          <table:table-cell table:formula="of:=[raw_data.E59]/[raw_data.$B59]" office:value-type="percentage" office:value="0.000478008880001841" calcext:value-type="percentage">
            <text:p>0.05%</text:p>
          </table:table-cell>
          <table:table-cell table:formula="of:=[raw_data.F59]/[raw_data.$B59]" office:value-type="percentage" office:value="0.00048172194979744" calcext:value-type="percentage">
            <text:p>0.05%</text:p>
          </table:table-cell>
          <table:table-cell table:formula="of:=[raw_data.G59]/[raw_data.$B59]" office:value-type="percentage" office:value="0.000479352424993669" calcext:value-type="percentage">
            <text:p>0.05%</text:p>
          </table:table-cell>
          <table:table-cell table:formula="of:=[raw_data.H59]/[raw_data.$B59]" office:value-type="percentage" office:value="0.00000598488223632722" calcext:value-type="percentage">
            <text:p>0.00%</text:p>
          </table:table-cell>
          <table:table-cell table:formula="of:=[raw_data.I59]/[raw_data.$B59]" office:value-type="percentage" office:value="0.000238711302911794" calcext:value-type="percentage">
            <text:p>0.02%</text:p>
          </table:table-cell>
          <table:table-cell table:formula="of:=[raw_data.J59]/[raw_data.$B59]" office:value-type="percentage" office:value="0.000959022415167226" calcext:value-type="percentage">
            <text:p>0.10%</text:p>
          </table:table-cell>
          <table:table-cell table:formula="of:=[raw_data.K59]/[raw_data.$B59]" office:value-type="percentage" office:value="0.00192371214739089" calcext:value-type="percentage">
            <text:p>0.19%</text:p>
          </table:table-cell>
        </table:table-row>
        <table:table-row table:style-name="ro1">
          <table:table-cell table:formula="of:=[raw_data.C60]/[raw_data.$B60]" office:value-type="percentage" office:value="0.000483151161033597" calcext:value-type="percentage">
            <text:p>0.05%</text:p>
          </table:table-cell>
          <table:table-cell table:formula="of:=[raw_data.D60]/[raw_data.$B60]" office:value-type="percentage" office:value="0.000479851911549892" calcext:value-type="percentage">
            <text:p>0.05%</text:p>
          </table:table-cell>
          <table:table-cell table:formula="of:=[raw_data.E60]/[raw_data.$B60]" office:value-type="percentage" office:value="0.00047821487936332" calcext:value-type="percentage">
            <text:p>0.05%</text:p>
          </table:table-cell>
          <table:table-cell table:formula="of:=[raw_data.F60]/[raw_data.$B60]" office:value-type="percentage" office:value="0.000482395607716718" calcext:value-type="percentage">
            <text:p>0.05%</text:p>
          </table:table-cell>
          <table:table-cell table:formula="of:=[raw_data.G60]/[raw_data.$B60]" office:value-type="percentage" office:value="0.000478643026242885" calcext:value-type="percentage">
            <text:p>0.05%</text:p>
          </table:table-cell>
          <table:table-cell table:formula="of:=[raw_data.H60]/[raw_data.$B60]" office:value-type="percentage" office:value="0.00000617035208784567" calcext:value-type="percentage">
            <text:p>0.00%</text:p>
          </table:table-cell>
          <table:table-cell table:formula="of:=[raw_data.I60]/[raw_data.$B60]" office:value-type="percentage" office:value="0.000240140029214728" calcext:value-type="percentage">
            <text:p>0.02%</text:p>
          </table:table-cell>
          <table:table-cell table:formula="of:=[raw_data.J60]/[raw_data.$B60]" office:value-type="percentage" office:value="0.000960811967964539" calcext:value-type="percentage">
            <text:p>0.10%</text:p>
          </table:table-cell>
          <table:table-cell table:formula="of:=[raw_data.K60]/[raw_data.$B60]" office:value-type="percentage" office:value="0.00192467133430716" calcext:value-type="percentage">
            <text:p>0.19%</text:p>
          </table:table-cell>
        </table:table-row>
        <table:table-row table:style-name="ro1">
          <table:table-cell table:formula="of:=[raw_data.C61]/[raw_data.$B61]" office:value-type="percentage" office:value="0.000484552825596812" calcext:value-type="percentage">
            <text:p>0.05%</text:p>
          </table:table-cell>
          <table:table-cell table:formula="of:=[raw_data.D61]/[raw_data.$B61]" office:value-type="percentage" office:value="0.000480240736657894" calcext:value-type="percentage">
            <text:p>0.05%</text:p>
          </table:table-cell>
          <table:table-cell table:formula="of:=[raw_data.E61]/[raw_data.$B61]" office:value-type="percentage" office:value="0.000476170899906556" calcext:value-type="percentage">
            <text:p>0.05%</text:p>
          </table:table-cell>
          <table:table-cell table:formula="of:=[raw_data.F61]/[raw_data.$B61]" office:value-type="percentage" office:value="0.00048159734890834" calcext:value-type="percentage">
            <text:p>0.05%</text:p>
          </table:table-cell>
          <table:table-cell table:formula="of:=[raw_data.G61]/[raw_data.$B61]" office:value-type="percentage" office:value="0.000479247502688818" calcext:value-type="percentage">
            <text:p>0.05%</text:p>
          </table:table-cell>
          <table:table-cell table:formula="of:=[raw_data.H61]/[raw_data.$B61]" office:value-type="percentage" office:value="0.00000595940381445934" calcext:value-type="percentage">
            <text:p>0.00%</text:p>
          </table:table-cell>
          <table:table-cell table:formula="of:=[raw_data.I61]/[raw_data.$B61]" office:value-type="percentage" office:value="0.000238230801265826" calcext:value-type="percentage">
            <text:p>0.02%</text:p>
          </table:table-cell>
          <table:table-cell table:formula="of:=[raw_data.J61]/[raw_data.$B61]" office:value-type="percentage" office:value="0.000955902906970533" calcext:value-type="percentage">
            <text:p>0.10%</text:p>
          </table:table-cell>
          <table:table-cell table:formula="of:=[raw_data.K61]/[raw_data.$B61]" office:value-type="percentage" office:value="0.00191703846119279" calcext:value-type="percentage">
            <text:p>0.19%</text:p>
          </table:table-cell>
        </table:table-row>
        <table:table-row table:style-name="ro1">
          <table:table-cell table:formula="of:=[raw_data.C62]/[raw_data.$B62]" office:value-type="percentage" office:value="0.000427953733060058" calcext:value-type="percentage">
            <text:p>0.04%</text:p>
          </table:table-cell>
          <table:table-cell table:formula="of:=[raw_data.D62]/[raw_data.$B62]" office:value-type="percentage" office:value="0.000417663237634934" calcext:value-type="percentage">
            <text:p>0.04%</text:p>
          </table:table-cell>
          <table:table-cell table:formula="of:=[raw_data.E62]/[raw_data.$B62]" office:value-type="percentage" office:value="0.000404511419915791" calcext:value-type="percentage">
            <text:p>0.04%</text:p>
          </table:table-cell>
          <table:table-cell table:formula="of:=[raw_data.F62]/[raw_data.$B62]" office:value-type="percentage" office:value="0.000403484936581614" calcext:value-type="percentage">
            <text:p>0.04%</text:p>
          </table:table-cell>
          <table:table-cell table:formula="of:=[raw_data.G62]/[raw_data.$B62]" office:value-type="percentage" office:value="0.00040009754157883" calcext:value-type="percentage">
            <text:p>0.04%</text:p>
          </table:table-cell>
          <table:table-cell table:formula="of:=[raw_data.H62]/[raw_data.$B62]" office:value-type="percentage" office:value="0.00000314360521091698" calcext:value-type="percentage">
            <text:p>0.00%</text:p>
          </table:table-cell>
          <table:table-cell table:formula="of:=[raw_data.I62]/[raw_data.$B62]" office:value-type="percentage" office:value="0.000202307034124604" calcext:value-type="percentage">
            <text:p>0.02%</text:p>
          </table:table-cell>
          <table:table-cell table:formula="of:=[raw_data.J62]/[raw_data.$B62]" office:value-type="percentage" office:value="0.000806854393788134" calcext:value-type="percentage">
            <text:p>0.08%</text:p>
          </table:table-cell>
          <table:table-cell table:formula="of:=[raw_data.K62]/[raw_data.$B62]" office:value-type="percentage" office:value="0.00162088133987383" calcext:value-type="percentage">
            <text:p>0.16%</text:p>
          </table:table-cell>
        </table:table-row>
        <table:table-row table:style-name="ro1">
          <table:table-cell table:formula="of:=[raw_data.C63]/[raw_data.$B63]" office:value-type="percentage" office:value="0.000431824143964107" calcext:value-type="percentage">
            <text:p>0.04%</text:p>
          </table:table-cell>
          <table:table-cell table:formula="of:=[raw_data.D63]/[raw_data.$B63]" office:value-type="percentage" office:value="0.000420703359661493" calcext:value-type="percentage">
            <text:p>0.04%</text:p>
          </table:table-cell>
          <table:table-cell table:formula="of:=[raw_data.E63]/[raw_data.$B63]" office:value-type="percentage" office:value="0.000413500574098947" calcext:value-type="percentage">
            <text:p>0.04%</text:p>
          </table:table-cell>
          <table:table-cell table:formula="of:=[raw_data.F63]/[raw_data.$B63]" office:value-type="percentage" office:value="0.000404727950657383" calcext:value-type="percentage">
            <text:p>0.04%</text:p>
          </table:table-cell>
          <table:table-cell table:formula="of:=[raw_data.G63]/[raw_data.$B63]" office:value-type="percentage" office:value="0.000400242699574479" calcext:value-type="percentage">
            <text:p>0.04%</text:p>
          </table:table-cell>
          <table:table-cell table:formula="of:=[raw_data.H63]/[raw_data.$B63]" office:value-type="percentage" office:value="0.00000324521107763091" calcext:value-type="percentage">
            <text:p>0.00%</text:p>
          </table:table-cell>
          <table:table-cell table:formula="of:=[raw_data.I63]/[raw_data.$B63]" office:value-type="percentage" office:value="0.00020713944854049" calcext:value-type="percentage">
            <text:p>0.02%</text:p>
          </table:table-cell>
          <table:table-cell table:formula="of:=[raw_data.J63]/[raw_data.$B63]" office:value-type="percentage" office:value="0.000820260079658587" calcext:value-type="percentage">
            <text:p>0.08%</text:p>
          </table:table-cell>
          <table:table-cell table:formula="of:=[raw_data.K63]/[raw_data.$B63]" office:value-type="percentage" office:value="0.00164542755167847" calcext:value-type="percentage">
            <text:p>0.16%</text:p>
          </table:table-cell>
        </table:table-row>
        <table:table-row table:style-name="ro1">
          <table:table-cell table:formula="of:=[raw_data.C64]/[raw_data.$B64]" office:value-type="percentage" office:value="0.000428622607493955" calcext:value-type="percentage">
            <text:p>0.04%</text:p>
          </table:table-cell>
          <table:table-cell table:formula="of:=[raw_data.D64]/[raw_data.$B64]" office:value-type="percentage" office:value="0.000415410570518814" calcext:value-type="percentage">
            <text:p>0.04%</text:p>
          </table:table-cell>
          <table:table-cell table:formula="of:=[raw_data.E64]/[raw_data.$B64]" office:value-type="percentage" office:value="0.000400495951459249" calcext:value-type="percentage">
            <text:p>0.04%</text:p>
          </table:table-cell>
          <table:table-cell table:formula="of:=[raw_data.F64]/[raw_data.$B64]" office:value-type="percentage" office:value="0.000396322193092286" calcext:value-type="percentage">
            <text:p>0.04%</text:p>
          </table:table-cell>
          <table:table-cell table:formula="of:=[raw_data.G64]/[raw_data.$B64]" office:value-type="percentage" office:value="0.000391379840527211" calcext:value-type="percentage">
            <text:p>0.04%</text:p>
          </table:table-cell>
          <table:table-cell table:formula="of:=[raw_data.H64]/[raw_data.$B64]" office:value-type="percentage" office:value="0.00000238361491819546" calcext:value-type="percentage">
            <text:p>0.00%</text:p>
          </table:table-cell>
          <table:table-cell table:formula="of:=[raw_data.I64]/[raw_data.$B64]" office:value-type="percentage" office:value="0.00020247106147986" calcext:value-type="percentage">
            <text:p>0.02%</text:p>
          </table:table-cell>
          <table:table-cell table:formula="of:=[raw_data.J64]/[raw_data.$B64]" office:value-type="percentage" office:value="0.000807140656503393" calcext:value-type="percentage">
            <text:p>0.08%</text:p>
          </table:table-cell>
          <table:table-cell table:formula="of:=[raw_data.K64]/[raw_data.$B64]" office:value-type="percentage" office:value="0.00160793797861224" calcext:value-type="percentage">
            <text:p>0.16%</text:p>
          </table:table-cell>
        </table:table-row>
        <table:table-row table:style-name="ro1">
          <table:table-cell table:formula="of:=[raw_data.C65]/[raw_data.$B65]" office:value-type="percentage" office:value="0.000477780881198993" calcext:value-type="percentage">
            <text:p>0.05%</text:p>
          </table:table-cell>
          <table:table-cell table:formula="of:=[raw_data.D65]/[raw_data.$B65]" office:value-type="percentage" office:value="0.000478098359805391" calcext:value-type="percentage">
            <text:p>0.05%</text:p>
          </table:table-cell>
          <table:table-cell table:formula="of:=[raw_data.E65]/[raw_data.$B65]" office:value-type="percentage" office:value="0.000480589345794059" calcext:value-type="percentage">
            <text:p>0.05%</text:p>
          </table:table-cell>
          <table:table-cell table:formula="of:=[raw_data.F65]/[raw_data.$B65]" office:value-type="percentage" office:value="0.000475729480973031" calcext:value-type="percentage">
            <text:p>0.05%</text:p>
          </table:table-cell>
          <table:table-cell table:formula="of:=[raw_data.G65]/[raw_data.$B65]" office:value-type="percentage" office:value="0.000474728202291311" calcext:value-type="percentage">
            <text:p>0.05%</text:p>
          </table:table-cell>
          <table:table-cell table:formula="of:=[raw_data.H65]/[raw_data.$B65]" office:value-type="percentage" office:value="0.00000598325065905506" calcext:value-type="percentage">
            <text:p>0.00%</text:p>
          </table:table-cell>
          <table:table-cell table:formula="of:=[raw_data.I65]/[raw_data.$B65]" office:value-type="percentage" office:value="0.000240380147906445" calcext:value-type="percentage">
            <text:p>0.02%</text:p>
          </table:table-cell>
          <table:table-cell table:formula="of:=[raw_data.J65]/[raw_data.$B65]" office:value-type="percentage" office:value="0.000951410119083539" calcext:value-type="percentage">
            <text:p>0.10%</text:p>
          </table:table-cell>
          <table:table-cell table:formula="of:=[raw_data.K65]/[raw_data.$B65]" office:value-type="percentage" office:value="0.00189971871639687" calcext:value-type="percentage">
            <text:p>0.19%</text:p>
          </table:table-cell>
        </table:table-row>
        <table:table-row table:style-name="ro1">
          <table:table-cell table:formula="of:=[raw_data.C66]/[raw_data.$B66]" office:value-type="percentage" office:value="0.000389863663404873" calcext:value-type="percentage">
            <text:p>0.04%</text:p>
          </table:table-cell>
          <table:table-cell table:formula="of:=[raw_data.D66]/[raw_data.$B66]" office:value-type="percentage" office:value="0.000385012833237637" calcext:value-type="percentage">
            <text:p>0.04%</text:p>
          </table:table-cell>
          <table:table-cell table:formula="of:=[raw_data.E66]/[raw_data.$B66]" office:value-type="percentage" office:value="0.000382674663300912" calcext:value-type="percentage">
            <text:p>0.04%</text:p>
          </table:table-cell>
          <table:table-cell table:formula="of:=[raw_data.F66]/[raw_data.$B66]" office:value-type="percentage" office:value="0.000382133743390177" calcext:value-type="percentage">
            <text:p>0.04%</text:p>
          </table:table-cell>
          <table:table-cell table:formula="of:=[raw_data.G66]/[raw_data.$B66]" office:value-type="percentage" office:value="0.000375503112226329" calcext:value-type="percentage">
            <text:p>0.04%</text:p>
          </table:table-cell>
          <table:table-cell table:formula="of:=[raw_data.H66]/[raw_data.$B66]" office:value-type="percentage" office:value="0.00000427501219774399" calcext:value-type="percentage">
            <text:p>0.00%</text:p>
          </table:table-cell>
          <table:table-cell table:formula="of:=[raw_data.I66]/[raw_data.$B66]" office:value-type="percentage" office:value="0.00019213126248718" calcext:value-type="percentage">
            <text:p>0.02%</text:p>
          </table:table-cell>
          <table:table-cell table:formula="of:=[raw_data.J66]/[raw_data.$B66]" office:value-type="percentage" office:value="0.000765401673689959" calcext:value-type="percentage">
            <text:p>0.08%</text:p>
          </table:table-cell>
          <table:table-cell table:formula="of:=[raw_data.K66]/[raw_data.$B66]" office:value-type="percentage" office:value="0.0015314664104963" calcext:value-type="percentage">
            <text:p>0.15%</text:p>
          </table:table-cell>
        </table:table-row>
        <table:table-row table:style-name="ro1">
          <table:table-cell table:formula="of:=[raw_data.C67]/[raw_data.$B67]" office:value-type="percentage" office:value="0.00047558179511511" calcext:value-type="percentage">
            <text:p>0.05%</text:p>
          </table:table-cell>
          <table:table-cell table:formula="of:=[raw_data.D67]/[raw_data.$B67]" office:value-type="percentage" office:value="0.000472137829334732" calcext:value-type="percentage">
            <text:p>0.05%</text:p>
          </table:table-cell>
          <table:table-cell table:formula="of:=[raw_data.E67]/[raw_data.$B67]" office:value-type="percentage" office:value="0.000469055558590649" calcext:value-type="percentage">
            <text:p>0.05%</text:p>
          </table:table-cell>
          <table:table-cell table:formula="of:=[raw_data.F67]/[raw_data.$B67]" office:value-type="percentage" office:value="0.000466539419207724" calcext:value-type="percentage">
            <text:p>0.05%</text:p>
          </table:table-cell>
          <table:table-cell table:formula="of:=[raw_data.G67]/[raw_data.$B67]" office:value-type="percentage" office:value="0.000465045461449112" calcext:value-type="percentage">
            <text:p>0.05%</text:p>
          </table:table-cell>
          <table:table-cell table:formula="of:=[raw_data.H67]/[raw_data.$B67]" office:value-type="percentage" office:value="0.0000038528384301039" calcext:value-type="percentage">
            <text:p>0.00%</text:p>
          </table:table-cell>
          <table:table-cell table:formula="of:=[raw_data.I67]/[raw_data.$B67]" office:value-type="percentage" office:value="0.000235196128818914" calcext:value-type="percentage">
            <text:p>0.02%</text:p>
          </table:table-cell>
          <table:table-cell table:formula="of:=[raw_data.J67]/[raw_data.$B67]" office:value-type="percentage" office:value="0.000933943761328328" calcext:value-type="percentage">
            <text:p>0.09%</text:p>
          </table:table-cell>
          <table:table-cell table:formula="of:=[raw_data.K67]/[raw_data.$B67]" office:value-type="percentage" office:value="0.00186331129415396" calcext:value-type="percentage">
            <text:p>0.19%</text:p>
          </table:table-cell>
        </table:table-row>
        <table:table-row table:style-name="ro1">
          <table:table-cell table:formula="of:=[raw_data.C68]/[raw_data.$B68]" office:value-type="percentage" office:value="0.000475285812442094" calcext:value-type="percentage">
            <text:p>0.05%</text:p>
          </table:table-cell>
          <table:table-cell table:formula="of:=[raw_data.D68]/[raw_data.$B68]" office:value-type="percentage" office:value="0.000476838322804194" calcext:value-type="percentage">
            <text:p>0.05%</text:p>
          </table:table-cell>
          <table:table-cell table:formula="of:=[raw_data.E68]/[raw_data.$B68]" office:value-type="percentage" office:value="0.000470628281355794" calcext:value-type="percentage">
            <text:p>0.05%</text:p>
          </table:table-cell>
          <table:table-cell table:formula="of:=[raw_data.F68]/[raw_data.$B68]" office:value-type="percentage" office:value="0.000470599262470521" calcext:value-type="percentage">
            <text:p>0.05%</text:p>
          </table:table-cell>
          <table:table-cell table:formula="of:=[raw_data.G68]/[raw_data.$B68]" office:value-type="percentage" office:value="0.000467479732303685" calcext:value-type="percentage">
            <text:p>0.05%</text:p>
          </table:table-cell>
          <table:table-cell table:formula="of:=[raw_data.H68]/[raw_data.$B68]" office:value-type="percentage" office:value="0.00000355481344592951" calcext:value-type="percentage">
            <text:p>0.00%</text:p>
          </table:table-cell>
          <table:table-cell table:formula="of:=[raw_data.I68]/[raw_data.$B68]" office:value-type="percentage" office:value="0.000236750575498905" calcext:value-type="percentage">
            <text:p>0.02%</text:p>
          </table:table-cell>
          <table:table-cell table:formula="of:=[raw_data.J68]/[raw_data.$B68]" office:value-type="percentage" office:value="0.000938238598643208" calcext:value-type="percentage">
            <text:p>0.09%</text:p>
          </table:table-cell>
          <table:table-cell table:formula="of:=[raw_data.K68]/[raw_data.$B68]" office:value-type="percentage" office:value="0.00187090557131402" calcext:value-type="percentage">
            <text:p>0.19%</text:p>
          </table:table-cell>
        </table:table-row>
        <table:table-row table:style-name="ro1">
          <table:table-cell table:formula="of:=[raw_data.C69]/[raw_data.$B69]" office:value-type="percentage" office:value="0.000489429957198211" calcext:value-type="percentage">
            <text:p>0.05%</text:p>
          </table:table-cell>
          <table:table-cell table:formula="of:=[raw_data.D69]/[raw_data.$B69]" office:value-type="percentage" office:value="0.000488344116080345" calcext:value-type="percentage">
            <text:p>0.05%</text:p>
          </table:table-cell>
          <table:table-cell table:formula="of:=[raw_data.E69]/[raw_data.$B69]" office:value-type="percentage" office:value="0.000482475403371878" calcext:value-type="percentage">
            <text:p>0.05%</text:p>
          </table:table-cell>
          <table:table-cell table:formula="of:=[raw_data.F69]/[raw_data.$B69]" office:value-type="percentage" office:value="0.0004801744543364" calcext:value-type="percentage">
            <text:p>0.05%</text:p>
          </table:table-cell>
          <table:table-cell table:formula="of:=[raw_data.G69]/[raw_data.$B69]" office:value-type="percentage" office:value="0.000485784633445375" calcext:value-type="percentage">
            <text:p>0.05%</text:p>
          </table:table-cell>
          <table:table-cell table:formula="of:=[raw_data.H69]/[raw_data.$B69]" office:value-type="percentage" office:value="0.00000633407318755279" calcext:value-type="percentage">
            <text:p>0.00%</text:p>
          </table:table-cell>
          <table:table-cell table:formula="of:=[raw_data.I69]/[raw_data.$B69]" office:value-type="percentage" office:value="0.000238652365691019" calcext:value-type="percentage">
            <text:p>0.02%</text:p>
          </table:table-cell>
          <table:table-cell table:formula="of:=[raw_data.J69]/[raw_data.$B69]" office:value-type="percentage" office:value="0.000960116228433256" calcext:value-type="percentage">
            <text:p>0.10%</text:p>
          </table:table-cell>
          <table:table-cell table:formula="of:=[raw_data.K69]/[raw_data.$B69]" office:value-type="percentage" office:value="0.00192912601268904" calcext:value-type="percentage">
            <text:p>0.19%</text:p>
          </table:table-cell>
        </table:table-row>
        <table:table-row table:style-name="ro1">
          <table:table-cell table:formula="of:=[raw_data.C70]/[raw_data.$B70]" office:value-type="percentage" office:value="0.00035240721461384" calcext:value-type="percentage">
            <text:p>0.04%</text:p>
          </table:table-cell>
          <table:table-cell table:formula="of:=[raw_data.D70]/[raw_data.$B70]" office:value-type="percentage" office:value="0.00033883652674252" calcext:value-type="percentage">
            <text:p>0.03%</text:p>
          </table:table-cell>
          <table:table-cell table:formula="of:=[raw_data.E70]/[raw_data.$B70]" office:value-type="percentage" office:value="0.000320610937157068" calcext:value-type="percentage">
            <text:p>0.03%</text:p>
          </table:table-cell>
          <table:table-cell table:formula="of:=[raw_data.F70]/[raw_data.$B70]" office:value-type="percentage" office:value="0.000315387917517194" calcext:value-type="percentage">
            <text:p>0.03%</text:p>
          </table:table-cell>
          <table:table-cell table:formula="of:=[raw_data.G70]/[raw_data.$B70]" office:value-type="percentage" office:value="0.000312657286196699" calcext:value-type="percentage">
            <text:p>0.03%</text:p>
          </table:table-cell>
          <table:table-cell table:formula="of:=[raw_data.H70]/[raw_data.$B70]" office:value-type="percentage" office:value="0.00000224498212591047" calcext:value-type="percentage">
            <text:p>0.00%</text:p>
          </table:table-cell>
          <table:table-cell table:formula="of:=[raw_data.I70]/[raw_data.$B70]" office:value-type="percentage" office:value="0.000160988126408658" calcext:value-type="percentage">
            <text:p>0.02%</text:p>
          </table:table-cell>
          <table:table-cell table:formula="of:=[raw_data.J70]/[raw_data.$B70]" office:value-type="percentage" office:value="0.000643100328746019" calcext:value-type="percentage">
            <text:p>0.06%</text:p>
          </table:table-cell>
          <table:table-cell table:formula="of:=[raw_data.K70]/[raw_data.$B70]" office:value-type="percentage" office:value="0.00128164655089376" calcext:value-type="percentage">
            <text:p>0.13%</text:p>
          </table:table-cell>
        </table:table-row>
        <table:table-row table:style-name="ro1">
          <table:table-cell table:formula="of:=[raw_data.C71]/[raw_data.$B71]" office:value-type="percentage" office:value="0.000347555378544886" calcext:value-type="percentage">
            <text:p>0.03%</text:p>
          </table:table-cell>
          <table:table-cell table:formula="of:=[raw_data.D71]/[raw_data.$B71]" office:value-type="percentage" office:value="0.000342490072820409" calcext:value-type="percentage">
            <text:p>0.03%</text:p>
          </table:table-cell>
          <table:table-cell table:formula="of:=[raw_data.E71]/[raw_data.$B71]" office:value-type="percentage" office:value="0.000336195323958922" calcext:value-type="percentage">
            <text:p>0.03%</text:p>
          </table:table-cell>
          <table:table-cell table:formula="of:=[raw_data.F71]/[raw_data.$B71]" office:value-type="percentage" office:value="0.00033590025760604" calcext:value-type="percentage">
            <text:p>0.03%</text:p>
          </table:table-cell>
          <table:table-cell table:formula="of:=[raw_data.G71]/[raw_data.$B71]" office:value-type="percentage" office:value="0.000336310071985043" calcext:value-type="percentage">
            <text:p>0.03%</text:p>
          </table:table-cell>
          <table:table-cell table:formula="of:=[raw_data.H71]/[raw_data.$B71]" office:value-type="percentage" office:value="0.00000401618091422965" calcext:value-type="percentage">
            <text:p>0.00%</text:p>
          </table:table-cell>
          <table:table-cell table:formula="of:=[raw_data.I71]/[raw_data.$B71]" office:value-type="percentage" office:value="0.000168958272175368" calcext:value-type="percentage">
            <text:p>0.02%</text:p>
          </table:table-cell>
          <table:table-cell table:formula="of:=[raw_data.J71]/[raw_data.$B71]" office:value-type="percentage" office:value="0.000673554520754213" calcext:value-type="percentage">
            <text:p>0.07%</text:p>
          </table:table-cell>
          <table:table-cell table:formula="of:=[raw_data.K71]/[raw_data.$B71]" office:value-type="percentage" office:value="0.00135330543491895" calcext:value-type="percentage">
            <text:p>0.14%</text:p>
          </table:table-cell>
        </table:table-row>
        <table:table-row table:style-name="ro1">
          <table:table-cell table:formula="of:=[raw_data.C72]/[raw_data.$B72]" office:value-type="percentage" office:value="0.000432293589603618" calcext:value-type="percentage">
            <text:p>0.04%</text:p>
          </table:table-cell>
          <table:table-cell table:formula="of:=[raw_data.D72]/[raw_data.$B72]" office:value-type="percentage" office:value="0.000437894154327228" calcext:value-type="percentage">
            <text:p>0.04%</text:p>
          </table:table-cell>
          <table:table-cell table:formula="of:=[raw_data.E72]/[raw_data.$B72]" office:value-type="percentage" office:value="0.000426643019837834" calcext:value-type="percentage">
            <text:p>0.04%</text:p>
          </table:table-cell>
          <table:table-cell table:formula="of:=[raw_data.F72]/[raw_data.$B72]" office:value-type="percentage" office:value="0.000424942848403881" calcext:value-type="percentage">
            <text:p>0.04%</text:p>
          </table:table-cell>
          <table:table-cell table:formula="of:=[raw_data.G72]/[raw_data.$B72]" office:value-type="percentage" office:value="0.000429276618725722" calcext:value-type="percentage">
            <text:p>0.04%</text:p>
          </table:table-cell>
          <table:table-cell table:formula="of:=[raw_data.H72]/[raw_data.$B72]" office:value-type="percentage" office:value="0.00000426709693227401" calcext:value-type="percentage">
            <text:p>0.00%</text:p>
          </table:table-cell>
          <table:table-cell table:formula="of:=[raw_data.I72]/[raw_data.$B72]" office:value-type="percentage" office:value="0.000211804690306273" calcext:value-type="percentage">
            <text:p>0.02%</text:p>
          </table:table-cell>
          <table:table-cell table:formula="of:=[raw_data.J72]/[raw_data.$B72]" office:value-type="percentage" office:value="0.00085665304584879" calcext:value-type="percentage">
            <text:p>0.09%</text:p>
          </table:table-cell>
          <table:table-cell table:formula="of:=[raw_data.K72]/[raw_data.$B72]" office:value-type="percentage" office:value="0.00171208930233799" calcext:value-type="percentage">
            <text:p>0.17%</text:p>
          </table:table-cell>
        </table:table-row>
        <table:table-row table:style-name="ro1">
          <table:table-cell table:formula="of:=[raw_data.C73]/[raw_data.$B73]" office:value-type="percentage" office:value="0.000436119842447546" calcext:value-type="percentage">
            <text:p>0.04%</text:p>
          </table:table-cell>
          <table:table-cell table:formula="of:=[raw_data.D73]/[raw_data.$B73]" office:value-type="percentage" office:value="0.000433460269136107" calcext:value-type="percentage">
            <text:p>0.04%</text:p>
          </table:table-cell>
          <table:table-cell table:formula="of:=[raw_data.E73]/[raw_data.$B73]" office:value-type="percentage" office:value="0.0004262677123819" calcext:value-type="percentage">
            <text:p>0.04%</text:p>
          </table:table-cell>
          <table:table-cell table:formula="of:=[raw_data.F73]/[raw_data.$B73]" office:value-type="percentage" office:value="0.000422069266462583" calcext:value-type="percentage">
            <text:p>0.04%</text:p>
          </table:table-cell>
          <table:table-cell table:formula="of:=[raw_data.G73]/[raw_data.$B73]" office:value-type="percentage" office:value="0.00042588299422993" calcext:value-type="percentage">
            <text:p>0.04%</text:p>
          </table:table-cell>
          <table:table-cell table:formula="of:=[raw_data.H73]/[raw_data.$B73]" office:value-type="percentage" office:value="0.00000409808466228086" calcext:value-type="percentage">
            <text:p>0.00%</text:p>
          </table:table-cell>
          <table:table-cell table:formula="of:=[raw_data.I73]/[raw_data.$B73]" office:value-type="percentage" office:value="0.000212481508020219" calcext:value-type="percentage">
            <text:p>0.02%</text:p>
          </table:table-cell>
          <table:table-cell table:formula="of:=[raw_data.J73]/[raw_data.$B73]" office:value-type="percentage" office:value="0.00085449246927599" calcext:value-type="percentage">
            <text:p>0.09%</text:p>
          </table:table-cell>
          <table:table-cell table:formula="of:=[raw_data.K73]/[raw_data.$B73]" office:value-type="percentage" office:value="0.00170535520642253" calcext:value-type="percentage">
            <text:p>0.17%</text:p>
          </table:table-cell>
        </table:table-row>
        <table:table-row table:style-name="ro1">
          <table:table-cell table:formula="of:=[raw_data.C74]/[raw_data.$B74]" office:value-type="percentage" office:value="0.000313060103568006" calcext:value-type="percentage">
            <text:p>0.03%</text:p>
          </table:table-cell>
          <table:table-cell table:formula="of:=[raw_data.D74]/[raw_data.$B74]" office:value-type="percentage" office:value="0.000307750180544425" calcext:value-type="percentage">
            <text:p>0.03%</text:p>
          </table:table-cell>
          <table:table-cell table:formula="of:=[raw_data.E74]/[raw_data.$B74]" office:value-type="percentage" office:value="0.00030193320916846" calcext:value-type="percentage">
            <text:p>0.03%</text:p>
          </table:table-cell>
          <table:table-cell table:formula="of:=[raw_data.F74]/[raw_data.$B74]" office:value-type="percentage" office:value="0.000302144479315286" calcext:value-type="percentage">
            <text:p>0.03%</text:p>
          </table:table-cell>
          <table:table-cell table:formula="of:=[raw_data.G74]/[raw_data.$B74]" office:value-type="percentage" office:value="0.000301567007580626" calcext:value-type="percentage">
            <text:p>0.03%</text:p>
          </table:table-cell>
          <table:table-cell table:formula="of:=[raw_data.H74]/[raw_data.$B74]" office:value-type="percentage" office:value="0.000003450745731505" calcext:value-type="percentage">
            <text:p>0.00%</text:p>
          </table:table-cell>
          <table:table-cell table:formula="of:=[raw_data.I74]/[raw_data.$B74]" office:value-type="percentage" office:value="0.000151170832392829" calcext:value-type="percentage">
            <text:p>0.02%</text:p>
          </table:table-cell>
          <table:table-cell table:formula="of:=[raw_data.J74]/[raw_data.$B74]" office:value-type="percentage" office:value="0.000608458022861289" calcext:value-type="percentage">
            <text:p>0.06%</text:p>
          </table:table-cell>
          <table:table-cell table:formula="of:=[raw_data.K74]/[raw_data.$B74]" office:value-type="percentage" office:value="0.00122015552130726" calcext:value-type="percentage">
            <text:p>0.12%</text:p>
          </table:table-cell>
        </table:table-row>
        <table:table-row table:style-name="ro1">
          <table:table-cell table:formula="of:=[raw_data.C75]/[raw_data.$B75]" office:value-type="percentage" office:value="0.000454617220470018" calcext:value-type="percentage">
            <text:p>0.05%</text:p>
          </table:table-cell>
          <table:table-cell table:formula="of:=[raw_data.D75]/[raw_data.$B75]" office:value-type="percentage" office:value="0.00044568974781239" calcext:value-type="percentage">
            <text:p>0.04%</text:p>
          </table:table-cell>
          <table:table-cell table:formula="of:=[raw_data.E75]/[raw_data.$B75]" office:value-type="percentage" office:value="0.000444155627252177" calcext:value-type="percentage">
            <text:p>0.04%</text:p>
          </table:table-cell>
          <table:table-cell table:formula="of:=[raw_data.F75]/[raw_data.$B75]" office:value-type="percentage" office:value="0.000436521991211596" calcext:value-type="percentage">
            <text:p>0.04%</text:p>
          </table:table-cell>
          <table:table-cell table:formula="of:=[raw_data.G75]/[raw_data.$B75]" office:value-type="percentage" office:value="0.000436337157409161" calcext:value-type="percentage">
            <text:p>0.04%</text:p>
          </table:table-cell>
          <table:table-cell table:formula="of:=[raw_data.H75]/[raw_data.$B75]" office:value-type="percentage" office:value="0.00000452842815966639" calcext:value-type="percentage">
            <text:p>0.00%</text:p>
          </table:table-cell>
          <table:table-cell table:formula="of:=[raw_data.I75]/[raw_data.$B75]" office:value-type="percentage" office:value="0.000222003880105114" calcext:value-type="percentage">
            <text:p>0.02%</text:p>
          </table:table-cell>
          <table:table-cell table:formula="of:=[raw_data.J75]/[raw_data.$B75]" office:value-type="percentage" office:value="0.000883875243245905" calcext:value-type="percentage">
            <text:p>0.09%</text:p>
          </table:table-cell>
          <table:table-cell table:formula="of:=[raw_data.K75]/[raw_data.$B75]" office:value-type="percentage" office:value="0.00176734385212645" calcext:value-type="percentage">
            <text:p>0.18%</text:p>
          </table:table-cell>
        </table:table-row>
        <table:table-row table:style-name="ro1">
          <table:table-cell table:formula="of:=[raw_data.C76]/[raw_data.$B76]" office:value-type="percentage" office:value="0.000447601790011467" calcext:value-type="percentage">
            <text:p>0.04%</text:p>
          </table:table-cell>
          <table:table-cell table:formula="of:=[raw_data.D76]/[raw_data.$B76]" office:value-type="percentage" office:value="0.000436980554096341" calcext:value-type="percentage">
            <text:p>0.04%</text:p>
          </table:table-cell>
          <table:table-cell table:formula="of:=[raw_data.E76]/[raw_data.$B76]" office:value-type="percentage" office:value="0.000432069100233627" calcext:value-type="percentage">
            <text:p>0.04%</text:p>
          </table:table-cell>
          <table:table-cell table:formula="of:=[raw_data.F76]/[raw_data.$B76]" office:value-type="percentage" office:value="0.000423339555028875" calcext:value-type="percentage">
            <text:p>0.04%</text:p>
          </table:table-cell>
          <table:table-cell table:formula="of:=[raw_data.G76]/[raw_data.$B76]" office:value-type="percentage" office:value="0.000426879967000584" calcext:value-type="percentage">
            <text:p>0.04%</text:p>
          </table:table-cell>
          <table:table-cell table:formula="of:=[raw_data.H76]/[raw_data.$B76]" office:value-type="percentage" office:value="0.00000425196535817957" calcext:value-type="percentage">
            <text:p>0.00%</text:p>
          </table:table-cell>
          <table:table-cell table:formula="of:=[raw_data.I76]/[raw_data.$B76]" office:value-type="percentage" office:value="0.000215618031061319" calcext:value-type="percentage">
            <text:p>0.02%</text:p>
          </table:table-cell>
          <table:table-cell table:formula="of:=[raw_data.J76]/[raw_data.$B76]" office:value-type="percentage" office:value="0.000860632498416837" calcext:value-type="percentage">
            <text:p>0.09%</text:p>
          </table:table-cell>
          <table:table-cell table:formula="of:=[raw_data.K76]/[raw_data.$B76]" office:value-type="percentage" office:value="0.0017207790579356" calcext:value-type="percentage">
            <text:p>0.17%</text:p>
          </table:table-cell>
        </table:table-row>
        <table:table-row table:style-name="ro1">
          <table:table-cell table:formula="of:=[raw_data.C77]/[raw_data.$B77]" office:value-type="percentage" office:value="0.000441713781024391" calcext:value-type="percentage">
            <text:p>0.04%</text:p>
          </table:table-cell>
          <table:table-cell table:formula="of:=[raw_data.D77]/[raw_data.$B77]" office:value-type="percentage" office:value="0.000429532429054595" calcext:value-type="percentage">
            <text:p>0.04%</text:p>
          </table:table-cell>
          <table:table-cell table:formula="of:=[raw_data.E77]/[raw_data.$B77]" office:value-type="percentage" office:value="0.00042214568432743" calcext:value-type="percentage">
            <text:p>0.04%</text:p>
          </table:table-cell>
          <table:table-cell table:formula="of:=[raw_data.F77]/[raw_data.$B77]" office:value-type="percentage" office:value="0.000417977933862103" calcext:value-type="percentage">
            <text:p>0.04%</text:p>
          </table:table-cell>
          <table:table-cell table:formula="of:=[raw_data.G77]/[raw_data.$B77]" office:value-type="percentage" office:value="0.0004204514768212" calcext:value-type="percentage">
            <text:p>0.04%</text:p>
          </table:table-cell>
          <table:table-cell table:formula="of:=[raw_data.H77]/[raw_data.$B77]" office:value-type="percentage" office:value="0.00000415080839026449" calcext:value-type="percentage">
            <text:p>0.00%</text:p>
          </table:table-cell>
          <table:table-cell table:formula="of:=[raw_data.I77]/[raw_data.$B77]" office:value-type="percentage" office:value="0.000210454456423941" calcext:value-type="percentage">
            <text:p>0.02%</text:p>
          </table:table-cell>
          <table:table-cell table:formula="of:=[raw_data.J77]/[raw_data.$B77]" office:value-type="percentage" office:value="0.000844121947904237" calcext:value-type="percentage">
            <text:p>0.08%</text:p>
          </table:table-cell>
          <table:table-cell table:formula="of:=[raw_data.K77]/[raw_data.$B77]" office:value-type="percentage" office:value="0.00168936207276259" calcext:value-type="percentage">
            <text:p>0.17%</text:p>
          </table:table-cell>
        </table:table-row>
        <table:table-row table:style-name="ro1">
          <table:table-cell table:formula="of:=[raw_data.C78]/[raw_data.$B78]" office:value-type="percentage" office:value="0.00047950285748292" calcext:value-type="percentage">
            <text:p>0.05%</text:p>
          </table:table-cell>
          <table:table-cell table:formula="of:=[raw_data.D78]/[raw_data.$B78]" office:value-type="percentage" office:value="0.000471049733410508" calcext:value-type="percentage">
            <text:p>0.05%</text:p>
          </table:table-cell>
          <table:table-cell table:formula="of:=[raw_data.E78]/[raw_data.$B78]" office:value-type="percentage" office:value="0.000475312626925535" calcext:value-type="percentage">
            <text:p>0.05%</text:p>
          </table:table-cell>
          <table:table-cell table:formula="of:=[raw_data.F78]/[raw_data.$B78]" office:value-type="percentage" office:value="0.000465624232573201" calcext:value-type="percentage">
            <text:p>0.05%</text:p>
          </table:table-cell>
          <table:table-cell table:formula="of:=[raw_data.G78]/[raw_data.$B78]" office:value-type="percentage" office:value="0.000467755679330714" calcext:value-type="percentage">
            <text:p>0.05%</text:p>
          </table:table-cell>
          <table:table-cell table:formula="of:=[raw_data.H78]/[raw_data.$B78]" office:value-type="percentage" office:value="0.00000593414154080494" calcext:value-type="percentage">
            <text:p>0.00%</text:p>
          </table:table-cell>
          <table:table-cell table:formula="of:=[raw_data.I78]/[raw_data.$B78]" office:value-type="percentage" office:value="0.000236953904872223" calcext:value-type="percentage">
            <text:p>0.02%</text:p>
          </table:table-cell>
          <table:table-cell table:formula="of:=[raw_data.J78]/[raw_data.$B78]" office:value-type="percentage" office:value="0.00094568417273138" calcext:value-type="percentage">
            <text:p>0.09%</text:p>
          </table:table-cell>
          <table:table-cell table:formula="of:=[raw_data.K78]/[raw_data.$B78]" office:value-type="percentage" office:value="0.00188720233589126" calcext:value-type="percentage">
            <text:p>0.19%</text:p>
          </table:table-cell>
        </table:table-row>
        <table:table-row table:style-name="ro1">
          <table:table-cell table:formula="of:=[raw_data.C79]/[raw_data.$B79]" office:value-type="percentage" office:value="0.000457218909932378" calcext:value-type="percentage">
            <text:p>0.05%</text:p>
          </table:table-cell>
          <table:table-cell table:formula="of:=[raw_data.D79]/[raw_data.$B79]" office:value-type="percentage" office:value="0.000449897201894813" calcext:value-type="percentage">
            <text:p>0.04%</text:p>
          </table:table-cell>
          <table:table-cell table:formula="of:=[raw_data.E79]/[raw_data.$B79]" office:value-type="percentage" office:value="0.000446510675438161" calcext:value-type="percentage">
            <text:p>0.04%</text:p>
          </table:table-cell>
          <table:table-cell table:formula="of:=[raw_data.F79]/[raw_data.$B79]" office:value-type="percentage" office:value="0.000442140353586281" calcext:value-type="percentage">
            <text:p>0.04%</text:p>
          </table:table-cell>
          <table:table-cell table:formula="of:=[raw_data.G79]/[raw_data.$B79]" office:value-type="percentage" office:value="0.000439813299093722" calcext:value-type="percentage">
            <text:p>0.04%</text:p>
          </table:table-cell>
          <table:table-cell table:formula="of:=[raw_data.H79]/[raw_data.$B79]" office:value-type="percentage" office:value="0.00000463518984290282" calcext:value-type="percentage">
            <text:p>0.00%</text:p>
          </table:table-cell>
          <table:table-cell table:formula="of:=[raw_data.I79]/[raw_data.$B79]" office:value-type="percentage" office:value="0.000222148567899449" calcext:value-type="percentage">
            <text:p>0.02%</text:p>
          </table:table-cell>
          <table:table-cell table:formula="of:=[raw_data.J79]/[raw_data.$B79]" office:value-type="percentage" office:value="0.000890391590108308" calcext:value-type="percentage">
            <text:p>0.09%</text:p>
          </table:table-cell>
          <table:table-cell table:formula="of:=[raw_data.K79]/[raw_data.$B79]" office:value-type="percentage" office:value="0.0017827886092915" calcext:value-type="percentage">
            <text:p>0.18%</text:p>
          </table:table-cell>
        </table:table-row>
        <table:table-row table:style-name="ro1">
          <table:table-cell table:formula="of:=[raw_data.C80]/[raw_data.$B80]" office:value-type="percentage" office:value="0.00043708004567328" calcext:value-type="percentage">
            <text:p>0.04%</text:p>
          </table:table-cell>
          <table:table-cell table:formula="of:=[raw_data.D80]/[raw_data.$B80]" office:value-type="percentage" office:value="0.000429834791088619" calcext:value-type="percentage">
            <text:p>0.04%</text:p>
          </table:table-cell>
          <table:table-cell table:formula="of:=[raw_data.E80]/[raw_data.$B80]" office:value-type="percentage" office:value="0.000423277164832594" calcext:value-type="percentage">
            <text:p>0.04%</text:p>
          </table:table-cell>
          <table:table-cell table:formula="of:=[raw_data.F80]/[raw_data.$B80]" office:value-type="percentage" office:value="0.000418715337871882" calcext:value-type="percentage">
            <text:p>0.04%</text:p>
          </table:table-cell>
          <table:table-cell table:formula="of:=[raw_data.G80]/[raw_data.$B80]" office:value-type="percentage" office:value="0.000419050766324875" calcext:value-type="percentage">
            <text:p>0.04%</text:p>
          </table:table-cell>
          <table:table-cell table:formula="of:=[raw_data.H80]/[raw_data.$B80]" office:value-type="percentage" office:value="0.00000410899854917131" calcext:value-type="percentage">
            <text:p>0.00%</text:p>
          </table:table-cell>
          <table:table-cell table:formula="of:=[raw_data.I80]/[raw_data.$B80]" office:value-type="percentage" office:value="0.000212225582209036" calcext:value-type="percentage">
            <text:p>0.02%</text:p>
          </table:table-cell>
          <table:table-cell table:formula="of:=[raw_data.J80]/[raw_data.$B80]" office:value-type="percentage" office:value="0.000841539674292934" calcext:value-type="percentage">
            <text:p>0.08%</text:p>
          </table:table-cell>
          <table:table-cell table:formula="of:=[raw_data.K80]/[raw_data.$B80]" office:value-type="percentage" office:value="0.00168579631905512" calcext:value-type="percentage">
            <text:p>0.17%</text:p>
          </table:table-cell>
        </table:table-row>
        <table:table-row table:style-name="ro1">
          <table:table-cell table:formula="of:=[raw_data.C81]/[raw_data.$B81]" office:value-type="percentage" office:value="0.000422749651893928" calcext:value-type="percentage">
            <text:p>0.04%</text:p>
          </table:table-cell>
          <table:table-cell table:formula="of:=[raw_data.D81]/[raw_data.$B81]" office:value-type="percentage" office:value="0.000411247469107181" calcext:value-type="percentage">
            <text:p>0.04%</text:p>
          </table:table-cell>
          <table:table-cell table:formula="of:=[raw_data.E81]/[raw_data.$B81]" office:value-type="percentage" office:value="0.00040295726451585" calcext:value-type="percentage">
            <text:p>0.04%</text:p>
          </table:table-cell>
          <table:table-cell table:formula="of:=[raw_data.F81]/[raw_data.$B81]" office:value-type="percentage" office:value="0.000394070368322999" calcext:value-type="percentage">
            <text:p>0.04%</text:p>
          </table:table-cell>
          <table:table-cell table:formula="of:=[raw_data.G81]/[raw_data.$B81]" office:value-type="percentage" office:value="0.000390490218713879" calcext:value-type="percentage">
            <text:p>0.04%</text:p>
          </table:table-cell>
          <table:table-cell table:formula="of:=[raw_data.H81]/[raw_data.$B81]" office:value-type="percentage" office:value="0.0000031104136674979" calcext:value-type="percentage">
            <text:p>0.00%</text:p>
          </table:table-cell>
          <table:table-cell table:formula="of:=[raw_data.I81]/[raw_data.$B81]" office:value-type="percentage" office:value="0.000201110460844221" calcext:value-type="percentage">
            <text:p>0.02%</text:p>
          </table:table-cell>
          <table:table-cell table:formula="of:=[raw_data.J81]/[raw_data.$B81]" office:value-type="percentage" office:value="0.000799223965755082" calcext:value-type="percentage">
            <text:p>0.08%</text:p>
          </table:table-cell>
          <table:table-cell table:formula="of:=[raw_data.K81]/[raw_data.$B81]" office:value-type="percentage" office:value="0.00160548127506851" calcext:value-type="percentage">
            <text:p>0.16%</text:p>
          </table:table-cell>
        </table:table-row>
        <table:table-row table:style-name="ro1">
          <table:table-cell table:formula="of:=[raw_data.C82]/[raw_data.$B82]" office:value-type="percentage" office:value="0.000425027343484968" calcext:value-type="percentage">
            <text:p>0.04%</text:p>
          </table:table-cell>
          <table:table-cell table:formula="of:=[raw_data.D82]/[raw_data.$B82]" office:value-type="percentage" office:value="0.00041608327217111" calcext:value-type="percentage">
            <text:p>0.04%</text:p>
          </table:table-cell>
          <table:table-cell table:formula="of:=[raw_data.E82]/[raw_data.$B82]" office:value-type="percentage" office:value="0.000403079480544577" calcext:value-type="percentage">
            <text:p>0.04%</text:p>
          </table:table-cell>
          <table:table-cell table:formula="of:=[raw_data.F82]/[raw_data.$B82]" office:value-type="percentage" office:value="0.000400998873884332" calcext:value-type="percentage">
            <text:p>0.04%</text:p>
          </table:table-cell>
          <table:table-cell table:formula="of:=[raw_data.G82]/[raw_data.$B82]" office:value-type="percentage" office:value="0.000397332438976948" calcext:value-type="percentage">
            <text:p>0.04%</text:p>
          </table:table-cell>
          <table:table-cell table:formula="of:=[raw_data.H82]/[raw_data.$B82]" office:value-type="percentage" office:value="0.0000031082233643907" calcext:value-type="percentage">
            <text:p>0.00%</text:p>
          </table:table-cell>
          <table:table-cell table:formula="of:=[raw_data.I82]/[raw_data.$B82]" office:value-type="percentage" office:value="0.000201856905921716" calcext:value-type="percentage">
            <text:p>0.02%</text:p>
          </table:table-cell>
          <table:table-cell table:formula="of:=[raw_data.J82]/[raw_data.$B82]" office:value-type="percentage" office:value="0.000804154474184771" calcext:value-type="percentage">
            <text:p>0.08%</text:p>
          </table:table-cell>
          <table:table-cell table:formula="of:=[raw_data.K82]/[raw_data.$B82]" office:value-type="percentage" office:value="0.00161391643705142" calcext:value-type="percentage">
            <text:p>0.16%</text:p>
          </table:table-cell>
        </table:table-row>
        <table:table-row table:style-name="ro1">
          <table:table-cell table:formula="of:=[raw_data.C83]/[raw_data.$B83]" office:value-type="percentage" office:value="0.000422570692589778" calcext:value-type="percentage">
            <text:p>0.04%</text:p>
          </table:table-cell>
          <table:table-cell table:formula="of:=[raw_data.D83]/[raw_data.$B83]" office:value-type="percentage" office:value="0.00041106113297519" calcext:value-type="percentage">
            <text:p>0.04%</text:p>
          </table:table-cell>
          <table:table-cell table:formula="of:=[raw_data.E83]/[raw_data.$B83]" office:value-type="percentage" office:value="0.000403772590267714" calcext:value-type="percentage">
            <text:p>0.04%</text:p>
          </table:table-cell>
          <table:table-cell table:formula="of:=[raw_data.F83]/[raw_data.$B83]" office:value-type="percentage" office:value="0.000394848878848474" calcext:value-type="percentage">
            <text:p>0.04%</text:p>
          </table:table-cell>
          <table:table-cell table:formula="of:=[raw_data.G83]/[raw_data.$B83]" office:value-type="percentage" office:value="0.00039075461920584" calcext:value-type="percentage">
            <text:p>0.04%</text:p>
          </table:table-cell>
          <table:table-cell table:formula="of:=[raw_data.H83]/[raw_data.$B83]" office:value-type="percentage" office:value="0.0000031055529797071" calcext:value-type="percentage">
            <text:p>0.00%</text:p>
          </table:table-cell>
          <table:table-cell table:formula="of:=[raw_data.I83]/[raw_data.$B83]" office:value-type="percentage" office:value="0.000201658132057797" calcext:value-type="percentage">
            <text:p>0.02%</text:p>
          </table:table-cell>
          <table:table-cell table:formula="of:=[raw_data.J83]/[raw_data.$B83]" office:value-type="percentage" office:value="0.000800573530989147" calcext:value-type="percentage">
            <text:p>0.08%</text:p>
          </table:table-cell>
          <table:table-cell table:formula="of:=[raw_data.K83]/[raw_data.$B83]" office:value-type="percentage" office:value="0.00160628073118965" calcext:value-type="percentage">
            <text:p>0.16%</text:p>
          </table:table-cell>
        </table:table-row>
        <table:table-row table:style-name="ro1">
          <table:table-cell table:formula="of:=[raw_data.C84]/[raw_data.$B84]" office:value-type="percentage" office:value="0.000423413886227285" calcext:value-type="percentage">
            <text:p>0.04%</text:p>
          </table:table-cell>
          <table:table-cell table:formula="of:=[raw_data.D84]/[raw_data.$B84]" office:value-type="percentage" office:value="0.000413632088660207" calcext:value-type="percentage">
            <text:p>0.04%</text:p>
          </table:table-cell>
          <table:table-cell table:formula="of:=[raw_data.E84]/[raw_data.$B84]" office:value-type="percentage" office:value="0.000400163305856306" calcext:value-type="percentage">
            <text:p>0.04%</text:p>
          </table:table-cell>
          <table:table-cell table:formula="of:=[raw_data.F84]/[raw_data.$B84]" office:value-type="percentage" office:value="0.000398595710092351" calcext:value-type="percentage">
            <text:p>0.04%</text:p>
          </table:table-cell>
          <table:table-cell table:formula="of:=[raw_data.G84]/[raw_data.$B84]" office:value-type="percentage" office:value="0.000394745694896078" calcext:value-type="percentage">
            <text:p>0.04%</text:p>
          </table:table-cell>
          <table:table-cell table:formula="of:=[raw_data.H84]/[raw_data.$B84]" office:value-type="percentage" office:value="0.00000307248769735169" calcext:value-type="percentage">
            <text:p>0.00%</text:p>
          </table:table-cell>
          <table:table-cell table:formula="of:=[raw_data.I84]/[raw_data.$B84]" office:value-type="percentage" office:value="0.000200426523996223" calcext:value-type="percentage">
            <text:p>0.02%</text:p>
          </table:table-cell>
          <table:table-cell table:formula="of:=[raw_data.J84]/[raw_data.$B84]" office:value-type="percentage" office:value="0.000797680510063056" calcext:value-type="percentage">
            <text:p>0.08%</text:p>
          </table:table-cell>
          <table:table-cell table:formula="of:=[raw_data.K84]/[raw_data.$B84]" office:value-type="percentage" office:value="0.00160264720523697" calcext:value-type="percentage">
            <text:p>0.16%</text:p>
          </table:table-cell>
        </table:table-row>
        <table:table-row table:style-name="ro1">
          <table:table-cell table:formula="of:=[raw_data.C85]/[raw_data.$B85]" office:value-type="percentage" office:value="0.000421326918861761" calcext:value-type="percentage">
            <text:p>0.04%</text:p>
          </table:table-cell>
          <table:table-cell table:formula="of:=[raw_data.D85]/[raw_data.$B85]" office:value-type="percentage" office:value="0.000412083732476605" calcext:value-type="percentage">
            <text:p>0.04%</text:p>
          </table:table-cell>
          <table:table-cell table:formula="of:=[raw_data.E85]/[raw_data.$B85]" office:value-type="percentage" office:value="0.00039879352934984" calcext:value-type="percentage">
            <text:p>0.04%</text:p>
          </table:table-cell>
          <table:table-cell table:formula="of:=[raw_data.F85]/[raw_data.$B85]" office:value-type="percentage" office:value="0.000397606904070664" calcext:value-type="percentage">
            <text:p>0.04%</text:p>
          </table:table-cell>
          <table:table-cell table:formula="of:=[raw_data.G85]/[raw_data.$B85]" office:value-type="percentage" office:value="0.000393872157139365" calcext:value-type="percentage">
            <text:p>0.04%</text:p>
          </table:table-cell>
          <table:table-cell table:formula="of:=[raw_data.H85]/[raw_data.$B85]" office:value-type="percentage" office:value="0.00000306024414103144" calcext:value-type="percentage">
            <text:p>0.00%</text:p>
          </table:table-cell>
          <table:table-cell table:formula="of:=[raw_data.I85]/[raw_data.$B85]" office:value-type="percentage" office:value="0.000199702789089023" calcext:value-type="percentage">
            <text:p>0.02%</text:p>
          </table:table-cell>
          <table:table-cell table:formula="of:=[raw_data.J85]/[raw_data.$B85]" office:value-type="percentage" office:value="0.000795101391009617" calcext:value-type="percentage">
            <text:p>0.08%</text:p>
          </table:table-cell>
          <table:table-cell table:formula="of:=[raw_data.K85]/[raw_data.$B85]" office:value-type="percentage" office:value="0.00159532400690831" calcext:value-type="percentage">
            <text:p>0.16%</text:p>
          </table:table-cell>
        </table:table-row>
        <table:table-row table:style-name="ro1">
          <table:table-cell table:formula="of:=[raw_data.C86]/[raw_data.$B86]" office:value-type="percentage" office:value="0.000421845622230232" calcext:value-type="percentage">
            <text:p>0.04%</text:p>
          </table:table-cell>
          <table:table-cell table:formula="of:=[raw_data.D86]/[raw_data.$B86]" office:value-type="percentage" office:value="0.00041305665084656" calcext:value-type="percentage">
            <text:p>0.04%</text:p>
          </table:table-cell>
          <table:table-cell table:formula="of:=[raw_data.E86]/[raw_data.$B86]" office:value-type="percentage" office:value="0.000399141821330163" calcext:value-type="percentage">
            <text:p>0.04%</text:p>
          </table:table-cell>
          <table:table-cell table:formula="of:=[raw_data.F86]/[raw_data.$B86]" office:value-type="percentage" office:value="0.000397541553425313" calcext:value-type="percentage">
            <text:p>0.04%</text:p>
          </table:table-cell>
          <table:table-cell table:formula="of:=[raw_data.G86]/[raw_data.$B86]" office:value-type="percentage" office:value="0.000393390858547107" calcext:value-type="percentage">
            <text:p>0.04%</text:p>
          </table:table-cell>
          <table:table-cell table:formula="of:=[raw_data.H86]/[raw_data.$B86]" office:value-type="percentage" office:value="0.00000306301278662814" calcext:value-type="percentage">
            <text:p>0.00%</text:p>
          </table:table-cell>
          <table:table-cell table:formula="of:=[raw_data.I86]/[raw_data.$B86]" office:value-type="percentage" office:value="0.000200070994385348" calcext:value-type="percentage">
            <text:p>0.02%</text:p>
          </table:table-cell>
          <table:table-cell table:formula="of:=[raw_data.J86]/[raw_data.$B86]" office:value-type="percentage" office:value="0.000795433165454812" calcext:value-type="percentage">
            <text:p>0.08%</text:p>
          </table:table-cell>
          <table:table-cell table:formula="of:=[raw_data.K86]/[raw_data.$B86]" office:value-type="percentage" office:value="0.00159711737741295" calcext:value-type="percentage">
            <text:p>0.16%</text:p>
          </table:table-cell>
        </table:table-row>
        <table:table-row table:style-name="ro1">
          <table:table-cell table:formula="of:=[raw_data.C87]/[raw_data.$B87]" office:value-type="percentage" office:value="0.000424189329303074" calcext:value-type="percentage">
            <text:p>0.04%</text:p>
          </table:table-cell>
          <table:table-cell table:formula="of:=[raw_data.D87]/[raw_data.$B87]" office:value-type="percentage" office:value="0.00041471185968398" calcext:value-type="percentage">
            <text:p>0.04%</text:p>
          </table:table-cell>
          <table:table-cell table:formula="of:=[raw_data.E87]/[raw_data.$B87]" office:value-type="percentage" office:value="0.00040176394513113" calcext:value-type="percentage">
            <text:p>0.04%</text:p>
          </table:table-cell>
          <table:table-cell table:formula="of:=[raw_data.F87]/[raw_data.$B87]" office:value-type="percentage" office:value="0.000399656438571358" calcext:value-type="percentage">
            <text:p>0.04%</text:p>
          </table:table-cell>
          <table:table-cell table:formula="of:=[raw_data.G87]/[raw_data.$B87]" office:value-type="percentage" office:value="0.000396223853036879" calcext:value-type="percentage">
            <text:p>0.04%</text:p>
          </table:table-cell>
          <table:table-cell table:formula="of:=[raw_data.H87]/[raw_data.$B87]" office:value-type="percentage" office:value="0.00000309185094098275" calcext:value-type="percentage">
            <text:p>0.00%</text:p>
          </table:table-cell>
          <table:table-cell table:formula="of:=[raw_data.I87]/[raw_data.$B87]" office:value-type="percentage" office:value="0.000201033410162674" calcext:value-type="percentage">
            <text:p>0.02%</text:p>
          </table:table-cell>
          <table:table-cell table:formula="of:=[raw_data.J87]/[raw_data.$B87]" office:value-type="percentage" office:value="0.000800587476918386" calcext:value-type="percentage">
            <text:p>0.08%</text:p>
          </table:table-cell>
          <table:table-cell table:formula="of:=[raw_data.K87]/[raw_data.$B87]" office:value-type="percentage" office:value="0.00160629859253897" calcext:value-type="percentage">
            <text:p>0.16%</text:p>
          </table:table-cell>
        </table:table-row>
        <table:table-row table:style-name="ro1">
          <table:table-cell table:formula="of:=[raw_data.C88]/[raw_data.$B88]" office:value-type="percentage" office:value="0.000424160563750974" calcext:value-type="percentage">
            <text:p>0.04%</text:p>
          </table:table-cell>
          <table:table-cell table:formula="of:=[raw_data.D88]/[raw_data.$B88]" office:value-type="percentage" office:value="0.000415478251557735" calcext:value-type="percentage">
            <text:p>0.04%</text:p>
          </table:table-cell>
          <table:table-cell table:formula="of:=[raw_data.E88]/[raw_data.$B88]" office:value-type="percentage" office:value="0.000401263958155741" calcext:value-type="percentage">
            <text:p>0.04%</text:p>
          </table:table-cell>
          <table:table-cell table:formula="of:=[raw_data.F88]/[raw_data.$B88]" office:value-type="percentage" office:value="0.000399386360888989" calcext:value-type="percentage">
            <text:p>0.04%</text:p>
          </table:table-cell>
          <table:table-cell table:formula="of:=[raw_data.G88]/[raw_data.$B88]" office:value-type="percentage" office:value="0.000395681571651235" calcext:value-type="percentage">
            <text:p>0.04%</text:p>
          </table:table-cell>
          <table:table-cell table:formula="of:=[raw_data.H88]/[raw_data.$B88]" office:value-type="percentage" office:value="0.00000308732436479467" calcext:value-type="percentage">
            <text:p>0.00%</text:p>
          </table:table-cell>
          <table:table-cell table:formula="of:=[raw_data.I88]/[raw_data.$B88]" office:value-type="percentage" office:value="0.000201104528725543" calcext:value-type="percentage">
            <text:p>0.02%</text:p>
          </table:table-cell>
          <table:table-cell table:formula="of:=[raw_data.J88]/[raw_data.$B88]" office:value-type="percentage" office:value="0.000800360488594157" calcext:value-type="percentage">
            <text:p>0.08%</text:p>
          </table:table-cell>
          <table:table-cell table:formula="of:=[raw_data.K88]/[raw_data.$B88]" office:value-type="percentage" office:value="0.00160700903783335" calcext:value-type="percentage">
            <text:p>0.16%</text:p>
          </table:table-cell>
        </table:table-row>
        <table:table-row table:style-name="ro1">
          <table:table-cell table:formula="of:=[raw_data.C89]/[raw_data.$B89]" office:value-type="percentage" office:value="0.000422138553914129" calcext:value-type="percentage">
            <text:p>0.04%</text:p>
          </table:table-cell>
          <table:table-cell table:formula="of:=[raw_data.D89]/[raw_data.$B89]" office:value-type="percentage" office:value="0.000412799315868351" calcext:value-type="percentage">
            <text:p>0.04%</text:p>
          </table:table-cell>
          <table:table-cell table:formula="of:=[raw_data.E89]/[raw_data.$B89]" office:value-type="percentage" office:value="0.0003991025991087" calcext:value-type="percentage">
            <text:p>0.04%</text:p>
          </table:table-cell>
          <table:table-cell table:formula="of:=[raw_data.F89]/[raw_data.$B89]" office:value-type="percentage" office:value="0.000397392070215288" calcext:value-type="percentage">
            <text:p>0.04%</text:p>
          </table:table-cell>
          <table:table-cell table:formula="of:=[raw_data.G89]/[raw_data.$B89]" office:value-type="percentage" office:value="0.000393359217422793" calcext:value-type="percentage">
            <text:p>0.04%</text:p>
          </table:table-cell>
          <table:table-cell table:formula="of:=[raw_data.H89]/[raw_data.$B89]" office:value-type="percentage" office:value="0.00000305897502836325" calcext:value-type="percentage">
            <text:p>0.00%</text:p>
          </table:table-cell>
          <table:table-cell table:formula="of:=[raw_data.I89]/[raw_data.$B89]" office:value-type="percentage" office:value="0.000199832225832465" calcext:value-type="percentage">
            <text:p>0.02%</text:p>
          </table:table-cell>
          <table:table-cell table:formula="of:=[raw_data.J89]/[raw_data.$B89]" office:value-type="percentage" office:value="0.00079540842104861" calcext:value-type="percentage">
            <text:p>0.08%</text:p>
          </table:table-cell>
          <table:table-cell table:formula="of:=[raw_data.K89]/[raw_data.$B89]" office:value-type="percentage" office:value="0.00159785872746864" calcext:value-type="percentage">
            <text:p>0.16%</text:p>
          </table:table-cell>
        </table:table-row>
        <table:table-row table:style-name="ro1">
          <table:table-cell table:formula="of:=[raw_data.C90]/[raw_data.$B90]" office:value-type="percentage" office:value="0.000421934209809052" calcext:value-type="percentage">
            <text:p>0.04%</text:p>
          </table:table-cell>
          <table:table-cell table:formula="of:=[raw_data.D90]/[raw_data.$B90]" office:value-type="percentage" office:value="0.000412630326949059" calcext:value-type="percentage">
            <text:p>0.04%</text:p>
          </table:table-cell>
          <table:table-cell table:formula="of:=[raw_data.E90]/[raw_data.$B90]" office:value-type="percentage" office:value="0.000399017934576719" calcext:value-type="percentage">
            <text:p>0.04%</text:p>
          </table:table-cell>
          <table:table-cell table:formula="of:=[raw_data.F90]/[raw_data.$B90]" office:value-type="percentage" office:value="0.000397556787872532" calcext:value-type="percentage">
            <text:p>0.04%</text:p>
          </table:table-cell>
          <table:table-cell table:formula="of:=[raw_data.G90]/[raw_data.$B90]" office:value-type="percentage" office:value="0.000393410627993985" calcext:value-type="percentage">
            <text:p>0.04%</text:p>
          </table:table-cell>
          <table:table-cell table:formula="of:=[raw_data.H90]/[raw_data.$B90]" office:value-type="percentage" office:value="0.00000305966617543414" calcext:value-type="percentage">
            <text:p>0.00%</text:p>
          </table:table-cell>
          <table:table-cell table:formula="of:=[raw_data.I90]/[raw_data.$B90]" office:value-type="percentage" office:value="0.000199939818239594" calcext:value-type="percentage">
            <text:p>0.02%</text:p>
          </table:table-cell>
          <table:table-cell table:formula="of:=[raw_data.J90]/[raw_data.$B90]" office:value-type="percentage" office:value="0.000795163529478541" calcext:value-type="percentage">
            <text:p>0.08%</text:p>
          </table:table-cell>
          <table:table-cell table:formula="of:=[raw_data.K90]/[raw_data.$B90]" office:value-type="percentage" office:value="0.00159627155324078" calcext:value-type="percentage">
            <text:p>0.16%</text:p>
          </table:table-cell>
        </table:table-row>
        <table:table-row table:style-name="ro1">
          <table:table-cell table:formula="of:=[raw_data.C91]/[raw_data.$B91]" office:value-type="percentage" office:value="0.000423718660534219" calcext:value-type="percentage">
            <text:p>0.04%</text:p>
          </table:table-cell>
          <table:table-cell table:formula="of:=[raw_data.D91]/[raw_data.$B91]" office:value-type="percentage" office:value="0.00041265292520395" calcext:value-type="percentage">
            <text:p>0.04%</text:p>
          </table:table-cell>
          <table:table-cell table:formula="of:=[raw_data.E91]/[raw_data.$B91]" office:value-type="percentage" office:value="0.00040054703581659" calcext:value-type="percentage">
            <text:p>0.04%</text:p>
          </table:table-cell>
          <table:table-cell table:formula="of:=[raw_data.F91]/[raw_data.$B91]" office:value-type="percentage" office:value="0.000397451637598496" calcext:value-type="percentage">
            <text:p>0.04%</text:p>
          </table:table-cell>
          <table:table-cell table:formula="of:=[raw_data.G91]/[raw_data.$B91]" office:value-type="percentage" office:value="0.000394030407989025" calcext:value-type="percentage">
            <text:p>0.04%</text:p>
          </table:table-cell>
          <table:table-cell table:formula="of:=[raw_data.H91]/[raw_data.$B91]" office:value-type="percentage" office:value="0.00000307033426491035" calcext:value-type="percentage">
            <text:p>0.00%</text:p>
          </table:table-cell>
          <table:table-cell table:formula="of:=[raw_data.I91]/[raw_data.$B91]" office:value-type="percentage" office:value="0.000200198326048746" calcext:value-type="percentage">
            <text:p>0.02%</text:p>
          </table:table-cell>
          <table:table-cell table:formula="of:=[raw_data.J91]/[raw_data.$B91]" office:value-type="percentage" office:value="0.000798236780970324" calcext:value-type="percentage">
            <text:p>0.08%</text:p>
          </table:table-cell>
          <table:table-cell table:formula="of:=[raw_data.K91]/[raw_data.$B91]" office:value-type="percentage" office:value="0.00160118558513904" calcext:value-type="percentage">
            <text:p>0.16%</text:p>
          </table:table-cell>
        </table:table-row>
        <table:table-row table:style-name="ro1">
          <table:table-cell table:formula="of:=[raw_data.C92]/[raw_data.$B92]" office:value-type="percentage" office:value="0.000423457991436724" calcext:value-type="percentage">
            <text:p>0.04%</text:p>
          </table:table-cell>
          <table:table-cell table:formula="of:=[raw_data.D92]/[raw_data.$B92]" office:value-type="percentage" office:value="0.000411985398028303" calcext:value-type="percentage">
            <text:p>0.04%</text:p>
          </table:table-cell>
          <table:table-cell table:formula="of:=[raw_data.E92]/[raw_data.$B92]" office:value-type="percentage" office:value="0.000404218553818177" calcext:value-type="percentage">
            <text:p>0.04%</text:p>
          </table:table-cell>
          <table:table-cell table:formula="of:=[raw_data.F92]/[raw_data.$B92]" office:value-type="percentage" office:value="0.000394509998555519" calcext:value-type="percentage">
            <text:p>0.04%</text:p>
          </table:table-cell>
          <table:table-cell table:formula="of:=[raw_data.G92]/[raw_data.$B92]" office:value-type="percentage" office:value="0.000390981922263991" calcext:value-type="percentage">
            <text:p>0.04%</text:p>
          </table:table-cell>
          <table:table-cell table:formula="of:=[raw_data.H92]/[raw_data.$B92]" office:value-type="percentage" office:value="0.00000310927586843281" calcext:value-type="percentage">
            <text:p>0.00%</text:p>
          </table:table-cell>
          <table:table-cell table:formula="of:=[raw_data.I92]/[raw_data.$B92]" office:value-type="percentage" office:value="0.000202318677120636" calcext:value-type="percentage">
            <text:p>0.02%</text:p>
          </table:table-cell>
          <table:table-cell table:formula="of:=[raw_data.J92]/[raw_data.$B92]" office:value-type="percentage" office:value="0.000800847936332995" calcext:value-type="percentage">
            <text:p>0.08%</text:p>
          </table:table-cell>
          <table:table-cell table:formula="of:=[raw_data.K92]/[raw_data.$B92]" office:value-type="percentage" office:value="0.00160740678752638" calcext:value-type="percentage">
            <text:p>0.16%</text:p>
          </table:table-cell>
        </table:table-row>
        <table:table-row table:style-name="ro1">
          <table:table-cell table:formula="of:=[raw_data.C93]/[raw_data.$B93]" office:value-type="percentage" office:value="0.000479795317560452" calcext:value-type="percentage">
            <text:p>0.05%</text:p>
          </table:table-cell>
          <table:table-cell table:formula="of:=[raw_data.D93]/[raw_data.$B93]" office:value-type="percentage" office:value="0.000472666730671349" calcext:value-type="percentage">
            <text:p>0.05%</text:p>
          </table:table-cell>
          <table:table-cell table:formula="of:=[raw_data.E93]/[raw_data.$B93]" office:value-type="percentage" office:value="0.000471097133558152" calcext:value-type="percentage">
            <text:p>0.05%</text:p>
          </table:table-cell>
          <table:table-cell table:formula="of:=[raw_data.F93]/[raw_data.$B93]" office:value-type="percentage" office:value="0.000470007135562876" calcext:value-type="percentage">
            <text:p>0.05%</text:p>
          </table:table-cell>
          <table:table-cell table:formula="of:=[raw_data.G93]/[raw_data.$B93]" office:value-type="percentage" office:value="0.000468502938329396" calcext:value-type="percentage">
            <text:p>0.05%</text:p>
          </table:table-cell>
          <table:table-cell table:formula="of:=[raw_data.H93]/[raw_data.$B93]" office:value-type="percentage" office:value="0.00000534099017685087" calcext:value-type="percentage">
            <text:p>0.00%</text:p>
          </table:table-cell>
          <table:table-cell table:formula="of:=[raw_data.I93]/[raw_data.$B93]" office:value-type="percentage" office:value="0.000234480368743706" calcext:value-type="percentage">
            <text:p>0.02%</text:p>
          </table:table-cell>
          <table:table-cell table:formula="of:=[raw_data.J93]/[raw_data.$B93]" office:value-type="percentage" office:value="0.000942128867236587" calcext:value-type="percentage">
            <text:p>0.09%</text:p>
          </table:table-cell>
          <table:table-cell table:formula="of:=[raw_data.K93]/[raw_data.$B93]" office:value-type="percentage" office:value="0.00188959872465003" calcext:value-type="percentage">
            <text:p>0.19%</text:p>
          </table:table-cell>
        </table:table-row>
        <table:table-row table:style-name="ro1">
          <table:table-cell table:formula="of:=[raw_data.C94]/[raw_data.$B94]" office:value-type="percentage" office:value="0.000471805484983497" calcext:value-type="percentage">
            <text:p>0.05%</text:p>
          </table:table-cell>
          <table:table-cell table:formula="of:=[raw_data.D94]/[raw_data.$B94]" office:value-type="percentage" office:value="0.00046640588523398" calcext:value-type="percentage">
            <text:p>0.05%</text:p>
          </table:table-cell>
          <table:table-cell table:formula="of:=[raw_data.E94]/[raw_data.$B94]" office:value-type="percentage" office:value="0.000466199793640487" calcext:value-type="percentage">
            <text:p>0.05%</text:p>
          </table:table-cell>
          <table:table-cell table:formula="of:=[raw_data.F94]/[raw_data.$B94]" office:value-type="percentage" office:value="0.000464715934167338" calcext:value-type="percentage">
            <text:p>0.05%</text:p>
          </table:table-cell>
          <table:table-cell table:formula="of:=[raw_data.G94]/[raw_data.$B94]" office:value-type="percentage" office:value="0.000464695325007989" calcext:value-type="percentage">
            <text:p>0.05%</text:p>
          </table:table-cell>
          <table:table-cell table:formula="of:=[raw_data.H94]/[raw_data.$B94]" office:value-type="percentage" office:value="0.0000050492440405782" calcext:value-type="percentage">
            <text:p>0.00%</text:p>
          </table:table-cell>
          <table:table-cell table:formula="of:=[raw_data.I94]/[raw_data.$B94]" office:value-type="percentage" office:value="0.000230987457986941" calcext:value-type="percentage">
            <text:p>0.02%</text:p>
          </table:table-cell>
          <table:table-cell table:formula="of:=[raw_data.J94]/[raw_data.$B94]" office:value-type="percentage" office:value="0.000929328822537929" calcext:value-type="percentage">
            <text:p>0.09%</text:p>
          </table:table-cell>
          <table:table-cell table:formula="of:=[raw_data.K94]/[raw_data.$B94]" office:value-type="percentage" office:value="0.00185179479501254" calcext:value-type="percentage">
            <text:p>0.19%</text:p>
          </table:table-cell>
        </table:table-row>
        <table:table-row table:style-name="ro1">
          <table:table-cell table:formula="of:=[raw_data.C95]/[raw_data.$B95]" office:value-type="percentage" office:value="0.00045100062887118" calcext:value-type="percentage">
            <text:p>0.05%</text:p>
          </table:table-cell>
          <table:table-cell table:formula="of:=[raw_data.D95]/[raw_data.$B95]" office:value-type="percentage" office:value="0.000449918317823708" calcext:value-type="percentage">
            <text:p>0.04%</text:p>
          </table:table-cell>
          <table:table-cell table:formula="of:=[raw_data.E95]/[raw_data.$B95]" office:value-type="percentage" office:value="0.00043072748910137" calcext:value-type="percentage">
            <text:p>0.04%</text:p>
          </table:table-cell>
          <table:table-cell table:formula="of:=[raw_data.F95]/[raw_data.$B95]" office:value-type="percentage" office:value="0.000439256746311298" calcext:value-type="percentage">
            <text:p>0.04%</text:p>
          </table:table-cell>
          <table:table-cell table:formula="of:=[raw_data.G95]/[raw_data.$B95]" office:value-type="percentage" office:value="0.000432698264441543" calcext:value-type="percentage">
            <text:p>0.04%</text:p>
          </table:table-cell>
          <table:table-cell table:formula="of:=[raw_data.H95]/[raw_data.$B95]" office:value-type="percentage" office:value="0.0000039577045765765" calcext:value-type="percentage">
            <text:p>0.00%</text:p>
          </table:table-cell>
          <table:table-cell table:formula="of:=[raw_data.I95]/[raw_data.$B95]" office:value-type="percentage" office:value="0.000212052195823346" calcext:value-type="percentage">
            <text:p>0.02%</text:p>
          </table:table-cell>
          <table:table-cell table:formula="of:=[raw_data.J95]/[raw_data.$B95]" office:value-type="percentage" office:value="0.000873053475696544" calcext:value-type="percentage">
            <text:p>0.09%</text:p>
          </table:table-cell>
          <table:table-cell table:formula="of:=[raw_data.K95]/[raw_data.$B95]" office:value-type="percentage" office:value="0.00175376389820655" calcext:value-type="percentage">
            <text:p>0.18%</text:p>
          </table:table-cell>
        </table:table-row>
        <table:table-row table:style-name="ro1">
          <table:table-cell table:formula="of:=[raw_data.C96]/[raw_data.$B96]" office:value-type="percentage" office:value="0.000208160531759902" calcext:value-type="percentage">
            <text:p>0.02%</text:p>
          </table:table-cell>
          <table:table-cell table:formula="of:=[raw_data.D96]/[raw_data.$B96]" office:value-type="percentage" office:value="0.000194766411873472" calcext:value-type="percentage">
            <text:p>0.02%</text:p>
          </table:table-cell>
          <table:table-cell table:formula="of:=[raw_data.E96]/[raw_data.$B96]" office:value-type="percentage" office:value="0.000184652397335985" calcext:value-type="percentage">
            <text:p>0.02%</text:p>
          </table:table-cell>
          <table:table-cell table:formula="of:=[raw_data.F96]/[raw_data.$B96]" office:value-type="percentage" office:value="0.000181368015448124" calcext:value-type="percentage">
            <text:p>0.02%</text:p>
          </table:table-cell>
          <table:table-cell table:formula="of:=[raw_data.G96]/[raw_data.$B96]" office:value-type="percentage" office:value="0.000177215496160218" calcext:value-type="percentage">
            <text:p>0.02%</text:p>
          </table:table-cell>
          <table:table-cell table:formula="of:=[raw_data.H96]/[raw_data.$B96]" office:value-type="percentage" office:value="0.0000010477520345388" calcext:value-type="percentage">
            <text:p>0.00%</text:p>
          </table:table-cell>
          <table:table-cell table:formula="of:=[raw_data.I96]/[raw_data.$B96]" office:value-type="percentage" office:value="0.0000914110193398646" calcext:value-type="percentage">
            <text:p>0.01%</text:p>
          </table:table-cell>
          <table:table-cell table:formula="of:=[raw_data.J96]/[raw_data.$B96]" office:value-type="percentage" office:value="0.000369847915114363" calcext:value-type="percentage">
            <text:p>0.04%</text:p>
          </table:table-cell>
          <table:table-cell table:formula="of:=[raw_data.K96]/[raw_data.$B96]" office:value-type="percentage" office:value="0.000739041519774504" calcext:value-type="percentage">
            <text:p>0.07%</text:p>
          </table:table-cell>
        </table:table-row>
        <table:table-row table:style-name="ro1">
          <table:table-cell table:formula="of:=[raw_data.C97]/[raw_data.$B97]" office:value-type="percentage" office:value="0.000384768548267859" calcext:value-type="percentage">
            <text:p>0.04%</text:p>
          </table:table-cell>
          <table:table-cell table:formula="of:=[raw_data.D97]/[raw_data.$B97]" office:value-type="percentage" office:value="0.000377400836197098" calcext:value-type="percentage">
            <text:p>0.04%</text:p>
          </table:table-cell>
          <table:table-cell table:formula="of:=[raw_data.E97]/[raw_data.$B97]" office:value-type="percentage" office:value="0.000365459606973288" calcext:value-type="percentage">
            <text:p>0.04%</text:p>
          </table:table-cell>
          <table:table-cell table:formula="of:=[raw_data.F97]/[raw_data.$B97]" office:value-type="percentage" office:value="0.000366382218502721" calcext:value-type="percentage">
            <text:p>0.04%</text:p>
          </table:table-cell>
          <table:table-cell table:formula="of:=[raw_data.G97]/[raw_data.$B97]" office:value-type="percentage" office:value="0.000366210876361541" calcext:value-type="percentage">
            <text:p>0.04%</text:p>
          </table:table-cell>
          <table:table-cell table:formula="of:=[raw_data.H97]/[raw_data.$B97]" office:value-type="percentage" office:value="0.000003229140353017" calcext:value-type="percentage">
            <text:p>0.00%</text:p>
          </table:table-cell>
          <table:table-cell table:formula="of:=[raw_data.I97]/[raw_data.$B97]" office:value-type="percentage" office:value="0.000182110335745453" calcext:value-type="percentage">
            <text:p>0.02%</text:p>
          </table:table-cell>
          <table:table-cell table:formula="of:=[raw_data.J97]/[raw_data.$B97]" office:value-type="percentage" office:value="0.000732962139476035" calcext:value-type="percentage">
            <text:p>0.07%</text:p>
          </table:table-cell>
          <table:table-cell table:formula="of:=[raw_data.K97]/[raw_data.$B97]" office:value-type="percentage" office:value="0.00147239573982281" calcext:value-type="percentage">
            <text:p>0.15%</text:p>
          </table:table-cell>
        </table:table-row>
        <table:table-row table:style-name="ro1">
          <table:table-cell table:formula="of:=[raw_data.C98]/[raw_data.$B98]" office:value-type="percentage" office:value="0.000464139139748729" calcext:value-type="percentage">
            <text:p>0.05%</text:p>
          </table:table-cell>
          <table:table-cell table:formula="of:=[raw_data.D98]/[raw_data.$B98]" office:value-type="percentage" office:value="0.000461002235613746" calcext:value-type="percentage">
            <text:p>0.05%</text:p>
          </table:table-cell>
          <table:table-cell table:formula="of:=[raw_data.E98]/[raw_data.$B98]" office:value-type="percentage" office:value="0.000452678048663372" calcext:value-type="percentage">
            <text:p>0.05%</text:p>
          </table:table-cell>
          <table:table-cell table:formula="of:=[raw_data.F98]/[raw_data.$B98]" office:value-type="percentage" office:value="0.000448051553179375" calcext:value-type="percentage">
            <text:p>0.04%</text:p>
          </table:table-cell>
          <table:table-cell table:formula="of:=[raw_data.G98]/[raw_data.$B98]" office:value-type="percentage" office:value="0.000446754732475527" calcext:value-type="percentage">
            <text:p>0.04%</text:p>
          </table:table-cell>
          <table:table-cell table:formula="of:=[raw_data.H98]/[raw_data.$B98]" office:value-type="percentage" office:value="0.0000042935280059822" calcext:value-type="percentage">
            <text:p>0.00%</text:p>
          </table:table-cell>
          <table:table-cell table:formula="of:=[raw_data.I98]/[raw_data.$B98]" office:value-type="percentage" office:value="0.000225138588950422" calcext:value-type="percentage">
            <text:p>0.02%</text:p>
          </table:table-cell>
          <table:table-cell table:formula="of:=[raw_data.J98]/[raw_data.$B98]" office:value-type="percentage" office:value="0.000903656210728457" calcext:value-type="percentage">
            <text:p>0.09%</text:p>
          </table:table-cell>
          <table:table-cell table:formula="of:=[raw_data.K98]/[raw_data.$B98]" office:value-type="percentage" office:value="0.00180009228456522" calcext:value-type="percentage">
            <text:p>0.18%</text:p>
          </table:table-cell>
        </table:table-row>
        <table:table-row table:style-name="ro1">
          <table:table-cell table:formula="of:=[raw_data.C99]/[raw_data.$B99]" office:value-type="percentage" office:value="0.00029210217713811" calcext:value-type="percentage">
            <text:p>0.03%</text:p>
          </table:table-cell>
          <table:table-cell table:formula="of:=[raw_data.D99]/[raw_data.$B99]" office:value-type="percentage" office:value="0.000279118925951631" calcext:value-type="percentage">
            <text:p>0.03%</text:p>
          </table:table-cell>
          <table:table-cell table:formula="of:=[raw_data.E99]/[raw_data.$B99]" office:value-type="percentage" office:value="0.000274231854018757" calcext:value-type="percentage">
            <text:p>0.03%</text:p>
          </table:table-cell>
          <table:table-cell table:formula="of:=[raw_data.F99]/[raw_data.$B99]" office:value-type="percentage" office:value="0.000267593406521955" calcext:value-type="percentage">
            <text:p>0.03%</text:p>
          </table:table-cell>
          <table:table-cell table:formula="of:=[raw_data.G99]/[raw_data.$B99]" office:value-type="percentage" office:value="0.000266397856735801" calcext:value-type="percentage">
            <text:p>0.03%</text:p>
          </table:table-cell>
          <table:table-cell table:formula="of:=[raw_data.H99]/[raw_data.$B99]" office:value-type="percentage" office:value="0.00000256938331234829" calcext:value-type="percentage">
            <text:p>0.00%</text:p>
          </table:table-cell>
          <table:table-cell table:formula="of:=[raw_data.I99]/[raw_data.$B99]" office:value-type="percentage" office:value="0.00013722604343705" calcext:value-type="percentage">
            <text:p>0.01%</text:p>
          </table:table-cell>
          <table:table-cell table:formula="of:=[raw_data.J99]/[raw_data.$B99]" office:value-type="percentage" office:value="0.000542339137203181" calcext:value-type="percentage">
            <text:p>0.05%</text:p>
          </table:table-cell>
          <table:table-cell table:formula="of:=[raw_data.K99]/[raw_data.$B99]" office:value-type="percentage" office:value="0.00108403855039798" calcext:value-type="percentage">
            <text:p>0.11%</text:p>
          </table:table-cell>
        </table:table-row>
        <table:table-row table:style-name="ro1">
          <table:table-cell table:formula="of:=[raw_data.C100]/[raw_data.$B100]" office:value-type="percentage" office:value="0.00044890335060234" calcext:value-type="percentage">
            <text:p>0.04%</text:p>
          </table:table-cell>
          <table:table-cell table:formula="of:=[raw_data.D100]/[raw_data.$B100]" office:value-type="percentage" office:value="0.00045205314451017" calcext:value-type="percentage">
            <text:p>0.05%</text:p>
          </table:table-cell>
          <table:table-cell table:formula="of:=[raw_data.E100]/[raw_data.$B100]" office:value-type="percentage" office:value="0.000438530469094354" calcext:value-type="percentage">
            <text:p>0.04%</text:p>
          </table:table-cell>
          <table:table-cell table:formula="of:=[raw_data.F100]/[raw_data.$B100]" office:value-type="percentage" office:value="0.000437161710485192" calcext:value-type="percentage">
            <text:p>0.04%</text:p>
          </table:table-cell>
          <table:table-cell table:formula="of:=[raw_data.G100]/[raw_data.$B100]" office:value-type="percentage" office:value="0.000439289058203046" calcext:value-type="percentage">
            <text:p>0.04%</text:p>
          </table:table-cell>
          <table:table-cell table:formula="of:=[raw_data.H100]/[raw_data.$B100]" office:value-type="percentage" office:value="0.00000404031155716444" calcext:value-type="percentage">
            <text:p>0.00%</text:p>
          </table:table-cell>
          <table:table-cell table:formula="of:=[raw_data.I100]/[raw_data.$B100]" office:value-type="percentage" office:value="0.00021759963672157" calcext:value-type="percentage">
            <text:p>0.02%</text:p>
          </table:table-cell>
          <table:table-cell table:formula="of:=[raw_data.J100]/[raw_data.$B100]" office:value-type="percentage" office:value="0.000880177749961378" calcext:value-type="percentage">
            <text:p>0.09%</text:p>
          </table:table-cell>
          <table:table-cell table:formula="of:=[raw_data.K100]/[raw_data.$B100]" office:value-type="percentage" office:value="0.00176025655351727" calcext:value-type="percentage">
            <text:p>0.18%</text:p>
          </table:table-cell>
        </table:table-row>
        <table:table-row table:style-name="ro1">
          <table:table-cell table:formula="of:=[raw_data.C101]/[raw_data.$B101]" office:value-type="percentage" office:value="0.000444985406883277" calcext:value-type="percentage">
            <text:p>0.04%</text:p>
          </table:table-cell>
          <table:table-cell table:formula="of:=[raw_data.D101]/[raw_data.$B101]" office:value-type="percentage" office:value="0.000447198050491779" calcext:value-type="percentage">
            <text:p>0.04%</text:p>
          </table:table-cell>
          <table:table-cell table:formula="of:=[raw_data.E101]/[raw_data.$B101]" office:value-type="percentage" office:value="0.00043340156681524" calcext:value-type="percentage">
            <text:p>0.04%</text:p>
          </table:table-cell>
          <table:table-cell table:formula="of:=[raw_data.F101]/[raw_data.$B101]" office:value-type="percentage" office:value="0.000432344053325882" calcext:value-type="percentage">
            <text:p>0.04%</text:p>
          </table:table-cell>
          <table:table-cell table:formula="of:=[raw_data.G101]/[raw_data.$B101]" office:value-type="percentage" office:value="0.00043458923581098" calcext:value-type="percentage">
            <text:p>0.04%</text:p>
          </table:table-cell>
          <table:table-cell table:formula="of:=[raw_data.H101]/[raw_data.$B101]" office:value-type="percentage" office:value="0.00000398601238296234" calcext:value-type="percentage">
            <text:p>0.00%</text:p>
          </table:table-cell>
          <table:table-cell table:formula="of:=[raw_data.I101]/[raw_data.$B101]" office:value-type="percentage" office:value="0.000215081974296988" calcext:value-type="percentage">
            <text:p>0.02%</text:p>
          </table:table-cell>
          <table:table-cell table:formula="of:=[raw_data.J101]/[raw_data.$B101]" office:value-type="percentage" office:value="0.000869715363085787" calcext:value-type="percentage">
            <text:p>0.09%</text:p>
          </table:table-cell>
          <table:table-cell table:formula="of:=[raw_data.K101]/[raw_data.$B101]" office:value-type="percentage" office:value="0.0017392192234737" calcext:value-type="percentage">
            <text:p>0.17%</text:p>
          </table:table-cell>
        </table:table-row>
        <table:table-row table:style-name="ro1">
          <table:table-cell table:formula="of:=[raw_data.C102]/[raw_data.$B102]" office:value-type="percentage" office:value="0.000443573448232058" calcext:value-type="percentage">
            <text:p>0.04%</text:p>
          </table:table-cell>
          <table:table-cell table:formula="of:=[raw_data.D102]/[raw_data.$B102]" office:value-type="percentage" office:value="0.000446221308484816" calcext:value-type="percentage">
            <text:p>0.04%</text:p>
          </table:table-cell>
          <table:table-cell table:formula="of:=[raw_data.E102]/[raw_data.$B102]" office:value-type="percentage" office:value="0.000432462181895329" calcext:value-type="percentage">
            <text:p>0.04%</text:p>
          </table:table-cell>
          <table:table-cell table:formula="of:=[raw_data.F102]/[raw_data.$B102]" office:value-type="percentage" office:value="0.000431633710282502" calcext:value-type="percentage">
            <text:p>0.04%</text:p>
          </table:table-cell>
          <table:table-cell table:formula="of:=[raw_data.G102]/[raw_data.$B102]" office:value-type="percentage" office:value="0.000433924190623846" calcext:value-type="percentage">
            <text:p>0.04%</text:p>
          </table:table-cell>
          <table:table-cell table:formula="of:=[raw_data.H102]/[raw_data.$B102]" office:value-type="percentage" office:value="0.00000397991264985183" calcext:value-type="percentage">
            <text:p>0.00%</text:p>
          </table:table-cell>
          <table:table-cell table:formula="of:=[raw_data.I102]/[raw_data.$B102]" office:value-type="percentage" office:value="0.000214752837677719" calcext:value-type="percentage">
            <text:p>0.02%</text:p>
          </table:table-cell>
          <table:table-cell table:formula="of:=[raw_data.J102]/[raw_data.$B102]" office:value-type="percentage" office:value="0.000867897114871975" calcext:value-type="percentage">
            <text:p>0.09%</text:p>
          </table:table-cell>
          <table:table-cell table:formula="of:=[raw_data.K102]/[raw_data.$B102]" office:value-type="percentage" office:value="0.00173589169699252" calcext:value-type="percentage">
            <text:p>0.17%</text:p>
          </table:table-cell>
        </table:table-row>
        <table:table-row table:style-name="ro1">
          <table:table-cell table:formula="of:=[raw_data.C103]/[raw_data.$B103]" office:value-type="percentage" office:value="0.00044607448429527" calcext:value-type="percentage">
            <text:p>0.04%</text:p>
          </table:table-cell>
          <table:table-cell table:formula="of:=[raw_data.D103]/[raw_data.$B103]" office:value-type="percentage" office:value="0.000448630738411938" calcext:value-type="percentage">
            <text:p>0.04%</text:p>
          </table:table-cell>
          <table:table-cell table:formula="of:=[raw_data.E103]/[raw_data.$B103]" office:value-type="percentage" office:value="0.000435377293501315" calcext:value-type="percentage">
            <text:p>0.04%</text:p>
          </table:table-cell>
          <table:table-cell table:formula="of:=[raw_data.F103]/[raw_data.$B103]" office:value-type="percentage" office:value="0.000434025898012885" calcext:value-type="percentage">
            <text:p>0.04%</text:p>
          </table:table-cell>
          <table:table-cell table:formula="of:=[raw_data.G103]/[raw_data.$B103]" office:value-type="percentage" office:value="0.000437265990810446" calcext:value-type="percentage">
            <text:p>0.04%</text:p>
          </table:table-cell>
          <table:table-cell table:formula="of:=[raw_data.H103]/[raw_data.$B103]" office:value-type="percentage" office:value="0.00000398905897187069" calcext:value-type="percentage">
            <text:p>0.00%</text:p>
          </table:table-cell>
          <table:table-cell table:formula="of:=[raw_data.I103]/[raw_data.$B103]" office:value-type="percentage" office:value="0.000215979050048427" calcext:value-type="percentage">
            <text:p>0.02%</text:p>
          </table:table-cell>
          <table:table-cell table:formula="of:=[raw_data.J103]/[raw_data.$B103]" office:value-type="percentage" office:value="0.000873717887953162" calcext:value-type="percentage">
            <text:p>0.09%</text:p>
          </table:table-cell>
          <table:table-cell table:formula="of:=[raw_data.K103]/[raw_data.$B103]" office:value-type="percentage" office:value="0.00174748462152639" calcext:value-type="percentage">
            <text:p>0.17%</text:p>
          </table:table-cell>
        </table:table-row>
        <table:table-row table:style-name="ro1">
          <table:table-cell table:formula="of:=[raw_data.C104]/[raw_data.$B104]" office:value-type="percentage" office:value="0.000446574178310009" calcext:value-type="percentage">
            <text:p>0.04%</text:p>
          </table:table-cell>
          <table:table-cell table:formula="of:=[raw_data.D104]/[raw_data.$B104]" office:value-type="percentage" office:value="0.000448868251216512" calcext:value-type="percentage">
            <text:p>0.04%</text:p>
          </table:table-cell>
          <table:table-cell table:formula="of:=[raw_data.E104]/[raw_data.$B104]" office:value-type="percentage" office:value="0.000435681342621088" calcext:value-type="percentage">
            <text:p>0.04%</text:p>
          </table:table-cell>
          <table:table-cell table:formula="of:=[raw_data.F104]/[raw_data.$B104]" office:value-type="percentage" office:value="0.000433194760100053" calcext:value-type="percentage">
            <text:p>0.04%</text:p>
          </table:table-cell>
          <table:table-cell table:formula="of:=[raw_data.G104]/[raw_data.$B104]" office:value-type="percentage" office:value="0.000436018234446519" calcext:value-type="percentage">
            <text:p>0.04%</text:p>
          </table:table-cell>
          <table:table-cell table:formula="of:=[raw_data.H104]/[raw_data.$B104]" office:value-type="percentage" office:value="0.00000393040463002307" calcext:value-type="percentage">
            <text:p>0.00%</text:p>
          </table:table-cell>
          <table:table-cell table:formula="of:=[raw_data.I104]/[raw_data.$B104]" office:value-type="percentage" office:value="0.000216477061540944" calcext:value-type="percentage">
            <text:p>0.02%</text:p>
          </table:table-cell>
          <table:table-cell table:formula="of:=[raw_data.J104]/[raw_data.$B104]" office:value-type="percentage" office:value="0.000874218244524397" calcext:value-type="percentage">
            <text:p>0.09%</text:p>
          </table:table-cell>
          <table:table-cell table:formula="of:=[raw_data.K104]/[raw_data.$B104]" office:value-type="percentage" office:value="0.00174684828472891" calcext:value-type="percentage">
            <text:p>0.17%</text:p>
          </table:table-cell>
        </table:table-row>
        <table:table-row table:style-name="ro1">
          <table:table-cell table:formula="of:=[raw_data.C105]/[raw_data.$B105]" office:value-type="percentage" office:value="0.00044509386478744" calcext:value-type="percentage">
            <text:p>0.04%</text:p>
          </table:table-cell>
          <table:table-cell table:formula="of:=[raw_data.D105]/[raw_data.$B105]" office:value-type="percentage" office:value="0.000446897048078487" calcext:value-type="percentage">
            <text:p>0.04%</text:p>
          </table:table-cell>
          <table:table-cell table:formula="of:=[raw_data.E105]/[raw_data.$B105]" office:value-type="percentage" office:value="0.000433771173311224" calcext:value-type="percentage">
            <text:p>0.04%</text:p>
          </table:table-cell>
          <table:table-cell table:formula="of:=[raw_data.F105]/[raw_data.$B105]" office:value-type="percentage" office:value="0.000432552806222678" calcext:value-type="percentage">
            <text:p>0.04%</text:p>
          </table:table-cell>
          <table:table-cell table:formula="of:=[raw_data.G105]/[raw_data.$B105]" office:value-type="percentage" office:value="0.000434453458880809" calcext:value-type="percentage">
            <text:p>0.04%</text:p>
          </table:table-cell>
          <table:table-cell table:formula="of:=[raw_data.H105]/[raw_data.$B105]" office:value-type="percentage" office:value="0.00000397999915591528" calcext:value-type="percentage">
            <text:p>0.00%</text:p>
          </table:table-cell>
          <table:table-cell table:formula="of:=[raw_data.I105]/[raw_data.$B105]" office:value-type="percentage" office:value="0.000215423546149357" calcext:value-type="percentage">
            <text:p>0.02%</text:p>
          </table:table-cell>
          <table:table-cell table:formula="of:=[raw_data.J105]/[raw_data.$B105]" office:value-type="percentage" office:value="0.000869930346115997" calcext:value-type="percentage">
            <text:p>0.09%</text:p>
          </table:table-cell>
          <table:table-cell table:formula="of:=[raw_data.K105]/[raw_data.$B105]" office:value-type="percentage" office:value="0.00173943832497463" calcext:value-type="percentage">
            <text:p>0.17%</text:p>
          </table:table-cell>
        </table:table-row>
        <table:table-row table:style-name="ro1">
          <table:table-cell table:formula="of:=[raw_data.C106]/[raw_data.$B106]" office:value-type="percentage" office:value="0.000447238046798172" calcext:value-type="percentage">
            <text:p>0.04%</text:p>
          </table:table-cell>
          <table:table-cell table:formula="of:=[raw_data.D106]/[raw_data.$B106]" office:value-type="percentage" office:value="0.000450231455572348" calcext:value-type="percentage">
            <text:p>0.05%</text:p>
          </table:table-cell>
          <table:table-cell table:formula="of:=[raw_data.E106]/[raw_data.$B106]" office:value-type="percentage" office:value="0.000435622319272295" calcext:value-type="percentage">
            <text:p>0.04%</text:p>
          </table:table-cell>
          <table:table-cell table:formula="of:=[raw_data.F106]/[raw_data.$B106]" office:value-type="percentage" office:value="0.000435296948753362" calcext:value-type="percentage">
            <text:p>0.04%</text:p>
          </table:table-cell>
          <table:table-cell table:formula="of:=[raw_data.G106]/[raw_data.$B106]" office:value-type="percentage" office:value="0.000437525736808048" calcext:value-type="percentage">
            <text:p>0.04%</text:p>
          </table:table-cell>
          <table:table-cell table:formula="of:=[raw_data.H106]/[raw_data.$B106]" office:value-type="percentage" office:value="0.00000398578885691871" calcext:value-type="percentage">
            <text:p>0.00%</text:p>
          </table:table-cell>
          <table:table-cell table:formula="of:=[raw_data.I106]/[raw_data.$B106]" office:value-type="percentage" office:value="0.000216322589512033" calcext:value-type="percentage">
            <text:p>0.02%</text:p>
          </table:table-cell>
          <table:table-cell table:formula="of:=[raw_data.J106]/[raw_data.$B106]" office:value-type="percentage" office:value="0.000874612223415537" calcext:value-type="percentage">
            <text:p>0.09%</text:p>
          </table:table-cell>
          <table:table-cell table:formula="of:=[raw_data.K106]/[raw_data.$B106]" office:value-type="percentage" office:value="0.00175034697512139" calcext:value-type="percentage">
            <text:p>0.18%</text:p>
          </table:table-cell>
        </table:table-row>
        <table:table-row table:style-name="ro1">
          <table:table-cell table:formula="of:=[raw_data.C107]/[raw_data.$B107]" office:value-type="percentage" office:value="0.000447012849128843" calcext:value-type="percentage">
            <text:p>0.04%</text:p>
          </table:table-cell>
          <table:table-cell table:formula="of:=[raw_data.D107]/[raw_data.$B107]" office:value-type="percentage" office:value="0.000449882242823215" calcext:value-type="percentage">
            <text:p>0.04%</text:p>
          </table:table-cell>
          <table:table-cell table:formula="of:=[raw_data.E107]/[raw_data.$B107]" office:value-type="percentage" office:value="0.00043585767813724" calcext:value-type="percentage">
            <text:p>0.04%</text:p>
          </table:table-cell>
          <table:table-cell table:formula="of:=[raw_data.F107]/[raw_data.$B107]" office:value-type="percentage" office:value="0.000434648663940173" calcext:value-type="percentage">
            <text:p>0.04%</text:p>
          </table:table-cell>
          <table:table-cell table:formula="of:=[raw_data.G107]/[raw_data.$B107]" office:value-type="percentage" office:value="0.000437227894227249" calcext:value-type="percentage">
            <text:p>0.04%</text:p>
          </table:table-cell>
          <table:table-cell table:formula="of:=[raw_data.H107]/[raw_data.$B107]" office:value-type="percentage" office:value="0.00000394944637708498" calcext:value-type="percentage">
            <text:p>0.00%</text:p>
          </table:table-cell>
          <table:table-cell table:formula="of:=[raw_data.I107]/[raw_data.$B107]" office:value-type="percentage" office:value="0.00021636518070708" calcext:value-type="percentage">
            <text:p>0.02%</text:p>
          </table:table-cell>
          <table:table-cell table:formula="of:=[raw_data.J107]/[raw_data.$B107]" office:value-type="percentage" office:value="0.000875245677729915" calcext:value-type="percentage">
            <text:p>0.09%</text:p>
          </table:table-cell>
          <table:table-cell table:formula="of:=[raw_data.K107]/[raw_data.$B107]" office:value-type="percentage" office:value="0.0017514102062496" calcext:value-type="percentage">
            <text:p>0.18%</text:p>
          </table:table-cell>
        </table:table-row>
        <table:table-row table:style-name="ro1">
          <table:table-cell table:formula="of:=[raw_data.C108]/[raw_data.$B108]" office:value-type="percentage" office:value="0.000444314167845447" calcext:value-type="percentage">
            <text:p>0.04%</text:p>
          </table:table-cell>
          <table:table-cell table:formula="of:=[raw_data.D108]/[raw_data.$B108]" office:value-type="percentage" office:value="0.000446918397710465" calcext:value-type="percentage">
            <text:p>0.04%</text:p>
          </table:table-cell>
          <table:table-cell table:formula="of:=[raw_data.E108]/[raw_data.$B108]" office:value-type="percentage" office:value="0.00043319736160915" calcext:value-type="percentage">
            <text:p>0.04%</text:p>
          </table:table-cell>
          <table:table-cell table:formula="of:=[raw_data.F108]/[raw_data.$B108]" office:value-type="percentage" office:value="0.000432009181733235" calcext:value-type="percentage">
            <text:p>0.04%</text:p>
          </table:table-cell>
          <table:table-cell table:formula="of:=[raw_data.G108]/[raw_data.$B108]" office:value-type="percentage" office:value="0.000434239053555157" calcext:value-type="percentage">
            <text:p>0.04%</text:p>
          </table:table-cell>
          <table:table-cell table:formula="of:=[raw_data.H108]/[raw_data.$B108]" office:value-type="percentage" office:value="0.00000398772698080938" calcext:value-type="percentage">
            <text:p>0.00%</text:p>
          </table:table-cell>
          <table:table-cell table:formula="of:=[raw_data.I108]/[raw_data.$B108]" office:value-type="percentage" office:value="0.000215011728230579" calcext:value-type="percentage">
            <text:p>0.02%</text:p>
          </table:table-cell>
          <table:table-cell table:formula="of:=[raw_data.J108]/[raw_data.$B108]" office:value-type="percentage" office:value="0.000869454693309696" calcext:value-type="percentage">
            <text:p>0.09%</text:p>
          </table:table-cell>
          <table:table-cell table:formula="of:=[raw_data.K108]/[raw_data.$B108]" office:value-type="percentage" office:value="0.00173877917512614" calcext:value-type="percentage">
            <text:p>0.17%</text:p>
          </table:table-cell>
        </table:table-row>
        <table:table-row table:style-name="ro1">
          <table:table-cell table:formula="of:=[raw_data.C109]/[raw_data.$B109]" office:value-type="percentage" office:value="0.000445593020360005" calcext:value-type="percentage">
            <text:p>0.04%</text:p>
          </table:table-cell>
          <table:table-cell table:formula="of:=[raw_data.D109]/[raw_data.$B109]" office:value-type="percentage" office:value="0.000448597825598818" calcext:value-type="percentage">
            <text:p>0.04%</text:p>
          </table:table-cell>
          <table:table-cell table:formula="of:=[raw_data.E109]/[raw_data.$B109]" office:value-type="percentage" office:value="0.000434994549707889" calcext:value-type="percentage">
            <text:p>0.04%</text:p>
          </table:table-cell>
          <table:table-cell table:formula="of:=[raw_data.F109]/[raw_data.$B109]" office:value-type="percentage" office:value="0.0004335574689415" calcext:value-type="percentage">
            <text:p>0.04%</text:p>
          </table:table-cell>
          <table:table-cell table:formula="of:=[raw_data.G109]/[raw_data.$B109]" office:value-type="percentage" office:value="0.000436186673525461" calcext:value-type="percentage">
            <text:p>0.04%</text:p>
          </table:table-cell>
          <table:table-cell table:formula="of:=[raw_data.H109]/[raw_data.$B109]" office:value-type="percentage" office:value="0.00000400096349733201" calcext:value-type="percentage">
            <text:p>0.00%</text:p>
          </table:table-cell>
          <table:table-cell table:formula="of:=[raw_data.I109]/[raw_data.$B109]" office:value-type="percentage" office:value="0.000215856063296876" calcext:value-type="percentage">
            <text:p>0.02%</text:p>
          </table:table-cell>
          <table:table-cell table:formula="of:=[raw_data.J109]/[raw_data.$B109]" office:value-type="percentage" office:value="0.000872928582801573" calcext:value-type="percentage">
            <text:p>0.09%</text:p>
          </table:table-cell>
          <table:table-cell table:formula="of:=[raw_data.K109]/[raw_data.$B109]" office:value-type="percentage" office:value="0.00174548156494829" calcext:value-type="percentage">
            <text:p>0.17%</text:p>
          </table:table-cell>
        </table:table-row>
        <table:table-row table:style-name="ro1">
          <table:table-cell table:formula="of:=[raw_data.C110]/[raw_data.$B110]" office:value-type="percentage" office:value="0.000447125802637265" calcext:value-type="percentage">
            <text:p>0.04%</text:p>
          </table:table-cell>
          <table:table-cell table:formula="of:=[raw_data.D110]/[raw_data.$B110]" office:value-type="percentage" office:value="0.000449371529342471" calcext:value-type="percentage">
            <text:p>0.04%</text:p>
          </table:table-cell>
          <table:table-cell table:formula="of:=[raw_data.E110]/[raw_data.$B110]" office:value-type="percentage" office:value="0.000436155670026942" calcext:value-type="percentage">
            <text:p>0.04%</text:p>
          </table:table-cell>
          <table:table-cell table:formula="of:=[raw_data.F110]/[raw_data.$B110]" office:value-type="percentage" office:value="0.000433602973484333" calcext:value-type="percentage">
            <text:p>0.04%</text:p>
          </table:table-cell>
          <table:table-cell table:formula="of:=[raw_data.G110]/[raw_data.$B110]" office:value-type="percentage" office:value="0.0004368988601596" calcext:value-type="percentage">
            <text:p>0.04%</text:p>
          </table:table-cell>
          <table:table-cell table:formula="of:=[raw_data.H110]/[raw_data.$B110]" office:value-type="percentage" office:value="0.00000395829527176621" calcext:value-type="percentage">
            <text:p>0.00%</text:p>
          </table:table-cell>
          <table:table-cell table:formula="of:=[raw_data.I110]/[raw_data.$B110]" office:value-type="percentage" office:value="0.000216526829519228" calcext:value-type="percentage">
            <text:p>0.02%</text:p>
          </table:table-cell>
          <table:table-cell table:formula="of:=[raw_data.J110]/[raw_data.$B110]" office:value-type="percentage" office:value="0.000874573223066321" calcext:value-type="percentage">
            <text:p>0.09%</text:p>
          </table:table-cell>
          <table:table-cell table:formula="of:=[raw_data.K110]/[raw_data.$B110]" office:value-type="percentage" office:value="0.00174830631815659" calcext:value-type="percentage">
            <text:p>0.17%</text:p>
          </table:table-cell>
        </table:table-row>
        <table:table-row table:style-name="ro1">
          <table:table-cell table:formula="of:=[raw_data.C111]/[raw_data.$B111]" office:value-type="percentage" office:value="0.000452469419355073" calcext:value-type="percentage">
            <text:p>0.05%</text:p>
          </table:table-cell>
          <table:table-cell table:formula="of:=[raw_data.D111]/[raw_data.$B111]" office:value-type="percentage" office:value="0.000454709774728149" calcext:value-type="percentage">
            <text:p>0.05%</text:p>
          </table:table-cell>
          <table:table-cell table:formula="of:=[raw_data.E111]/[raw_data.$B111]" office:value-type="percentage" office:value="0.000442404293377501" calcext:value-type="percentage">
            <text:p>0.04%</text:p>
          </table:table-cell>
          <table:table-cell table:formula="of:=[raw_data.F111]/[raw_data.$B111]" office:value-type="percentage" office:value="0.000441102910476964" calcext:value-type="percentage">
            <text:p>0.04%</text:p>
          </table:table-cell>
          <table:table-cell table:formula="of:=[raw_data.G111]/[raw_data.$B111]" office:value-type="percentage" office:value="0.000443343265850041" calcext:value-type="percentage">
            <text:p>0.04%</text:p>
          </table:table-cell>
          <table:table-cell table:formula="of:=[raw_data.H111]/[raw_data.$B111]" office:value-type="percentage" office:value="0.00000403593431179207" calcext:value-type="percentage">
            <text:p>0.00%</text:p>
          </table:table-cell>
          <table:table-cell table:formula="of:=[raw_data.I111]/[raw_data.$B111]" office:value-type="percentage" office:value="0.000219587772964034" calcext:value-type="percentage">
            <text:p>0.02%</text:p>
          </table:table-cell>
          <table:table-cell table:formula="of:=[raw_data.J111]/[raw_data.$B111]" office:value-type="percentage" office:value="0.000887938494996801" calcext:value-type="percentage">
            <text:p>0.09%</text:p>
          </table:table-cell>
          <table:table-cell table:formula="of:=[raw_data.K111]/[raw_data.$B111]" office:value-type="percentage" office:value="0.00177493801752106" calcext:value-type="percentage">
            <text:p>0.18%</text:p>
          </table:table-cell>
        </table:table-row>
        <table:table-row table:style-name="ro1">
          <table:table-cell table:formula="of:=[raw_data.C112]/[raw_data.$B112]" office:value-type="percentage" office:value="0.000451406722781901" calcext:value-type="percentage">
            <text:p>0.05%</text:p>
          </table:table-cell>
          <table:table-cell table:formula="of:=[raw_data.D112]/[raw_data.$B112]" office:value-type="percentage" office:value="0.000453506827324113" calcext:value-type="percentage">
            <text:p>0.05%</text:p>
          </table:table-cell>
          <table:table-cell table:formula="of:=[raw_data.E112]/[raw_data.$B112]" office:value-type="percentage" office:value="0.000439781734646665" calcext:value-type="percentage">
            <text:p>0.04%</text:p>
          </table:table-cell>
          <table:table-cell table:formula="of:=[raw_data.F112]/[raw_data.$B112]" office:value-type="percentage" office:value="0.000438673805478726" calcext:value-type="percentage">
            <text:p>0.04%</text:p>
          </table:table-cell>
          <table:table-cell table:formula="of:=[raw_data.G112]/[raw_data.$B112]" office:value-type="percentage" office:value="0.000441567650320357" calcext:value-type="percentage">
            <text:p>0.04%</text:p>
          </table:table-cell>
          <table:table-cell table:formula="of:=[raw_data.H112]/[raw_data.$B112]" office:value-type="percentage" office:value="0.00000405138277828287" calcext:value-type="percentage">
            <text:p>0.00%</text:p>
          </table:table-cell>
          <table:table-cell table:formula="of:=[raw_data.I112]/[raw_data.$B112]" office:value-type="percentage" office:value="0.000218096683521521" calcext:value-type="percentage">
            <text:p>0.02%</text:p>
          </table:table-cell>
          <table:table-cell table:formula="of:=[raw_data.J112]/[raw_data.$B112]" office:value-type="percentage" office:value="0.000883085691872" calcext:value-type="percentage">
            <text:p>0.09%</text:p>
          </table:table-cell>
          <table:table-cell table:formula="of:=[raw_data.K112]/[raw_data.$B112]" office:value-type="percentage" office:value="0.00176597294866915" calcext:value-type="percentage">
            <text:p>0.18%</text:p>
          </table:table-cell>
        </table:table-row>
        <table:table-row table:style-name="ro1">
          <table:table-cell table:formula="of:=[raw_data.C113]/[raw_data.$B113]" office:value-type="percentage" office:value="0.00045264617625618" calcext:value-type="percentage">
            <text:p>0.05%</text:p>
          </table:table-cell>
          <table:table-cell table:formula="of:=[raw_data.D113]/[raw_data.$B113]" office:value-type="percentage" office:value="0.000454976422371487" calcext:value-type="percentage">
            <text:p>0.05%</text:p>
          </table:table-cell>
          <table:table-cell table:formula="of:=[raw_data.E113]/[raw_data.$B113]" office:value-type="percentage" office:value="0.000440763573724938" calcext:value-type="percentage">
            <text:p>0.04%</text:p>
          </table:table-cell>
          <table:table-cell table:formula="of:=[raw_data.F113]/[raw_data.$B113]" office:value-type="percentage" office:value="0.000438780385541699" calcext:value-type="percentage">
            <text:p>0.04%</text:p>
          </table:table-cell>
          <table:table-cell table:formula="of:=[raw_data.G113]/[raw_data.$B113]" office:value-type="percentage" office:value="0.000442201385157787" calcext:value-type="percentage">
            <text:p>0.04%</text:p>
          </table:table-cell>
          <table:table-cell table:formula="of:=[raw_data.H113]/[raw_data.$B113]" office:value-type="percentage" office:value="0.00000404900920744694" calcext:value-type="percentage">
            <text:p>0.00%</text:p>
          </table:table-cell>
          <table:table-cell table:formula="of:=[raw_data.I113]/[raw_data.$B113]" office:value-type="percentage" office:value="0.000218729130043103" calcext:value-type="percentage">
            <text:p>0.02%</text:p>
          </table:table-cell>
          <table:table-cell table:formula="of:=[raw_data.J113]/[raw_data.$B113]" office:value-type="percentage" office:value="0.000882122103904848" calcext:value-type="percentage">
            <text:p>0.09%</text:p>
          </table:table-cell>
          <table:table-cell table:formula="of:=[raw_data.K113]/[raw_data.$B113]" office:value-type="percentage" office:value="0.00176533496131048" calcext:value-type="percentage">
            <text:p>0.18%</text:p>
          </table:table-cell>
        </table:table-row>
        <table:table-row table:style-name="ro1">
          <table:table-cell table:formula="of:=[raw_data.C114]/[raw_data.$B114]" office:value-type="percentage" office:value="0.000443791166284913" calcext:value-type="percentage">
            <text:p>0.04%</text:p>
          </table:table-cell>
          <table:table-cell table:formula="of:=[raw_data.D114]/[raw_data.$B114]" office:value-type="percentage" office:value="0.000442487000935657" calcext:value-type="percentage">
            <text:p>0.04%</text:p>
          </table:table-cell>
          <table:table-cell table:formula="of:=[raw_data.E114]/[raw_data.$B114]" office:value-type="percentage" office:value="0.000431222272731459" calcext:value-type="percentage">
            <text:p>0.04%</text:p>
          </table:table-cell>
          <table:table-cell table:formula="of:=[raw_data.F114]/[raw_data.$B114]" office:value-type="percentage" office:value="0.000430912533461011" calcext:value-type="percentage">
            <text:p>0.04%</text:p>
          </table:table-cell>
          <table:table-cell table:formula="of:=[raw_data.G114]/[raw_data.$B114]" office:value-type="percentage" office:value="0.000430146336318323" calcext:value-type="percentage">
            <text:p>0.04%</text:p>
          </table:table-cell>
          <table:table-cell table:formula="of:=[raw_data.H114]/[raw_data.$B114]" office:value-type="percentage" office:value="0.00000399400638209616" calcext:value-type="percentage">
            <text:p>0.00%</text:p>
          </table:table-cell>
          <table:table-cell table:formula="of:=[raw_data.I114]/[raw_data.$B114]" office:value-type="percentage" office:value="0.000213964627612294" calcext:value-type="percentage">
            <text:p>0.02%</text:p>
          </table:table-cell>
          <table:table-cell table:formula="of:=[raw_data.J114]/[raw_data.$B114]" office:value-type="percentage" office:value="0.000865036574094565" calcext:value-type="percentage">
            <text:p>0.09%</text:p>
          </table:table-cell>
          <table:table-cell table:formula="of:=[raw_data.K114]/[raw_data.$B114]" office:value-type="percentage" office:value="0.00172986122131988" calcext:value-type="percentage">
            <text:p>0.17%</text:p>
          </table:table-cell>
        </table:table-row>
        <table:table-row table:style-name="ro1">
          <table:table-cell table:formula="of:=[raw_data.C115]/[raw_data.$B115]" office:value-type="percentage" office:value="0.000443836317246404" calcext:value-type="percentage">
            <text:p>0.04%</text:p>
          </table:table-cell>
          <table:table-cell table:formula="of:=[raw_data.D115]/[raw_data.$B115]" office:value-type="percentage" office:value="0.000441669115902922" calcext:value-type="percentage">
            <text:p>0.04%</text:p>
          </table:table-cell>
          <table:table-cell table:formula="of:=[raw_data.E115]/[raw_data.$B115]" office:value-type="percentage" office:value="0.000431843383496006" calcext:value-type="percentage">
            <text:p>0.04%</text:p>
          </table:table-cell>
          <table:table-cell table:formula="of:=[raw_data.F115]/[raw_data.$B115]" office:value-type="percentage" office:value="0.000431028646148832" calcext:value-type="percentage">
            <text:p>0.04%</text:p>
          </table:table-cell>
          <table:table-cell table:formula="of:=[raw_data.G115]/[raw_data.$B115]" office:value-type="percentage" office:value="0.000429985782344449" calcext:value-type="percentage">
            <text:p>0.04%</text:p>
          </table:table-cell>
          <table:table-cell table:formula="of:=[raw_data.H115]/[raw_data.$B115]" office:value-type="percentage" office:value="0.00000399221300115166" calcext:value-type="percentage">
            <text:p>0.00%</text:p>
          </table:table-cell>
          <table:table-cell table:formula="of:=[raw_data.I115]/[raw_data.$B115]" office:value-type="percentage" office:value="0.000214145564331164" calcext:value-type="percentage">
            <text:p>0.02%</text:p>
          </table:table-cell>
          <table:table-cell table:formula="of:=[raw_data.J115]/[raw_data.$B115]" office:value-type="percentage" office:value="0.000865397715421076" calcext:value-type="percentage">
            <text:p>0.09%</text:p>
          </table:table-cell>
          <table:table-cell table:formula="of:=[raw_data.K115]/[raw_data.$B115]" office:value-type="percentage" office:value="0.00173050212539717" calcext:value-type="percentage">
            <text:p>0.17%</text:p>
          </table:table-cell>
        </table:table-row>
        <table:table-row table:style-name="ro1">
          <table:table-cell table:formula="of:=[raw_data.C116]/[raw_data.$B116]" office:value-type="percentage" office:value="0.000444305495992349" calcext:value-type="percentage">
            <text:p>0.04%</text:p>
          </table:table-cell>
          <table:table-cell table:formula="of:=[raw_data.D116]/[raw_data.$B116]" office:value-type="percentage" office:value="0.000442933577830926" calcext:value-type="percentage">
            <text:p>0.04%</text:p>
          </table:table-cell>
          <table:table-cell table:formula="of:=[raw_data.E116]/[raw_data.$B116]" office:value-type="percentage" office:value="0.000431500926485733" calcext:value-type="percentage">
            <text:p>0.04%</text:p>
          </table:table-cell>
          <table:table-cell table:formula="of:=[raw_data.F116]/[raw_data.$B116]" office:value-type="percentage" office:value="0.000431206944022571" calcext:value-type="percentage">
            <text:p>0.04%</text:p>
          </table:table-cell>
          <table:table-cell table:formula="of:=[raw_data.G116]/[raw_data.$B116]" office:value-type="percentage" office:value="0.000430227002478697" calcext:value-type="percentage">
            <text:p>0.04%</text:p>
          </table:table-cell>
          <table:table-cell table:formula="of:=[raw_data.H116]/[raw_data.$B116]" office:value-type="percentage" office:value="0.00000400142797081773" calcext:value-type="percentage">
            <text:p>0.00%</text:p>
          </table:table-cell>
          <table:table-cell table:formula="of:=[raw_data.I116]/[raw_data.$B116]" office:value-type="percentage" office:value="0.000214149892054539" calcext:value-type="percentage">
            <text:p>0.02%</text:p>
          </table:table-cell>
          <table:table-cell table:formula="of:=[raw_data.J116]/[raw_data.$B116]" office:value-type="percentage" office:value="0.000865517036267408" calcext:value-type="percentage">
            <text:p>0.09%</text:p>
          </table:table-cell>
          <table:table-cell table:formula="of:=[raw_data.K116]/[raw_data.$B116]" office:value-type="percentage" office:value="0.00173114839904827" calcext:value-type="percentage">
            <text:p>0.17%</text:p>
          </table:table-cell>
        </table:table-row>
        <table:table-row table:style-name="ro1">
          <table:table-cell table:formula="of:=[raw_data.C117]/[raw_data.$B117]" office:value-type="percentage" office:value="0.000443891240802152" calcext:value-type="percentage">
            <text:p>0.04%</text:p>
          </table:table-cell>
          <table:table-cell table:formula="of:=[raw_data.D117]/[raw_data.$B117]" office:value-type="percentage" office:value="0.000448897956643354" calcext:value-type="percentage">
            <text:p>0.04%</text:p>
          </table:table-cell>
          <table:table-cell table:formula="of:=[raw_data.E117]/[raw_data.$B117]" office:value-type="percentage" office:value="0.000433040673352087" calcext:value-type="percentage">
            <text:p>0.04%</text:p>
          </table:table-cell>
          <table:table-cell table:formula="of:=[raw_data.F117]/[raw_data.$B117]" office:value-type="percentage" office:value="0.000433990500473086" calcext:value-type="percentage">
            <text:p>0.04%</text:p>
          </table:table-cell>
          <table:table-cell table:formula="of:=[raw_data.G117]/[raw_data.$B117]" office:value-type="percentage" office:value="0.000435230105359815" calcext:value-type="percentage">
            <text:p>0.04%</text:p>
          </table:table-cell>
          <table:table-cell table:formula="of:=[raw_data.H117]/[raw_data.$B117]" office:value-type="percentage" office:value="0.0000039441973668635" calcext:value-type="percentage">
            <text:p>0.00%</text:p>
          </table:table-cell>
          <table:table-cell table:formula="of:=[raw_data.I117]/[raw_data.$B117]" office:value-type="percentage" office:value="0.000215272682406933" calcext:value-type="percentage">
            <text:p>0.02%</text:p>
          </table:table-cell>
          <table:table-cell table:formula="of:=[raw_data.J117]/[raw_data.$B117]" office:value-type="percentage" office:value="0.000869204507068139" calcext:value-type="percentage">
            <text:p>0.09%</text:p>
          </table:table-cell>
          <table:table-cell table:formula="of:=[raw_data.K117]/[raw_data.$B117]" office:value-type="percentage" office:value="0.00174106531032212" calcext:value-type="percentage">
            <text:p>0.17%</text:p>
          </table:table-cell>
        </table:table-row>
        <table:table-row table:style-name="ro1">
          <table:table-cell table:formula="of:=[raw_data.C118]/[raw_data.$B118]" office:value-type="percentage" office:value="0.00044945124648789" calcext:value-type="percentage">
            <text:p>0.04%</text:p>
          </table:table-cell>
          <table:table-cell table:formula="of:=[raw_data.D118]/[raw_data.$B118]" office:value-type="percentage" office:value="0.000451033867354084" calcext:value-type="percentage">
            <text:p>0.05%</text:p>
          </table:table-cell>
          <table:table-cell table:formula="of:=[raw_data.E118]/[raw_data.$B118]" office:value-type="percentage" office:value="0.000442649900616641" calcext:value-type="percentage">
            <text:p>0.04%</text:p>
          </table:table-cell>
          <table:table-cell table:formula="of:=[raw_data.F118]/[raw_data.$B118]" office:value-type="percentage" office:value="0.000439301545726181" calcext:value-type="percentage">
            <text:p>0.04%</text:p>
          </table:table-cell>
          <table:table-cell table:formula="of:=[raw_data.G118]/[raw_data.$B118]" office:value-type="percentage" office:value="0.000442898411331168" calcext:value-type="percentage">
            <text:p>0.04%</text:p>
          </table:table-cell>
          <table:table-cell table:formula="of:=[raw_data.H118]/[raw_data.$B118]" office:value-type="percentage" office:value="0.00000320448026626118" calcext:value-type="percentage">
            <text:p>0.00%</text:p>
          </table:table-cell>
          <table:table-cell table:formula="of:=[raw_data.I118]/[raw_data.$B118]" office:value-type="percentage" office:value="0.000219984300401007" calcext:value-type="percentage">
            <text:p>0.02%</text:p>
          </table:table-cell>
          <table:table-cell table:formula="of:=[raw_data.J118]/[raw_data.$B118]" office:value-type="percentage" office:value="0.000885221324165538" calcext:value-type="percentage">
            <text:p>0.09%</text:p>
          </table:table-cell>
          <table:table-cell table:formula="of:=[raw_data.K118]/[raw_data.$B118]" office:value-type="percentage" office:value="0.00177349017446185" calcext:value-type="percentage">
            <text:p>0.18%</text:p>
          </table:table-cell>
        </table:table-row>
        <table:table-row table:style-name="ro1">
          <table:table-cell table:formula="of:=[raw_data.C119]/[raw_data.$B119]" office:value-type="percentage" office:value="0.000338238926733631" calcext:value-type="percentage">
            <text:p>0.03%</text:p>
          </table:table-cell>
          <table:table-cell table:formula="of:=[raw_data.D119]/[raw_data.$B119]" office:value-type="percentage" office:value="0.000326837903438448" calcext:value-type="percentage">
            <text:p>0.03%</text:p>
          </table:table-cell>
          <table:table-cell table:formula="of:=[raw_data.E119]/[raw_data.$B119]" office:value-type="percentage" office:value="0.000321452301678943" calcext:value-type="percentage">
            <text:p>0.03%</text:p>
          </table:table-cell>
          <table:table-cell table:formula="of:=[raw_data.F119]/[raw_data.$B119]" office:value-type="percentage" office:value="0.000317634822627455" calcext:value-type="percentage">
            <text:p>0.03%</text:p>
          </table:table-cell>
          <table:table-cell table:formula="of:=[raw_data.G119]/[raw_data.$B119]" office:value-type="percentage" office:value="0.000319897032435744" calcext:value-type="percentage">
            <text:p>0.03%</text:p>
          </table:table-cell>
          <table:table-cell table:formula="of:=[raw_data.H119]/[raw_data.$B119]" office:value-type="percentage" office:value="0.00000314909888085653" calcext:value-type="percentage">
            <text:p>0.00%</text:p>
          </table:table-cell>
          <table:table-cell table:formula="of:=[raw_data.I119]/[raw_data.$B119]" office:value-type="percentage" office:value="0.000159794274640034" calcext:value-type="percentage">
            <text:p>0.02%</text:p>
          </table:table-cell>
          <table:table-cell table:formula="of:=[raw_data.J119]/[raw_data.$B119]" office:value-type="percentage" office:value="0.00064111797174793" calcext:value-type="percentage">
            <text:p>0.06%</text:p>
          </table:table-cell>
          <table:table-cell table:formula="of:=[raw_data.K119]/[raw_data.$B119]" office:value-type="percentage" office:value="0.00128805856305924" calcext:value-type="percentage">
            <text:p>0.13%</text:p>
          </table:table-cell>
        </table:table-row>
        <table:table-row table:style-name="ro1">
          <table:table-cell table:formula="of:=[raw_data.C120]/[raw_data.$B120]" office:value-type="percentage" office:value="0.000339869847171996" calcext:value-type="percentage">
            <text:p>0.03%</text:p>
          </table:table-cell>
          <table:table-cell table:formula="of:=[raw_data.D120]/[raw_data.$B120]" office:value-type="percentage" office:value="0.000329506704077098" calcext:value-type="percentage">
            <text:p>0.03%</text:p>
          </table:table-cell>
          <table:table-cell table:formula="of:=[raw_data.E120]/[raw_data.$B120]" office:value-type="percentage" office:value="0.000326941697266296" calcext:value-type="percentage">
            <text:p>0.03%</text:p>
          </table:table-cell>
          <table:table-cell table:formula="of:=[raw_data.F120]/[raw_data.$B120]" office:value-type="percentage" office:value="0.000321553894015465" calcext:value-type="percentage">
            <text:p>0.03%</text:p>
          </table:table-cell>
          <table:table-cell table:formula="of:=[raw_data.G120]/[raw_data.$B120]" office:value-type="percentage" office:value="0.00032081919357217" calcext:value-type="percentage">
            <text:p>0.03%</text:p>
          </table:table-cell>
          <table:table-cell table:formula="of:=[raw_data.H120]/[raw_data.$B120]" office:value-type="percentage" office:value="0.00000315792295802257" calcext:value-type="percentage">
            <text:p>0.00%</text:p>
          </table:table-cell>
          <table:table-cell table:formula="of:=[raw_data.I120]/[raw_data.$B120]" office:value-type="percentage" office:value="0.000164031541076715" calcext:value-type="percentage">
            <text:p>0.02%</text:p>
          </table:table-cell>
          <table:table-cell table:formula="of:=[raw_data.J120]/[raw_data.$B120]" office:value-type="percentage" office:value="0.000647748001357005" calcext:value-type="percentage">
            <text:p>0.06%</text:p>
          </table:table-cell>
          <table:table-cell table:formula="of:=[raw_data.K120]/[raw_data.$B120]" office:value-type="percentage" office:value="0.0012973649775259" calcext:value-type="percentage">
            <text:p>0.13%</text:p>
          </table:table-cell>
        </table:table-row>
        <table:table-row table:style-name="ro1">
          <table:table-cell table:formula="of:=[raw_data.C121]/[raw_data.$B121]" office:value-type="percentage" office:value="0.00034252067075029" calcext:value-type="percentage">
            <text:p>0.03%</text:p>
          </table:table-cell>
          <table:table-cell table:formula="of:=[raw_data.D121]/[raw_data.$B121]" office:value-type="percentage" office:value="0.000333625058385705" calcext:value-type="percentage">
            <text:p>0.03%</text:p>
          </table:table-cell>
          <table:table-cell table:formula="of:=[raw_data.E121]/[raw_data.$B121]" office:value-type="percentage" office:value="0.000331025005513564" calcext:value-type="percentage">
            <text:p>0.03%</text:p>
          </table:table-cell>
          <table:table-cell table:formula="of:=[raw_data.F121]/[raw_data.$B121]" office:value-type="percentage" office:value="0.000326577199331272" calcext:value-type="percentage">
            <text:p>0.03%</text:p>
          </table:table-cell>
          <table:table-cell table:formula="of:=[raw_data.G121]/[raw_data.$B121]" office:value-type="percentage" office:value="0.000328055401979393" calcext:value-type="percentage">
            <text:p>0.03%</text:p>
          </table:table-cell>
          <table:table-cell table:formula="of:=[raw_data.H121]/[raw_data.$B121]" office:value-type="percentage" office:value="0.00000323356829276437" calcext:value-type="percentage">
            <text:p>0.00%</text:p>
          </table:table-cell>
          <table:table-cell table:formula="of:=[raw_data.I121]/[raw_data.$B121]" office:value-type="percentage" office:value="0.000165109956499928" calcext:value-type="percentage">
            <text:p>0.02%</text:p>
          </table:table-cell>
          <table:table-cell table:formula="of:=[raw_data.J121]/[raw_data.$B121]" office:value-type="percentage" office:value="0.000656335174003589" calcext:value-type="percentage">
            <text:p>0.07%</text:p>
          </table:table-cell>
          <table:table-cell table:formula="of:=[raw_data.K121]/[raw_data.$B121]" office:value-type="percentage" office:value="0.00131202363434863" calcext:value-type="percentage">
            <text:p>0.13%</text:p>
          </table:table-cell>
        </table:table-row>
        <table:table-row table:style-name="ro1">
          <table:table-cell table:formula="of:=[raw_data.C122]/[raw_data.$B122]" office:value-type="percentage" office:value="0.000309848565834907" calcext:value-type="percentage">
            <text:p>0.03%</text:p>
          </table:table-cell>
          <table:table-cell table:formula="of:=[raw_data.D122]/[raw_data.$B122]" office:value-type="percentage" office:value="0.000299603108259357" calcext:value-type="percentage">
            <text:p>0.03%</text:p>
          </table:table-cell>
          <table:table-cell table:formula="of:=[raw_data.E122]/[raw_data.$B122]" office:value-type="percentage" office:value="0.000290095899823697" calcext:value-type="percentage">
            <text:p>0.03%</text:p>
          </table:table-cell>
          <table:table-cell table:formula="of:=[raw_data.F122]/[raw_data.$B122]" office:value-type="percentage" office:value="0.00028609855082234" calcext:value-type="percentage">
            <text:p>0.03%</text:p>
          </table:table-cell>
          <table:table-cell table:formula="of:=[raw_data.G122]/[raw_data.$B122]" office:value-type="percentage" office:value="0.000282371292969724" calcext:value-type="percentage">
            <text:p>0.03%</text:p>
          </table:table-cell>
          <table:table-cell table:formula="of:=[raw_data.H122]/[raw_data.$B122]" office:value-type="percentage" office:value="0.00000220574438137936" calcext:value-type="percentage">
            <text:p>0.00%</text:p>
          </table:table-cell>
          <table:table-cell table:formula="of:=[raw_data.I122]/[raw_data.$B122]" office:value-type="percentage" office:value="0.000146047287162188" calcext:value-type="percentage">
            <text:p>0.01%</text:p>
          </table:table-cell>
          <table:table-cell table:formula="of:=[raw_data.J122]/[raw_data.$B122]" office:value-type="percentage" office:value="0.000577760979308731" calcext:value-type="percentage">
            <text:p>0.06%</text:p>
          </table:table-cell>
          <table:table-cell table:formula="of:=[raw_data.K122]/[raw_data.$B122]" office:value-type="percentage" office:value="0.00115590908926399" calcext:value-type="percentage">
            <text:p>0.12%</text:p>
          </table:table-cell>
        </table:table-row>
        <table:table-row table:style-name="ro1">
          <table:table-cell table:formula="of:=[raw_data.C123]/[raw_data.$B123]" office:value-type="percentage" office:value="0.000479173831220662" calcext:value-type="percentage">
            <text:p>0.05%</text:p>
          </table:table-cell>
          <table:table-cell table:formula="of:=[raw_data.D123]/[raw_data.$B123]" office:value-type="percentage" office:value="0.000483254149454248" calcext:value-type="percentage">
            <text:p>0.05%</text:p>
          </table:table-cell>
          <table:table-cell table:formula="of:=[raw_data.E123]/[raw_data.$B123]" office:value-type="percentage" office:value="0.000475698727653303" calcext:value-type="percentage">
            <text:p>0.05%</text:p>
          </table:table-cell>
          <table:table-cell table:formula="of:=[raw_data.F123]/[raw_data.$B123]" office:value-type="percentage" office:value="0.000470857010323498" calcext:value-type="percentage">
            <text:p>0.05%</text:p>
          </table:table-cell>
          <table:table-cell table:formula="of:=[raw_data.G123]/[raw_data.$B123]" office:value-type="percentage" office:value="0.000477319141114487" calcext:value-type="percentage">
            <text:p>0.05%</text:p>
          </table:table-cell>
          <table:table-cell table:formula="of:=[raw_data.H123]/[raw_data.$B123]" office:value-type="percentage" office:value="0.00000478314816855697" calcext:value-type="percentage">
            <text:p>0.00%</text:p>
          </table:table-cell>
          <table:table-cell table:formula="of:=[raw_data.I123]/[raw_data.$B123]" office:value-type="percentage" office:value="0.00023638513479546" calcext:value-type="percentage">
            <text:p>0.02%</text:p>
          </table:table-cell>
          <table:table-cell table:formula="of:=[raw_data.J123]/[raw_data.$B123]" office:value-type="percentage" office:value="0.000950577487049138" calcext:value-type="percentage">
            <text:p>0.10%</text:p>
          </table:table-cell>
          <table:table-cell table:formula="of:=[raw_data.K123]/[raw_data.$B123]" office:value-type="percentage" office:value="0.00190259968007572" calcext:value-type="percentage">
            <text:p>0.19%</text:p>
          </table:table-cell>
        </table:table-row>
        <table:table-row table:style-name="ro1">
          <table:table-cell table:formula="of:=[raw_data.C124]/[raw_data.$B124]" office:value-type="percentage" office:value="0.000476280285217947" calcext:value-type="percentage">
            <text:p>0.05%</text:p>
          </table:table-cell>
          <table:table-cell table:formula="of:=[raw_data.D124]/[raw_data.$B124]" office:value-type="percentage" office:value="0.000485233857159381" calcext:value-type="percentage">
            <text:p>0.05%</text:p>
          </table:table-cell>
          <table:table-cell table:formula="of:=[raw_data.E124]/[raw_data.$B124]" office:value-type="percentage" office:value="0.000472281788346666" calcext:value-type="percentage">
            <text:p>0.05%</text:p>
          </table:table-cell>
          <table:table-cell table:formula="of:=[raw_data.F124]/[raw_data.$B124]" office:value-type="percentage" office:value="0.000471688709863366" calcext:value-type="percentage">
            <text:p>0.05%</text:p>
          </table:table-cell>
          <table:table-cell table:formula="of:=[raw_data.G124]/[raw_data.$B124]" office:value-type="percentage" office:value="0.000475055865123392" calcext:value-type="percentage">
            <text:p>0.05%</text:p>
          </table:table-cell>
          <table:table-cell table:formula="of:=[raw_data.H124]/[raw_data.$B124]" office:value-type="percentage" office:value="0.00000468723317446865" calcext:value-type="percentage">
            <text:p>0.00%</text:p>
          </table:table-cell>
          <table:table-cell table:formula="of:=[raw_data.I124]/[raw_data.$B124]" office:value-type="percentage" office:value="0.000234839947822868" calcext:value-type="percentage">
            <text:p>0.02%</text:p>
          </table:table-cell>
          <table:table-cell table:formula="of:=[raw_data.J124]/[raw_data.$B124]" office:value-type="percentage" office:value="0.000947988126645291" calcext:value-type="percentage">
            <text:p>0.09%</text:p>
          </table:table-cell>
          <table:table-cell table:formula="of:=[raw_data.K124]/[raw_data.$B124]" office:value-type="percentage" office:value="0.00189974517139413" calcext:value-type="percentage">
            <text:p>0.19%</text:p>
          </table:table-cell>
        </table:table-row>
        <table:table-row table:style-name="ro1">
          <table:table-cell table:formula="of:=[raw_data.C125]/[raw_data.$B125]" office:value-type="percentage" office:value="0.000467446061392551" calcext:value-type="percentage">
            <text:p>0.05%</text:p>
          </table:table-cell>
          <table:table-cell table:formula="of:=[raw_data.D125]/[raw_data.$B125]" office:value-type="percentage" office:value="0.00046462893033954" calcext:value-type="percentage">
            <text:p>0.05%</text:p>
          </table:table-cell>
          <table:table-cell table:formula="of:=[raw_data.E125]/[raw_data.$B125]" office:value-type="percentage" office:value="0.000464307678552793" calcext:value-type="percentage">
            <text:p>0.05%</text:p>
          </table:table-cell>
          <table:table-cell table:formula="of:=[raw_data.F125]/[raw_data.$B125]" office:value-type="percentage" office:value="0.000465345568940745" calcext:value-type="percentage">
            <text:p>0.05%</text:p>
          </table:table-cell>
          <table:table-cell table:formula="of:=[raw_data.G125]/[raw_data.$B125]" office:value-type="percentage" office:value="0.000465444415644359" calcext:value-type="percentage">
            <text:p>0.05%</text:p>
          </table:table-cell>
          <table:table-cell table:formula="of:=[raw_data.H125]/[raw_data.$B125]" office:value-type="percentage" office:value="0.00000605436059638269" calcext:value-type="percentage">
            <text:p>0.00%</text:p>
          </table:table-cell>
          <table:table-cell table:formula="of:=[raw_data.I125]/[raw_data.$B125]" office:value-type="percentage" office:value="0.000231498979864951" calcext:value-type="percentage">
            <text:p>0.02%</text:p>
          </table:table-cell>
          <table:table-cell table:formula="of:=[raw_data.J125]/[raw_data.$B125]" office:value-type="percentage" office:value="0.000924093120415227" calcext:value-type="percentage">
            <text:p>0.09%</text:p>
          </table:table-cell>
          <table:table-cell table:formula="of:=[raw_data.K125]/[raw_data.$B125]" office:value-type="percentage" office:value="0.00185886168482081" calcext:value-type="percentage">
            <text:p>0.19%</text:p>
          </table:table-cell>
        </table:table-row>
        <table:table-row table:style-name="ro1">
          <table:table-cell table:formula="of:=[raw_data.C126]/[raw_data.$B126]" office:value-type="percentage" office:value="0.000459265167257372" calcext:value-type="percentage">
            <text:p>0.05%</text:p>
          </table:table-cell>
          <table:table-cell table:formula="of:=[raw_data.D126]/[raw_data.$B126]" office:value-type="percentage" office:value="0.00045367569224286" calcext:value-type="percentage">
            <text:p>0.05%</text:p>
          </table:table-cell>
          <table:table-cell table:formula="of:=[raw_data.E126]/[raw_data.$B126]" office:value-type="percentage" office:value="0.000452969440887236" calcext:value-type="percentage">
            <text:p>0.05%</text:p>
          </table:table-cell>
          <table:table-cell table:formula="of:=[raw_data.F126]/[raw_data.$B126]" office:value-type="percentage" office:value="0.00045074979376956" calcext:value-type="percentage">
            <text:p>0.05%</text:p>
          </table:table-cell>
          <table:table-cell table:formula="of:=[raw_data.G126]/[raw_data.$B126]" office:value-type="percentage" office:value="0.000448590682482365" calcext:value-type="percentage">
            <text:p>0.04%</text:p>
          </table:table-cell>
          <table:table-cell table:formula="of:=[raw_data.H126]/[raw_data.$B126]" office:value-type="percentage" office:value="0.00000494375948936978" calcext:value-type="percentage">
            <text:p>0.00%</text:p>
          </table:table-cell>
          <table:table-cell table:formula="of:=[raw_data.I126]/[raw_data.$B126]" office:value-type="percentage" office:value="0.000224426502207227" calcext:value-type="percentage">
            <text:p>0.02%</text:p>
          </table:table-cell>
          <table:table-cell table:formula="of:=[raw_data.J126]/[raw_data.$B126]" office:value-type="percentage" office:value="0.000902791018589403" calcext:value-type="percentage">
            <text:p>0.09%</text:p>
          </table:table-cell>
          <table:table-cell table:formula="of:=[raw_data.K126]/[raw_data.$B126]" office:value-type="percentage" office:value="0.00179749041450437" calcext:value-type="percentage">
            <text:p>0.18%</text:p>
          </table:table-cell>
        </table:table-row>
        <table:table-row table:style-name="ro1">
          <table:table-cell table:formula="of:=[raw_data.C127]/[raw_data.$B127]" office:value-type="percentage" office:value="0.000218718215321592" calcext:value-type="percentage">
            <text:p>0.02%</text:p>
          </table:table-cell>
          <table:table-cell table:formula="of:=[raw_data.D127]/[raw_data.$B127]" office:value-type="percentage" office:value="0.000205006192536177" calcext:value-type="percentage">
            <text:p>0.02%</text:p>
          </table:table-cell>
          <table:table-cell table:formula="of:=[raw_data.E127]/[raw_data.$B127]" office:value-type="percentage" office:value="0.000194029659956614" calcext:value-type="percentage">
            <text:p>0.02%</text:p>
          </table:table-cell>
          <table:table-cell table:formula="of:=[raw_data.F127]/[raw_data.$B127]" office:value-type="percentage" office:value="0.000191116989500463" calcext:value-type="percentage">
            <text:p>0.02%</text:p>
          </table:table-cell>
          <table:table-cell table:formula="of:=[raw_data.G127]/[raw_data.$B127]" office:value-type="percentage" office:value="0.000186903556718937" calcext:value-type="percentage">
            <text:p>0.02%</text:p>
          </table:table-cell>
          <table:table-cell table:formula="of:=[raw_data.H127]/[raw_data.$B127]" office:value-type="percentage" office:value="0.0000010630815018002" calcext:value-type="percentage">
            <text:p>0.00%</text:p>
          </table:table-cell>
          <table:table-cell table:formula="of:=[raw_data.I127]/[raw_data.$B127]" office:value-type="percentage" office:value="0.0000958069792476033" calcext:value-type="percentage">
            <text:p>0.01%</text:p>
          </table:table-cell>
          <table:table-cell table:formula="of:=[raw_data.J127]/[raw_data.$B127]" office:value-type="percentage" office:value="0.000388098213138904" calcext:value-type="percentage">
            <text:p>0.04%</text:p>
          </table:table-cell>
          <table:table-cell table:formula="of:=[raw_data.K127]/[raw_data.$B127]" office:value-type="percentage" office:value="0.000777138506633063" calcext:value-type="percentage">
            <text:p>0.08%</text:p>
          </table:table-cell>
        </table:table-row>
        <table:table-row table:style-name="ro1">
          <table:table-cell table:formula="of:=[raw_data.C128]/[raw_data.$B128]" office:value-type="percentage" office:value="0.000355398138644997" calcext:value-type="percentage">
            <text:p>0.04%</text:p>
          </table:table-cell>
          <table:table-cell table:formula="of:=[raw_data.D128]/[raw_data.$B128]" office:value-type="percentage" office:value="0.000344911490115569" calcext:value-type="percentage">
            <text:p>0.03%</text:p>
          </table:table-cell>
          <table:table-cell table:formula="of:=[raw_data.E128]/[raw_data.$B128]" office:value-type="percentage" office:value="0.000346143103340804" calcext:value-type="percentage">
            <text:p>0.03%</text:p>
          </table:table-cell>
          <table:table-cell table:formula="of:=[raw_data.F128]/[raw_data.$B128]" office:value-type="percentage" office:value="0.000338107723851892" calcext:value-type="percentage">
            <text:p>0.03%</text:p>
          </table:table-cell>
          <table:table-cell table:formula="of:=[raw_data.G128]/[raw_data.$B128]" office:value-type="percentage" office:value="0.000337294619975038" calcext:value-type="percentage">
            <text:p>0.03%</text:p>
          </table:table-cell>
          <table:table-cell table:formula="of:=[raw_data.H128]/[raw_data.$B128]" office:value-type="percentage" office:value="0.00000292956543866578" calcext:value-type="percentage">
            <text:p>0.00%</text:p>
          </table:table-cell>
          <table:table-cell table:formula="of:=[raw_data.I128]/[raw_data.$B128]" office:value-type="percentage" office:value="0.000171182280897711" calcext:value-type="percentage">
            <text:p>0.02%</text:p>
          </table:table-cell>
          <table:table-cell table:formula="of:=[raw_data.J128]/[raw_data.$B128]" office:value-type="percentage" office:value="0.000691054593456372" calcext:value-type="percentage">
            <text:p>0.07%</text:p>
          </table:table-cell>
          <table:table-cell table:formula="of:=[raw_data.K128]/[raw_data.$B128]" office:value-type="percentage" office:value="0.00136993654357984" calcext:value-type="percentage">
            <text:p>0.14%</text:p>
          </table:table-cell>
        </table:table-row>
        <table:table-row table:style-name="ro1">
          <table:table-cell table:formula="of:=[raw_data.C129]/[raw_data.$B129]" office:value-type="percentage" office:value="0.000299282914970998" calcext:value-type="percentage">
            <text:p>0.03%</text:p>
          </table:table-cell>
          <table:table-cell table:formula="of:=[raw_data.D129]/[raw_data.$B129]" office:value-type="percentage" office:value="0.000298072165375065" calcext:value-type="percentage">
            <text:p>0.03%</text:p>
          </table:table-cell>
          <table:table-cell table:formula="of:=[raw_data.E129]/[raw_data.$B129]" office:value-type="percentage" office:value="0.000294943396617257" calcext:value-type="percentage">
            <text:p>0.03%</text:p>
          </table:table-cell>
          <table:table-cell table:formula="of:=[raw_data.F129]/[raw_data.$B129]" office:value-type="percentage" office:value="0.000293996374656081" calcext:value-type="percentage">
            <text:p>0.03%</text:p>
          </table:table-cell>
          <table:table-cell table:formula="of:=[raw_data.G129]/[raw_data.$B129]" office:value-type="percentage" office:value="0.00029482352041964" calcext:value-type="percentage">
            <text:p>0.03%</text:p>
          </table:table-cell>
          <table:table-cell table:formula="of:=[raw_data.H129]/[raw_data.$B129]" office:value-type="percentage" office:value="0.00000296094208114381" calcext:value-type="percentage">
            <text:p>0.00%</text:p>
          </table:table-cell>
          <table:table-cell table:formula="of:=[raw_data.I129]/[raw_data.$B129]" office:value-type="percentage" office:value="0.000147016168757683" calcext:value-type="percentage">
            <text:p>0.01%</text:p>
          </table:table-cell>
          <table:table-cell table:formula="of:=[raw_data.J129]/[raw_data.$B129]" office:value-type="percentage" office:value="0.00059097766663283" calcext:value-type="percentage">
            <text:p>0.06%</text:p>
          </table:table-cell>
          <table:table-cell table:formula="of:=[raw_data.K129]/[raw_data.$B129]" office:value-type="percentage" office:value="0.00118370552575087" calcext:value-type="percentage">
            <text:p>0.12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tats" table:style-name="ta1">
        <table:shapes>
          <draw:frame draw:z-index="0" draw:style-name="gr1" draw:text-style-name="P1" svg:width="6.2988in" svg:height="3.5429in" svg:x="0.161in" svg:y="2.9232in">
            <draw:object draw:notify-on-update-of-ranges="stats.A6:stats.A9 stats.B1:stats.B1 stats.B6:stats.B9 stats.C1:stats.C1 stats.C6:stats.C9 stats.D1:stats.D1 stats.D6:stats.D9 stats.E1:stats.E1 stats.E6:stats.E9 stats.F1:stats.F1 stats.F6:stats.F9 stats.G1:stats.G1 stats.G6:stats.G9 stats.H1:stats.H1 stats.H6:stats.H9 stats.I1:stats.I1 stats.I6:stats.I9 stats.J1:stats.J1 stats.J6:stats.J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9795in" svg:y="2.9917in">
            <draw:object draw:notify-on-update-of-ranges="stats.A10:stats.A14 stats.B1:stats.B1 stats.B10:stats.B14 stats.C1:stats.C1 stats.C10:stats.C14 stats.D1:stats.D1 stats.D10:stats.D14 stats.E1:stats.E1 stats.E10:stats.E14 stats.F1:stats.F1 stats.F10:stats.F14 stats.G1:stats.G1 stats.G10:stats.G14 stats.H1:stats.H1 stats.H10:stats.H14 stats.I1:stats.I1 stats.I10:stats.I14 stats.J1:stats.J1 stats.J10:stats.J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4" table:number-columns-repeated="8" table:default-cell-style-name="Default"/>
        <table:table-row table:style-name="ro1">
          <table:table-cell/>
          <table:table-cell office:value-type="string" calcext:value-type="string">
            <text:p>k30_s2000</text:p>
          </table:table-cell>
          <table:table-cell office:value-type="string" calcext:value-type="string">
            <text:p>k25_s2000</text:p>
          </table:table-cell>
          <table:table-cell office:value-type="string" calcext:value-type="string">
            <text:p>k21_s2000</text:p>
          </table:table-cell>
          <table:table-cell office:value-type="string" calcext:value-type="string">
            <text:p>k20_s2000</text:p>
          </table:table-cell>
          <table:table-cell office:value-type="string" calcext:value-type="string">
            <text:p>k19_s2000</text:p>
          </table:table-cell>
          <table:table-cell office:value-type="string" calcext:value-type="string">
            <text:p>k10_s2000</text:p>
          </table:table-cell>
          <table:table-cell office:value-type="string" calcext:value-type="string">
            <text:p>k21_s4000</text:p>
          </table:table-cell>
          <table:table-cell office:value-type="string" calcext:value-type="string">
            <text:p>k21_s1000</text:p>
          </table:table-cell>
          <table:table-cell office:value-type="string" calcext:value-type="string">
            <text:p>k19_s500</text:p>
          </table:table-cell>
        </table:table-row>
        <table:table-row table:style-name="ro1">
          <table:table-cell office:value-type="string" calcext:value-type="string">
            <text:p>max genome size</text:p>
          </table:table-cell>
          <table:table-cell table:formula="of:=MAX([$raw_data.$B$2:.$B$129])" office:value-type="float" office:value="239008219" calcext:value-type="float">
            <text:p>239008219</text:p>
          </table:table-cell>
          <table:table-cell table:formula="of:=MAX([$raw_data.$B$2:.$B$129])" office:value-type="float" office:value="239008219" calcext:value-type="float">
            <text:p>239008219</text:p>
          </table:table-cell>
          <table:table-cell table:formula="of:=MAX([$raw_data.$B$2:.$B$129])" office:value-type="float" office:value="239008219" calcext:value-type="float">
            <text:p>239008219</text:p>
          </table:table-cell>
          <table:table-cell table:formula="of:=MAX([$raw_data.$B$2:.$B$129])" office:value-type="float" office:value="239008219" calcext:value-type="float">
            <text:p>239008219</text:p>
          </table:table-cell>
          <table:table-cell table:formula="of:=MAX([$raw_data.$B$2:.$B$129])" office:value-type="float" office:value="239008219" calcext:value-type="float">
            <text:p>239008219</text:p>
          </table:table-cell>
          <table:table-cell table:formula="of:=MAX([$raw_data.$B$2:.$B$129])" office:value-type="float" office:value="239008219" calcext:value-type="float">
            <text:p>239008219</text:p>
          </table:table-cell>
          <table:table-cell table:formula="of:=MAX([$raw_data.$B$2:.$B$129])" office:value-type="float" office:value="239008219" calcext:value-type="float">
            <text:p>239008219</text:p>
          </table:table-cell>
          <table:table-cell table:formula="of:=MAX([$raw_data.$B$2:.$B$129])" office:value-type="float" office:value="239008219" calcext:value-type="float">
            <text:p>239008219</text:p>
          </table:table-cell>
          <table:table-cell table:formula="of:=MAX([$raw_data.$B$2:.$B$129])" office:value-type="float" office:value="239008219" calcext:value-type="float">
            <text:p>239008219</text:p>
          </table:table-cell>
        </table:table-row>
        <table:table-row table:style-name="ro1">
          <table:table-cell office:value-type="string" calcext:value-type="string">
            <text:p>min genome size</text:p>
          </table:table-cell>
          <table:table-cell table:formula="of:=MIN([$raw_data.$B$2:.$B$129])" office:value-type="float" office:value="37049235" calcext:value-type="float">
            <text:p>37049235</text:p>
          </table:table-cell>
          <table:table-cell table:formula="of:=MIN([$raw_data.$B$2:.$B$129])" office:value-type="float" office:value="37049235" calcext:value-type="float">
            <text:p>37049235</text:p>
          </table:table-cell>
          <table:table-cell table:formula="of:=MIN([$raw_data.$B$2:.$B$129])" office:value-type="float" office:value="37049235" calcext:value-type="float">
            <text:p>37049235</text:p>
          </table:table-cell>
          <table:table-cell table:formula="of:=MIN([$raw_data.$B$2:.$B$129])" office:value-type="float" office:value="37049235" calcext:value-type="float">
            <text:p>37049235</text:p>
          </table:table-cell>
          <table:table-cell table:formula="of:=MIN([$raw_data.$B$2:.$B$129])" office:value-type="float" office:value="37049235" calcext:value-type="float">
            <text:p>37049235</text:p>
          </table:table-cell>
          <table:table-cell table:formula="of:=MIN([$raw_data.$B$2:.$B$129])" office:value-type="float" office:value="37049235" calcext:value-type="float">
            <text:p>37049235</text:p>
          </table:table-cell>
          <table:table-cell table:formula="of:=MIN([$raw_data.$B$2:.$B$129])" office:value-type="float" office:value="37049235" calcext:value-type="float">
            <text:p>37049235</text:p>
          </table:table-cell>
          <table:table-cell table:formula="of:=MIN([$raw_data.$B$2:.$B$129])" office:value-type="float" office:value="37049235" calcext:value-type="float">
            <text:p>37049235</text:p>
          </table:table-cell>
          <table:table-cell table:formula="of:=MIN([$raw_data.$B$2:.$B$129])" office:value-type="float" office:value="37049235" calcext:value-type="float">
            <text:p>37049235</text:p>
          </table:table-cell>
        </table:table-row>
        <table:table-row table:style-name="ro1">
          <table:table-cell office:value-type="string" calcext:value-type="string">
            <text:p>avg genome size</text:p>
          </table:table-cell>
          <table:table-cell table:formula="of:=FLOOR(AVERAGE([$raw_data.$B$2:.$B$129]))" office:value-type="float" office:value="63783557" calcext:value-type="float">
            <text:p>63783557</text:p>
          </table:table-cell>
          <table:table-cell table:formula="of:=FLOOR(AVERAGE([$raw_data.$B$2:.$B$129]))" office:value-type="float" office:value="63783557" calcext:value-type="float">
            <text:p>63783557</text:p>
          </table:table-cell>
          <table:table-cell table:formula="of:=FLOOR(AVERAGE([$raw_data.$B$2:.$B$129]))" office:value-type="float" office:value="63783557" calcext:value-type="float">
            <text:p>63783557</text:p>
          </table:table-cell>
          <table:table-cell table:formula="of:=FLOOR(AVERAGE([$raw_data.$B$2:.$B$129]))" office:value-type="float" office:value="63783557" calcext:value-type="float">
            <text:p>63783557</text:p>
          </table:table-cell>
          <table:table-cell table:formula="of:=FLOOR(AVERAGE([$raw_data.$B$2:.$B$129]))" office:value-type="float" office:value="63783557" calcext:value-type="float">
            <text:p>63783557</text:p>
          </table:table-cell>
          <table:table-cell table:formula="of:=FLOOR(AVERAGE([$raw_data.$B$2:.$B$129]))" office:value-type="float" office:value="63783557" calcext:value-type="float">
            <text:p>63783557</text:p>
          </table:table-cell>
          <table:table-cell table:formula="of:=FLOOR(AVERAGE([$raw_data.$B$2:.$B$129]))" office:value-type="float" office:value="63783557" calcext:value-type="float">
            <text:p>63783557</text:p>
          </table:table-cell>
          <table:table-cell table:formula="of:=FLOOR(AVERAGE([$raw_data.$B$2:.$B$129]))" office:value-type="float" office:value="63783557" calcext:value-type="float">
            <text:p>63783557</text:p>
          </table:table-cell>
          <table:table-cell table:formula="of:=FLOOR(AVERAGE([$raw_data.$B$2:.$B$129]))" office:value-type="float" office:value="63783557" calcext:value-type="float">
            <text:p>63783557</text:p>
          </table:table-cell>
        </table:table-row>
        <table:table-row table:style-name="ro1">
          <table:table-cell office:value-type="string" calcext:value-type="string">
            <text:p>median genome size</text:p>
          </table:table-cell>
          <table:table-cell table:formula="of:=FLOOR(MEDIAN([$raw_data.$B$2:.$B$129]))" office:value-type="float" office:value="59310405" calcext:value-type="float">
            <text:p>59310405</text:p>
          </table:table-cell>
          <table:table-cell table:formula="of:=FLOOR(MEDIAN([$raw_data.$B$2:.$B$129]))" office:value-type="float" office:value="59310405" calcext:value-type="float">
            <text:p>59310405</text:p>
          </table:table-cell>
          <table:table-cell table:formula="of:=FLOOR(MEDIAN([$raw_data.$B$2:.$B$129]))" office:value-type="float" office:value="59310405" calcext:value-type="float">
            <text:p>59310405</text:p>
          </table:table-cell>
          <table:table-cell table:formula="of:=FLOOR(MEDIAN([$raw_data.$B$2:.$B$129]))" office:value-type="float" office:value="59310405" calcext:value-type="float">
            <text:p>59310405</text:p>
          </table:table-cell>
          <table:table-cell table:formula="of:=FLOOR(MEDIAN([$raw_data.$B$2:.$B$129]))" office:value-type="float" office:value="59310405" calcext:value-type="float">
            <text:p>59310405</text:p>
          </table:table-cell>
          <table:table-cell table:formula="of:=FLOOR(MEDIAN([$raw_data.$B$2:.$B$129]))" office:value-type="float" office:value="59310405" calcext:value-type="float">
            <text:p>59310405</text:p>
          </table:table-cell>
          <table:table-cell table:formula="of:=FLOOR(MEDIAN([$raw_data.$B$2:.$B$129]))" office:value-type="float" office:value="59310405" calcext:value-type="float">
            <text:p>59310405</text:p>
          </table:table-cell>
          <table:table-cell table:formula="of:=FLOOR(MEDIAN([$raw_data.$B$2:.$B$129]))" office:value-type="float" office:value="59310405" calcext:value-type="float">
            <text:p>59310405</text:p>
          </table:table-cell>
          <table:table-cell table:formula="of:=FLOOR(MEDIAN([$raw_data.$B$2:.$B$129]))" office:value-type="float" office:value="59310405" calcext:value-type="float">
            <text:p>59310405</text:p>
          </table:table-cell>
        </table:table-row>
        <table:table-row table:style-name="ro1">
          <table:table-cell office:value-type="string" calcext:value-type="string">
            <text:p>max sketch size</text:p>
          </table:table-cell>
          <table:table-cell table:formula="of:=MAX([$raw_data.C$2:.C$129])" office:value-type="float" office:value="76079" calcext:value-type="float">
            <text:p>76079</text:p>
          </table:table-cell>
          <table:table-cell table:formula="of:=MAX([$raw_data.D$2:.D$129])" office:value-type="float" office:value="71047" calcext:value-type="float">
            <text:p>71047</text:p>
          </table:table-cell>
          <table:table-cell table:formula="of:=MAX([$raw_data.E$2:.E$129])" office:value-type="float" office:value="66726" calcext:value-type="float">
            <text:p>66726</text:p>
          </table:table-cell>
          <table:table-cell table:formula="of:=MAX([$raw_data.F$2:.F$129])" office:value-type="float" office:value="66059" calcext:value-type="float">
            <text:p>66059</text:p>
          </table:table-cell>
          <table:table-cell table:formula="of:=MAX([$raw_data.G$2:.G$129])" office:value-type="float" office:value="64302" calcext:value-type="float">
            <text:p>64302</text:p>
          </table:table-cell>
          <table:table-cell table:formula="of:=MAX([$raw_data.H$2:.H$129])" office:value-type="float" office:value="472" calcext:value-type="float">
            <text:p>472</text:p>
          </table:table-cell>
          <table:table-cell table:formula="of:=MAX([$raw_data.I$2:.I$129])" office:value-type="float" office:value="33504" calcext:value-type="float">
            <text:p>33504</text:p>
          </table:table-cell>
          <table:table-cell table:formula="of:=MAX([$raw_data.J$2:.J$129])" office:value-type="float" office:value="133197" calcext:value-type="float">
            <text:p>133197</text:p>
          </table:table-cell>
          <table:table-cell table:formula="of:=MAX([$raw_data.K$2:.K$129])" office:value-type="float" office:value="267732" calcext:value-type="float">
            <text:p>267732</text:p>
          </table:table-cell>
        </table:table-row>
        <table:table-row table:style-name="ro1">
          <table:table-cell office:value-type="string" calcext:value-type="string">
            <text:p>min sketch size</text:p>
          </table:table-cell>
          <table:table-cell table:formula="of:=MIN([$raw_data.C$2:.C$129])" office:value-type="float" office:value="17667" calcext:value-type="float">
            <text:p>17667</text:p>
          </table:table-cell>
          <table:table-cell table:formula="of:=MIN([$raw_data.D$2:.D$129])" office:value-type="float" office:value="17569" calcext:value-type="float">
            <text:p>17569</text:p>
          </table:table-cell>
          <table:table-cell table:formula="of:=MIN([$raw_data.E$2:.E$129])" office:value-type="float" office:value="17397" calcext:value-type="float">
            <text:p>17397</text:p>
          </table:table-cell>
          <table:table-cell table:formula="of:=MIN([$raw_data.F$2:.F$129])" office:value-type="float" office:value="17343" calcext:value-type="float">
            <text:p>17343</text:p>
          </table:table-cell>
          <table:table-cell table:formula="of:=MIN([$raw_data.G$2:.G$129])" office:value-type="float" office:value="17265" calcext:value-type="float">
            <text:p>17265</text:p>
          </table:table-cell>
          <table:table-cell table:formula="of:=MIN([$raw_data.H$2:.H$129])" office:value-type="float" office:value="245" calcext:value-type="float">
            <text:p>245</text:p>
          </table:table-cell>
          <table:table-cell table:formula="of:=MIN([$raw_data.I$2:.I$129])" office:value-type="float" office:value="8738" calcext:value-type="float">
            <text:p>8738</text:p>
          </table:table-cell>
          <table:table-cell table:formula="of:=MIN([$raw_data.J$2:.J$129])" office:value-type="float" office:value="34766" calcext:value-type="float">
            <text:p>34766</text:p>
          </table:table-cell>
          <table:table-cell table:formula="of:=MIN([$raw_data.K$2:.K$129])" office:value-type="float" office:value="69592" calcext:value-type="float">
            <text:p>69592</text:p>
          </table:table-cell>
        </table:table-row>
        <table:table-row table:style-name="ro1">
          <table:table-cell office:value-type="string" calcext:value-type="string">
            <text:p>avg sketch size</text:p>
          </table:table-cell>
          <table:table-cell table:formula="of:=FLOOR(AVERAGE([$raw_data.C$2:.C$129]))" office:value-type="float" office:value="26221" calcext:value-type="float">
            <text:p>26221</text:p>
          </table:table-cell>
          <table:table-cell table:formula="of:=FLOOR(AVERAGE([$raw_data.D$2:.D$129]))" office:value-type="float" office:value="25870" calcext:value-type="float">
            <text:p>25870</text:p>
          </table:table-cell>
          <table:table-cell table:formula="of:=FLOOR(AVERAGE([$raw_data.E$2:.E$129]))" office:value-type="float" office:value="25325" calcext:value-type="float">
            <text:p>25325</text:p>
          </table:table-cell>
          <table:table-cell table:formula="of:=FLOOR(AVERAGE([$raw_data.F$2:.F$129]))" office:value-type="float" office:value="25198" calcext:value-type="float">
            <text:p>25198</text:p>
          </table:table-cell>
          <table:table-cell table:formula="of:=FLOOR(AVERAGE([$raw_data.G$2:.G$129]))" office:value-type="float" office:value="25138" calcext:value-type="float">
            <text:p>25138</text:p>
          </table:table-cell>
          <table:table-cell table:formula="of:=FLOOR(AVERAGE([$raw_data.H$2:.H$129]))" office:value-type="float" office:value="249" calcext:value-type="float">
            <text:p>249</text:p>
          </table:table-cell>
          <table:table-cell table:formula="of:=FLOOR(AVERAGE([$raw_data.I$2:.I$129]))" office:value-type="float" office:value="12650" calcext:value-type="float">
            <text:p>12650</text:p>
          </table:table-cell>
          <table:table-cell table:formula="of:=FLOOR(AVERAGE([$raw_data.J$2:.J$129]))" office:value-type="float" office:value="50647" calcext:value-type="float">
            <text:p>50647</text:p>
          </table:table-cell>
          <table:table-cell table:formula="of:=FLOOR(AVERAGE([$raw_data.K$2:.K$129]))" office:value-type="float" office:value="101416" calcext:value-type="float">
            <text:p>101416</text:p>
          </table:table-cell>
        </table:table-row>
        <table:table-row table:style-name="ro1">
          <table:table-cell office:value-type="string" calcext:value-type="string">
            <text:p>median sketch size</text:p>
          </table:table-cell>
          <table:table-cell table:formula="of:=FLOOR(MEDIAN([$raw_data.C$2:.C$129]))" office:value-type="float" office:value="25863" calcext:value-type="float">
            <text:p>25863</text:p>
          </table:table-cell>
          <table:table-cell table:formula="of:=FLOOR(MEDIAN([$raw_data.D$2:.D$129]))" office:value-type="float" office:value="25316" calcext:value-type="float">
            <text:p>25316</text:p>
          </table:table-cell>
          <table:table-cell table:formula="of:=FLOOR(MEDIAN([$raw_data.E$2:.E$129]))" office:value-type="float" office:value="24906" calcext:value-type="float">
            <text:p>24906</text:p>
          </table:table-cell>
          <table:table-cell table:formula="of:=FLOOR(MEDIAN([$raw_data.F$2:.F$129]))" office:value-type="float" office:value="24691" calcext:value-type="float">
            <text:p>24691</text:p>
          </table:table-cell>
          <table:table-cell table:formula="of:=FLOOR(MEDIAN([$raw_data.G$2:.G$129]))" office:value-type="float" office:value="24843" calcext:value-type="float">
            <text:p>24843</text:p>
          </table:table-cell>
          <table:table-cell table:formula="of:=FLOOR(MEDIAN([$raw_data.H$2:.H$129]))" office:value-type="float" office:value="245" calcext:value-type="float">
            <text:p>245</text:p>
          </table:table-cell>
          <table:table-cell table:formula="of:=FLOOR(MEDIAN([$raw_data.I$2:.I$129]))" office:value-type="float" office:value="12423" calcext:value-type="float">
            <text:p>12423</text:p>
          </table:table-cell>
          <table:table-cell table:formula="of:=FLOOR(MEDIAN([$raw_data.J$2:.J$129]))" office:value-type="float" office:value="49776" calcext:value-type="float">
            <text:p>49776</text:p>
          </table:table-cell>
          <table:table-cell table:formula="of:=FLOOR(MEDIAN([$raw_data.K$2:.K$129]))" office:value-type="float" office:value="99561" calcext:value-type="float">
            <text:p>99561</text:p>
          </table:table-cell>
        </table:table-row>
        <table:table-row table:style-name="ro1">
          <table:table-cell office:value-type="string" calcext:value-type="string">
            <text:p>max sketch percentage</text:p>
          </table:table-cell>
          <table:table-cell table:style-name="ce1" table:formula="of:=MAX([$sketch_percentage.A$2:.A$129])" office:value-type="percentage" office:value="0.000489429957198211" calcext:value-type="percentage">
            <text:p>0.05%</text:p>
          </table:table-cell>
          <table:table-cell table:style-name="ce1" table:formula="of:=MAX([$sketch_percentage.B$2:.B$129])" office:value-type="percentage" office:value="0.000488344116080345" calcext:value-type="percentage">
            <text:p>0.05%</text:p>
          </table:table-cell>
          <table:table-cell table:style-name="ce1" table:formula="of:=MAX([$sketch_percentage.C$2:.C$129])" office:value-type="percentage" office:value="0.000482475403371878" calcext:value-type="percentage">
            <text:p>0.05%</text:p>
          </table:table-cell>
          <table:table-cell table:style-name="ce1" table:formula="of:=MAX([$sketch_percentage.D$2:.D$129])" office:value-type="percentage" office:value="0.000484197397603103" calcext:value-type="percentage">
            <text:p>0.05%</text:p>
          </table:table-cell>
          <table:table-cell table:style-name="ce1" table:formula="of:=MAX([$sketch_percentage.E$2:.E$129])" office:value-type="percentage" office:value="0.000485784633445375" calcext:value-type="percentage">
            <text:p>0.05%</text:p>
          </table:table-cell>
          <table:table-cell table:style-name="ce1" table:formula="of:=MAX([$sketch_percentage.F$2:.F$129])" office:value-type="percentage" office:value="0.00000661282210010544" calcext:value-type="percentage">
            <text:p>0.00%</text:p>
          </table:table-cell>
          <table:table-cell table:style-name="ce1" table:formula="of:=MAX([$sketch_percentage.G$2:.G$129])" office:value-type="percentage" office:value="0.000240594587221369" calcext:value-type="percentage">
            <text:p>0.02%</text:p>
          </table:table-cell>
          <table:table-cell table:style-name="ce1" table:formula="of:=MAX([$sketch_percentage.H$2:.H$129])" office:value-type="percentage" office:value="0.000965071382279927" calcext:value-type="percentage">
            <text:p>0.10%</text:p>
          </table:table-cell>
          <table:table-cell table:style-name="ce1" table:formula="of:=MAX([$sketch_percentage.I$2:.I$129])" office:value-type="percentage" office:value="0.00193385203697108" calcext:value-type="percentage">
            <text:p>0.19%</text:p>
          </table:table-cell>
        </table:table-row>
        <table:table-row table:style-name="ro1">
          <table:table-cell office:value-type="string" calcext:value-type="string">
            <text:p>min sketch percentage</text:p>
          </table:table-cell>
          <table:table-cell table:style-name="ce1" table:formula="of:=MIN([$sketch_percentage.A$2:.A$129])" office:value-type="percentage" office:value="0.000208160531759902" calcext:value-type="percentage">
            <text:p>0.02%</text:p>
          </table:table-cell>
          <table:table-cell table:style-name="ce1" table:formula="of:=MIN([$sketch_percentage.B$2:.B$129])" office:value-type="percentage" office:value="0.000194766411873472" calcext:value-type="percentage">
            <text:p>0.02%</text:p>
          </table:table-cell>
          <table:table-cell table:style-name="ce1" table:formula="of:=MIN([$sketch_percentage.C$2:.C$129])" office:value-type="percentage" office:value="0.000184652397335985" calcext:value-type="percentage">
            <text:p>0.02%</text:p>
          </table:table-cell>
          <table:table-cell table:style-name="ce1" table:formula="of:=MIN([$sketch_percentage.D$2:.D$129])" office:value-type="percentage" office:value="0.000181368015448124" calcext:value-type="percentage">
            <text:p>0.02%</text:p>
          </table:table-cell>
          <table:table-cell table:style-name="ce1" table:formula="of:=MIN([$sketch_percentage.E$2:.E$129])" office:value-type="percentage" office:value="0.000177215496160218" calcext:value-type="percentage">
            <text:p>0.02%</text:p>
          </table:table-cell>
          <table:table-cell table:style-name="ce1" table:formula="of:=MIN([$sketch_percentage.F$2:.F$129])" office:value-type="percentage" office:value="0.0000010477520345388" calcext:value-type="percentage">
            <text:p>0.00%</text:p>
          </table:table-cell>
          <table:table-cell table:style-name="ce1" table:formula="of:=MIN([$sketch_percentage.G$2:.G$129])" office:value-type="percentage" office:value="0.0000914110193398646" calcext:value-type="percentage">
            <text:p>0.01%</text:p>
          </table:table-cell>
          <table:table-cell table:style-name="ce1" table:formula="of:=MIN([$sketch_percentage.H$2:.H$129])" office:value-type="percentage" office:value="0.000369847915114363" calcext:value-type="percentage">
            <text:p>0.04%</text:p>
          </table:table-cell>
          <table:table-cell table:style-name="ce1" table:formula="of:=MIN([$sketch_percentage.I$2:.I$129])" office:value-type="percentage" office:value="0.000739041519774504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avg sketch percentage</text:p>
          </table:table-cell>
          <table:table-cell table:style-name="ce1" table:formula="of:=AVERAGE([$sketch_percentage.A$2:.A$129])" office:value-type="percentage" office:value="0.000436898140681912" calcext:value-type="percentage">
            <text:p>0.04%</text:p>
          </table:table-cell>
          <table:table-cell table:style-name="ce1" table:formula="of:=AVERAGE([$sketch_percentage.B$2:.B$129])" office:value-type="percentage" office:value="0.000433197440029542" calcext:value-type="percentage">
            <text:p>0.04%</text:p>
          </table:table-cell>
          <table:table-cell table:style-name="ce1" table:formula="of:=AVERAGE([$sketch_percentage.C$2:.C$129])" office:value-type="percentage" office:value="0.000425520663918976" calcext:value-type="percentage">
            <text:p>0.04%</text:p>
          </table:table-cell>
          <table:table-cell table:style-name="ce1" table:formula="of:=AVERAGE([$sketch_percentage.D$2:.D$129])" office:value-type="percentage" office:value="0.000424203485360521" calcext:value-type="percentage">
            <text:p>0.04%</text:p>
          </table:table-cell>
          <table:table-cell table:style-name="ce1" table:formula="of:=AVERAGE([$sketch_percentage.E$2:.E$129])" office:value-type="percentage" office:value="0.000423808217125302" calcext:value-type="percentage">
            <text:p>0.04%</text:p>
          </table:table-cell>
          <table:table-cell table:style-name="ce1" table:formula="of:=AVERAGE([$sketch_percentage.F$2:.F$129])" office:value-type="percentage" office:value="0.00000446477999740275" calcext:value-type="percentage">
            <text:p>0.00%</text:p>
          </table:table-cell>
          <table:table-cell table:style-name="ce1" table:formula="of:=AVERAGE([$sketch_percentage.G$2:.G$129])" office:value-type="percentage" office:value="0.000212599461133378" calcext:value-type="percentage">
            <text:p>0.02%</text:p>
          </table:table-cell>
          <table:table-cell table:style-name="ce1" table:formula="of:=AVERAGE([$sketch_percentage.H$2:.H$129])" office:value-type="percentage" office:value="0.000851366119530909" calcext:value-type="percentage">
            <text:p>0.09%</text:p>
          </table:table-cell>
          <table:table-cell table:style-name="ce1" table:formula="of:=AVERAGE([$sketch_percentage.I$2:.I$129])" office:value-type="percentage" office:value="0.00170496675959487" calcext:value-type="percentage">
            <text:p>0.17%</text:p>
          </table:table-cell>
        </table:table-row>
        <table:table-row table:style-name="ro1">
          <table:table-cell office:value-type="string" calcext:value-type="string">
            <text:p>median sketch percentage</text:p>
          </table:table-cell>
          <table:table-cell table:style-name="ce1" table:formula="of:=MEDIAN([$sketch_percentage.A$2:.A$129])" office:value-type="percentage" office:value="0.000453340231943495" calcext:value-type="percentage">
            <text:p>0.05%</text:p>
          </table:table-cell>
          <table:table-cell table:style-name="ce1" table:formula="of:=MEDIAN([$sketch_percentage.B$2:.B$129])" office:value-type="percentage" office:value="0.000452779985917141" calcext:value-type="percentage">
            <text:p>0.05%</text:p>
          </table:table-cell>
          <table:table-cell table:style-name="ce1" table:formula="of:=MEDIAN([$sketch_percentage.C$2:.C$129])" office:value-type="percentage" office:value="0.000442713879991339" calcext:value-type="percentage">
            <text:p>0.04%</text:p>
          </table:table-cell>
          <table:table-cell table:style-name="ce1" table:formula="of:=MEDIAN([$sketch_percentage.D$2:.D$129])" office:value-type="percentage" office:value="0.000440202228101572" calcext:value-type="percentage">
            <text:p>0.04%</text:p>
          </table:table-cell>
          <table:table-cell table:style-name="ce1" table:formula="of:=MEDIAN([$sketch_percentage.E$2:.E$129])" office:value-type="percentage" office:value="0.000442549898244477" calcext:value-type="percentage">
            <text:p>0.04%</text:p>
          </table:table-cell>
          <table:table-cell table:style-name="ce1" table:formula="of:=MEDIAN([$sketch_percentage.F$2:.F$129])" office:value-type="percentage" office:value="0.00000422972557336945" calcext:value-type="percentage">
            <text:p>0.00%</text:p>
          </table:table-cell>
          <table:table-cell table:style-name="ce1" table:formula="of:=MEDIAN([$sketch_percentage.G$2:.G$129])" office:value-type="percentage" office:value="0.000220994090253061" calcext:value-type="percentage">
            <text:p>0.02%</text:p>
          </table:table-cell>
          <table:table-cell table:style-name="ce1" table:formula="of:=MEDIAN([$sketch_percentage.H$2:.H$129])" office:value-type="percentage" office:value="0.000886579909581169" calcext:value-type="percentage">
            <text:p>0.09%</text:p>
          </table:table-cell>
          <table:table-cell table:style-name="ce1" table:formula="of:=MEDIAN([$sketch_percentage.I$2:.I$129])" office:value-type="percentage" office:value="0.00177421409599145" calcext:value-type="percentage">
            <text:p>0.18%</text:p>
          </table:table-cell>
        </table:table-row>
        <table:table-row table:style-name="ro1">
          <table:table-cell office:value-type="string" calcext:value-type="string">
            <text:p>expected sketch percentage</text:p>
          </table:table-cell>
          <table:table-cell table:style-name="ce1" table:formula="of:=1/2000" office:value-type="percentage" office:value="0.0005" calcext:value-type="percentage">
            <text:p>0.05%</text:p>
          </table:table-cell>
          <table:table-cell table:style-name="ce1" table:formula="of:=1/2000" office:value-type="percentage" office:value="0.0005" calcext:value-type="percentage">
            <text:p>0.05%</text:p>
          </table:table-cell>
          <table:table-cell table:style-name="ce1" table:formula="of:=1/2000" office:value-type="percentage" office:value="0.0005" calcext:value-type="percentage">
            <text:p>0.05%</text:p>
          </table:table-cell>
          <table:table-cell table:style-name="ce1" table:formula="of:=1/2000" office:value-type="percentage" office:value="0.0005" calcext:value-type="percentage">
            <text:p>0.05%</text:p>
          </table:table-cell>
          <table:table-cell table:style-name="ce1" table:formula="of:=1/2000" office:value-type="percentage" office:value="0.0005" calcext:value-type="percentage">
            <text:p>0.05%</text:p>
          </table:table-cell>
          <table:table-cell table:style-name="ce1" table:formula="of:=1/2000" office:value-type="percentage" office:value="0.0005" calcext:value-type="percentage">
            <text:p>0.05%</text:p>
          </table:table-cell>
          <table:table-cell table:style-name="ce1" table:formula="of:=1/4000" office:value-type="percentage" office:value="0.00025" calcext:value-type="percentage">
            <text:p>0.03%</text:p>
          </table:table-cell>
          <table:table-cell table:style-name="ce1" table:formula="of:=1/1000" office:value-type="percentage" office:value="0.001" calcext:value-type="percentage">
            <text:p>0.10%</text:p>
          </table:table-cell>
          <table:table-cell table:style-name="ce1" table:formula="of:=1/500" office:value-type="percentage" office:value="0.002" calcext:value-type="percentage">
            <text:p>0.2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5">00/00/0000</text:date>, <text:time style:data-style-name="N2" text:time-value="14:40:06.0469825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5T15:56:48.803357987</dc:date>
    <meta:editing-duration>PT10H7M31S</meta:editing-duration>
    <meta:editing-cycles>4</meta:editing-cycles>
    <meta:generator>LibreOffice/7.6.6.3$Linux_X86_64 LibreOffice_project/60$Build-3</meta:generator>
    <meta:document-statistic meta:table-count="3" meta:cell-count="2719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78cm" svg:y="2.209cm" style:legend-expansion="high" chart:style-name="ch2"/>
        <chart:plot-area chart:style-name="ch3" table:cell-range-address="stats.A6:stats.J9 stats.B1:stats.J1" chart:data-source-has-labels="both" svg:x="0.32cm" svg:y="0.18cm" svg:width="12.938cm" svg:height="8.64cm">
          <chart:coordinate-region svg:x="1.682cm" svg:y="0.379cm" svg:width="11.52cm" svg:height="7.794cm"/>
          <chart:axis chart:dimension="x" chart:name="primary-x" chart:style-name="ch4" chartooo:axis-type="auto">
            <chartooo:date-scale/>
            <chart:categories table:cell-range-address="stats.A6:stats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ats.B6:stats.B9" chart:label-cell-address="stats.B1:stats.B1" chart:class="chart:bar">
            <chart:data-point chart:repeated="4"/>
          </chart:series>
          <chart:series chart:style-name="ch8" chart:values-cell-range-address="stats.C6:stats.C9" chart:label-cell-address="stats.C1:stats.C1" chart:class="chart:bar">
            <chart:data-point chart:repeated="4"/>
          </chart:series>
          <chart:series chart:style-name="ch9" chart:values-cell-range-address="stats.D6:stats.D9" chart:label-cell-address="stats.D1:stats.D1" chart:class="chart:bar">
            <chart:data-point chart:repeated="4"/>
          </chart:series>
          <chart:series chart:style-name="ch10" chart:values-cell-range-address="stats.E6:stats.E9" chart:label-cell-address="stats.E1:stats.E1" chart:class="chart:bar">
            <chart:data-point chart:repeated="4"/>
          </chart:series>
          <chart:series chart:style-name="ch11" chart:values-cell-range-address="stats.F6:stats.F9" chart:label-cell-address="stats.F1:stats.F1" chart:class="chart:bar">
            <chart:data-point chart:repeated="4"/>
          </chart:series>
          <chart:series chart:style-name="ch12" chart:values-cell-range-address="stats.G6:stats.G9" chart:label-cell-address="stats.G1:stats.G1" chart:class="chart:bar">
            <chart:data-point chart:repeated="4"/>
          </chart:series>
          <chart:series chart:style-name="ch13" chart:values-cell-range-address="stats.H6:stats.H9" chart:label-cell-address="stats.H1:stats.H1" chart:class="chart:bar">
            <chart:data-point chart:repeated="4"/>
          </chart:series>
          <chart:series chart:style-name="ch14" chart:values-cell-range-address="stats.I6:stats.I9" chart:label-cell-address="stats.I1:stats.I1" chart:class="chart:bar">
            <chart:data-point chart:repeated="4"/>
          </chart:series>
          <chart:series chart:style-name="ch15" chart:values-cell-range-address="stats.J6:stats.J9" chart:label-cell-address="stats.J1:stats.J1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30_s2000</text:p>
                <draw:g>
                  <svg:desc>stats.B1:stats.B1</svg:desc>
                </draw:g>
              </table:table-cell>
              <table:table-cell office:value-type="string">
                <text:p>k25_s2000</text:p>
                <draw:g>
                  <svg:desc>stats.C1:stats.C1</svg:desc>
                </draw:g>
              </table:table-cell>
              <table:table-cell office:value-type="string">
                <text:p>k21_s2000</text:p>
                <draw:g>
                  <svg:desc>stats.D1:stats.D1</svg:desc>
                </draw:g>
              </table:table-cell>
              <table:table-cell office:value-type="string">
                <text:p>k20_s2000</text:p>
                <draw:g>
                  <svg:desc>stats.E1:stats.E1</svg:desc>
                </draw:g>
              </table:table-cell>
              <table:table-cell office:value-type="string">
                <text:p>k19_s2000</text:p>
                <draw:g>
                  <svg:desc>stats.F1:stats.F1</svg:desc>
                </draw:g>
              </table:table-cell>
              <table:table-cell office:value-type="string">
                <text:p>k10_s2000</text:p>
                <draw:g>
                  <svg:desc>stats.G1:stats.G1</svg:desc>
                </draw:g>
              </table:table-cell>
              <table:table-cell office:value-type="string">
                <text:p>k21_s4000</text:p>
                <draw:g>
                  <svg:desc>stats.H1:stats.H1</svg:desc>
                </draw:g>
              </table:table-cell>
              <table:table-cell office:value-type="string">
                <text:p>k21_s1000</text:p>
                <draw:g>
                  <svg:desc>stats.I1:stats.I1</svg:desc>
                </draw:g>
              </table:table-cell>
              <table:table-cell office:value-type="string">
                <text:p>k19_s500</text:p>
                <draw:g>
                  <svg:desc>stats.J1:stat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x sketch size</text:p>
                <draw:g>
                  <svg:desc>stats.A6:stats.A9</svg:desc>
                </draw:g>
              </table:table-cell>
              <table:table-cell office:value-type="float" office:value="76079">
                <text:p>76079</text:p>
                <draw:g>
                  <svg:desc>stats.B6:stats.B9</svg:desc>
                </draw:g>
              </table:table-cell>
              <table:table-cell office:value-type="float" office:value="71047">
                <text:p>71047</text:p>
                <draw:g>
                  <svg:desc>stats.C6:stats.C9</svg:desc>
                </draw:g>
              </table:table-cell>
              <table:table-cell office:value-type="float" office:value="66726">
                <text:p>66726</text:p>
                <draw:g>
                  <svg:desc>stats.D6:stats.D9</svg:desc>
                </draw:g>
              </table:table-cell>
              <table:table-cell office:value-type="float" office:value="66059">
                <text:p>66059</text:p>
                <draw:g>
                  <svg:desc>stats.E6:stats.E9</svg:desc>
                </draw:g>
              </table:table-cell>
              <table:table-cell office:value-type="float" office:value="64302">
                <text:p>64302</text:p>
                <draw:g>
                  <svg:desc>stats.F6:stats.F9</svg:desc>
                </draw:g>
              </table:table-cell>
              <table:table-cell office:value-type="float" office:value="472">
                <text:p>472</text:p>
                <draw:g>
                  <svg:desc>stats.G6:stats.G9</svg:desc>
                </draw:g>
              </table:table-cell>
              <table:table-cell office:value-type="float" office:value="33504">
                <text:p>33504</text:p>
                <draw:g>
                  <svg:desc>stats.H6:stats.H9</svg:desc>
                </draw:g>
              </table:table-cell>
              <table:table-cell office:value-type="float" office:value="133197">
                <text:p>133197</text:p>
                <draw:g>
                  <svg:desc>stats.I6:stats.I9</svg:desc>
                </draw:g>
              </table:table-cell>
              <table:table-cell office:value-type="float" office:value="267732">
                <text:p>267732</text:p>
                <draw:g>
                  <svg:desc>stats.J6:stats.J9</svg:desc>
                </draw:g>
              </table:table-cell>
            </table:table-row>
            <table:table-row>
              <table:table-cell office:value-type="string">
                <text:p>min sketch size</text:p>
              </table:table-cell>
              <table:table-cell office:value-type="float" office:value="17667">
                <text:p>17667</text:p>
              </table:table-cell>
              <table:table-cell office:value-type="float" office:value="17569">
                <text:p>17569</text:p>
              </table:table-cell>
              <table:table-cell office:value-type="float" office:value="17397">
                <text:p>17397</text:p>
              </table:table-cell>
              <table:table-cell office:value-type="float" office:value="17343">
                <text:p>17343</text:p>
              </table:table-cell>
              <table:table-cell office:value-type="float" office:value="17265">
                <text:p>17265</text:p>
              </table:table-cell>
              <table:table-cell office:value-type="float" office:value="245">
                <text:p>245</text:p>
              </table:table-cell>
              <table:table-cell office:value-type="float" office:value="8738">
                <text:p>8738</text:p>
              </table:table-cell>
              <table:table-cell office:value-type="float" office:value="34766">
                <text:p>34766</text:p>
              </table:table-cell>
              <table:table-cell office:value-type="float" office:value="69592">
                <text:p>69592</text:p>
              </table:table-cell>
            </table:table-row>
            <table:table-row>
              <table:table-cell office:value-type="string">
                <text:p>avg sketch size</text:p>
              </table:table-cell>
              <table:table-cell office:value-type="float" office:value="26221">
                <text:p>26221</text:p>
              </table:table-cell>
              <table:table-cell office:value-type="float" office:value="25870">
                <text:p>25870</text:p>
              </table:table-cell>
              <table:table-cell office:value-type="float" office:value="25325">
                <text:p>25325</text:p>
              </table:table-cell>
              <table:table-cell office:value-type="float" office:value="25198">
                <text:p>25198</text:p>
              </table:table-cell>
              <table:table-cell office:value-type="float" office:value="25138">
                <text:p>25138</text:p>
              </table:table-cell>
              <table:table-cell office:value-type="float" office:value="249">
                <text:p>249</text:p>
              </table:table-cell>
              <table:table-cell office:value-type="float" office:value="12650">
                <text:p>12650</text:p>
              </table:table-cell>
              <table:table-cell office:value-type="float" office:value="50647">
                <text:p>50647</text:p>
              </table:table-cell>
              <table:table-cell office:value-type="float" office:value="101416">
                <text:p>101416</text:p>
              </table:table-cell>
            </table:table-row>
            <table:table-row>
              <table:table-cell office:value-type="string">
                <text:p>median sketch size</text:p>
              </table:table-cell>
              <table:table-cell office:value-type="float" office:value="25863">
                <text:p>25863</text:p>
              </table:table-cell>
              <table:table-cell office:value-type="float" office:value="25316">
                <text:p>25316</text:p>
              </table:table-cell>
              <table:table-cell office:value-type="float" office:value="24906">
                <text:p>24906</text:p>
              </table:table-cell>
              <table:table-cell office:value-type="float" office:value="24691">
                <text:p>24691</text:p>
              </table:table-cell>
              <table:table-cell office:value-type="float" office:value="24843">
                <text:p>24843</text:p>
              </table:table-cell>
              <table:table-cell office:value-type="float" office:value="245">
                <text:p>245</text:p>
              </table:table-cell>
              <table:table-cell office:value-type="float" office:value="12423">
                <text:p>12423</text:p>
              </table:table-cell>
              <table:table-cell office:value-type="float" office:value="49776">
                <text:p>49776</text:p>
              </table:table-cell>
              <table:table-cell office:value-type="float" office:value="99561">
                <text:p>995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78cm" svg:y="2.209cm" style:legend-expansion="high" chart:style-name="ch2"/>
        <chart:plot-area chart:style-name="ch3" table:cell-range-address="stats.A10:stats.J14 stats.B1:stats.J1" chart:data-source-has-labels="both" svg:x="0.32cm" svg:y="0.18cm" svg:width="12.938cm" svg:height="8.64cm">
          <chart:coordinate-region svg:x="1.864cm" svg:y="0.379cm" svg:width="11.394cm" svg:height="4.843cm"/>
          <chart:axis chart:dimension="x" chart:name="primary-x" chart:style-name="ch4" chartooo:axis-type="auto">
            <chartooo:date-scale/>
            <chart:categories table:cell-range-address="stats.A10:stats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ats.B10:stats.B14" chart:label-cell-address="stats.B1:stats.B1" chart:class="chart:bar">
            <chart:data-point chart:repeated="5"/>
          </chart:series>
          <chart:series chart:style-name="ch8" chart:values-cell-range-address="stats.C10:stats.C14" chart:label-cell-address="stats.C1:stats.C1" chart:class="chart:bar">
            <chart:data-point chart:repeated="5"/>
          </chart:series>
          <chart:series chart:style-name="ch9" chart:values-cell-range-address="stats.D10:stats.D14" chart:label-cell-address="stats.D1:stats.D1" chart:class="chart:bar">
            <chart:data-point chart:repeated="5"/>
          </chart:series>
          <chart:series chart:style-name="ch10" chart:values-cell-range-address="stats.E10:stats.E14" chart:label-cell-address="stats.E1:stats.E1" chart:class="chart:bar">
            <chart:data-point chart:repeated="5"/>
          </chart:series>
          <chart:series chart:style-name="ch11" chart:values-cell-range-address="stats.F10:stats.F14" chart:label-cell-address="stats.F1:stats.F1" chart:class="chart:bar">
            <chart:data-point chart:repeated="5"/>
          </chart:series>
          <chart:series chart:style-name="ch12" chart:values-cell-range-address="stats.G10:stats.G14" chart:label-cell-address="stats.G1:stats.G1" chart:class="chart:bar">
            <chart:data-point chart:repeated="5"/>
          </chart:series>
          <chart:series chart:style-name="ch13" chart:values-cell-range-address="stats.H10:stats.H14" chart:label-cell-address="stats.H1:stats.H1" chart:class="chart:bar">
            <chart:data-point chart:repeated="5"/>
          </chart:series>
          <chart:series chart:style-name="ch14" chart:values-cell-range-address="stats.I10:stats.I14" chart:label-cell-address="stats.I1:stats.I1" chart:class="chart:bar">
            <chart:data-point chart:repeated="5"/>
          </chart:series>
          <chart:series chart:style-name="ch15" chart:values-cell-range-address="stats.J10:stats.J14" chart:label-cell-address="stats.J1:stats.J1" chart:class="chart:ba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30_s2000</text:p>
                <draw:g>
                  <svg:desc>stats.B1:stats.B1</svg:desc>
                </draw:g>
              </table:table-cell>
              <table:table-cell office:value-type="string">
                <text:p>k25_s2000</text:p>
                <draw:g>
                  <svg:desc>stats.C1:stats.C1</svg:desc>
                </draw:g>
              </table:table-cell>
              <table:table-cell office:value-type="string">
                <text:p>k21_s2000</text:p>
                <draw:g>
                  <svg:desc>stats.D1:stats.D1</svg:desc>
                </draw:g>
              </table:table-cell>
              <table:table-cell office:value-type="string">
                <text:p>k20_s2000</text:p>
                <draw:g>
                  <svg:desc>stats.E1:stats.E1</svg:desc>
                </draw:g>
              </table:table-cell>
              <table:table-cell office:value-type="string">
                <text:p>k19_s2000</text:p>
                <draw:g>
                  <svg:desc>stats.F1:stats.F1</svg:desc>
                </draw:g>
              </table:table-cell>
              <table:table-cell office:value-type="string">
                <text:p>k10_s2000</text:p>
                <draw:g>
                  <svg:desc>stats.G1:stats.G1</svg:desc>
                </draw:g>
              </table:table-cell>
              <table:table-cell office:value-type="string">
                <text:p>k21_s4000</text:p>
                <draw:g>
                  <svg:desc>stats.H1:stats.H1</svg:desc>
                </draw:g>
              </table:table-cell>
              <table:table-cell office:value-type="string">
                <text:p>k21_s1000</text:p>
                <draw:g>
                  <svg:desc>stats.I1:stats.I1</svg:desc>
                </draw:g>
              </table:table-cell>
              <table:table-cell office:value-type="string">
                <text:p>k19_s500</text:p>
                <draw:g>
                  <svg:desc>stats.J1:stat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x sketch percentage</text:p>
                <draw:g>
                  <svg:desc>stats.A10:stats.A14</svg:desc>
                </draw:g>
              </table:table-cell>
              <table:table-cell office:value-type="float" office:value="0.000489429957198211">
                <text:p>0.000489429957198211</text:p>
                <draw:g>
                  <svg:desc>stats.B10:stats.B14</svg:desc>
                </draw:g>
              </table:table-cell>
              <table:table-cell office:value-type="float" office:value="0.000488344116080345">
                <text:p>0.000488344116080345</text:p>
                <draw:g>
                  <svg:desc>stats.C10:stats.C14</svg:desc>
                </draw:g>
              </table:table-cell>
              <table:table-cell office:value-type="float" office:value="0.000482475403371878">
                <text:p>0.000482475403371878</text:p>
                <draw:g>
                  <svg:desc>stats.D10:stats.D14</svg:desc>
                </draw:g>
              </table:table-cell>
              <table:table-cell office:value-type="float" office:value="0.000484197397603103">
                <text:p>0.000484197397603103</text:p>
                <draw:g>
                  <svg:desc>stats.E10:stats.E14</svg:desc>
                </draw:g>
              </table:table-cell>
              <table:table-cell office:value-type="float" office:value="0.000485784633445375">
                <text:p>0.000485784633445375</text:p>
                <draw:g>
                  <svg:desc>stats.F10:stats.F14</svg:desc>
                </draw:g>
              </table:table-cell>
              <table:table-cell office:value-type="float" office:value="0.00000661282210010544">
                <text:p>0.00000661282210010544</text:p>
                <draw:g>
                  <svg:desc>stats.G10:stats.G14</svg:desc>
                </draw:g>
              </table:table-cell>
              <table:table-cell office:value-type="float" office:value="0.000240594587221369">
                <text:p>0.000240594587221369</text:p>
                <draw:g>
                  <svg:desc>stats.H10:stats.H14</svg:desc>
                </draw:g>
              </table:table-cell>
              <table:table-cell office:value-type="float" office:value="0.000965071382279927">
                <text:p>0.000965071382279927</text:p>
                <draw:g>
                  <svg:desc>stats.I10:stats.I14</svg:desc>
                </draw:g>
              </table:table-cell>
              <table:table-cell office:value-type="float" office:value="0.00193385203697108">
                <text:p>0.00193385203697108</text:p>
                <draw:g>
                  <svg:desc>stats.J10:stats.J14</svg:desc>
                </draw:g>
              </table:table-cell>
            </table:table-row>
            <table:table-row>
              <table:table-cell office:value-type="string">
                <text:p>min sketch percentage</text:p>
              </table:table-cell>
              <table:table-cell office:value-type="float" office:value="0.000208160531759902">
                <text:p>0.000208160531759902</text:p>
              </table:table-cell>
              <table:table-cell office:value-type="float" office:value="0.000194766411873472">
                <text:p>0.000194766411873472</text:p>
              </table:table-cell>
              <table:table-cell office:value-type="float" office:value="0.000184652397335985">
                <text:p>0.000184652397335985</text:p>
              </table:table-cell>
              <table:table-cell office:value-type="float" office:value="0.000181368015448124">
                <text:p>0.000181368015448124</text:p>
              </table:table-cell>
              <table:table-cell office:value-type="float" office:value="0.000177215496160218">
                <text:p>0.000177215496160218</text:p>
              </table:table-cell>
              <table:table-cell office:value-type="float" office:value="0.0000010477520345388">
                <text:p>0.0000010477520345388</text:p>
              </table:table-cell>
              <table:table-cell office:value-type="float" office:value="0.0000914110193398646">
                <text:p>0.0000914110193398646</text:p>
              </table:table-cell>
              <table:table-cell office:value-type="float" office:value="0.000369847915114363">
                <text:p>0.000369847915114363</text:p>
              </table:table-cell>
              <table:table-cell office:value-type="float" office:value="0.000739041519774504">
                <text:p>0.000739041519774504</text:p>
              </table:table-cell>
            </table:table-row>
            <table:table-row>
              <table:table-cell office:value-type="string">
                <text:p>avg sketch percentage</text:p>
              </table:table-cell>
              <table:table-cell office:value-type="float" office:value="0.000436898140681912">
                <text:p>0.000436898140681912</text:p>
              </table:table-cell>
              <table:table-cell office:value-type="float" office:value="0.000433197440029542">
                <text:p>0.000433197440029542</text:p>
              </table:table-cell>
              <table:table-cell office:value-type="float" office:value="0.000425520663918976">
                <text:p>0.000425520663918976</text:p>
              </table:table-cell>
              <table:table-cell office:value-type="float" office:value="0.000424203485360521">
                <text:p>0.000424203485360521</text:p>
              </table:table-cell>
              <table:table-cell office:value-type="float" office:value="0.000423808217125302">
                <text:p>0.000423808217125302</text:p>
              </table:table-cell>
              <table:table-cell office:value-type="float" office:value="0.00000446477999740275">
                <text:p>0.00000446477999740275</text:p>
              </table:table-cell>
              <table:table-cell office:value-type="float" office:value="0.000212599461133378">
                <text:p>0.000212599461133378</text:p>
              </table:table-cell>
              <table:table-cell office:value-type="float" office:value="0.000851366119530909">
                <text:p>0.000851366119530909</text:p>
              </table:table-cell>
              <table:table-cell office:value-type="float" office:value="0.00170496675959487">
                <text:p>0.00170496675959487</text:p>
              </table:table-cell>
            </table:table-row>
            <table:table-row>
              <table:table-cell office:value-type="string">
                <text:p>median sketch percentage</text:p>
              </table:table-cell>
              <table:table-cell office:value-type="float" office:value="0.000453340231943495">
                <text:p>0.000453340231943495</text:p>
              </table:table-cell>
              <table:table-cell office:value-type="float" office:value="0.000452779985917141">
                <text:p>0.000452779985917141</text:p>
              </table:table-cell>
              <table:table-cell office:value-type="float" office:value="0.000442713879991339">
                <text:p>0.000442713879991339</text:p>
              </table:table-cell>
              <table:table-cell office:value-type="float" office:value="0.000440202228101572">
                <text:p>0.000440202228101572</text:p>
              </table:table-cell>
              <table:table-cell office:value-type="float" office:value="0.000442549898244477">
                <text:p>0.000442549898244477</text:p>
              </table:table-cell>
              <table:table-cell office:value-type="float" office:value="0.00000422972557336945">
                <text:p>0.00000422972557336945</text:p>
              </table:table-cell>
              <table:table-cell office:value-type="float" office:value="0.000220994090253061">
                <text:p>0.000220994090253061</text:p>
              </table:table-cell>
              <table:table-cell office:value-type="float" office:value="0.000886579909581169">
                <text:p>0.000886579909581169</text:p>
              </table:table-cell>
              <table:table-cell office:value-type="float" office:value="0.00177421409599145">
                <text:p>0.00177421409599145</text:p>
              </table:table-cell>
            </table:table-row>
            <table:table-row>
              <table:table-cell office:value-type="string">
                <text:p>expected sketch percentage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  <table:table-cell office:value-type="float" office:value="0.00025">
                <text:p>0.00025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